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8854in"/>
    </style:style>
    <style:style style:name="co14" style:family="table-column">
      <style:table-column-properties fo:break-before="auto" style:column-width="0.8925in"/>
    </style:style>
    <style:style style:name="co26" style:family="table-column">
      <style:table-column-properties fo:break-before="auto" style:column-width="0.9945in"/>
    </style:style>
    <style:style style:name="co28"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5" style:family="table-column">
      <style:table-column-properties fo:break-before="auto" style:column-width="1.2717in"/>
    </style:style>
    <style:style style:name="co16" style:family="table-column">
      <style:table-column-properties fo:break-before="auto" style:column-width="1.1327in"/>
    </style:style>
    <style:style style:name="co17" style:family="table-column">
      <style:table-column-properties fo:break-before="auto" style:column-width="0.8043in"/>
    </style:style>
    <style:style style:name="co18" style:family="table-column">
      <style:table-column-properties fo:break-before="auto" style:column-width="0.622in"/>
    </style:style>
    <style:style style:name="co19" style:family="table-column">
      <style:table-column-properties fo:break-before="auto" style:column-width="0.752in"/>
    </style:style>
    <style:style style:name="co20" style:family="table-column">
      <style:table-column-properties fo:break-before="auto" style:column-width="0.4063in"/>
    </style:style>
    <style:style style:name="co21" style:family="table-column">
      <style:table-column-properties fo:break-before="auto" style:column-width="0.8646in"/>
    </style:style>
    <style:style style:name="co22" style:family="table-column">
      <style:table-column-properties fo:break-before="auto" style:column-width="0.3717in"/>
    </style:style>
    <style:style style:name="co24"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228in"/>
    </style:style>
    <style:style style:name="co49" style:family="table-column">
      <style:table-column-properties fo:break-before="auto" style:column-width="0.5362in"/>
    </style:style>
    <style:style style:name="co50" style:family="table-column">
      <style:table-column-properties fo:break-before="auto" style:column-width="0.5272in"/>
    </style:style>
    <style:style style:name="co51" style:family="table-column">
      <style:table-column-properties fo:break-before="auto" style:column-width="0.4929in"/>
    </style:style>
    <style:style style:name="co52" style:family="table-column">
      <style:table-column-properties fo:break-before="auto" style:column-width="0.398in"/>
    </style:style>
    <style:style style:name="co53" style:family="table-column">
      <style:table-column-properties fo:break-before="auto" style:column-width="0.3902in"/>
    </style:style>
    <style:style style:name="co54" style:family="table-column">
      <style:table-column-properties fo:break-before="auto" style:column-width="0.4146in"/>
    </style:style>
    <style:style style:name="co55"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6" style:family="table-cell" style:parent-style-name="Default" style:data-style-name="N0"/>
    <style:style style:name="ce56"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0" style:family="table-cell" style:parent-style-name="Default" style:data-style-name="N179"/>
    <style:style style:name="ce31" style:family="table-cell" style:parent-style-name="Default">
      <style:text-properties style:font-name="Arial" style:font-name-asian="Lucida Sans Unicode" style:font-name-complex="Tahoma"/>
    </style:style>
    <style:style style:name="ce32" style:family="table-cell" style:parent-style-name="Default">
      <style:text-properties fo:color="#1a1a1a" style:font-name="Arial" style:font-name-asian="Lucida Sans Unicode" style:font-name-complex="Tahoma"/>
    </style:style>
    <style:style style:name="ce33"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4" style:family="table-cell" style:parent-style-name="Default">
      <style:text-properties fo:font-style="normal" style:font-style-asian="normal" style:font-style-complex="normal"/>
    </style:style>
    <style:style style:name="ce35"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9"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0"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1" style:family="table-cell" style:parent-style-name="Default">
      <style:table-cell-properties fo:border-bottom="0.0008in solid #000000" fo:background-color="transparent" fo:border-left="none" fo:border-right="0.0008in solid #000000" fo:border-top="none"/>
    </style:style>
    <style:style style:name="ce52"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3"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3"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5" table:default-cell-style-name="ce11"/>
        <table:table-column table:style-name="co16" table:default-cell-style-name="Default"/>
        <table:table-column table:style-name="co17" table:default-cell-style-name="Default"/>
        <table:table-column table:style-name="co18" table:default-cell-style-name="Default"/>
        <table:table-column table:style-name="co9"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4" table:default-cell-style-name="Default"/>
        <table:table-column table:style-name="co29" table:default-cell-style-name="Default"/>
        <table:table-column table:style-name="co30" table:default-cell-style-name="Default"/>
        <table:table-column table:style-name="co17"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2"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table-cell table:style-name="ce10" office:value-type="string">
            <text:p>B Mex t1</text:p>
          </table:table-cell>
          <table:table-cell table:style-name="ce21" office:value-type="string">
            <office:annotation draw:style-name="gr5" draw:text-style-name="P3" svg:width="1.35in" svg:height="0.2346in" svg:x="2.6311in" svg:y="0in" draw:caption-point-x="-0.2402in" draw:caption-point-y="0.1756in">
              <dc:creator>AŠ</dc:creator>
              <dc:date>2010-12-17T00:00:00</dc:date>
              <text:p text:style-name="P3"><text:span text:style-name="T3">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B Mex t1</text:p>
          </table:table-cell>
          <table:table-cell table:style-name="ce21" office:value-type="string">
            <text:p>metal rate</text:p>
          </table:table-cell>
          <table:table-cell office:value-type="float" office:value="0">
            <text:p>0</text:p>
          </table:table-cell>
          <table:table-cell table:style-name="ce30" office:value-type="float" office:value="1">
            <text:p>1.0000</text:p>
          </table:table-cell>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0"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21" office:value-type="string">
            <office:annotation draw:style-name="gr5" draw:text-style-name="P3" svg:width="3.1134in" svg:height="0.2346in" svg:x="2.6311in" svg:y="0.3433in" draw:caption-point-x="-0.2402in" draw:caption-point-y="0.1756in">
              <dc:creator>AŠ</dc:creator>
              <dc:date>2010-12-17T00:00:00</dc:date>
              <text:p text:style-name="P3"><text:span text:style-name="T3">~33% to paties lygio Collector t1 energy rate</text:span></text:p>
            </office:annotation>
            <text:p>energy usage</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0"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21" office:value-type="string">
            <office:annotation draw:style-name="gr6" draw:text-style-name="P3" svg:width="3.0437in" svg:height="0.3902in" svg:x="2.6311in" svg:y="0.515in" draw:caption-point-x="-0.2402in" draw:caption-point-y="0.1756in">
              <dc:creator>AŠ</dc:creator>
              <dc:date>2010-12-17T00:00:00</dc:date>
              <text:p text:style-name="P3"><text:span text:style-name="T3">1 lvl: ~tiek pat kiek išextractina per 1val.</text:span></text:p>
              <text:p text:style-name="P3"><text:span text:style-name="T3">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0" office:value-type="float" office:value="10">
            <text:p>10.0000</text:p>
          </table:table-cell>
          <table:table-cell table:number-columns-repeated="1011"/>
        </table:table-row>
        <table:table-row table:style-name="ro1">
          <table:table-cell office:value-type="string">
            <text:p>B Mex t1</text:p>
          </table:table-cell>
          <table:table-cell table:style-name="ce21" office:value-type="string">
            <office:annotation draw:style-name="gr6" draw:text-style-name="P3" svg:width="2.6441in" svg:height="0.3902in" svg:x="2.6311in" svg:y="0.6866in" draw:caption-point-x="-0.2402in" draw:caption-point-y="0.1756in">
              <dc:creator>AŠ</dc:creator>
              <dc:date>2010-12-17T00:00:00</dc:date>
              <text:p text:style-name="P3"><text:span text:style-name="T3">1lvl: 2x Collector T1 lvl1 per 1val</text:span></text:p>
              <text:p text:style-name="P3"><text:span text:style-name="T3">10lvl: 2,5x Collector T1 lvl10 per 24val.</text:span></text:p>
            </office:annotation>
            <text:p>energy cost</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0" office:value-type="float" office:value="50">
            <text:p>50.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Mex t2</text:p>
          </table:table-cell>
          <table:table-cell table:style-name="ce21" office:value-type="string">
            <office:annotation draw:style-name="gr6" draw:text-style-name="P3" svg:width="1.8449in" svg:height="0.3902in" svg:x="2.6311in" svg:y="0.9409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21" office:value-type="string">
            <office:annotation draw:style-name="gr4" draw:text-style-name="P3" svg:width="1.1413in" svg:height="0.8567in" svg:x="2.6311in" svg:y="1.1126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metal rate</text:p>
          </table:table-cell>
          <table:table-cell office:value-type="float" office:value="6">
            <text:p>6</text:p>
          </table:table-cell>
          <table:table-cell table:style-name="ce30" office:value-type="float" office:value="1.6">
            <text:p>1.6000</text:p>
          </table:table-cell>
          <table:table-cell/>
          <table:table-cell table:style-name="ce36"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0"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21" office:value-type="string">
            <office:annotation draw:style-name="gr4" draw:text-style-name="P3" svg:width="1.1413in" svg:height="0.5457in" svg:x="2.6311in" svg:y="1.2843in" draw:caption-point-x="-0.2402in" draw:caption-point-y="0.1756in">
              <dc:creator>AŠ</dc:creator>
              <dc:date>2010-12-17T00:00:00</dc:date>
              <text:p text:style-name="P3"><text:span text:style-name="T3">~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0"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21" office:value-type="string">
            <office:annotation draw:style-name="gr6" draw:text-style-name="P3" svg:width="4.5378in" svg:height="0.3902in" svg:x="2.6311in" svg:y="1.4559in" draw:caption-point-x="-0.2402in" draw:caption-point-y="0.1756in">
              <dc:creator>AŠ</dc:creator>
              <dc:date>2010-12-17T00:00:00</dc:date>
              <text:p text:style-name="P3"><text:span text:style-name="T3">1lvl.: kiek pats išextractina per 1,5val.</text:span><text:span text:style-name="T3"><text:line-break/></text:span><text:span text:style-name="T3">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6" draw:text-style-name="P3" svg:width="3.9213in" svg:height="0.3902in" svg:x="2.6311in" svg:y="1.6272in" draw:caption-point-x="-0.2402in" draw:caption-point-y="0.1756in">
              <dc:creator>AŠ</dc:creator>
              <dc:date>2010-12-17T00:00:00</dc:date>
              <text:p text:style-name="P3"><text:span text:style-name="T3">1lvl: tiek kiek Collector t2 1-am lvl * 3val.</text:span></text:p>
              <text:p text:style-name="P3"><text:span text:style-name="T3">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7" draw:text-style-name="P3" svg:width="2.4791in" svg:height="0.7012in" svg:x="2.6311in" svg:y="1.7988in" draw:caption-point-x="-0.2402in" draw:caption-point-y="0.1756in">
              <dc:creator>AŠ</dc:creator>
              <dc:date>2011-04-13T00:00:00</dc:date>
              <text:p text:style-name="P3"><text:span text:style-name="T3">Linijinė priklausomybė</text:span></text:p>
              <text:p text:style-name="P3"><text:span text:style-name="T3"/></text:p>
              <text:p text:style-name="P3"><text:span text:style-name="T3">1lvl: kaip zex t2 1lvl per 12val..</text:span></text:p>
              <text:p text:style-name="P3"><text:span text:style-name="T3">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0"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Collector t1</text:p>
          </table:table-cell>
          <table:table-cell table:style-name="ce21" office:value-type="string">
            <office:annotation draw:style-name="gr4" draw:text-style-name="P3" svg:width="1.1413in" svg:height="0.3902in" svg:x="2.6311in" svg:y="2.0535in" draw:caption-point-x="-0.2402in" draw:caption-point-y="0.1756in">
              <dc:creator>AŠ</dc:creator>
              <dc:date>2010-12-17T00:00:00</dc:date>
              <text:p text:style-name="P3"><text:span text:style-name="T3">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0"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0"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0" office:value-type="float" office:value="30">
            <text:p>30.0000</text:p>
          </table:table-cell>
          <table:table-cell table:number-columns-repeated="1011"/>
        </table:table-row>
        <table:table-row table:style-name="ro2">
          <table:table-cell/>
          <table:table-cell table:style-name="ce21"/>
          <table:table-cell/>
          <table:table-cell table:style-name="ce30"/>
          <table:table-cell/>
          <table:table-cell table:style-name="ce36"/>
          <table:table-cell table:number-columns-repeated="4"/>
          <table:table-cell table:style-name="ce21"/>
          <table:table-cell/>
          <table:table-cell table:style-name="ce30"/>
          <table:table-cell table:number-columns-repeated="1011"/>
        </table:table-row>
        <table:table-row table:style-name="ro3">
          <table:table-cell office:value-type="string">
            <text:p>B Collector t2</text:p>
          </table:table-cell>
          <table:table-cell table:style-name="ce21" office:value-type="string">
            <office:annotation draw:style-name="gr6" draw:text-style-name="P3" svg:width="2.7138in" svg:height="0.3902in" svg:x="2.6311in" svg:y="2.8228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0">
            <text:p>0</text:p>
          </table:table-cell>
          <table:table-cell table:style-name="ce35" office:value-type="float" office:value="2000">
            <text:p>2000.000</text:p>
          </table:table-cell>
          <table:table-cell office:value-type="float" office:value="3">
            <text:p>3</text:p>
          </table:table-cell>
          <table:table-cell table:style-name="ce36"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21" office:value-type="string">
            <office:annotation draw:style-name="gr8" draw:text-style-name="P3" svg:width="2.7657in" svg:height="1.3232in" svg:x="2.6311in" svg:y="3.0063in" draw:caption-point-x="-0.2402in" draw:caption-point-y="0.1756in">
              <dc:creator>AŠ</dc:creator>
              <dc:date>2011-02-2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text:p text:style-name="P3"><text:span text:style-name="T3"/></text:p>
              <text:p text:style-name="P3"><text:span text:style-name="T3">Viskas x 1,5kad atsverti tai, jog jis yra didesnis už wind panel.</text:span></text:p>
            </office:annotation>
            <text:p>energy rate</text:p>
          </table:table-cell>
          <table:table-cell office:value-type="float" office:value="2.4">
            <text:p>2.4</text:p>
          </table:table-cell>
          <table:table-cell table:style-name="ce30" office:value-type="float" office:value="1.2">
            <text:p>1.2000</text:p>
          </table:table-cell>
          <table:table-cell/>
          <table:table-cell table:style-name="ce36"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0" office:value-type="float" office:value="0.8">
            <text:p>0.8000</text:p>
          </table:table-cell>
          <table:table-cell/>
          <table:table-cell table:style-name="ce36"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21" office:value-type="string">
            <office:annotation draw:style-name="gr7" draw:text-style-name="P3" svg:width="3.313in" svg:height="0.7012in" svg:x="2.6311in" svg:y="3.5209in" draw:caption-point-x="-0.2402in" draw:caption-point-y="0.1756in">
              <dc:creator>AŠ</dc:creator>
              <dc:date>2011-04-13T00:00:00</dc:date>
              <text:p text:style-name="P3"><text:span text:style-name="T3">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0"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table-cell table:style-name="ce30"/>
          <table:table-cell/>
          <table:table-cell table:style-name="ce36"/>
          <table:table-cell table:number-columns-repeated="4"/>
          <table:table-cell table:style-name="ce21"/>
          <table:table-cell/>
          <table:table-cell table:style-name="ce30"/>
          <table:table-cell table:number-columns-repeated="1011"/>
        </table:table-row>
        <table:table-row table:style-name="ro1">
          <table:table-cell office:value-type="string">
            <text:p>B Collector t3</text:p>
          </table:table-cell>
          <table:table-cell table:style-name="ce21" office:value-type="string">
            <office:annotation draw:style-name="gr4" draw:text-style-name="P3" svg:width="1.1413in" svg:height="0.2346in" svg:x="2.6311in" svg:y="3.7756in" draw:caption-point-x="-0.2402in" draw:caption-point-y="0.1756in">
              <dc:creator>AŠ</dc:creator>
              <dc:date>2010-12-17T00:00:00</dc:date>
              <text:p text:style-name="P3"><text:span text:style-name="T3">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0"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21" office:value-type="string">
            <office:annotation draw:style-name="gr4" draw:text-style-name="P3" svg:width="1.1413in" svg:height="0.3902in" svg:x="2.6311in" svg:y="3.9472in" draw:caption-point-x="-0.2402in" draw:caption-point-y="0.1756in">
              <dc:creator>AŠ</dc:creator>
              <dc:date>2010-12-17T00:00:00</dc:date>
              <text:p text:style-name="P3"><text:span text:style-name="T3">1lvl: 2,5 x t2 lvl1</text:span></text:p>
              <text:p text:style-name="P3"><text:span text:style-name="T3">2lvl: 2 x 1lvl</text:span></text:p>
            </office:annotation>
            <text:p>energy rate</text:p>
          </table:table-cell>
          <table:table-cell office:value-type="float" office:value="0">
            <text:p>0</text:p>
          </table:table-cell>
          <table:table-cell table:style-name="ce30" office:value-type="float" office:value="7">
            <text:p>7.0000</text:p>
          </table:table-cell>
          <table:table-cell/>
          <table:table-cell table:style-name="ce36"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0"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0"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0"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21" office:value-type="string">
            <office:annotation draw:style-name="gr4" draw:text-style-name="P3" svg:width="1.1413in" svg:height="0.2346in" svg:x="2.6311in" svg:y="4.4618in" draw:caption-point-x="-0.2402in" draw:caption-point-y="0.1756in">
              <dc:creator>AŠ</dc:creator>
              <dc:date>2011-04-27T00:00:00</dc:date>
              <text:p text:style-name="P3"><text:span text:style-name="T3">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0" office:value-type="float" office:value="0.14">
            <text:p>0.14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0"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21" office:value-type="string">
            <office:annotation draw:style-name="gr5" draw:text-style-name="P3" svg:width="2.2185in" svg:height="0.2346in" svg:x="2.6311in" svg:y="5.0594in" draw:caption-point-x="-0.2402in" draw:caption-point-y="0.1756in">
              <dc:creator>AŠ</dc:creator>
              <dc:date>2010-12-17T00:00:00</dc:date>
              <text:p text:style-name="P3"><text:span text:style-name="T3">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0"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21" office:value-type="string">
            <office:annotation draw:style-name="gr5" draw:text-style-name="P3" svg:width="1.7146in" svg:height="0.2346in" svg:x="2.6311in" svg:y="5.2311in" draw:caption-point-x="-0.2402in" draw:caption-point-y="0.1756in">
              <dc:creator>AŠ</dc:creator>
              <dc:date>2011-02-27T00:00:00</dc:date>
              <text:p text:style-name="P3"><text:span text:style-name="T3">==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0"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21" office:value-type="string">
            <office:annotation draw:style-name="gr7" draw:text-style-name="P3" svg:width="3.287in" svg:height="0.7012in" svg:x="2.6311in" svg:y="5.4028in" draw:caption-point-x="-0.2402in" draw:caption-point-y="0.1756in">
              <dc:creator>AŠ</dc:creator>
              <dc:date>2011-02-27T00:00:00</dc:date>
              <text:p text:style-name="P3"><text:span text:style-name="T3">==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0" table:formula="of:=[.M16]*SHOURS(35)" office:value-type="float" office:value="1260">
            <text:p>1260.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3">
          <table:table-cell office:value-type="string">
            <text:p>B Zex t2</text:p>
          </table:table-cell>
          <table:table-cell table:style-name="ce21" office:value-type="string">
            <office:annotation draw:style-name="gr9" draw:text-style-name="P3" svg:width="2.9831in" svg:height="0.8567in" svg:x="2.6311in" svg:y="5.6575in" draw:caption-point-x="-0.2402in" draw:caption-point-y="0.1756in">
              <dc:creator>AŠ</dc:creator>
              <dc:date>2010-12-17T00:00:00</dc:date>
              <text:p text:style-name="P3"><text:span text:style-name="T3">1lvl: 4val, tarp 7 ir 8 lygio</text:span></text:p>
              <text:p text:style-name="P3"><text:span text:style-name="T3">4lvl: 10 x 1lvl</text:span></text:p>
              <text:p text:style-name="P3"><text:span text:style-name="T3"/></text:p>
              <text:p text:style-name="P3"><text:span text:style-name="T3">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21" office:value-type="string">
            <office:annotation draw:style-name="gr4" draw:text-style-name="P3" svg:width="1.1413in" svg:height="0.8567in" svg:x="2.6311in" svg:y="5.8406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zetium rate</text:p>
          </table:table-cell>
          <table:table-cell office:value-type="float" office:value="0.6">
            <text:p>0.6</text:p>
          </table:table-cell>
          <table:table-cell table:style-name="ce30" office:value-type="float" office:value="0.24">
            <text:p>0.2400</text:p>
          </table:table-cell>
          <table:table-cell/>
          <table:table-cell table:style-name="ce36"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5" draw:text-style-name="P3" svg:width="1.9665in" svg:height="0.2346in" svg:x="2.6311in" svg:y="6.0122in" draw:caption-point-x="-0.2402in" draw:caption-point-y="0.1756in">
              <dc:creator>AŠ</dc:creator>
              <dc:date>2010-12-17T00:00:00</dc:date>
              <text:p text:style-name="P3"><text:span text:style-name="T3">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8"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6" draw:text-style-name="P3" svg:width="2.8701in" svg:height="0.3902in" svg:x="2.6311in" svg:y="6.1839in" draw:caption-point-x="-0.2402in" draw:caption-point-y="0.1756in">
              <dc:creator>AŠ</dc:creator>
              <dc:date>2011-02-27T00:00:00</dc:date>
              <text:p text:style-name="P3"><text:span text:style-name="T3">1lvl: MEX T2 lvl1 per 4val</text:span></text:p>
              <text:p text:style-name="P3"><text:span text:style-name="T3">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6" draw:text-style-name="P3" svg:width="2.4531in" svg:height="0.3902in" svg:x="2.6311in" svg:y="6.3555in" draw:caption-point-x="-0.2402in" draw:caption-point-y="0.1756in">
              <dc:creator>AŠ</dc:creator>
              <dc:date>2011-02-27T00:00:00</dc:date>
              <text:p text:style-name="P3"><text:span text:style-name="T3">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6" draw:text-style-name="P3" svg:width="3.4433in" svg:height="0.3902in" svg:x="2.6311in" svg:y="6.5272in" draw:caption-point-x="-0.2402in" draw:caption-point-y="0.1756in">
              <dc:creator>AŠ</dc:creator>
              <dc:date>2011-04-13T00:00:00</dc:date>
              <text:p text:style-name="P3"><text:span text:style-name="T3">1lvl: Zex T1 5lvl x 1val x 4</text:span></text:p>
              <text:p text:style-name="P3"><text:span text:style-name="T3">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4">
            <text:p>4.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21" office:value-type="string">
            <office:annotation draw:style-name="gr6" draw:text-style-name="P3" svg:width="2.9929in" svg:height="0.3902in" svg:x="2.6311in" svg:y="6.9531in" draw:caption-point-x="-0.2402in" draw:caption-point-y="0.1756in">
              <dc:creator>AŠ</dc:creator>
              <dc:date>2011-02-27T00:00:00</dc:date>
              <text:p text:style-name="P3"><text:span text:style-name="T3">1lvl: tiek kiek T1 MEX 6lvl per 3d.</text:span></text:p>
              <text:p text:style-name="P3"><text:span text:style-name="T3">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21" office:value-type="string">
            <office:annotation draw:style-name="gr4" draw:text-style-name="P3" svg:width="2.8799in" svg:height="0.2346in" svg:x="2.6311in" svg:y="7.1248in" draw:caption-point-x="-0.2402in" draw:caption-point-y="0.1756in">
              <dc:creator>AŠ</dc:creator>
              <dc:date>2010-12-18T00:00:00</dc:date>
              <text:p text:style-name="P3"><text:span text:style-name="T3">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21" office:value-type="string">
            <office:annotation draw:style-name="gr4" draw:text-style-name="P3" svg:width="3.2795in" svg:height="0.2346in" svg:x="2.6311in" svg:y="7.2965in" draw:caption-point-x="-0.2402in" draw:caption-point-y="0.1756in">
              <dc:creator>AŠ</dc:creator>
              <dc:date>2011-01-03T00:00:00</dc:date>
              <text:p text:style-name="P3"><text:span text:style-name="T3">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0"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21" office:value-type="string">
            <office:annotation draw:style-name="gr6" draw:text-style-name="P3" svg:width="3.6008in" svg:height="0.3902in" svg:x="2.6311in" svg:y="7.7224in" draw:caption-point-x="-0.2402in" draw:caption-point-y="0.1756in">
              <dc:creator>AŠ</dc:creator>
              <dc:date>2011-02-27T00:00:00</dc:date>
              <text:p text:style-name="P3"><text:span text:style-name="T3">1lvl: tiek kiek T1 Collector 6lvl per 3d.</text:span></text:p>
              <text:p text:style-name="P3"><text:span text:style-name="T3">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21" office:value-type="string">
            <office:annotation draw:style-name="gr4" draw:text-style-name="P3" svg:width="1.1413in" svg:height="0.2346in" svg:x="2.6311in" svg:y="7.8941in" draw:caption-point-x="-0.2402in" draw:caption-point-y="0.1756in">
              <dc:creator>AŠ</dc:creator>
              <dc:date>2011-01-03T00:00:00</dc:date>
              <text:p text:style-name="P3"><text:span text:style-name="T3">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21" office:value-type="string">
            <office:annotation draw:style-name="gr4" draw:text-style-name="P3" svg:width="1.1413in" svg:height="0.2346in" svg:x="2.6311in" svg:y="8.0657in" draw:caption-point-x="-0.2402in" draw:caption-point-y="0.1756in">
              <dc:creator>AŠ</dc:creator>
              <dc:date>2010-12-18T00:00:00</dc:date>
              <text:p text:style-name="P3"><text:span text:style-name="T3">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0"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21" office:value-type="string">
            <office:annotation draw:style-name="gr7" draw:text-style-name="P3" svg:width="3.6531in" svg:height="0.7012in" svg:x="2.6311in" svg:y="8.4917in" draw:caption-point-x="-0.2402in" draw:caption-point-y="0.1756in">
              <dc:creator>AŠ</dc:creator>
              <dc:date>2011-02-27T00:00:00</dc:date>
              <text:p text:style-name="P3"><text:span text:style-name="T3">Linijinė priklausomybė tarp:</text:span></text:p>
              <text:p text:style-name="P3"><text:span text:style-name="T3"/></text:p>
              <text:p text:style-name="P3"><text:span text:style-name="T3">1lvl: tiek kiek T1 ZEX 6lvl per 3d.</text:span></text:p>
              <text:p text:style-name="P3"><text:span text:style-name="T3">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21" office:value-type="string">
            <office:annotation draw:style-name="gr4" draw:text-style-name="P3" svg:width="1.1413in" svg:height="0.2346in" svg:x="2.6311in" svg:y="8.6634in" draw:caption-point-x="-0.2402in" draw:caption-point-y="0.1756in">
              <dc:creator>AŠ</dc:creator>
              <dc:date>2010-12-18T00:00:00</dc:date>
              <text:p text:style-name="P3"><text:span text:style-name="T3">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21" office:value-type="string">
            <office:annotation draw:style-name="gr4" draw:text-style-name="P3" svg:width="1.1413in" svg:height="0.2346in" svg:x="2.6311in" svg:y="8.835in" draw:caption-point-x="-0.2402in" draw:caption-point-y="0.1756in">
              <dc:creator>AŠ</dc:creator>
              <dc:date>2011-01-03T00:00:00</dc:date>
              <text:p text:style-name="P3"><text:span text:style-name="T3">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21" office:value-type="string">
            <office:annotation draw:style-name="gr4" draw:text-style-name="P3" svg:width="1.1413in" svg:height="0.2346in" svg:x="2.6311in" svg:y="9.0067in" draw:caption-point-x="-0.2402in" draw:caption-point-y="0.1756in">
              <dc:creator>AŠ</dc:creator>
              <dc:date>2010-12-18T00:00:00</dc:date>
              <text:p text:style-name="P3"><text:span text:style-name="T3">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21"/>
          <table:table-cell table:number-columns-repeated="1022"/>
        </table:table-row>
        <table:table-row table:style-name="ro1">
          <table:table-cell office:value-type="string">
            <text:p>B Mothership</text:p>
          </table:table-cell>
          <table:table-cell table:style-name="ce21" office:value-type="string">
            <office:annotation draw:style-name="gr4" draw:text-style-name="P3" svg:width="1.1413in" svg:height="0.2346in" svg:x="2.6311in" svg:y="9.2697in" draw:caption-point-x="-0.2402in" draw:caption-point-y="0.1756in">
              <dc:creator>AŠ</dc:creator>
              <dc:date>2010-12-18T00:00:00</dc:date>
              <text:p text:style-name="P3"><text:span text:style-name="T3">Kaip MEX t1 lvl5</text:span></text:p>
            </office:annotation>
            <text:p>metal rate</text:p>
          </table:table-cell>
          <table:table-cell table:style-name="ce30"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5"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21" office:value-type="string">
            <office:annotation draw:style-name="gr5" draw:text-style-name="P3" svg:width="1.5941in" svg:height="0.2346in" svg:x="2.6311in" svg:y="9.4406in" draw:caption-point-x="-0.2402in" draw:caption-point-y="0.176in">
              <dc:creator>AŠ</dc:creator>
              <dc:date>2010-12-18T00:00:00</dc:date>
              <text:p text:style-name="P3"><text:span text:style-name="T3">Kaip Collector t1 lvl5</text:span></text:p>
            </office:annotation>
            <text:p>energy rate</text:p>
          </table:table-cell>
          <table:table-cell table:style-name="ce30"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21" office:value-type="string">
            <office:annotation draw:style-name="gr5" draw:text-style-name="P3" svg:width="1.3421in" svg:height="0.2346in" svg:x="2.6311in" svg:y="9.6122in" draw:caption-point-x="-0.2402in" draw:caption-point-y="0.176in">
              <dc:creator>AŠ</dc:creator>
              <dc:date>2010-12-27T00:00:00</dc:date>
              <text:p text:style-name="P3"><text:span text:style-name="T3">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21" office:value-type="string">
            <office:annotation draw:style-name="gr5" draw:text-style-name="P3" svg:width="1.3772in" svg:height="0.2346in" svg:x="2.6311in" svg:y="9.7839in" draw:caption-point-x="-0.2402in" draw:caption-point-y="0.176in">
              <dc:creator>AŠ</dc:creator>
              <dc:date>2010-12-18T00:00:00</dc:date>
              <text:p text:style-name="P3"><text:span text:style-name="T3">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21" office:value-type="string">
            <office:annotation draw:style-name="gr4" draw:text-style-name="P3" svg:width="1.1413in" svg:height="0.2346in" svg:x="2.6311in" svg:y="9.9555in" draw:caption-point-x="-0.2402in" draw:caption-point-y="0.176in">
              <dc:creator>AŠ</dc:creator>
              <dc:date>2010-12-18T00:00:00</dc:date>
              <text:p text:style-name="P3"><text:span text:style-name="T3">ZEX T1 lvl5 x 4d.</text:span></text:p>
            </office:annotation>
            <text:p>zetium storage</text:p>
          </table:table-cell>
          <table:table-cell table:style-name="ce31"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21" office:value-type="string">
            <office:annotation draw:style-name="gr6" draw:text-style-name="P3" svg:width="2.2898in" svg:height="0.3902in" svg:x="2.6311in" svg:y="10.1272in" draw:caption-point-x="-0.2402in" draw:caption-point-y="0.176in">
              <dc:creator>AŠ</dc:creator>
              <dc:date>2010-12-29T00:00:00</dc:date>
              <text:p text:style-name="P3"><text:span text:style-name="T3">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9"/>
          <table:table-cell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3">
          <table:table-cell office:value-type="string">
            <text:p>B Headquarters</text:p>
          </table:table-cell>
          <table:table-cell table:style-name="ce21" office:value-type="string">
            <office:annotation draw:style-name="gr5" draw:text-style-name="P3" svg:width="2.863in" svg:height="0.2346in" svg:x="2.6311in" svg:y="10.5531in" draw:caption-point-x="-0.2402in" draw:caption-point-y="0.176in">
              <dc:creator>AŠ</dc:creator>
              <dc:date>2010-12-24T00:00:00</dc:date>
              <text:p text:style-name="P3"><text:span text:style-name="T3">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office:annotation draw:style-name="gr4" draw:text-style-name="P3" svg:width="1.1413in" svg:height="0.5457in" svg:x="2.6311in" svg:y="10.7366in" draw:caption-point-x="-0.2402in" draw:caption-point-y="0.176in">
              <dc:creator>AŠ</dc:creator>
              <dc:date>2011-03-04T00:00:00</dc:date>
              <text:p text:style-name="P3"><text:span text:style-name="T3">For self-destruction, same as unit.</text:span></text:p>
            </office:annotation>
            <text:p>metal cost</text:p>
          </table:table-cell>
          <table:table-cell table:formula="of:=[Units.R62]"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text:p>energy cost</text:p>
          </table:table-cell>
          <table:table-cell table:formula="of:=[Units.S62]"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text:p>zetium cost</text:p>
          </table:table-cell>
          <table:table-cell table:formula="of:=[Units.T62]"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Headquarters">
            <text:p>B Headquarters</text:p>
          </table:table-cell>
          <table:table-cell table:style-name="ce21" office:value-type="string">
            <office:annotation draw:style-name="gr4" draw:text-style-name="P3" svg:width="1.1413in" svg:height="0.2346in" svg:x="2.6311in" svg:y="11.2866in" draw:caption-point-x="-0.2402in" draw:caption-point-y="0.176in">
              <dc:creator>AŠ</dc:creator>
              <dc:date>2010-12-18T00:00:00</dc:date>
              <text:p text:style-name="P3"><text:span text:style-name="T3">Mothership x 0,3</text:span></text:p>
            </office:annotation>
            <text:p>metal rate</text:p>
          </table:table-cell>
          <table:table-cell table:style-name="ce30"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21" office:value-type="string">
            <office:annotation draw:style-name="gr4" draw:text-style-name="P3" svg:width="1.1413in" svg:height="0.2346in" svg:x="2.6311in" svg:y="11.4583in" draw:caption-point-x="-0.2402in" draw:caption-point-y="0.176in">
              <dc:creator>AŠ</dc:creator>
              <dc:date>2010-12-18T00:00:00</dc:date>
              <text:p text:style-name="P3"><text:span text:style-name="T3">Mothership x 0,3</text:span></text:p>
            </office:annotation>
            <text:p>energy rate</text:p>
          </table:table-cell>
          <table:table-cell table:style-name="ce30"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21" office:value-type="string">
            <office:annotation draw:style-name="gr4" draw:text-style-name="P3" svg:width="1.1413in" svg:height="0.2346in" svg:x="2.6311in" svg:y="11.6299in" draw:caption-point-x="-0.2402in" draw:caption-point-y="0.176in">
              <dc:creator>AŠ</dc:creator>
              <dc:date>2010-12-18T00:00:00</dc:date>
              <text:p text:style-name="P3"><text:span text:style-name="T3">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5]" office:value-type="string" office:string-value="B Headquarters">
            <text:p>B Headquarters</text:p>
          </table:table-cell>
          <table:table-cell table:style-name="ce21" office:value-type="string">
            <office:annotation draw:style-name="gr4" draw:text-style-name="P3" svg:width="1.1413in" svg:height="0.2346in" svg:x="2.6311in" svg:y="11.8012in" draw:caption-point-x="-0.2402in" draw:caption-point-y="0.176in">
              <dc:creator>AŠ</dc:creator>
              <dc:date>2010-12-18T00:00:00</dc:date>
              <text:p text:style-name="P3"><text:span text:style-name="T3">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6]" office:value-type="string" office:string-value="B Headquarters">
            <text:p>B Headquarters</text:p>
          </table:table-cell>
          <table:table-cell table:style-name="ce21" office:value-type="string">
            <office:annotation draw:style-name="gr4" draw:text-style-name="P3" svg:width="1.1413in" svg:height="0.2346in" svg:x="2.6311in" svg:y="11.9728in" draw:caption-point-x="-0.2402in" draw:caption-point-y="0.176in">
              <dc:creator>AŠ</dc:creator>
              <dc:date>2010-12-18T00:00:00</dc:date>
              <text:p text:style-name="P3"><text:span text:style-name="T3">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77]" office:value-type="string" office:string-value="B Headquarters">
            <text:p>B Headquarters</text:p>
          </table:table-cell>
          <table:table-cell table:style-name="ce21" office:value-type="string">
            <office:annotation draw:style-name="gr4" draw:text-style-name="P3" svg:width="1.1413in" svg:height="0.3902in" svg:x="2.6311in" svg:y="12.1445in" draw:caption-point-x="-0.2402in" draw:caption-point-y="0.176in">
              <dc:creator>AŠ</dc:creator>
              <dc:date>2011-05-12T00:00:00</dc:date>
              <text:p text:style-name="P3"><text:span text:style-name="T3">Same as mothership.</text:span></text:p>
            </office:annotation>
            <text:p>population</text:p>
          </table:table-cell>
          <table:table-cell table:formula="of:=[.C67]" office:value-type="float" office:value="50">
            <text:p>50</text:p>
          </table:table-cell>
          <table:table-cell table:number-columns-repeated="7"/>
          <table:table-cell office:value-type="float" office:value="1">
            <text:p>1</text:p>
          </table:table-cell>
          <table:table-cell/>
          <table:table-cell table:formula="of:=[.M67]"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1">
          <table:table-cell office:value-type="string">
            <text:p>B Market</text:p>
          </table:table-cell>
          <table:table-cell table:style-name="ce21" office:value-type="string">
            <office:annotation draw:style-name="gr10" draw:text-style-name="P3" svg:width="2.1744in" svg:height="0.5457in" svg:x="2.6311in" svg:y="12.3992in" draw:caption-point-x="-0.2402in" draw:caption-point-y="0.176in">
              <dc:creator>AŠ</dc:creator>
              <dc:date>2011-07-27T00:00:00</dc:date>
              <text:p text:style-name="P3"><text:span text:style-name="T3">Each level 30% of base time/cost.</text:span></text:p>
              <text:p text:style-name="P3"><text:span text:style-name="T3"/></text:p>
              <text:p text:style-name="P3"><text:span text:style-name="T3">Base values out of head.</text:span></text:p>
            </office:annotation>
            <text:p>time</text:p>
          </table:table-cell>
          <table:table-cell table:formula="of:=SHOURS(1)" office:value-type="float" office:value="3600">
            <text:p>3600</text:p>
          </table:table-cell>
          <table:table-cell table:formula="of:=[.C80]*[.$O$80]"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3" svg:width="1.1413in" svg:height="0.3902in" svg:x="11.7949in" svg:y="12.3992in" draw:caption-point-x="-0.2402in" draw:caption-point-y="0.176in">
              <dc:creator>AŠ</dc:creator>
              <dc:date>2011-07-27T00:00:00</dc:date>
              <text:p text:style-name="P3"><text:span text:style-name="T3">Multiplier for 2-6 levels.</text:span></text:p>
            </office:annotation>
            <text:p>1.3</text:p>
          </table:table-cell>
          <table:table-cell table:number-columns-repeated="1009"/>
        </table:table-row>
        <table:table-row table:style-name="ro1">
          <table:table-cell table:formula="of:=[.A80]"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1]*[.$O$80]" office:value-type="float" office:value="1950">
            <text:p>1950</text:p>
          </table:table-cell>
          <table:table-cell office:value-type="float" office:value="-1">
            <text:p>-1</text:p>
          </table:table-cell>
          <table:table-cell table:number-columns-repeated="5"/>
          <table:table-cell table:formula="of:=[.K80]" office:value-type="float" office:value="4">
            <text:p>4</text:p>
          </table:table-cell>
          <table:table-cell/>
          <table:table-cell office:value-type="float" office:value="1">
            <text:p>1</text:p>
          </table:table-cell>
          <table:table-cell table:number-columns-repeated="1011"/>
        </table:table-row>
        <table:table-row table:style-name="ro1">
          <table:table-cell table:formula="of:=[.A81]"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2]*[.$O$80]" office:value-type="float" office:value="6500">
            <text:p>6500</text:p>
          </table:table-cell>
          <table:table-cell office:value-type="float" office:value="-1">
            <text:p>-1</text:p>
          </table:table-cell>
          <table:table-cell table:number-columns-repeated="5"/>
          <table:table-cell table:formula="of:=[.K81]" office:value-type="float" office:value="4">
            <text:p>4</text:p>
          </table:table-cell>
          <table:table-cell/>
          <table:table-cell office:value-type="float" office:value="1">
            <text:p>1</text:p>
          </table:table-cell>
          <table:table-cell table:number-columns-repeated="1011"/>
        </table:table-row>
        <table:table-row table:style-name="ro1">
          <table:table-cell table:formula="of:=[.A82]"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3]*[.$O$80]" office:value-type="float" office:value="650">
            <text:p>650</text:p>
          </table:table-cell>
          <table:table-cell office:value-type="float" office:value="-1">
            <text:p>-1</text:p>
          </table:table-cell>
          <table:table-cell table:number-columns-repeated="5"/>
          <table:table-cell table:formula="of:=[.K82]" office:value-type="float" office:value="4">
            <text:p>4</text:p>
          </table:table-cell>
          <table:table-cell/>
          <table:table-cell office:value-type="float" office:value="1">
            <text:p>1</text:p>
          </table:table-cell>
          <table:table-cell table:number-columns-repeated="1011"/>
        </table:table-row>
        <table:table-row table:style-name="ro1">
          <table:table-cell table:formula="of:=[.A83]" office:value-type="string" office:string-value="B Market">
            <text:p>B Market</text:p>
          </table:table-cell>
          <table:table-cell table:style-name="ce21" office:value-type="string">
            <office:annotation draw:style-name="gr4" draw:text-style-name="P3" svg:width="1.1413in" svg:height="0.3902in" svg:x="2.6311in" svg:y="13.0854in" draw:caption-point-x="-0.2402in" draw:caption-point-y="0.176in">
              <dc:creator>AŠ</dc:creator>
              <dc:date>2011-07-27T00:00:00</dc:date>
              <text:p text:style-name="P3"><text:span text:style-name="T3">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21"/>
          <table:table-cell table:number-columns-repeated="1022"/>
        </table:table-row>
        <table:table-row table:style-name="ro1">
          <table:table-cell office:value-type="string">
            <text:p>T Market</text:p>
          </table:table-cell>
          <table:table-cell table:style-name="ce21" office:value-type="string">
            <text:p>time</text:p>
          </table:table-cell>
          <table:table-cell table:formula="of:=[.C80]*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6]"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6]" office:value-type="float" office:value="1">
            <text:p>1</text:p>
          </table:table-cell>
          <table:table-cell office:value-type="float" office:value="0">
            <text:p>0</text:p>
          </table:table-cell>
          <table:table-cell table:formula="of:=[.M86]" office:value-type="float" office:value="1">
            <text:p>1</text:p>
          </table:table-cell>
          <table:table-cell table:number-columns-repeated="1011"/>
        </table:table-row>
        <table:table-row table:style-name="ro1">
          <table:table-cell table:formula="of:=[.A87]"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87]" office:value-type="float" office:value="1">
            <text:p>1</text:p>
          </table:table-cell>
          <table:table-cell office:value-type="float" office:value="0">
            <text:p>0</text:p>
          </table:table-cell>
          <table:table-cell table:formula="of:=[.M87]" office:value-type="float" office:value="1">
            <text:p>1</text:p>
          </table:table-cell>
          <table:table-cell table:number-columns-repeated="1011"/>
        </table:table-row>
        <table:table-row table:style-name="ro1">
          <table:table-cell table:formula="of:=[.A88]"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88]" office:value-type="float" office:value="1">
            <text:p>1</text:p>
          </table:table-cell>
          <table:table-cell office:value-type="float" office:value="0">
            <text:p>0</text:p>
          </table:table-cell>
          <table:table-cell table:formula="of:=[.M88]"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6:.M86])"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6" office:value-type="float" office:value="0.00333333333333333">
            <text:p>0.00333</text:p>
          </table:table-cell>
          <table:table-cell table:number-columns-repeated="1011"/>
        </table:table-row>
        <table:table-row table:style-name="ro1">
          <table:table-cell table:formula="of:=[.A90]"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87:.M89];[Variables.$B$11:.$B$13];[Variables.$B$22])"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3" svg:width="1.8358in" svg:height="0.3902in" svg:x="2.6311in" svg:y="14.4524in" draw:caption-point-x="-0.2402in" draw:caption-point-y="0.176in">
              <dc:creator>AŠ</dc:creator>
              <dc:date>2011-05-12T00:00:00</dc:date>
              <text:p text:style-name="P3"><text:span text:style-name="T3">1lvl: mod x MDH cost/time</text:span></text:p>
              <text:p text:style-name="P3"><text:span text:style-name="T3">2-3lvl: mod x 1lvl</text:span></text:p>
            </office:annotation>
            <text:p>time</text:p>
          </table:table-cell>
          <table:table-cell table:formula="of:=[Units.J62]*60*[.Q93]" office:value-type="float" office:value="2805">
            <text:p>2805</text:p>
          </table:table-cell>
          <table:table-cell table:formula="of:=[.C93]*[.$P$9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3" svg:width="1.1413in" svg:height="0.7012in" svg:x="11.7949in" svg:y="14.4524in" draw:caption-point-x="-0.2402in" draw:caption-point-y="0.176in">
              <dc:creator>AŠ</dc:creator>
              <dc:date>2011-05-12T00:00:00</dc:date>
              <text:p text:style-name="P3"><text:span text:style-name="T3">Mod for MDH -&gt; Housing cost/time relationship.</text:span></text:p>
            </office:annotation>
            <text:p>2.5</text:p>
          </table:table-cell>
          <table:table-cell office:value-type="float" office:value="2">
            <office:annotation draw:style-name="gr4" draw:text-style-name="P3" svg:width="1.1413in" svg:height="0.7012in" svg:x="12.6839in" svg:y="14.4524in" draw:caption-point-x="-0.2402in" draw:caption-point-y="0.176in">
              <dc:creator>AŠ</dc:creator>
              <dc:date>2011-05-12T00:00:00</dc:date>
              <text:p text:style-name="P3"><text:span text:style-name="T3">Mod for higher lvl of housing cost/time.</text:span></text:p>
              <text:p text:style-name="P3"><text:span text:style-name="T3"/></text:p>
            </office:annotation>
            <text:p>2</text:p>
          </table:table-cell>
          <table:table-cell office:value-type="float" office:value="0.17">
            <office:annotation draw:style-name="gr4" draw:text-style-name="P3" svg:width="1.1413in" svg:height="0.3902in" svg:x="13.5728in" svg:y="14.4524in" draw:caption-point-x="-0.2402in" draw:caption-point-y="0.176in">
              <dc:creator>AŠ</dc:creator>
              <dc:date>2011-06-27T00:00:00</dc:date>
              <text:p text:style-name="P3"><text:span text:style-name="T3">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21" office:value-type="string">
            <text:p>metal cost</text:p>
          </table:table-cell>
          <table:table-cell table:formula="of:=[Units.R62]*[.O93]" office:value-type="float" office:value="12250">
            <text:p>12250</text:p>
          </table:table-cell>
          <table:table-cell table:formula="of:=[.C94]*[.$P$93]"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21" office:value-type="string">
            <text:p>energy cost</text:p>
          </table:table-cell>
          <table:table-cell table:formula="of:=[Units.S62]*[.O93]" office:value-type="float" office:value="17500">
            <text:p>17500</text:p>
          </table:table-cell>
          <table:table-cell table:formula="of:=[.C95]*[.$P$93]"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21" office:value-type="string">
            <office:annotation draw:style-name="gr9" draw:text-style-name="P3" svg:width="2.7484in" svg:height="0.8567in" svg:x="2.6311in" svg:y="14.9673in" draw:caption-point-x="-0.2402in" draw:caption-point-y="0.176in">
              <dc:creator>AŠ</dc:creator>
              <dc:date>2011-05-13T00:00:00</dc:date>
              <text:p text:style-name="P3"><text:span text:style-name="T3">Zetium cost increased 2x because we need to spend that zetium somewhere...</text:span></text:p>
              <text:p text:style-name="P3"><text:span text:style-name="T3"/></text:p>
              <text:p text:style-name="P3"><text:span text:style-name="T3">Also to prevent user building housing before research center.</text:span></text:p>
            </office:annotation>
            <text:p>zetium cost</text:p>
          </table:table-cell>
          <table:table-cell table:formula="of:=[Units.T62]*[.O93]" office:value-type="float" office:value="1050">
            <text:p>1050</text:p>
          </table:table-cell>
          <table:table-cell table:formula="of:=[.C96]*[.$P$93]"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21" office:value-type="string">
            <office:annotation draw:style-name="gr4" draw:text-style-name="P3" svg:width="1.1413in" svg:height="0.7012in" svg:x="2.6311in" svg:y="15.139in" draw:caption-point-x="-0.2402in" draw:caption-point-y="0.176in">
              <dc:creator>AŠ</dc:creator>
              <dc:date>2011-05-12T00:00:00</dc:date>
              <text:p text:style-name="P3"><text:span text:style-name="T3">90 % of mothership population.</text:span></text:p>
              <text:p text:style-name="P3"><text:span text:style-name="T3"/></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97]" office:value-type="string" office:string-value="B Housing">
            <text:p>B Housing</text:p>
          </table:table-cell>
          <table:table-cell table:style-name="ce21" office:value-type="string">
            <office:annotation draw:style-name="gr6" draw:text-style-name="P3" svg:width="2.687in" svg:height="0.3902in" svg:x="2.6311in" svg:y="15.3102in" draw:caption-point-x="-0.2402in" draw:caption-point-y="0.176in">
              <dc:creator>AŠ</dc:creator>
              <dc:date>2011-08-02T00:00:00</dc:date>
              <text:p text:style-name="P3"><text:span text:style-name="T3">1lvl: kaip 8 lvl wind panel</text:span></text:p>
              <text:p text:style-name="P3"><text:span text:style-name="T3">3lvl: kaip 4 lvl collector</text:span></text:p>
            </office:annotation>
            <text:p>energy usage</text:p>
          </table:table-cell>
          <table:table-cell table:number-matrix-columns-spanned="9" table:number-matrix-rows-spanned="1" table:formula="of:=LINEAR_DEP(8; [.C16:.M16]; 1; [.K20];[.C21:.M21]; 1; [.K93])"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5">
          <table:table-cell office:value-type="string">
            <text:p>B Radar</text:p>
          </table:table-cell>
          <table:table-cell table:style-name="ce21" office:value-type="string">
            <office:annotation draw:style-name="gr6" draw:text-style-name="P3" svg:width="3.1681in" svg:height="0.3902in" svg:x="2.6311in" svg:y="15.5732in" draw:caption-point-x="-0.2402in" draw:caption-point-y="0.176in">
              <dc:creator>AŠ</dc:creator>
              <dc:date>2010-12-24T00:00:00</dc:date>
              <text:p text:style-name="P3"><text:span text:style-name="T3">1lvl: 3val, jog būtų lengva pasistatyti ir judėti toliau</text:span></text:p>
              <text:p text:style-name="P3"><text:span text:style-name="T3">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0]" office:value-type="string" office:string-value="B Radar">
            <text:p>B Radar</text:p>
          </table:table-cell>
          <table:table-cell table:style-name="ce21" office:value-type="string">
            <office:annotation draw:style-name="gr7" draw:text-style-name="P3" svg:width="3.3417in" svg:height="0.7012in" svg:x="2.6311in" svg:y="15.7815in" draw:caption-point-x="-0.2402in" draw:caption-point-y="0.176in">
              <dc:creator>AŠ</dc:creator>
              <dc:date>2010-12-18T00:00:00</dc:date>
              <text:p text:style-name="P3"><text:span text:style-name="T3">1lvl: jei žaidėjo zona 2x2, tai max atstumas tarp SS yra 3, todėl jį ir imam.</text:span><text:span text:style-name="T3"><text:line-break/></text:span><text:span text:style-name="T3">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1]" office:value-type="string" office:string-value="B Radar">
            <text:p>B Radar</text:p>
          </table:table-cell>
          <table:table-cell table:style-name="ce21" office:value-type="string">
            <office:annotation draw:style-name="gr6" draw:text-style-name="P3" svg:width="2.5598in" svg:height="0.3902in" svg:x="2.6311in" svg:y="15.9531in" draw:caption-point-x="-0.2402in" draw:caption-point-y="0.176in">
              <dc:creator>AŠ</dc:creator>
              <dc:date>2011-08-06T00:00:00</dc:date>
              <text:p text:style-name="P3"><text:span text:style-name="T3">1lvl: kaip T2 Collector 1lvl</text:span></text:p>
            </office:annotation>
            <text:p>energy usage</text:p>
          </table:table-cell>
          <table:table-cell table:style-name="ce30" office:value-type="float" office:value="0.0989">
            <text:p>0.0989</text:p>
          </table:table-cell>
          <table:table-cell table:style-name="ce35" table:formula="of:=[.C102]*[.N102]"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0" office:value-type="float" office:value="1">
            <text:p>1.0000</text:p>
          </table:table-cell>
          <table:table-cell office:value-type="float" office:value="5">
            <office:annotation draw:style-name="gr4" draw:text-style-name="P3" svg:width="1.1413in" svg:height="0.3902in" svg:x="10.8386in" svg:y="15.9531in" draw:caption-point-x="-0.2402in" draw:caption-point-y="0.176in">
              <dc:creator>AŠ</dc:creator>
              <dc:date>2011-08-06T00:00:00</dc:date>
              <text:p text:style-name="P3"><text:span text:style-name="T3">Multiplier for energy usage</text:span></text:p>
            </office:annotation>
            <text:p>5</text:p>
          </table:table-cell>
          <table:table-cell table:number-columns-repeated="1010"/>
        </table:table-row>
        <table:table-row table:style-name="ro1">
          <table:table-cell table:formula="of:=[.A102]" office:value-type="string" office:string-value="B Radar">
            <text:p>B Radar</text:p>
          </table:table-cell>
          <table:table-cell table:style-name="ce21" office:value-type="string">
            <office:annotation draw:style-name="gr6" draw:text-style-name="P3" svg:width="2.1602in" svg:height="0.3902in" svg:x="2.6311in" svg:y="16.1248in" draw:caption-point-x="-0.2402in" draw:caption-point-y="0.176in">
              <dc:creator>AŠ</dc:creator>
              <dc:date>2011-08-06T00:00:00</dc:date>
              <text:p text:style-name="P3"><text:span text:style-name="T3">1lvl: MEX t1 lvl5 x 2d</text:span></text:p>
            </office:annotation>
            <text:p>metal cost</text:p>
          </table:table-cell>
          <table:table-cell table:style-name="ce31" table:formula="of:=SUPERFORMULA(5; [.C3:.M3]) * SDAYS(2)" office:value-type="float" office:value="2413.71769170701">
            <text:p>2413.72</text:p>
          </table:table-cell>
          <table:table-cell table:formula="of:=[.C103]*[.$N$103]"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office:value-type="float" office:value="120">
            <office:annotation draw:style-name="gr4" draw:text-style-name="P3" svg:width="1.1413in" svg:height="0.2346in" svg:x="10.8386in" svg:y="16.1248in" draw:caption-point-x="-0.2402in" draw:caption-point-y="0.176in">
              <dc:creator>AŠ</dc:creator>
              <dc:date>2011-08-06T00:00:00</dc:date>
              <text:p text:style-name="P3"><text:span text:style-name="T3">Multiplier for cost</text:span></text:p>
            </office:annotation>
            <text:p>120</text:p>
          </table:table-cell>
          <table:table-cell table:number-columns-repeated="1010"/>
        </table:table-row>
        <table:table-row table:style-name="ro1">
          <table:table-cell table:formula="of:=[.A103]" office:value-type="string" office:string-value="B Radar">
            <text:p>B Radar</text:p>
          </table:table-cell>
          <table:table-cell table:style-name="ce21" office:value-type="string">
            <office:annotation draw:style-name="gr6" draw:text-style-name="P3" svg:width="2.0039in" svg:height="0.3902in" svg:x="2.6311in" svg:y="16.2961in" draw:caption-point-x="-0.2402in" draw:caption-point-y="0.176in">
              <dc:creator>AŠ</dc:creator>
              <dc:date>2011-08-06T00:00:00</dc:date>
              <text:p text:style-name="P3"><text:span text:style-name="T3">1lvl: Collector t1 lvl5 x 2d</text:span></text:p>
            </office:annotation>
            <text:p>energy cost</text:p>
          </table:table-cell>
          <table:table-cell table:formula="of:=SUPERFORMULA(5; [.C16:.M16]) * SDAYS(2)" office:value-type="float" office:value="5334.87076682805">
            <text:p>5334.87</text:p>
          </table:table-cell>
          <table:table-cell table:formula="of:=[.C104]*[.$N$103]" office:value-type="float" office:value="640184.492019366">
            <text:p>640184.49</text:p>
          </table:table-cell>
          <table:table-cell office:value-type="float" office:value="-1">
            <text:p>-1</text:p>
          </table:table-cell>
          <table:table-cell table:formula="of:=[.F103]" office:value-type="float" office:value="0">
            <text:p>0</text:p>
          </table:table-cell>
          <table:table-cell table:formula="of:=[.G103]" office:value-type="float" office:value="0">
            <text:p>0</text:p>
          </table:table-cell>
          <table:table-cell table:formula="of:=[.H103]" office:value-type="float" office:value="0">
            <text:p>0</text:p>
          </table:table-cell>
          <table:table-cell table:formula="of:=[.I103]" office:value-type="float" office:value="0">
            <text:p>0</text:p>
          </table:table-cell>
          <table:table-cell table:formula="of:=[.J103]" office:value-type="float" office:value="0">
            <text:p>0</text:p>
          </table:table-cell>
          <table:table-cell table:formula="of:=[.K103]" office:value-type="float" office:value="2">
            <text:p>2</text:p>
          </table:table-cell>
          <table:table-cell table:formula="of:=[.L103]" office:value-type="float" office:value="0">
            <text:p>0</text:p>
          </table:table-cell>
          <table:table-cell table:formula="of:=[.M103]" office:value-type="float" office:value="1">
            <text:p>1</text:p>
          </table:table-cell>
          <table:table-cell table:number-columns-repeated="1011"/>
        </table:table-row>
        <table:table-row table:style-name="ro1">
          <table:table-cell table:formula="of:=[.A104]" office:value-type="string" office:string-value="B Radar">
            <text:p>B Radar</text:p>
          </table:table-cell>
          <table:table-cell table:style-name="ce21" office:value-type="string">
            <office:annotation draw:style-name="gr6" draw:text-style-name="P3" svg:width="1.7606in" svg:height="0.3902in" svg:x="2.6311in" svg:y="16.4677in" draw:caption-point-x="-0.2402in" draw:caption-point-y="0.176in">
              <dc:creator>AŠ</dc:creator>
              <dc:date>2011-08-06T00:00:00</dc:date>
              <text:p text:style-name="P3"><text:span text:style-name="T3">1lvl: ZEX t1 lvl5 x 1d</text:span></text:p>
            </office:annotation>
            <text:p>zetium cost</text:p>
          </table:table-cell>
          <table:table-cell table:formula="of:=SUPERFORMULA(5; [.C33:.M33]) * SDAYS(1)" office:value-type="float" office:value="327.771769170701">
            <text:p>327.77</text:p>
          </table:table-cell>
          <table:table-cell table:formula="of:=[.C105]*[.$N$103]" office:value-type="float" office:value="39332.6123004841">
            <text:p>39332.61</text:p>
          </table:table-cell>
          <table:table-cell table:formula="of:=[.E104]" office:value-type="float" office:value="-1">
            <text:p>-1</text:p>
          </table:table-cell>
          <table:table-cell table:formula="of:=[.F104]" office:value-type="float" office:value="0">
            <text:p>0</text:p>
          </table:table-cell>
          <table:table-cell table:formula="of:=[.G104]" office:value-type="float" office:value="0">
            <text:p>0</text:p>
          </table:table-cell>
          <table:table-cell table:formula="of:=[.H104]" office:value-type="float" office:value="0">
            <text:p>0</text:p>
          </table:table-cell>
          <table:table-cell table:formula="of:=[.I104]" office:value-type="float" office:value="0">
            <text:p>0</text:p>
          </table:table-cell>
          <table:table-cell table:formula="of:=[.J104]" office:value-type="float" office:value="0">
            <text:p>0</text:p>
          </table:table-cell>
          <table:table-cell table:formula="of:=[.K104]" office:value-type="float" office:value="2">
            <text:p>2</text:p>
          </table:table-cell>
          <table:table-cell table:formula="of:=[.L104]" office:value-type="float" office:value="0">
            <text:p>0</text:p>
          </table:table-cell>
          <table:table-cell table:formula="of:=[.M104]" office:value-type="float" office:value="1">
            <text:p>1</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Barracks</text:p>
          </table:table-cell>
          <table:table-cell table:style-name="ce21" office:value-type="string">
            <office:annotation draw:style-name="gr6" draw:text-style-name="P3" svg:width="2.1248in" svg:height="0.3902in" svg:x="2.6311in" svg:y="16.7224in" draw:caption-point-x="-0.2402in" draw:caption-point-y="0.176in">
              <dc:creator>AŠ</dc:creator>
              <dc:date>2010-12-24T00:00:00</dc:date>
              <text:p text:style-name="P3"><text:span text:style-name="T3">1lvl: ~3,5 trooperio statymo laiko</text:span></text:p>
              <text:p text:style-name="P3"><text:span text:style-name="T3">2-4lvl: + 1lvl * 2,5</text:span></text:p>
            </office:annotation>
            <text:p>time</text:p>
          </table:table-cell>
          <table:table-cell table:formula="of:=ROUND(SMINUTES([Units.J55])*3.5)" office:value-type="float" office:value="2940">
            <text:p>2940</text:p>
          </table:table-cell>
          <table:table-cell table:formula="of:=[.C107]*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7]" office:value-type="string" office:string-value="B Barracks">
            <text:p>B Barracks</text:p>
          </table:table-cell>
          <table:table-cell table:style-name="ce21" office:value-type="string">
            <office:annotation draw:style-name="gr6" draw:text-style-name="P3" svg:width="2.863in" svg:height="0.3902in" svg:x="2.6311in" svg:y="16.8941in" draw:caption-point-x="-0.2402in" draw:caption-point-y="0.17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8]" office:value-type="string" office:string-value="B Barracks">
            <text:p>B Barracks</text:p>
          </table:table-cell>
          <table:table-cell table:style-name="ce21" office:value-type="string">
            <office:annotation draw:style-name="gr6" draw:text-style-name="P3" svg:width="2.2465in" svg:height="0.3902in" svg:x="2.6311in" svg:y="17.0657in" draw:caption-point-x="-0.2402in" draw:caption-point-y="0.176in">
              <dc:creator>AŠ</dc:creator>
              <dc:date>2010-12-24T00:00:00</dc:date>
              <text:p text:style-name="P3"><text:span text:style-name="T3">1lvl: 10x trooper metal cost</text:span></text:p>
              <text:p text:style-name="P3"><text:span text:style-name="T3">2-4lvl: + 1,2 x 1lvl</text:span></text:p>
            </office:annotation>
            <text:p>metal cost</text:p>
          </table:table-cell>
          <table:table-cell table:formula="of:=[Units.R55]*10" office:value-type="float" office:value="3390">
            <text:p>3390</text:p>
          </table:table-cell>
          <table:table-cell table:formula="of:=[.C109]*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9]" office:value-type="string" office:string-value="B Barracks">
            <text:p>B Barracks</text:p>
          </table:table-cell>
          <table:table-cell table:style-name="ce21" office:value-type="string">
            <office:annotation draw:style-name="gr6" draw:text-style-name="P3" svg:width="2.3161in" svg:height="0.3902in" svg:x="2.6311in" svg:y="17.237in" draw:caption-point-x="-0.2402in" draw:caption-point-y="0.176in">
              <dc:creator>AŠ</dc:creator>
              <dc:date>2010-12-24T00:00:00</dc:date>
              <text:p text:style-name="P3"><text:span text:style-name="T3">1lvl: 10x trooper energy cost</text:span></text:p>
              <text:p text:style-name="P3"><text:span text:style-name="T3">2-4lvl: + 1,2 x 1lvl</text:span></text:p>
            </office:annotation>
            <text:p>energy cost</text:p>
          </table:table-cell>
          <table:table-cell table:formula="of:=[Units.S55]*10" office:value-type="float" office:value="6780">
            <text:p>6780</text:p>
          </table:table-cell>
          <table:table-cell table:formula="of:=[.C110]*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21" office:value-type="string">
            <office:annotation draw:style-name="gr5" draw:text-style-name="P3" svg:width="2.8614in" svg:height="0.2346in" svg:x="2.6311in" svg:y="17.4087in" draw:caption-point-x="-0.2402in" draw:caption-point-y="0.176in">
              <dc:creator>AŠ</dc:creator>
              <dc:date>2011-02-27T00:00:00</dc:date>
              <text:p text:style-name="P3"><text:span text:style-name="T3">2-4lvl: 10x shocker zetium cost * level</text:span></text:p>
            </office:annotation>
            <text:p>zetium cost</text:p>
          </table:table-cell>
          <table:table-cell office:value-type="float" office:value="0">
            <text:p>0</text:p>
          </table:table-cell>
          <table:table-cell table:formula="of:=10*[Units.T56]"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0]"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Ground Factory</text:p>
          </table:table-cell>
          <table:table-cell table:style-name="ce21" office:value-type="string">
            <office:annotation draw:style-name="gr6" draw:text-style-name="P3" svg:width="2.2378in" svg:height="0.3902in" svg:x="2.6311in" svg:y="17.6634in" draw:caption-point-x="-0.2402in" draw:caption-point-y="0.176in">
              <dc:creator>AŠ</dc:creator>
              <dc:date>2010-12-24T00:00:00</dc:date>
              <text:p text:style-name="P3"><text:span text:style-name="T3">1lvl: ~3,5 scorpiono statymo laiko</text:span></text:p>
              <text:p text:style-name="P3"><text:span text:style-name="T3">2-4lvl: + 1lvl * 2,5</text:span></text:p>
            </office:annotation>
            <text:p>time</text:p>
          </table:table-cell>
          <table:table-cell table:style-name="ce31" table:formula="of:=ROUND(SMINUTES([Units.J59])*3.5)" office:value-type="float" office:value="38850">
            <text:p>38850</text:p>
          </table:table-cell>
          <table:table-cell table:formula="of:=[.C113]*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3]" office:value-type="string" office:string-value="B Ground Factory">
            <text:p>B Ground Factory</text:p>
          </table:table-cell>
          <table:table-cell table:style-name="ce21" office:value-type="string">
            <office:annotation draw:style-name="gr6" draw:text-style-name="P3" svg:width="2.5244in" svg:height="0.3902in" svg:x="2.6311in" svg:y="17.835in" draw:caption-point-x="-0.2402in" draw:caption-point-y="0.17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4]" office:value-type="string" office:string-value="B Ground Factory">
            <text:p>B Ground Factory</text:p>
          </table:table-cell>
          <table:table-cell table:style-name="ce21" office:value-type="string">
            <office:annotation draw:style-name="gr6" draw:text-style-name="P3" svg:width="2.2984in" svg:height="0.3902in" svg:x="2.6311in" svg:y="18.0067in" draw:caption-point-x="-0.2402in" draw:caption-point-y="0.176in">
              <dc:creator>AŠ</dc:creator>
              <dc:date>2010-12-24T00:00:00</dc:date>
              <text:p text:style-name="P3"><text:span text:style-name="T3">1lvl: 10x scorpion metal cost</text:span></text:p>
              <text:p text:style-name="P3"><text:span text:style-name="T3">2-4lvl: + 1,2 x 1lvl</text:span></text:p>
            </office:annotation>
            <text:p>metal cost</text:p>
          </table:table-cell>
          <table:table-cell table:formula="of:=[Units.R59]*10" office:value-type="float" office:value="24939">
            <text:p>24939</text:p>
          </table:table-cell>
          <table:table-cell table:formula="of:=[.C115]*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5]" office:value-type="string" office:string-value="B Ground Factory">
            <text:p>B Ground Factory</text:p>
          </table:table-cell>
          <table:table-cell table:style-name="ce21" office:value-type="string">
            <office:annotation draw:style-name="gr6" draw:text-style-name="P3" svg:width="2.6374in" svg:height="0.3902in" svg:x="2.6311in" svg:y="18.178in" draw:caption-point-x="-0.2402in" draw:caption-point-y="0.176in">
              <dc:creator>AŠ</dc:creator>
              <dc:date>2010-12-27T00:00:00</dc:date>
              <text:p text:style-name="P3"><text:span text:style-name="T3">1lvl: 10x scorpion energy cost</text:span></text:p>
              <text:p text:style-name="P3"><text:span text:style-name="T3">2-4lvl: + 1,2 x 1lvl</text:span></text:p>
            </office:annotation>
            <text:p>energy cost</text:p>
          </table:table-cell>
          <table:table-cell table:formula="of:=[Units.S59]*10" office:value-type="float" office:value="38655.45">
            <text:p>38655.45</text:p>
          </table:table-cell>
          <table:table-cell table:formula="of:=[.C116]*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21" office:value-type="string">
            <office:annotation draw:style-name="gr6" draw:text-style-name="P3" svg:width="2.6894in" svg:height="0.3902in" svg:x="2.6311in" svg:y="18.3496in" draw:caption-point-x="-0.2402in" draw:caption-point-y="0.176in">
              <dc:creator>AŠ</dc:creator>
              <dc:date>2010-12-27T00:00:00</dc:date>
              <text:p text:style-name="P3"><text:span text:style-name="T3">1lvl: 10x scorpion zetium cost</text:span></text:p>
              <text:p text:style-name="P3"><text:span text:style-name="T3">2-4lvl: + 1,2 x 1lvl</text:span></text:p>
            </office:annotation>
            <text:p>zetium cost</text:p>
          </table:table-cell>
          <table:table-cell table:formula="of:=[Units.T59]*10" office:value-type="float" office:value="2493.9">
            <text:p>2493.9</text:p>
          </table:table-cell>
          <table:table-cell table:formula="of:=[.C117]*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Space Factory</text:p>
          </table:table-cell>
          <table:table-cell table:style-name="ce21" office:value-type="string">
            <office:annotation draw:style-name="gr6" draw:text-style-name="P3" svg:width="2.2724in" svg:height="0.3902in" svg:x="2.6311in" svg:y="18.6043in" draw:caption-point-x="-0.2402in" draw:caption-point-y="0.176in">
              <dc:creator>AŠ</dc:creator>
              <dc:date>2010-12-24T00:00:00</dc:date>
              <text:p text:style-name="P3"><text:span text:style-name="T3">1lvl: ~3,5 crow statymo laiko</text:span></text:p>
              <text:p text:style-name="P3"><text:span text:style-name="T3">2-4lvl: + 1lvl * 2,5</text:span></text:p>
            </office:annotation>
            <text:p>time</text:p>
          </table:table-cell>
          <table:table-cell table:style-name="ce31" table:formula="of:=ROUND(SMINUTES([Units.J65])*3.5)" office:value-type="float" office:value="27510">
            <text:p>27510</text:p>
          </table:table-cell>
          <table:table-cell table:formula="of:=[.C119]*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9]" office:value-type="string" office:string-value="B Space Factory">
            <text:p>B Space Factory</text:p>
          </table:table-cell>
          <table:table-cell table:style-name="ce21" office:value-type="string">
            <office:annotation draw:style-name="gr6" draw:text-style-name="P3" svg:width="2.8197in" svg:height="0.3902in" svg:x="2.6311in" svg:y="18.776in" draw:caption-point-x="-0.2402in" draw:caption-point-y="0.17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0]" office:value-type="string" office:string-value="B Space Factory">
            <text:p>B Space Factory</text:p>
          </table:table-cell>
          <table:table-cell table:style-name="ce21" office:value-type="string">
            <office:annotation draw:style-name="gr6" draw:text-style-name="P3" svg:width="2.4984in" svg:height="0.3902in" svg:x="2.6311in" svg:y="18.9472in" draw:caption-point-x="-0.2402in" draw:caption-point-y="0.176in">
              <dc:creator>AŠ</dc:creator>
              <dc:date>2010-12-24T00:00:00</dc:date>
              <text:p text:style-name="P3"><text:span text:style-name="T3">1lvl: 5x crow metal cost</text:span></text:p>
              <text:p text:style-name="P3"><text:span text:style-name="T3">2-4lvl: + 1,2 x 1lvl</text:span></text:p>
            </office:annotation>
            <text:p>metal cost</text:p>
          </table:table-cell>
          <table:table-cell table:formula="of:=[Units.R65]*5" office:value-type="float" office:value="19218.75">
            <text:p>19218.75</text:p>
          </table:table-cell>
          <table:table-cell table:formula="of:=[.C121]*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1]" office:value-type="string" office:string-value="B Space Factory">
            <text:p>B Space Factory</text:p>
          </table:table-cell>
          <table:table-cell table:style-name="ce21" office:value-type="string">
            <office:annotation draw:style-name="gr6" draw:text-style-name="P3" svg:width="2.5157in" svg:height="0.3902in" svg:x="2.6311in" svg:y="19.1189in" draw:caption-point-x="-0.2402in" draw:caption-point-y="0.176in">
              <dc:creator>AŠ</dc:creator>
              <dc:date>2010-12-24T00:00:00</dc:date>
              <text:p text:style-name="P3"><text:span text:style-name="T3">1lvl: 5x crow energy cost</text:span></text:p>
              <text:p text:style-name="P3"><text:span text:style-name="T3">2-4lvl: + 1,2 x 1lvl</text:span></text:p>
            </office:annotation>
            <text:p>energy cost</text:p>
          </table:table-cell>
          <table:table-cell table:formula="of:=[Units.S65]*5" office:value-type="float" office:value="26906.25">
            <text:p>26906.25</text:p>
          </table:table-cell>
          <table:table-cell table:formula="of:=[.C122]*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21" office:value-type="string">
            <office:annotation draw:style-name="gr6" draw:text-style-name="P3" svg:width="2.0295in" svg:height="0.3902in" svg:x="2.6311in" svg:y="19.2906in" draw:caption-point-x="-0.2402in" draw:caption-point-y="0.176in">
              <dc:creator>AŠ</dc:creator>
              <dc:date>2010-12-24T00:00:00</dc:date>
              <text:p text:style-name="P3"><text:span text:style-name="T3">1lvl: 5x crow zetium cost</text:span></text:p>
              <text:p text:style-name="P3"><text:span text:style-name="T3">2-4lvl: + 1,2 x 1lvl</text:span></text:p>
            </office:annotation>
            <text:p>zetium cost</text:p>
          </table:table-cell>
          <table:table-cell table:formula="of:=[Units.T65]*5" office:value-type="float" office:value="1345.3125">
            <text:p>1345.31</text:p>
          </table:table-cell>
          <table:table-cell table:formula="of:=[.C123]*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Research Center</text:p>
          </table:table-cell>
          <table:table-cell table:style-name="ce21" office:value-type="string">
            <office:annotation draw:style-name="gr6" draw:text-style-name="P3" svg:width="2.4374in" svg:height="0.3902in" svg:x="2.6311in" svg:y="19.5453in" draw:caption-point-x="-0.2402in" draw:caption-point-y="0.176in">
              <dc:creator>AŠ</dc:creator>
              <dc:date>2010-12-24T00:00:00</dc:date>
              <text:p text:style-name="P3"><text:span text:style-name="T3">1lvl: 5h</text:span></text:p>
              <text:p text:style-name="P3"><text:span text:style-name="T3">2-6lvl: 1,1 * paskutinis lvl</text:span></text:p>
            </office:annotation>
            <text:p>time</text:p>
          </table:table-cell>
          <table:table-cell table:formula="of:=SHOURS(5)" office:value-type="float" office:value="18000">
            <text:p>18000</text:p>
          </table:table-cell>
          <table:table-cell table:formula="of:=[.C125]*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5]" office:value-type="string" office:string-value="B Research Center">
            <text:p>B Research Center</text:p>
          </table:table-cell>
          <table:table-cell table:style-name="ce21" office:value-type="string">
            <office:annotation draw:style-name="gr6" draw:text-style-name="P3" svg:width="2.585in" svg:height="0.3902in" svg:x="2.6311in" svg:y="19.7169in" draw:caption-point-x="-0.2402in" draw:caption-point-y="0.176in">
              <dc:creator>AŠ</dc:creator>
              <dc:date>2011-02-27T00:00:00</dc:date>
              <text:p text:style-name="P3"><text:span text:style-name="T3">1lvl: kiek 7 lvl MEX t1 per 12val.</text:span></text:p>
              <text:p text:style-name="P3"><text:span text:style-name="T3">*lvl: 10% 1lvl</text:span></text:p>
            </office:annotation>
            <text:p>metal cost</text:p>
          </table:table-cell>
          <table:table-cell table:formula="of:=SUPERFORMULA(7; [.C3:.M3]) * [.$P$126]" office:value-type="float" office:value="6782.71953383483">
            <text:p>6782.72</text:p>
          </table:table-cell>
          <table:table-cell table:formula="of:=[.C126]*[.$O$126]"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table-cell office:value-type="float" office:value="0.6">
            <office:annotation draw:style-name="gr4" draw:text-style-name="P3" svg:width="1.1413in" svg:height="0.5457in" svg:x="11.7949in" svg:y="19.7169in" draw:caption-point-x="-0.2402in" draw:caption-point-y="0.176in">
              <dc:creator>AŠ</dc:creator>
              <dc:date>2011-06-27T00:00:00</dc:date>
              <text:p text:style-name="P3"><text:span text:style-name="T3">% for next level cost increasement</text:span></text:p>
            </office:annotation>
            <text:p>0.6</text:p>
          </table:table-cell>
          <table:table-cell table:formula="of:=SHOURS(24) * 4" office:value-type="float" office:value="345600">
            <office:annotation draw:style-name="gr4" draw:text-style-name="P3" svg:width="1.1413in" svg:height="0.2346in" svg:x="12.6839in" svg:y="19.7169in" draw:caption-point-x="-0.2402in" draw:caption-point-y="0.176in">
              <dc:creator>AŠ</dc:creator>
              <dc:date>2011-06-27T00:00:00</dc:date>
              <text:p text:style-name="P3"><text:span text:style-name="T3">cost multiplier</text:span></text:p>
            </office:annotation>
            <text:p>345600</text:p>
          </table:table-cell>
          <table:table-cell table:number-columns-repeated="1008"/>
        </table:table-row>
        <table:table-row table:style-name="ro1">
          <table:table-cell table:formula="of:=[.A126]" office:value-type="string" office:string-value="B Research Center">
            <text:p>B Research Center</text:p>
          </table:table-cell>
          <table:table-cell table:style-name="ce21" office:value-type="string">
            <office:annotation draw:style-name="gr6" draw:text-style-name="P3" svg:width="2.5591in" svg:height="0.3902in" svg:x="2.6311in" svg:y="19.8882in" draw:caption-point-x="-0.2402in" draw:caption-point-y="0.176in">
              <dc:creator>AŠ</dc:creator>
              <dc:date>2011-02-27T00:00:00</dc:date>
              <text:p text:style-name="P3"><text:span text:style-name="T3">1lvl: kiek 7 lvl Collector t1 per 12val.</text:span></text:p>
              <text:p text:style-name="P3"><text:span text:style-name="T3">*lvl: 10% 1lvl</text:span></text:p>
            </office:annotation>
            <text:p>energy cost</text:p>
          </table:table-cell>
          <table:table-cell table:formula="of:=SUPERFORMULA(7; [.C16:.M16]) * [.$P$126]" office:value-type="float" office:value="15034.8781353393">
            <text:p>15034.88</text:p>
          </table:table-cell>
          <table:table-cell table:formula="of:=[.C127]*[.$O$126]"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7]" office:value-type="string" office:string-value="B Research Center">
            <text:p>B Research Center</text:p>
          </table:table-cell>
          <table:table-cell table:style-name="ce21" office:value-type="string">
            <office:annotation draw:style-name="gr6" draw:text-style-name="P3" svg:width="2.1421in" svg:height="0.3902in" svg:x="2.6311in" svg:y="20.0598in" draw:caption-point-x="-0.2402in" draw:caption-point-y="0.176in">
              <dc:creator>AŠ</dc:creator>
              <dc:date>2011-02-27T00:00:00</dc:date>
              <text:p text:style-name="P3"><text:span text:style-name="T3">1lvl: kiek 6 lvl ZEX t1 per 1d.</text:span></text:p>
              <text:p text:style-name="P3"><text:span text:style-name="T3">*lvl: 10% 1lvl</text:span></text:p>
            </office:annotation>
            <text:p>zetium cost</text:p>
          </table:table-cell>
          <table:table-cell table:formula="of:=SUPERFORMULA(6; [.C33:.M33]) * [.$P$128]" office:value-type="float" office:value="1181.65893802268">
            <text:p>1181.66</text:p>
          </table:table-cell>
          <table:table-cell table:formula="of:=[.C128]*[.$O$128]"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2">
            <text:p>2.0000</text:p>
          </table:table-cell>
          <table:table-cell/>
          <table:table-cell office:value-type="float" office:value="1.4">
            <text:p>1.4</text:p>
          </table:table-cell>
          <table:table-cell table:style-name="ce31" table:formula="of:=SHOURS(24) * 3" office:value-type="float" office:value="259200">
            <text:p>259200</text:p>
          </table:table-cell>
          <table:table-cell table:number-columns-repeated="1008"/>
        </table:table-row>
        <table:table-row table:style-name="ro1">
          <table:table-cell table:formula="of:=[.A128]" office:value-type="string" office:string-value="B Research Center">
            <text:p>B Research Center</text:p>
          </table:table-cell>
          <table:table-cell table:style-name="ce22" office:value-type="string">
            <office:annotation draw:style-name="gr4" draw:text-style-name="P3" svg:width="1.1413in" svg:height="0.3902in" svg:x="2.6311in" svg:y="20.2315in" draw:caption-point-x="-0.2402in" draw:caption-point-y="0.176in">
              <dc:creator>AŠ</dc:creator>
              <dc:date>2010-12-24T00:00:00</dc:date>
              <text:p text:style-name="P3"><text:span text:style-name="T3">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B Crane</text:p>
          </table:table-cell>
          <table:table-cell table:style-name="ce21" office:value-type="string">
            <office:annotation draw:style-name="gr4" draw:text-style-name="P3" svg:width="1.1413in" svg:height="0.2346in" svg:x="2.6311in" svg:y="20.4862in" draw:caption-point-x="-0.2402in" draw:caption-point-y="0.176in">
              <dc:creator>AŠ</dc:creator>
              <dc:date>2011-01-25T00:00:00</dc:date>
              <text:p text:style-name="P3"><text:span text:style-name="T3">MDH x 60%</text:span></text:p>
            </office:annotation>
            <text:p>time</text:p>
          </table:table-cell>
          <table:table-cell table:formula="of:=[Units.J62]*60" office:value-type="float" office:value="16500">
            <text:p>16500</text:p>
          </table:table-cell>
          <table:table-cell table:number-columns-repeated="7"/>
          <table:table-cell office:value-type="float" office:value="1">
            <text:p>1</text:p>
          </table:table-cell>
          <table:table-cell/>
          <table:table-cell table:style-name="ce30" office:value-type="float" office:value="0.6">
            <text:p>0.6000</text:p>
          </table:table-cell>
          <table:table-cell table:number-columns-repeated="1011"/>
        </table:table-row>
        <table:table-row table:style-name="ro1">
          <table:table-cell table:formula="of:=[.A131]" office:value-type="string" office:string-value="B Crane">
            <text:p>B Crane</text:p>
          </table:table-cell>
          <table:table-cell table:style-name="ce21" office:value-type="string">
            <text:p>metal cost</text:p>
          </table:table-cell>
          <table:table-cell table:formula="of:=[Units.R62]" office:value-type="float" office:value="4900">
            <text:p>4900</text:p>
          </table:table-cell>
          <table:table-cell table:number-columns-repeated="7"/>
          <table:table-cell table:formula="of:=[.K131]" office:value-type="float" office:value="1">
            <text:p>1</text:p>
          </table:table-cell>
          <table:table-cell/>
          <table:table-cell table:style-name="ce30" table:formula="of:=[.M131]" office:value-type="float" office:value="0.6">
            <text:p>0.6000</text:p>
          </table:table-cell>
          <table:table-cell table:number-columns-repeated="1011"/>
        </table:table-row>
        <table:table-row table:style-name="ro1">
          <table:table-cell table:formula="of:=[.A132]" office:value-type="string" office:string-value="B Crane">
            <text:p>B Crane</text:p>
          </table:table-cell>
          <table:table-cell table:style-name="ce21" office:value-type="string">
            <text:p>energy cost</text:p>
          </table:table-cell>
          <table:table-cell table:formula="of:=[Units.S62]" office:value-type="float" office:value="7000">
            <text:p>7000</text:p>
          </table:table-cell>
          <table:table-cell table:number-columns-repeated="7"/>
          <table:table-cell table:formula="of:=[.K132]" office:value-type="float" office:value="1">
            <text:p>1</text:p>
          </table:table-cell>
          <table:table-cell/>
          <table:table-cell table:style-name="ce30" table:formula="of:=[.M132]" office:value-type="float" office:value="0.6">
            <text:p>0.6000</text:p>
          </table:table-cell>
          <table:table-cell table:number-columns-repeated="1011"/>
        </table:table-row>
        <table:table-row table:style-name="ro1">
          <table:table-cell table:formula="of:=[.A133]" office:value-type="string" office:string-value="B Crane">
            <text:p>B Crane</text:p>
          </table:table-cell>
          <table:table-cell table:style-name="ce21" office:value-type="string">
            <text:p>zetium cost</text:p>
          </table:table-cell>
          <table:table-cell table:formula="of:=[Units.T62]" office:value-type="float" office:value="420">
            <text:p>420</text:p>
          </table:table-cell>
          <table:table-cell table:number-columns-repeated="7"/>
          <table:table-cell table:formula="of:=[.K133]" office:value-type="float" office:value="1">
            <text:p>1</text:p>
          </table:table-cell>
          <table:table-cell/>
          <table:table-cell table:style-name="ce30" table:formula="of:=[.M133]" office:value-type="float" office:value="0.6">
            <text:p>0.6000</text:p>
          </table:table-cell>
          <table:table-cell table:number-columns-repeated="1011"/>
        </table:table-row>
        <table:table-row table:style-name="ro6">
          <table:table-cell/>
          <table:table-cell table:style-name="ce21"/>
          <table:table-cell table:number-columns-repeated="10"/>
          <table:table-cell table:style-name="ce30"/>
          <table:table-cell table:number-columns-repeated="1011"/>
        </table:table-row>
        <table:table-row table:style-name="ro1">
          <table:table-cell office:value-type="string">
            <text:p>B Defensive Portal</text:p>
          </table:table-cell>
          <table:table-cell table:style-name="ce21" office:value-type="string">
            <office:annotation draw:style-name="gr11" draw:text-style-name="P3" svg:width="2.0094in" svg:height="1.1677in" svg:x="2.6311in" svg:y="21.2803in" draw:caption-point-x="-0.2402in" draw:caption-point-y="0.176in">
              <dc:creator>AŠ</dc:creator>
              <dc:date>2011-05-12T00:00:00</dc:date>
              <text:p text:style-name="P3"><text:span text:style-name="T3">time/costs</text:span></text:p>
              <text:p text:style-name="P3"><text:span text:style-name="T3"/></text:p>
              <text:p text:style-name="P3"><text:span text:style-name="T3">1lvl: mod x mule time/cost</text:span></text:p>
              <text:p text:style-name="P3"><text:span text:style-name="T3">2-3lvl: percentage mod x lvl-1</text:span></text:p>
              <text:p text:style-name="P3"><text:span text:style-name="T3"/></text:p>
              <text:p text:style-name="P3"><text:span text:style-name="T3">Time is also multiplied by 60% to reduce nee</text:span></text:p>
            </office:annotation>
            <text:p>time</text:p>
          </table:table-cell>
          <table:table-cell table:formula="of:=[Units.J63]*60*[.$O$136]" office:value-type="float" office:value="81000">
            <text:p>81000</text:p>
          </table:table-cell>
          <table:table-cell table:formula="of:=ROUND([.C136]*[.$P$136];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table-cell office:value-type="float" office:value="4.5">
            <office:annotation draw:style-name="gr4" draw:text-style-name="P3" svg:width="1.1413in" svg:height="0.5457in" svg:x="11.7949in" svg:y="21.2803in" draw:caption-point-x="-0.2402in" draw:caption-point-y="0.176in">
              <dc:creator>AŠ</dc:creator>
              <dc:date>2011-05-12T00:00:00</dc:date>
              <text:p text:style-name="P3"><text:span text:style-name="T3">time/cost multiplier from mule stats.</text:span></text:p>
            </office:annotation>
            <text:p>4.5</text:p>
          </table:table-cell>
          <table:table-cell office:value-type="float" office:value="1.25">
            <office:annotation draw:style-name="gr4" draw:text-style-name="P3" svg:width="1.1413in" svg:height="0.5457in" svg:x="12.6839in" svg:y="21.2803in" draw:caption-point-x="-0.2402in" draw:caption-point-y="0.176in">
              <dc:creator>AŠ</dc:creator>
              <dc:date>2011-05-12T00:00:00</dc:date>
              <text:p text:style-name="P3"><text:span text:style-name="T3">2-3 lvl % for cost/time</text:span></text:p>
              <text:p text:style-name="P3"><text:span text:style-name="T3"/></text:p>
            </office:annotation>
            <text:p>1.25</text:p>
          </table:table-cell>
          <table:table-cell table:number-columns-repeated="1008"/>
        </table:table-row>
        <table:table-row table:style-name="ro1">
          <table:table-cell table:formula="of:=[.A136]" office:value-type="string" office:string-value="B Defensive Portal">
            <text:p>B Defensive Portal</text:p>
          </table:table-cell>
          <table:table-cell table:style-name="ce21" office:value-type="string">
            <text:p>metal cost</text:p>
          </table:table-cell>
          <table:table-cell table:formula="of:=[Units.R63]*[.$O$136]" office:value-type="float" office:value="28350">
            <text:p>28350</text:p>
          </table:table-cell>
          <table:table-cell table:formula="of:=ROUND([.C137]*[.$P$136];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6]"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7]" office:value-type="string" office:string-value="B Defensive Portal">
            <text:p>B Defensive Portal</text:p>
          </table:table-cell>
          <table:table-cell table:style-name="ce21" office:value-type="string">
            <text:p>energy cost</text:p>
          </table:table-cell>
          <table:table-cell table:formula="of:=[Units.S63]*[.$O$136]" office:value-type="float" office:value="40500">
            <text:p>40500</text:p>
          </table:table-cell>
          <table:table-cell table:formula="of:=ROUND([.C138]*[.$P$136];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8]" office:value-type="string" office:string-value="B Defensive Portal">
            <text:p>B Defensive Portal</text:p>
          </table:table-cell>
          <table:table-cell table:style-name="ce21" office:value-type="string">
            <text:p>zetium cost</text:p>
          </table:table-cell>
          <table:table-cell table:formula="of:=[Units.T63]*[.$O$136]" office:value-type="float" office:value="2430">
            <text:p>2430</text:p>
          </table:table-cell>
          <table:table-cell table:formula="of:=ROUND([.C139]*[.$P$136];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9]" office:value-type="string" office:string-value="B Defensive Portal">
            <text:p>B Defensive Portal</text:p>
          </table:table-cell>
          <table:table-cell table:style-name="ce21" office:value-type="string">
            <office:annotation draw:style-name="gr6" draw:text-style-name="P3" svg:width="1.6012in" svg:height="0.3902in" svg:x="2.6311in" svg:y="21.9665in" draw:caption-point-x="-0.2402in" draw:caption-point-y="0.176in">
              <dc:creator>AŠ</dc:creator>
              <dc:date>2011-05-12T00:00:00</dc:date>
              <text:p text:style-name="P3"><text:span text:style-name="T3">1lvl: 2x collector t2 lvl 2</text:span></text:p>
              <text:p text:style-name="P3"><text:span text:style-name="T3">2-3lvl: 80% x lvl-1</text:span></text:p>
            </office:annotation>
            <text:p>energy usage</text:p>
          </table:table-cell>
          <table:table-cell table:formula="of:=SUPERFORMULA(2; [.C21:.M21]) * 2" office:value-type="float" office:value="0.172152562986548">
            <text:p>0.17</text:p>
          </table:table-cell>
          <table:table-cell table:formula="of:=[.C140]*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21" office:value-type="string">
            <office:annotation draw:style-name="gr6" draw:text-style-name="P3" svg:width="1.5579in" svg:height="0.3902in" svg:x="2.6311in" svg:y="22.1382in" draw:caption-point-x="-0.2402in" draw:caption-point-y="0.176in">
              <dc:creator>AŠ</dc:creator>
              <dc:date>2011-05-12T00:00:00</dc:date>
              <text:p text:style-name="P3"><text:span text:style-name="T3">1lvl: 3x mule</text:span></text:p>
              <text:p text:style-name="P3"><text:span text:style-name="T3">2-3lvl: lvl - 1 x 66%</text:span></text:p>
            </office:annotation>
            <text:p>teleported volume</text:p>
          </table:table-cell>
          <table:table-cell table:formula="of:=[Units.W63]*3" office:value-type="float" office:value="3738">
            <text:p>3738</text:p>
          </table:table-cell>
          <table:table-cell table:formula="of:=ROUND([.C141]*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table:style-name="Default" office:value-type="string">
            <text:p>T Defensive Portal</text:p>
          </table:table-cell>
          <table:table-cell table:style-name="ce21" office:value-type="string">
            <office:annotation draw:style-name="gr9" draw:text-style-name="P3" svg:width="1.6185in" svg:height="0.8567in" svg:x="2.6311in" svg:y="22.3929in" draw:caption-point-x="-0.2402in" draw:caption-point-y="0.176in">
              <dc:creator>AŠ</dc:creator>
              <dc:date>2011-05-12T00:00:00</dc:date>
              <text:p text:style-name="P3"><text:span text:style-name="T3">mod x building time/cost</text:span></text:p>
              <text:p text:style-name="P3"><text:span text:style-name="T3"/></text:p>
              <text:p text:style-name="P3"><text:span text:style-name="T3">time is also reduced to 70% to reduce scientists need.</text:span></text:p>
            </office:annotation>
            <text:p>time</text:p>
          </table:table-cell>
          <table:table-cell table:formula="of:=[.C136]*[.$O$143]"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0" office:value-type="float" office:value="0.7">
            <text:p>0.7000</text:p>
          </table:table-cell>
          <table:table-cell/>
          <table:table-cell office:value-type="float" office:value="2">
            <office:annotation draw:style-name="gr4" draw:text-style-name="P3" svg:width="1.1413in" svg:height="0.7012in" svg:x="11.7949in" svg:y="22.3929in" draw:caption-point-x="-0.2402in" draw:caption-point-y="0.176in">
              <dc:creator>AŠ</dc:creator>
              <dc:date>2011-05-12T00:00:00</dc:date>
              <text:p text:style-name="P3"><text:span text:style-name="T3">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21" office:value-type="string">
            <text:p>metal cost</text:p>
          </table:table-cell>
          <table:table-cell table:formula="of:=[.C137]*[.$O$143]"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energy cost</text:p>
          </table:table-cell>
          <table:table-cell table:formula="of:=[.C138]*[.$O$143]"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zetium cost</text:p>
          </table:table-cell>
          <table:table-cell table:formula="of:=[.C139]*[.$O$143]"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3:.M143])"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233333333333333">
            <text:p>0.0023</text:p>
          </table:table-cell>
          <table:table-cell table:number-columns-repeated="1011"/>
        </table:table-row>
        <table:table-row table:style-name="ro1">
          <table:table-cell table:style-name="Default" table:formula="of:=[.A147]"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4:.M146];[Variables.$B$11:.$B$13];[Variables.$B$22])"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Healing Center</text:p>
          </table:table-cell>
          <table:table-cell table:style-name="ce21" office:value-type="string">
            <office:annotation draw:style-name="gr7" draw:text-style-name="P3" svg:width="1.8358in" svg:height="0.7012in" svg:x="2.6311in" svg:y="23.5055in" draw:caption-point-x="-0.2402in" draw:caption-point-y="0.176in">
              <dc:creator>AŠ</dc:creator>
              <dc:date>2011-05-13T00:00:00</dc:date>
              <text:p text:style-name="P3"><text:span text:style-name="T3">1lvl: 0,8x Ground Factory</text:span></text:p>
              <text:p text:style-name="P3"><text:span text:style-name="T3">3lvl: 1x Space Factory lvl 2</text:span></text:p>
              <text:p text:style-name="P3"><text:span text:style-name="T3"/></text:p>
              <text:p text:style-name="P3"><text:span text:style-name="T3">Kiti analogiškai.</text:span></text:p>
            </office:annotation>
            <text:p>time</text:p>
          </table:table-cell>
          <table:table-cell table:number-matrix-columns-spanned="9" table:number-matrix-rows-spanned="1" table:formula="of:=LINEAR_DEP(1; [.C113:.M113]; 0.8; 2; [.C119:.M119]; 1.4; [.O150])"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table-cell office:value-type="float" office:value="3">
            <office:annotation draw:style-name="gr4" draw:text-style-name="P3" svg:width="1.1413in" svg:height="0.2346in" svg:x="11.7949in" svg:y="23.5055in" draw:caption-point-x="-0.2402in" draw:caption-point-y="0.176in">
              <dc:creator>AŠ</dc:creator>
              <dc:date>2011-05-13T00:00:00</dc:date>
              <text:p text:style-name="P3"><text:span text:style-name="T3">Number of levels</text:span></text:p>
            </office:annotation>
            <text:p>3</text:p>
          </table:table-cell>
          <table:table-cell table:number-columns-repeated="1009"/>
        </table:table-row>
        <table:table-row table:style-name="ro1">
          <table:table-cell table:formula="of:=[.A150]" office:value-type="string" office:string-value="B Healing Center">
            <text:p>B Healing Center</text:p>
          </table:table-cell>
          <table:table-cell table:style-name="ce21" office:value-type="string">
            <text:p>metal cost</text:p>
          </table:table-cell>
          <table:table-cell table:style-name="ce31" table:number-matrix-columns-spanned="9" table:number-matrix-rows-spanned="1" table:formula="of:=LINEAR_DEP(1; [.C115:.M115]; 0.8; 2; [.C121:.M121]; 1.4; [.O150])"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1]"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6:.M116]; 0.8; 2; [.C122:.M122]; 1.4; [.O150])"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2]" office:value-type="string" office:string-value="B Healing Center">
            <text:p>B Healing Center</text:p>
          </table:table-cell>
          <table:table-cell table:style-name="ce21" office:value-type="string">
            <text:p>zetium cost</text:p>
          </table:table-cell>
          <table:table-cell table:style-name="ce31" table:number-matrix-columns-spanned="9" table:number-matrix-rows-spanned="1" table:formula="of:=LINEAR_DEP(1; [.C117:.M117]; 0.8; 2; [.C123:.M123]; 1.4; [.O150])"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3]" office:value-type="string" office:string-value="B Healing Center">
            <text:p>B Healing Center</text:p>
          </table:table-cell>
          <table:table-cell table:style-name="ce21" office:value-type="string">
            <text:p>healing time mod</text:p>
          </table:table-cell>
          <table:table-cell table:style-name="ce31"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3]"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21" office:value-type="string">
            <text:p>healing cost mod</text:p>
          </table:table-cell>
          <table:table-cell table:style-name="ce31"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4]" office:value-type="float" office:value="3">
            <text:p>3</text:p>
          </table:table-cell>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Healing Center</text:p>
          </table:table-cell>
          <table:table-cell table:style-name="ce21" office:value-type="string">
            <office:annotation draw:style-name="gr5" draw:text-style-name="P3" svg:width="1.6185in" svg:height="0.2346in" svg:x="2.6311in" svg:y="24.6165in" draw:caption-point-x="-0.2402in" draw:caption-point-y="0.1772in">
              <dc:creator>AŠ</dc:creator>
              <dc:date>2011-03-09T00:00:00</dc:date>
              <text:p text:style-name="P3"><text:span text:style-name="T3">2 5x Ground Factory</text:span></text:p>
            </office:annotation>
            <text:p>time</text:p>
          </table:table-cell>
          <table:table-cell table:formula="of:=[.C113]*2.5" office:value-type="float" office:value="97125">
            <text:p>9712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7]"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5:.C117]*2.5" office:value-type="float" office:value="62347.5">
            <text:p>62347.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57:.M157])"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161]" office:value-type="string" office:string-value="T Healing Center">
            <text:p>T Healing Center</text:p>
          </table:table-cell>
          <table:table-cell table:style-name="ce21" office:value-type="string">
            <text:p>war points</text:p>
          </table:table-cell>
          <table:table-cell table:style-name="ce31" table:number-matrix-columns-spanned="11" table:number-matrix-rows-spanned="1" table:formula="of:=TECH_WAR_POINTS([.C158:.M160];[Variables.$B$11:.$B$13];[Variables.$B$22])"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1"/>
          <table:table-cell table:style-name="ce31"/>
          <table:table-cell table:number-columns-repeated="9"/>
          <table:table-cell table:style-name="ce30"/>
          <table:table-cell table:number-columns-repeated="1011"/>
        </table:table-row>
        <table:table-row table:style-name="ro1">
          <table:table-cell office:value-type="string">
            <text:p>T Building Repair</text:p>
          </table:table-cell>
          <table:table-cell table:style-name="ce21" office:value-type="string">
            <office:annotation draw:style-name="gr5" draw:text-style-name="P3" svg:width="1.6185in" svg:height="0.2346in" svg:x="2.6311in" svg:y="25.7209in" draw:caption-point-x="-0.2402in" draw:caption-point-y="0.1772in">
              <dc:creator>AŠ</dc:creator>
              <dc:date>2011-03-09T00:00:00</dc:date>
              <text:p text:style-name="P3"><text:span text:style-name="T3">2 5x Ground Factory</text:span></text:p>
            </office:annotation>
            <text:p>time</text:p>
          </table:table-cell>
          <table:table-cell table:style-name="ce31" table:number-matrix-columns-spanned="9" table:number-matrix-rows-spanned="1" table:formula="of:=LINEAR_DEP(1; [.C157:.M157];[.$O$164]; 1; [.C157:.M157]; [.$P$164]; [.$Q$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table-cell office:value-type="float" office:value="1.5">
            <office:annotation draw:style-name="gr4" draw:text-style-name="P3" svg:width="1.1413in" svg:height="0.8567in" svg:x="11.7949in" svg:y="25.7209in" draw:caption-point-x="-0.2402in" draw:caption-point-y="0.1772in">
              <dc:creator>AŠ</dc:creator>
              <dc:date>2011-11-11T00:00:00</dc:date>
              <text:p text:style-name="P3"><text:span text:style-name="T3">First level multiplier of healing center technology.</text:span></text:p>
              <text:p text:style-name="P3"><text:span text:style-name="T3"/></text:p>
            </office:annotation>
            <text:p>1.5</text:p>
          </table:table-cell>
          <table:table-cell office:value-type="float" office:value="3.5">
            <office:annotation draw:style-name="gr4" draw:text-style-name="P3" svg:width="1.1413in" svg:height="0.7012in" svg:x="12.6839in" svg:y="25.7209in" draw:caption-point-x="-0.2402in" draw:caption-point-y="0.1772in">
              <dc:creator>AŠ</dc:creator>
              <dc:date>2011-11-11T00:00:00</dc:date>
              <text:p text:style-name="P3"><text:span text:style-name="T3">Last level multiplier of healing center technology</text:span></text:p>
            </office:annotation>
            <text:p>3.5</text:p>
          </table:table-cell>
          <table:table-cell table:formula="of:=[.O150]" office:value-type="float" office:value="3">
            <office:annotation draw:style-name="gr4" draw:text-style-name="P3" svg:width="1.1413in" svg:height="0.2346in" svg:x="13.5728in" svg:y="25.7209in" draw:caption-point-x="-0.2402in" draw:caption-point-y="0.1772in">
              <dc:creator>AŠ</dc:creator>
              <dc:date>2011-11-11T00:00:00</dc:date>
              <text:p text:style-name="P3"><text:span text:style-name="T3">Max level.</text:span></text:p>
            </office:annotation>
            <text:p>3</text:p>
          </table:table-cell>
          <table:table-cell table:number-columns-repeated="1007"/>
        </table:table-row>
        <table:table-row table:style-name="ro1">
          <table:table-cell table:formula="of:=[.A164]" office:value-type="string" office:string-value="T Building Repair">
            <text:p>T Building Repair</text:p>
          </table:table-cell>
          <table:table-cell table:style-name="ce21" office:value-type="string">
            <text:p>metal cost</text:p>
          </table:table-cell>
          <table:table-cell table:style-name="ce31" table:number-matrix-columns-spanned="9" table:number-matrix-rows-spanned="1" table:formula="of:=LINEAR_DEP(1; [.C158:.M158];[.$O$164]; 1; [.C158:.M158]; [.$P$164]; [.$Q$164])"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5]" office:value-type="string" office:string-value="T Building Repair">
            <text:p>T Building Repair</text:p>
          </table:table-cell>
          <table:table-cell table:style-name="ce21" office:value-type="string">
            <text:p>energy cost</text:p>
          </table:table-cell>
          <table:table-cell table:style-name="ce31" table:number-matrix-columns-spanned="9" table:number-matrix-rows-spanned="1" table:formula="of:=LINEAR_DEP(1; [.C159:.M159];[.$O$164]; 1; [.C159:.M159]; [.$P$164]; [.$Q$164])"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6]" office:value-type="string" office:string-value="T Building Repair">
            <text:p>T Building Repair</text:p>
          </table:table-cell>
          <table:table-cell table:style-name="ce21" office:value-type="string">
            <text:p>zetium cost</text:p>
          </table:table-cell>
          <table:table-cell table:style-name="ce31" table:number-matrix-columns-spanned="9" table:number-matrix-rows-spanned="1" table:formula="of:=LINEAR_DEP(1; [.C160:.M160];[.$O$164]; 1; [.C160:.M160]; [.$P$164]; [.$Q$164])"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7]" office:value-type="string" office:string-value="T Building Repair">
            <text:p>T Building Repair</text:p>
          </table:table-cell>
          <table:table-cell table:style-name="ce21" office:value-type="string">
            <office:annotation draw:style-name="gr4" draw:text-style-name="P3" svg:width="1.1413in" svg:height="0.3902in" svg:x="2.6311in" svg:y="26.4071in" draw:caption-point-x="-0.2402in" draw:caption-point-y="0.1772in">
              <dc:creator>AŠ</dc:creator>
              <dc:date>2011-11-11T00:00:00</dc:date>
              <text:p text:style-name="P3"><text:span text:style-name="T3">Same as B Healing Center</text:span></text:p>
            </office:annotation>
            <text:p>healing time mod</text:p>
          </table:table-cell>
          <table:table-cell table:style-name="ce31" table:number-matrix-columns-spanned="10" table:number-matrix-rows-spanned="1" table:formula="of:=[.C154:.L154]"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0" table:formula="of:=[.M154]*9" office:value-type="float" office:value="9">
            <text:p>9.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21" office:value-type="string">
            <text:p>healing cost mod</text:p>
          </table:table-cell>
          <table:table-cell table:style-name="ce31" table:number-matrix-columns-spanned="11" table:number-matrix-rows-spanned="1" table:formula="of:=[.C155:.M155]"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0"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21" office:value-type="string">
            <text:p>scientists min</text:p>
          </table:table-cell>
          <table:table-cell table:style-name="ce31" table:number-matrix-columns-spanned="11" table:number-matrix-rows-spanned="1" table:formula="of:=RESEARCHTIME([.C164:.M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170]" office:value-type="string" office:string-value="T Building Repair">
            <text:p>T Building Repair</text:p>
          </table:table-cell>
          <table:table-cell table:style-name="ce21" office:value-type="string">
            <text:p>war points</text:p>
          </table:table-cell>
          <table:table-cell table:style-name="ce31" table:number-matrix-columns-spanned="11" table:number-matrix-rows-spanned="1" table:formula="of:=TECH_WAR_POINTS([.C165:.M167];[Variables.$B$11:.$B$13];[Variables.$B$22])"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6">
          <table:table-cell/>
          <table:table-cell table:style-name="ce21"/>
          <table:table-cell table:style-name="ce31"/>
          <table:table-cell table:number-columns-repeated="9"/>
          <table:table-cell table:style-name="ce30"/>
          <table:table-cell table:number-columns-repeated="1011"/>
        </table:table-row>
        <table:table-row table:style-name="ro1">
          <table:table-cell office:value-type="string">
            <text:p>B Npc Infantry Factory</text:p>
          </table:table-cell>
          <table:table-cell table:style-name="ce21" office:value-type="string">
            <office:annotation draw:style-name="gr4" draw:text-style-name="P3" svg:width="1.1413in" svg:height="0.2346in" svg:x="2.6311in" svg:y="27.2016in" draw:caption-point-x="-0.2402in" draw:caption-point-y="0.1772in">
              <dc:creator>AŠ</dc:creator>
              <dc:date>2011-09-19T00:00:00</dc:date>
              <text:p text:style-name="P3"><text:span text:style-name="T3">Gnats + glancers</text:span></text:p>
            </office:annotation>
            <text:p>metal rate</text:p>
          </table:table-cell>
          <table:table-cell table:style-name="ce31"/>
          <table:table-cell table:style-name="ce30" table:formula="of:=([Units.R$73]*[.$P$173]+[Units.R$74]*[.$Q$173])/SHOURS([.$O$173])/[.K173]"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6">
            <office:annotation draw:style-name="gr4" draw:text-style-name="P3" svg:width="1.1413in" svg:height="0.3902in" svg:x="11.7949in" svg:y="27.2016in" draw:caption-point-x="-0.2402in" draw:caption-point-y="0.1772in">
              <dc:creator>AŠ</dc:creator>
              <dc:date>2011-09-19T00:00:00</dc:date>
              <text:p text:style-name="P3"><text:span text:style-name="T3">Hours to get full sum</text:span></text:p>
            </office:annotation>
            <text:p>6</text:p>
          </table:table-cell>
          <table:table-cell office:value-type="float" office:value="5">
            <office:annotation draw:style-name="gr4" draw:text-style-name="P3" svg:width="1.1413in" svg:height="0.2346in" svg:x="12.6839in" svg:y="27.2016in" draw:caption-point-x="-0.2402in" draw:caption-point-y="0.1772in">
              <dc:creator>AŠ</dc:creator>
              <dc:date>2011-09-19T00:00:00</dc:date>
              <text:p text:style-name="P3"><text:span text:style-name="T3">Number of gnats</text:span></text:p>
            </office:annotation>
            <text:p>5</text:p>
          </table:table-cell>
          <table:table-cell office:value-type="float" office:value="2">
            <office:annotation draw:style-name="gr4" draw:text-style-name="P3" svg:width="1.1413in" svg:height="0.3902in" svg:x="13.5728in" svg:y="27.2016in" draw:caption-point-x="-0.2402in" draw:caption-point-y="0.1772in">
              <dc:creator>AŠ</dc:creator>
              <dc:date>2011-09-19T00:00:00</dc:date>
              <text:p text:style-name="P3"><text:span text:style-name="T3">Number of glancers</text:span></text:p>
            </office:annotation>
            <text:p>2</text:p>
          </table:table-cell>
          <table:table-cell table:number-columns-repeated="1007"/>
        </table:table-row>
        <table:table-row table:style-name="ro1">
          <table:table-cell table:formula="of:=[.A173]" office:value-type="string" office:string-value="B Npc Infantry Factory">
            <text:p>B Npc Infantry Factory</text:p>
          </table:table-cell>
          <table:table-cell table:style-name="ce21" office:value-type="string">
            <text:p>energy rate</text:p>
          </table:table-cell>
          <table:table-cell table:style-name="ce31"/>
          <table:table-cell table:style-name="ce30" table:formula="of:=([Units.S$73]*[.$P$173]+[Units.S$74]*[.$Q$173])/SHOURS([.$O$173])/[.K174]" office:value-type="float" office:value="0.0384559259259259">
            <text:p>0.0385</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74]" office:value-type="string" office:string-value="B Npc Infantry Factory">
            <text:p>B Npc Infantry Factory</text:p>
          </table:table-cell>
          <table:table-cell table:style-name="ce21" office:value-type="string">
            <text:p>zetium rate</text:p>
          </table:table-cell>
          <table:table-cell table:style-name="ce31"/>
          <table:table-cell table:style-name="ce30" table:formula="of:=([Units.T$73]*[.$P$173]+[Units.T$74]*[.$Q$173])/SHOURS([.$O$173])/[.K175]" office:value-type="float" office:value="0.000380430555555556">
            <text:p>0.000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75]" office:value-type="string" office:string-value="B Npc Infantry Factory">
            <text:p>B Npc Infantry Factory</text:p>
          </table:table-cell>
          <table:table-cell table:style-name="ce21" office:value-type="string">
            <text:p>construction mod</text:p>
          </table:table-cell>
          <table:table-cell table:style-name="ce31"/>
          <table:table-cell office:value-type="float" office:value="15">
            <text:p>15</text:p>
          </table:table-cell>
          <table:table-cell office:value-type="float" office:value="-1">
            <text:p>-1</text:p>
          </table:table-cell>
          <table:table-cell table:number-columns-repeated="5"/>
          <table:table-cell table:formula="of:=[.K17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6]" office:value-type="string" office:string-value="B Npc Infantry Factory">
            <text:p>B Npc Infantry Factory</text:p>
          </table:table-cell>
          <table:table-cell table:style-name="ce21" office:value-type="string">
            <text:p>metal storage</text:p>
          </table:table-cell>
          <table:table-cell table:formula="of:=[.D173]*SHOURS([Variables.$B$26])" office:value-type="float" office:value="46516.288">
            <text:p>46516.29</text:p>
          </table:table-cell>
          <table:table-cell table:number-columns-repeated="7"/>
          <table:table-cell table:formula="of:=[.K17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7]" office:value-type="string" office:string-value="B Npc Infantry Factory">
            <text:p>B Npc Infantry Factory</text:p>
          </table:table-cell>
          <table:table-cell table:style-name="ce21" office:value-type="string">
            <text:p>energy storage</text:p>
          </table:table-cell>
          <table:table-cell table:formula="of:=[.D174]*SHOURS([Variables.$B$26])" office:value-type="float" office:value="93032.576">
            <text:p>93032.58</text:p>
          </table:table-cell>
          <table:table-cell table:number-columns-repeated="7"/>
          <table:table-cell table:formula="of:=[.K17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8]" office:value-type="string" office:string-value="B Npc Infantry Factory">
            <text:p>B Npc Infantry Factory</text:p>
          </table:table-cell>
          <table:table-cell table:style-name="ce21" office:value-type="string">
            <text:p>zetium storage</text:p>
          </table:table-cell>
          <table:table-cell table:formula="of:=[.D175]*SHOURS([Variables.$B$26])" office:value-type="float" office:value="920.3376">
            <text:p>920.34</text:p>
          </table:table-cell>
          <table:table-cell table:number-columns-repeated="7"/>
          <table:table-cell table:formula="of:=[.K178]"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9]"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79]"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style-name="ce31"/>
          <table:table-cell table:number-columns-repeated="9"/>
          <table:table-cell table:style-name="ce30"/>
          <table:table-cell table:number-columns-repeated="1011"/>
        </table:table-row>
        <table:table-row table:style-name="ro8">
          <table:table-cell office:value-type="string">
            <text:p>B Npc Tank Factory</text:p>
          </table:table-cell>
          <table:table-cell table:style-name="ce21" office:value-type="string">
            <text:p>metal rate</text:p>
          </table:table-cell>
          <table:table-cell table:style-name="ce31"/>
          <table:table-cell table:style-name="ce37" table:formula="of:=([Units.R$75]*[.$P$182]+[Units.R$78]*[.$Q$182])/SHOURS([.$O$182])/[.K182]" office:value-type="float" office:value="0.040871875">
            <text:p>0.0409</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12">
            <office:annotation draw:style-name="gr4" draw:text-style-name="P3" svg:width="1.1413in" svg:height="0.3902in" svg:x="11.7949in" svg:y="28.6654in" draw:caption-point-x="-0.2402in" draw:caption-point-y="0.1772in">
              <dc:creator>AŠ</dc:creator>
              <dc:date>2011-09-19T00:00:00</dc:date>
              <text:p text:style-name="P3"><text:span text:style-name="T3">Hours to get full sum</text:span></text:p>
            </office:annotation>
            <text:p>12</text:p>
          </table:table-cell>
          <table:table-cell office:value-type="float" office:value="5">
            <office:annotation draw:style-name="gr4" draw:text-style-name="P3" svg:width="1.1413in" svg:height="0.3902in" svg:x="12.6839in" svg:y="28.6654in" draw:caption-point-x="-0.2402in" draw:caption-point-y="0.1772in">
              <dc:creator>AŠ</dc:creator>
              <dc:date>2011-09-19T00:00:00</dc:date>
              <text:p text:style-name="P3"><text:span text:style-name="T3">Number of spudders</text:span></text:p>
            </office:annotation>
            <text:p>5</text:p>
          </table:table-cell>
          <table:table-cell office:value-type="float" office:value="2">
            <office:annotation draw:style-name="gr4" draw:text-style-name="P3" svg:width="1.1413in" svg:height="0.3902in" svg:x="13.5728in" svg:y="28.6654in" draw:caption-point-x="-0.2402in" draw:caption-point-y="0.1772in">
              <dc:creator>AŠ</dc:creator>
              <dc:date>2011-09-19T00:00:00</dc:date>
              <text:p text:style-name="P3"><text:span text:style-name="T3">Number of gnawers</text:span></text:p>
            </office:annotation>
            <text:p>2</text:p>
          </table:table-cell>
          <table:table-cell table:number-columns-repeated="1007"/>
        </table:table-row>
        <table:table-row table:style-name="ro8">
          <table:table-cell table:formula="of:=[.A182]" office:value-type="string" office:string-value="B Npc Tank Factory">
            <text:p>B Npc Tank Factory</text:p>
          </table:table-cell>
          <table:table-cell table:style-name="ce21" office:value-type="string">
            <text:p>energy rate</text:p>
          </table:table-cell>
          <table:table-cell table:style-name="ce31"/>
          <table:table-cell table:style-name="ce37" table:formula="of:=([Units.S$75]*[.$P$182]+[Units.S$78]*[.$Q$182])/SHOURS([.$O$182])/[.K183]" office:value-type="float" office:value="0.0624407118055556">
            <text:p>0.062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83]" office:value-type="string" office:string-value="B Npc Tank Factory">
            <text:p>B Npc Tank Factory</text:p>
          </table:table-cell>
          <table:table-cell table:style-name="ce21" office:value-type="string">
            <text:p>zetium rate</text:p>
          </table:table-cell>
          <table:table-cell table:style-name="ce31"/>
          <table:table-cell table:style-name="ce37" table:formula="of:=([Units.T$75]*[.$P$182]+[Units.T$78]*[.$Q$182])/SHOURS([.$O$182])/[.K184]" office:value-type="float" office:value="0.00530144675925926">
            <text:p>0.0053</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84]" office:value-type="string" office:string-value="B Npc Tank Factory">
            <text:p>B Npc Tank Factory</text:p>
          </table:table-cell>
          <table:table-cell table:style-name="ce21" office:value-type="string">
            <text:p>construction mod</text:p>
          </table:table-cell>
          <table:table-cell table:style-name="ce31"/>
          <table:table-cell table:formula="of:=[.D176]" office:value-type="float" office:value="15">
            <text:p>15</text:p>
          </table:table-cell>
          <table:table-cell table:formula="of:=[.E176]" office:value-type="float" office:value="-1">
            <text:p>-1</text:p>
          </table:table-cell>
          <table:table-cell table:number-columns-repeated="5"/>
          <table:table-cell table:formula="of:=[.K184]"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5]" office:value-type="string" office:string-value="B Npc Tank Factory">
            <text:p>B Npc Tank Factory</text:p>
          </table:table-cell>
          <table:table-cell table:style-name="ce21" office:value-type="string">
            <text:p>metal storage</text:p>
          </table:table-cell>
          <table:table-cell table:formula="of:=[.D182]*SHOURS([Variables.$B$26])" office:value-type="float" office:value="98877.24">
            <text:p>98877.24</text:p>
          </table:table-cell>
          <table:table-cell table:number-columns-repeated="7"/>
          <table:table-cell table:formula="of:=[.K18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6]" office:value-type="string" office:string-value="B Npc Tank Factory">
            <text:p>B Npc Tank Factory</text:p>
          </table:table-cell>
          <table:table-cell table:style-name="ce21" office:value-type="string">
            <text:p>energy storage</text:p>
          </table:table-cell>
          <table:table-cell table:formula="of:=[.D183]*SHOURS([Variables.$B$26])" office:value-type="float" office:value="151056.57">
            <text:p>151056.57</text:p>
          </table:table-cell>
          <table:table-cell table:number-columns-repeated="7"/>
          <table:table-cell table:formula="of:=[.K18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7]" office:value-type="string" office:string-value="B Npc Tank Factory">
            <text:p>B Npc Tank Factory</text:p>
          </table:table-cell>
          <table:table-cell table:style-name="ce21" office:value-type="string">
            <text:p>zetium storage</text:p>
          </table:table-cell>
          <table:table-cell table:formula="of:=[.D184]*SHOURS([Variables.$B$26])" office:value-type="float" office:value="12825.26">
            <text:p>12825.26</text:p>
          </table:table-cell>
          <table:table-cell table:number-columns-repeated="7"/>
          <table:table-cell table:formula="of:=[.K18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8]"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88]"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style-name="ce31"/>
          <table:table-cell table:number-columns-repeated="9"/>
          <table:table-cell table:style-name="ce30"/>
          <table:table-cell table:number-columns-repeated="1011"/>
        </table:table-row>
        <table:table-row table:style-name="ro8">
          <table:table-cell office:value-type="string">
            <text:p>B Npc Space Factory</text:p>
          </table:table-cell>
          <table:table-cell table:style-name="ce21" office:value-type="string">
            <text:p>metal rate</text:p>
          </table:table-cell>
          <table:table-cell table:style-name="ce31"/>
          <table:table-cell table:style-name="ce30" table:formula="of:=([Units.R$84]*[.$P$191]+[Units.R$85]*[.$Q$191]+[Units.R$81]*[.$R$191])/SHOURS([.$O$191])/[.K191]" office:value-type="float" office:value="0.0480987594762732">
            <text:p>0.0481</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48">
            <office:annotation draw:style-name="gr4" draw:text-style-name="P3" svg:width="1.1413in" svg:height="0.3902in" svg:x="11.7949in" svg:y="30.0185in" draw:caption-point-x="-0.2402in" draw:caption-point-y="0.1772in">
              <dc:creator>AŠ</dc:creator>
              <dc:date>2011-09-19T00:00:00</dc:date>
              <text:p text:style-name="P3"><text:span text:style-name="T3">Hours to get full sum</text:span></text:p>
            </office:annotation>
            <text:p>48</text:p>
          </table:table-cell>
          <table:table-cell office:value-type="float" office:value="5">
            <office:annotation draw:style-name="gr4" draw:text-style-name="P3" svg:width="1.1413in" svg:height="0.2346in" svg:x="12.6839in" svg:y="30.0185in" draw:caption-point-x="-0.2402in" draw:caption-point-y="0.1772in">
              <dc:creator>AŠ</dc:creator>
              <dc:date>2011-09-19T00:00:00</dc:date>
              <text:p text:style-name="P3"><text:span text:style-name="T3">Number of diracs</text:span></text:p>
            </office:annotation>
            <text:p>5</text:p>
          </table:table-cell>
          <table:table-cell office:value-type="float" office:value="2">
            <office:annotation draw:style-name="gr4" draw:text-style-name="P3" svg:width="1.1413in" svg:height="0.2346in" svg:x="13.5728in" svg:y="30.0185in" draw:caption-point-x="-0.2402in" draw:caption-point-y="0.1772in">
              <dc:creator>AŠ</dc:creator>
              <dc:date>2011-09-19T00:00:00</dc:date>
              <text:p text:style-name="P3"><text:span text:style-name="T3">Number of thors</text:span></text:p>
            </office:annotation>
            <text:p>2</text:p>
          </table:table-cell>
          <table:table-cell office:value-type="float" office:value="2">
            <office:annotation draw:style-name="gr4" draw:text-style-name="P3" svg:width="1.1413in" svg:height="0.3902in" svg:x="14.4618in" svg:y="30.0185in" draw:caption-point-x="-0.2402in" draw:caption-point-y="0.1772in">
              <dc:creator>AŠ</dc:creator>
              <dc:date>2011-09-19T00:00:00</dc:date>
              <text:p text:style-name="P3"><text:span text:style-name="T3">Number of demosis</text:span></text:p>
            </office:annotation>
            <text:p>2</text:p>
          </table:table-cell>
          <table:table-cell table:number-columns-repeated="1006"/>
        </table:table-row>
        <table:table-row table:style-name="ro8">
          <table:table-cell table:formula="of:=[.A191]" office:value-type="string" office:string-value="B Npc Space Factory">
            <text:p>B Npc Space Factory</text:p>
          </table:table-cell>
          <table:table-cell table:style-name="ce21" office:value-type="string">
            <text:p>energy rate</text:p>
          </table:table-cell>
          <table:table-cell table:style-name="ce31"/>
          <table:table-cell table:style-name="ce30" table:formula="of:=([Units.S$84]*[.$P$191]+[Units.S$85]*[.$Q$191]+[Units.S$81]*[.$R$191])/SHOURS([.$O$191])/[.K192]" office:value-type="float" office:value="0.0690491725260417">
            <text:p>0.0690</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92]" office:value-type="string" office:string-value="B Npc Space Factory">
            <text:p>B Npc Space Factory</text:p>
          </table:table-cell>
          <table:table-cell table:style-name="ce21" office:value-type="string">
            <text:p>zetium rate</text:p>
          </table:table-cell>
          <table:table-cell table:style-name="ce31"/>
          <table:table-cell table:style-name="ce30" table:formula="of:=([Units.T$84]*[.$P$191]+[Units.T$85]*[.$Q$191]+[Units.T$81]*[.$R$191])/SHOURS([.$O$191])/[.K193]" office:value-type="float" office:value="0.00598648019748264">
            <text:p>0.0060</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93]" office:value-type="string" office:string-value="B Npc Space Factory">
            <text:p>B Npc Space Factory</text:p>
          </table:table-cell>
          <table:table-cell table:style-name="ce21" office:value-type="string">
            <text:p>construction mod</text:p>
          </table:table-cell>
          <table:table-cell table:style-name="ce31"/>
          <table:table-cell table:formula="of:=[.D185]" office:value-type="float" office:value="15">
            <text:p>15</text:p>
          </table:table-cell>
          <table:table-cell table:formula="of:=[.E185]" office:value-type="float" office:value="-1">
            <text:p>-1</text:p>
          </table:table-cell>
          <table:table-cell table:number-columns-repeated="5"/>
          <table:table-cell table:formula="of:=[.K193]"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4]" office:value-type="string" office:string-value="B Npc Space Factory">
            <text:p>B Npc Space Factory</text:p>
          </table:table-cell>
          <table:table-cell table:style-name="ce21" office:value-type="string">
            <text:p>metal storage</text:p>
          </table:table-cell>
          <table:table-cell table:formula="of:=[.D191]*SHOURS([Variables.$B$26])" office:value-type="float" office:value="116360.518925">
            <text:p>116360.52</text:p>
          </table:table-cell>
          <table:table-cell table:number-columns-repeated="7"/>
          <table:table-cell table:formula="of:=[.K194]"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5]" office:value-type="string" office:string-value="B Npc Space Factory">
            <text:p>B Npc Space Factory</text:p>
          </table:table-cell>
          <table:table-cell table:style-name="ce21" office:value-type="string">
            <text:p>energy storage</text:p>
          </table:table-cell>
          <table:table-cell table:formula="of:=[.D192]*SHOURS([Variables.$B$26])" office:value-type="float" office:value="167043.758175">
            <text:p>167043.76</text:p>
          </table:table-cell>
          <table:table-cell table:number-columns-repeated="7"/>
          <table:table-cell table:formula="of:=[.K19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6]" office:value-type="string" office:string-value="B Npc Space Factory">
            <text:p>B Npc Space Factory</text:p>
          </table:table-cell>
          <table:table-cell table:style-name="ce21" office:value-type="string">
            <text:p>zetium storage</text:p>
          </table:table-cell>
          <table:table-cell table:formula="of:=[.D193]*SHOURS([Variables.$B$26])" office:value-type="float" office:value="14482.49289375">
            <text:p>14482.49</text:p>
          </table:table-cell>
          <table:table-cell table:number-columns-repeated="7"/>
          <table:table-cell table:formula="of:=[.K19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7]"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9">
          <table:table-cell/>
          <table:table-cell table:style-name="ce21"/>
          <table:table-cell table:number-columns-repeated="10"/>
          <table:table-cell table:style-name="ce30"/>
          <table:table-cell table:number-columns-repeated="1011"/>
        </table:table-row>
        <table:table-row table:style-name="ro1">
          <table:table-cell office:value-type="string">
            <text:p>T Fiery Melters</text:p>
          </table:table-cell>
          <table:table-cell table:style-name="ce21" office:value-type="string">
            <office:annotation draw:style-name="gr9" draw:text-style-name="P3" svg:width="2.6028in" svg:height="0.8567in" svg:x="2.6311in" svg:y="31.3803in" draw:caption-point-x="-0.2402in" draw:caption-point-y="0.1772in">
              <dc:creator>AŠ</dc:creator>
              <dc:date>2011-01-03T00:00:00</dc:date>
              <text:p text:style-name="P3"><text:span text:style-name="T3">Laipsninė priklausomybė tarp:</text:span></text:p>
              <text:p text:style-name="P3"><text:span text:style-name="T3">1lvl: MEX T1 lvl5 upgrade time</text:span></text:p>
              <text:p text:style-name="P3"><text:span text:style-name="T3">10lvl: MEX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200]" office:value-type="string" office:string-value="T Fiery Melters">
            <text:p>T Fiery Melters</text:p>
          </table:table-cell>
          <table:table-cell table:style-name="ce21" office:value-type="string">
            <office:annotation draw:style-name="gr9" draw:text-style-name="P3" svg:width="2.0988in" svg:height="0.8567in" svg:x="2.6311in" svg:y="31.5516in" draw:caption-point-x="-0.2402in" draw:caption-point-y="0.1772in">
              <dc:creator>AŠ</dc:creator>
              <dc:date>2010-12-29T00:00:00</dc:date>
              <text:p text:style-name="P3"><text:span text:style-name="T3">Laipsninė priklausomybė tarp:</text:span></text:p>
              <text:p text:style-name="P3"><text:span text:style-name="T3">1lvl: MEX T1 lvl 6 per 1 dieną</text:span></text:p>
              <text:p text:style-name="P3"><text:span text:style-name="T3">10lvl: MEX T2 lvl 4 per 20 dienų</text:span></text:p>
              <text:p text:style-name="P3"><text:span text:style-name="T3"/></text:p>
              <text:p text:style-name="P3"><text:span text:style-name="T3">Viskas x 0,5</text:span></text:p>
            </office:annotation>
            <text:p>metal cost</text:p>
          </table:table-cell>
          <table:table-cell table:style-name="ce32" table:number-matrix-columns-spanned="9" table:number-matrix-rows-spanned="1" table:formula="of:=POW_DEP(6; [.C$3:.M$3]; SDAYS(1); 4; [.C$9:.M$9]; SDAYS(20); [.$K200])"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0.5">
            <text:p>0.5000</text:p>
          </table:table-cell>
          <table:table-cell table:number-columns-repeated="1011"/>
        </table:table-row>
        <table:table-row table:style-name="ro1">
          <table:table-cell table:formula="of:=[.A201]" office:value-type="string" office:string-value="T Fiery Melters">
            <text:p>T Fiery Melters</text:p>
          </table:table-cell>
          <table:table-cell table:style-name="ce21" office:value-type="string">
            <office:annotation draw:style-name="gr10" draw:text-style-name="P3" svg:width="2.3594in" svg:height="0.5457in" svg:x="2.6311in" svg:y="31.7232in" draw:caption-point-x="-0.2402in" draw:caption-point-y="0.1772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style-name="ce31" table:number-matrix-columns-spanned="9" table:number-matrix-rows-spanned="1" table:formula="of:=POW_DEP(6; [.C$16:.M$16]; SDAYS(1); 4; [.C$21:.M$21]; SDAYS(20); [.$K200])" office:value-type="float" office:value="3212.12625348452">
            <text:p>3212.13</text:p>
          </table:table-cell>
          <table:table-cell office:value-type="float" office:value="0">
            <text:p>0</text:p>
          </table:table-cell>
          <table:table-cell office:value-type="float" office:value="0">
            <text:p>0</text:p>
          </table:table-cell>
          <table:table-cell table:style-name="ce31"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2]" office:value-type="string" office:string-value="T Fiery Melters">
            <text:p>T Fiery Melters</text:p>
          </table:table-cell>
          <table:table-cell table:style-name="ce22" office:value-type="string">
            <office:annotation draw:style-name="gr10" draw:text-style-name="P3" svg:width="2.7677in" svg:height="0.5457in" svg:x="2.6311in" svg:y="31.8949in" draw:caption-point-x="-0.2402in" draw:caption-point-y="0.1772in">
              <dc:creator>AŠ</dc:creator>
              <dc:date>2010-12-29T00:00:00</dc:date>
              <text:p text:style-name="P3"><text:span text:style-name="T3">Laipsninė priklausomybė tarp:</text:span></text:p>
              <text:p text:style-name="P3"><text:span text:style-name="T3">1lvl: ZEX T1 lvl 6 per 1 dieną</text:span></text:p>
              <text:p text:style-name="P3"><text:span text:style-name="T3">10lvl: ZEX T2 lvl 4 per 20 dienų</text:span></text:p>
            </office:annotation>
            <text:p>zetium cost</text:p>
          </table:table-cell>
          <table:table-cell table:style-name="ce31" table:number-matrix-columns-spanned="9" table:number-matrix-rows-spanned="1" table:formula="of:=POW_DEP(6; [.C$33:.M$33]; SDAYS(1); 4; [.C$39:.M$39]; SDAYS(20); [.$K200])" office:value-type="float" office:value="393.886312674226">
            <text:p>393.89</text:p>
          </table:table-cell>
          <table:table-cell office:value-type="float" office:value="0">
            <text:p>0</text:p>
          </table:table-cell>
          <table:table-cell office:value-type="float" office:value="0">
            <text:p>0</text:p>
          </table:table-cell>
          <table:table-cell table:style-name="ce31"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03]"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0:.M20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204]" office:value-type="string" office:string-value="T Fiery Melters">
            <text:p>T Fiery Melters</text:p>
          </table:table-cell>
          <table:table-cell table:style-name="ce21" office:value-type="string">
            <office:annotation draw:style-name="gr4" draw:text-style-name="P3" svg:width="1.1413in" svg:height="0.2346in" svg:x="2.6311in" svg:y="32.2382in" draw:caption-point-x="-0.2402in" draw:caption-point-y="0.1772in">
              <dc:creator>AŠ</dc:creator>
              <dc:date>2010-12-29T00:00:00</dc:date>
              <text:p text:style-name="P3"><text:span text:style-name="T3">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4]" office:value-type="float" office:value="10">
            <text:p>10</text:p>
          </table:table-cell>
          <table:table-cell table:formula="of:=[.L202]"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5]" office:value-type="string" office:string-value="T Fiery Melters">
            <text:p>T Fiery Melters</text:p>
          </table:table-cell>
          <table:table-cell table:style-name="ce21" office:value-type="string">
            <office:annotation draw:style-name="gr4" draw:text-style-name="P3" svg:width="1.1413in" svg:height="0.2346in" svg:x="2.6311in" svg:y="32.4094in" draw:caption-point-x="-0.2402in" draw:caption-point-y="0.1772in">
              <dc:creator>AŠ</dc:creator>
              <dc:date>2010-12-29T00:00:00</dc:date>
              <text:p text:style-name="P3"><text:span text:style-name="T3">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5]" office:value-type="float" office:value="10">
            <text:p>10</text:p>
          </table:table-cell>
          <table:table-cell table:formula="of:=[.L203]"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6]" office:value-type="string" office:string-value="T Fiery Melters">
            <text:p>T Fiery Melters</text:p>
          </table:table-cell>
          <table:table-cell table:style-name="ce21" office:value-type="string">
            <text:p>war points</text:p>
          </table:table-cell>
          <table:table-cell table:style-name="ce31" table:number-matrix-columns-spanned="11" table:number-matrix-rows-spanned="1" table:formula="of:=TECH_WAR_POINTS([.C201:.M203];[Variables.$B$11:.$B$13];[Variables.$B$22])"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Mex t2</text:p>
          </table:table-cell>
          <table:table-cell table:style-name="ce21" office:value-type="string">
            <office:annotation draw:style-name="gr5" draw:text-style-name="P3" svg:width="1.6618in" svg:height="0.2346in" svg:x="2.6311in" svg:y="32.8441in" draw:caption-point-x="-0.2402in" draw:caption-point-y="0.1772in">
              <dc:creator>AŠ</dc:creator>
              <dc:date>2010-12-30T00:00:00</dc:date>
              <text:p text:style-name="P3"><text:span text:style-name="T3">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0" table:formula="of:=[.M2]*10" office:value-type="float" office:value="10">
            <text:p>10.0000</text:p>
          </table:table-cell>
          <table:table-cell table:number-columns-repeated="1011"/>
        </table:table-row>
        <table:table-row table:style-name="ro1">
          <table:table-cell table:formula="of:=[.A209]" office:value-type="string" office:string-value="T Mex t2">
            <text:p>T Mex t2</text:p>
          </table:table-cell>
          <table:table-cell table:style-name="ce21" office:value-type="string">
            <office:annotation draw:style-name="gr5" draw:text-style-name="P3" svg:width="1.6969in" svg:height="0.2346in" svg:x="2.6311in" svg:y="33.0157in" draw:caption-point-x="-0.2402in" draw:caption-point-y="0.1772in">
              <dc:creator>AŠ</dc:creator>
              <dc:date>2010-12-30T00:00:00</dc:date>
              <text:p text:style-name="P3"><text:span text:style-name="T3">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9]" office:value-type="float" office:value="1">
            <text:p>1</text:p>
          </table:table-cell>
          <table:table-cell office:value-type="float" office:value="0">
            <text:p>0</text:p>
          </table:table-cell>
          <table:table-cell table:style-name="ce30" table:formula="of:=[.M11]*10" office:value-type="float" office:value="16">
            <text:p>16.0000</text:p>
          </table:table-cell>
          <table:table-cell table:number-columns-repeated="1011"/>
        </table:table-row>
        <table:table-row table:style-name="ro1">
          <table:table-cell table:formula="of:=[.A210]" office:value-type="string" office:string-value="T Mex t2">
            <text:p>T Mex t2</text:p>
          </table:table-cell>
          <table:table-cell table:style-name="ce21" office:value-type="string">
            <office:annotation draw:style-name="gr5" draw:text-style-name="P3" svg:width="1.5055in" svg:height="0.2346in" svg:x="2.6311in" svg:y="33.1874in" draw:caption-point-x="-0.2402in" draw:caption-point-y="0.1772in">
              <dc:creator>AŠ</dc:creator>
              <dc:date>2010-12-30T00:00:00</dc:date>
              <text:p text:style-name="P3"><text:span text:style-name="T3">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0]" office:value-type="float" office:value="1">
            <text:p>1</text:p>
          </table:table-cell>
          <table:table-cell/>
          <table:table-cell table:style-name="ce30" table:formula="of:=[.M12]*10" office:value-type="float" office:value="1620">
            <text:p>1620.0000</text:p>
          </table:table-cell>
          <table:table-cell table:number-columns-repeated="1011"/>
        </table:table-row>
        <table:table-row table:style-name="ro1">
          <table:table-cell table:formula="of:=[.A211]" office:value-type="string" office:string-value="T Mex t2">
            <text:p>T Mex t2</text:p>
          </table:table-cell>
          <table:table-cell table:style-name="ce22" office:value-type="string">
            <office:annotation draw:style-name="gr5" draw:text-style-name="P3" svg:width="1.5228in" svg:height="0.2346in" svg:x="2.6311in" svg:y="33.3591in" draw:caption-point-x="-0.2402in" draw:caption-point-y="0.1772in">
              <dc:creator>AŠ</dc:creator>
              <dc:date>2010-12-30T00:00:00</dc:date>
              <text:p text:style-name="P3"><text:span text:style-name="T3">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1]" office:value-type="float" office:value="1">
            <text:p>1</text:p>
          </table:table-cell>
          <table:table-cell/>
          <table:table-cell table:style-name="ce30" table:formula="of:=[.M13]*10" office:value-type="float" office:value="10">
            <text:p>10.0000</text:p>
          </table:table-cell>
          <table:table-cell table:number-columns-repeated="1011"/>
        </table:table-row>
        <table:table-row table:style-name="ro1">
          <table:table-cell table:formula="of:=[.A212]" office:value-type="string" office:string-value="T Mex t2">
            <text:p>T Mex t2</text:p>
          </table:table-cell>
          <table:table-cell table:style-name="ce22" office:value-type="string">
            <text:p>scientists min</text:p>
          </table:table-cell>
          <table:table-cell table:style-name="ce31" table:number-matrix-columns-spanned="11" table:number-matrix-rows-spanned="1" table:formula="of:=RESEARCHTIME([.C209:.M209])"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13]" office:value-type="string" office:string-value="T Mex t2">
            <text:p>T Mex t2</text:p>
          </table:table-cell>
          <table:table-cell table:style-name="ce22" office:value-type="string">
            <text:p>war points</text:p>
          </table:table-cell>
          <table:table-cell table:style-name="ce31" table:number-matrix-columns-spanned="11" table:number-matrix-rows-spanned="1" table:formula="of:=TECH_WAR_POINTS([.C210:.M212];[Variables.$B$11:.$B$13];[Variables.$B$22])"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0">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etal Storage</text:p>
          </table:table-cell>
          <table:table-cell table:style-name="ce21" office:value-type="string">
            <office:annotation draw:style-name="gr9" draw:text-style-name="P3" svg:width="2.6028in" svg:height="0.8567in" svg:x="2.6311in" svg:y="33.9559in" draw:caption-point-x="-0.2402in" draw:caption-point-y="0.1772in">
              <dc:creator>AŠ</dc:creator>
              <dc:date>2011-10-21T00:00:00</dc:date>
              <text:p text:style-name="P3"><text:span text:style-name="T3">Metal storage build time x 25</text:span></text:p>
            </office:annotation>
            <text:p>time</text:p>
          </table:table-cell>
          <table:table-cell table:style-name="ce31" table:formula="of:=[.C45]" office:value-type="float" office:value="-1200">
            <text:p>-1200</text:p>
          </table:table-cell>
          <table:table-cell table:style-name="ce31" table:formula="of:=[.D45]" office:value-type="float" office:value="750">
            <text:p>750</text:p>
          </table:table-cell>
          <table:table-cell table:style-name="ce31" table:formula="of:=[.E45]" office:value-type="float" office:value="2">
            <text:p>2</text:p>
          </table:table-cell>
          <table:table-cell table:style-name="ce31" table:formula="of:=[.F45]" office:value-type="float" office:value="3">
            <text:p>3</text:p>
          </table:table-cell>
          <table:table-cell table:style-name="ce31" table:formula="of:=[.G45]" office:value-type="float" office:value="10">
            <text:p>10</text:p>
          </table:table-cell>
          <table:table-cell table:style-name="ce31" table:formula="of:=[.H45]" office:value-type="float" office:value="1">
            <text:p>1</text:p>
          </table:table-cell>
          <table:table-cell table:style-name="ce31" table:formula="of:=[.I45]" office:value-type="float" office:value="2">
            <text:p>2</text:p>
          </table:table-cell>
          <table:table-cell table:style-name="ce31" table:formula="of:=[.J45]" office:value-type="float" office:value="6">
            <text:p>6</text:p>
          </table:table-cell>
          <table:table-cell table:style-name="ce31" office:value-type="float" office:value="10">
            <text:p>10</text:p>
          </table:table-cell>
          <table:table-cell table:style-name="ce31" table:formula="of:=[.L45]" office:value-type="float" office:value="0">
            <text:p>0</text:p>
          </table:table-cell>
          <table:table-cell table:style-name="ce31" table:formula="of:=[.M45]*25" office:value-type="float" office:value="25">
            <text:p>25</text:p>
          </table:table-cell>
          <table:table-cell table:number-columns-repeated="1011"/>
        </table:table-row>
        <table:table-row table:style-name="ro1">
          <table:table-cell table:formula="of:=[.A216]" office:value-type="string" office:string-value="T Metal Storage">
            <text:p>T Metal Storage</text:p>
          </table:table-cell>
          <table:table-cell table:style-name="ce21" office:value-type="string">
            <office:annotation draw:style-name="gr9" draw:text-style-name="P3" svg:width="2.0988in" svg:height="0.8567in" svg:x="2.6311in" svg:y="34.1276in" draw:caption-point-x="-0.2402in" draw:caption-point-y="0.1772in">
              <dc:creator>AŠ</dc:creator>
              <dc:date>2011-10-21T00:00:00</dc:date>
              <text:p text:style-name="P3"><text:span text:style-name="T3">Metal Storage x 10</text:span></text:p>
            </office:annotation>
            <text:p>metal cost</text:p>
          </table:table-cell>
          <table:table-cell table:style-name="ce31" table:number-matrix-columns-spanned="8" table:number-matrix-rows-spanned="3" table:formula="of:=[.C46:.J46]" office:value-type="float" office:value="4353.09469011339">
            <text:p>4353.09</text:p>
          </table:table-cell>
          <table:table-cell table:style-name="ce31" office:value-type="float" office:value="2414.47218712666">
            <text:p>2414.47</text:p>
          </table:table-cell>
          <table:table-cell table:style-name="ce31" office:value-type="float" office:value="-1">
            <text:p>-1</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formula="of:=[.K216]" office:value-type="float" office:value="10">
            <text:p>10</text:p>
          </table:table-cell>
          <table:table-cell/>
          <table:table-cell table:style-name="ce30" table:formula="of:=[.M46]*10" office:value-type="float" office:value="20">
            <text:p>20.0000</text:p>
          </table:table-cell>
          <table:table-cell table:number-columns-repeated="1011"/>
        </table:table-row>
        <table:table-row table:style-name="ro1">
          <table:table-cell table:formula="of:=[.A217]" office:value-type="string" office:string-value="T Metal Storage">
            <text:p>T Metal Storage</text:p>
          </table:table-cell>
          <table:table-cell table:style-name="ce21" office:value-type="string">
            <office:annotation draw:style-name="gr10" draw:text-style-name="P3" svg:width="2.3594in" svg:height="0.5457in" svg:x="2.6311in" svg:y="34.2992in" draw:caption-point-x="-0.2402in" draw:caption-point-y="0.1772in">
              <dc:creator>AŠ</dc:creator>
              <dc:date>2011-10-21T00:00:00</dc:date>
              <text:p text:style-name="P3"><text:span text:style-name="T3">Metal storage x 25</text:span></text:p>
            </office:annotation>
            <text:p>energy cost</text:p>
          </table:table-cell>
          <table:table-cell table:style-name="ce31" office:value-type="float" office:value="4353.09469011339">
            <text:p>4353.09</text:p>
          </table:table-cell>
          <table:table-cell table:style-name="ce31" office:value-type="float" office:value="2414.47218712666">
            <text:p>2414.47</text:p>
          </table:table-cell>
          <table:table-cell table:style-name="ce31" office:value-type="float" office:value="-1">
            <text:p>-1</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formula="of:=[.K217]" office:value-type="float" office:value="10">
            <text:p>10</text:p>
          </table:table-cell>
          <table:table-cell/>
          <table:table-cell table:style-name="ce30" table:formula="of:=[.M46]*25" office:value-type="float" office:value="50">
            <text:p>50.0000</text:p>
          </table:table-cell>
          <table:table-cell table:number-columns-repeated="1011"/>
        </table:table-row>
        <table:table-row table:style-name="ro1">
          <table:table-cell table:formula="of:=[.A218]" office:value-type="string" office:string-value="T Metal Storage">
            <text:p>T Metal Storage</text:p>
          </table:table-cell>
          <table:table-cell table:style-name="ce22" office:value-type="string">
            <office:annotation draw:style-name="gr10" draw:text-style-name="P3" svg:width="2.7677in" svg:height="0.5457in" svg:x="2.6311in" svg:y="34.4705in" draw:caption-point-x="-0.2402in" draw:caption-point-y="0.1772in">
              <dc:creator>AŠ</dc:creator>
              <dc:date>2011-10-21T00:00:00</dc:date>
              <text:p text:style-name="P3"><text:span text:style-name="T3">Metal storage x 2</text:span></text:p>
            </office:annotation>
            <text:p>zetium cost</text:p>
          </table:table-cell>
          <table:table-cell table:style-name="ce31"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8]" office:value-type="float" office:value="10">
            <text:p>10</text:p>
          </table:table-cell>
          <table:table-cell/>
          <table:table-cell table:style-name="ce30" table:formula="of:=[.M46]*2" office:value-type="float" office:value="4">
            <text:p>4.0000</text:p>
          </table:table-cell>
          <table:table-cell table:number-columns-repeated="1011"/>
        </table:table-row>
        <table:table-row table:style-name="ro1">
          <table:table-cell table:formula="of:=[.A219]" office:value-type="string" office:string-value="T Metal Storage">
            <text:p>T Metal Storage</text:p>
          </table:table-cell>
          <table:table-cell table:style-name="ce22" office:value-type="string">
            <text:p>scientists min</text:p>
          </table:table-cell>
          <table:table-cell table:style-name="ce31" table:number-matrix-columns-spanned="11" table:number-matrix-rows-spanned="1" table:formula="of:=RESEARCHTIME([.C216:.M216])"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0" office:value-type="float" office:value="0.0833333333333333">
            <text:p>0.0833</text:p>
          </table:table-cell>
          <table:table-cell table:number-columns-repeated="1011"/>
        </table:table-row>
        <table:table-row table:style-name="ro1">
          <table:table-cell table:formula="of:=[.A220]" office:value-type="string" office:string-value="T Metal Storage">
            <text:p>T Metal Storage</text:p>
          </table:table-cell>
          <table:table-cell table:style-name="ce21" office:value-type="string">
            <text:p>M store mod</text:p>
          </table:table-cell>
          <table:table-cell table:style-name="ce31"/>
          <table:table-cell office:value-type="float" office:value="180">
            <text:p>180</text:p>
          </table:table-cell>
          <table:table-cell table:number-columns-repeated="6"/>
          <table:table-cell table:formula="of:=[.K220]"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1]" office:value-type="string" office:string-value="T Metal Storage">
            <text:p>T Metal Storage</text:p>
          </table:table-cell>
          <table:table-cell table:style-name="ce21" office:value-type="string">
            <text:p>war points</text:p>
          </table:table-cell>
          <table:table-cell table:style-name="ce31" table:number-matrix-columns-spanned="11" table:number-matrix-rows-spanned="1" table:formula="of:=TECH_WAR_POINTS([.C217:.M219];[Variables.$B$11:.$B$13];[Variables.$B$22])"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table:formula="of:=&quot;T SCond. Tech.&quot;" office:value-type="string" office:string-value="T SCond. Tech.">
            <text:p>T SCond. Tech.</text:p>
          </table:table-cell>
          <table:table-cell table:style-name="ce21" office:value-type="string">
            <office:annotation draw:style-name="gr9" draw:text-style-name="P3" svg:width="2.6114in" svg:height="0.8567in" svg:x="2.6311in" svg:y="35.2402in" draw:caption-point-x="-0.2402in" draw:caption-point-y="0.1772in">
              <dc:creator>AŠ</dc:creator>
              <dc:date>2011-01-03T00:00:00</dc:date>
              <text:p text:style-name="P3"><text:span text:style-name="T3">Laipsninė priklausomybė tarp:</text:span></text:p>
              <text:p text:style-name="P3"><text:span text:style-name="T3">1lvl: Collector T1 lvl5 upgrade time</text:span></text:p>
              <text:p text:style-name="P3"><text:span text:style-name="T3">10lvl: Collector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15:.M15]; 1; 4; [.C20:.M20]; 1; [.K200])" office:value-type="float" office:value="2304">
            <text:p>2304</text:p>
          </table:table-cell>
          <table:table-cell table:style-name="ce31"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200]" office:value-type="float" office:value="3">
            <text:p>3.0000</text:p>
          </table:table-cell>
          <table:table-cell table:number-columns-repeated="1011"/>
        </table:table-row>
        <table:table-row table:style-name="ro1">
          <table:table-cell table:formula="of:=[.A224]" office:value-type="string" office:string-value="T SCond. Tech.">
            <text:p>T SCond. Tech.</text:p>
          </table:table-cell>
          <table:table-cell table:style-name="ce21" office:value-type="string">
            <office:annotation draw:style-name="gr10" draw:text-style-name="P3" svg:width="2.3594in" svg:height="0.5457in" svg:x="2.6311in" svg:y="35.4114in" draw:caption-point-x="-0.2402in" draw:caption-point-y="0.1772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01]" office:value-type="float" office:value="1451.03156337113">
            <text:p>1451.03</text:p>
          </table:table-cell>
          <table:table-cell table:formula="of:=[.D201]" office:value-type="float" office:value="0">
            <text:p>0</text:p>
          </table:table-cell>
          <table:table-cell table:formula="of:=[.E201]" office:value-type="float" office:value="0">
            <text:p>0</text:p>
          </table:table-cell>
          <table:table-cell table:formula="of:=[.F201]" office:value-type="float" office:value="4.84134049898511">
            <text:p>4.84</text:p>
          </table:table-cell>
          <table:table-cell table:formula="of:=[.G201]" office:value-type="float" office:value="0">
            <text:p>0</text:p>
          </table:table-cell>
          <table:table-cell table:formula="of:=[.H201]" office:value-type="float" office:value="1">
            <text:p>1</text:p>
          </table:table-cell>
          <table:table-cell table:formula="of:=[.I201]" office:value-type="float" office:value="0">
            <text:p>0</text:p>
          </table:table-cell>
          <table:table-cell table:formula="of:=[.J201]" office:value-type="float" office:value="0">
            <text:p>0</text:p>
          </table:table-cell>
          <table:table-cell table:formula="of:=[.K201]" office:value-type="float" office:value="10">
            <text:p>10</text:p>
          </table:table-cell>
          <table:table-cell table:formula="of:=[.L201]"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5]" office:value-type="string" office:string-value="T SCond. Tech.">
            <text:p>T SCond. Tech.</text:p>
          </table:table-cell>
          <table:table-cell table:style-name="ce21" office:value-type="string">
            <office:annotation draw:style-name="gr9" draw:text-style-name="P3" svg:width="2.698in" svg:height="0.8567in" svg:x="2.6311in" svg:y="35.5831in" draw:caption-point-x="-0.2402in" draw:caption-point-y="0.1772in">
              <dc:creator>AŠ</dc:creator>
              <dc:date>2010-12-29T00:00:00</dc:date>
              <text:p text:style-name="P3"><text:span text:style-name="T3">Laipsninė priklausomybė tarp:</text:span></text:p>
              <text:p text:style-name="P3"><text:span text:style-name="T3">1lvl: Collector T1 lvl 5 per 1 dieną</text:span></text:p>
              <text:p text:style-name="P3"><text:span text:style-name="T3">10lvl: Collector T2 lvl 4 per 20 dienų</text:span></text:p>
              <text:p text:style-name="P3"><text:span text:style-name="T3"/></text:p>
              <text:p text:style-name="P3"><text:span text:style-name="T3">Viskas x 0,5</text:span></text:p>
            </office:annotation>
            <text:p>energy cost</text:p>
          </table:table-cell>
          <table:table-cell table:formula="of:=[.C202]" office:value-type="float" office:value="3212.12625348452">
            <text:p>3212.13</text:p>
          </table:table-cell>
          <table:table-cell table:formula="of:=[.D202]" office:value-type="float" office:value="0">
            <text:p>0</text:p>
          </table:table-cell>
          <table:table-cell table:formula="of:=[.E202]" office:value-type="float" office:value="0">
            <text:p>0</text:p>
          </table:table-cell>
          <table:table-cell table:formula="of:=[.F202]" office:value-type="float" office:value="5.55265646706173">
            <text:p>5.55</text:p>
          </table:table-cell>
          <table:table-cell table:formula="of:=[.G202]" office:value-type="float" office:value="0">
            <text:p>0</text:p>
          </table:table-cell>
          <table:table-cell table:formula="of:=[.H202]" office:value-type="float" office:value="1">
            <text:p>1</text:p>
          </table:table-cell>
          <table:table-cell table:formula="of:=[.I202]" office:value-type="float" office:value="0">
            <text:p>0</text:p>
          </table:table-cell>
          <table:table-cell table:formula="of:=[.J202]" office:value-type="float" office:value="0">
            <text:p>0</text:p>
          </table:table-cell>
          <table:table-cell table:formula="of:=[.K202]" office:value-type="float" office:value="10">
            <text:p>10</text:p>
          </table:table-cell>
          <table:table-cell table:formula="of:=[.L202]" office:value-type="float" office:value="0">
            <text:p>0</text:p>
          </table:table-cell>
          <table:table-cell table:style-name="ce30" office:value-type="float" office:value="0.5">
            <text:p>0.5000</text:p>
          </table:table-cell>
          <table:table-cell table:number-columns-repeated="1011"/>
        </table:table-row>
        <table:table-row table:style-name="ro1">
          <table:table-cell table:formula="of:=[.A226]" office:value-type="string" office:string-value="T SCond. Tech.">
            <text:p>T SCond. Tech.</text:p>
          </table:table-cell>
          <table:table-cell table:style-name="ce22" office:value-type="string">
            <office:annotation draw:style-name="gr10" draw:text-style-name="P3" svg:width="2.5591in" svg:height="0.5457in" svg:x="2.6311in" svg:y="35.7547in" draw:caption-point-x="-0.2402in" draw:caption-point-y="0.1772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office:annotation>
            <text:p>zetium cost</text:p>
          </table:table-cell>
          <table:table-cell table:formula="of:=[.C203]" office:value-type="float" office:value="393.886312674226">
            <text:p>393.89</text:p>
          </table:table-cell>
          <table:table-cell table:formula="of:=[.D203]" office:value-type="float" office:value="0">
            <text:p>0</text:p>
          </table:table-cell>
          <table:table-cell table:formula="of:=[.E203]" office:value-type="float" office:value="0">
            <text:p>0</text:p>
          </table:table-cell>
          <table:table-cell table:formula="of:=[.F203]" office:value-type="float" office:value="4.41468531126333">
            <text:p>4.41</text:p>
          </table:table-cell>
          <table:table-cell table:formula="of:=[.G203]" office:value-type="float" office:value="0">
            <text:p>0</text:p>
          </table:table-cell>
          <table:table-cell table:formula="of:=[.H203]" office:value-type="float" office:value="1">
            <text:p>1</text:p>
          </table:table-cell>
          <table:table-cell table:formula="of:=[.I203]" office:value-type="float" office:value="0">
            <text:p>0</text:p>
          </table:table-cell>
          <table:table-cell table:formula="of:=[.J203]" office:value-type="float" office:value="0">
            <text:p>0</text:p>
          </table:table-cell>
          <table:table-cell table:formula="of:=[.K203]" office:value-type="float" office:value="10">
            <text:p>10</text:p>
          </table:table-cell>
          <table:table-cell table:formula="of:=[.L203]"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27]"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4:.M224])"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1">
          <table:table-cell table:formula="of:=[.A228]" office:value-type="string" office:string-value="T SCond. Tech.">
            <text:p>T SCond. Tech.</text:p>
          </table:table-cell>
          <table:table-cell table:style-name="ce21" office:value-type="string">
            <office:annotation draw:style-name="gr4" draw:text-style-name="P3" svg:width="1.1413in" svg:height="0.2346in" svg:x="2.6311in" svg:y="36.098in" draw:caption-point-x="-0.2402in" draw:caption-point-y="0.1772in">
              <dc:creator>AŠ</dc:creator>
              <dc:date>2010-12-29T00:00:00</dc:date>
              <text:p text:style-name="P3"><text:span text:style-name="T3">Iki 100%</text:span></text:p>
            </office:annotation>
            <text:p>E gen mod</text:p>
          </table:table-cell>
          <table:table-cell office:value-type="float" office:value="0">
            <text:p>0</text:p>
          </table:table-cell>
          <table:table-cell table:formula="of:=[.D205]" office:value-type="float" office:value="10">
            <text:p>10</text:p>
          </table:table-cell>
          <table:table-cell table:number-columns-repeated="6"/>
          <table:table-cell table:formula="of:=[.K228]" office:value-type="float" office:value="10">
            <text:p>10</text:p>
          </table:table-cell>
          <table:table-cell table:formula="of:=[.L205]"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9]" office:value-type="string" office:string-value="T SCond. Tech.">
            <text:p>T SCond. Tech.</text:p>
          </table:table-cell>
          <table:table-cell table:style-name="ce21" office:value-type="string">
            <office:annotation draw:style-name="gr4" draw:text-style-name="P3" svg:width="1.1413in" svg:height="0.2346in" svg:x="2.6311in" svg:y="36.2894in" draw:caption-point-x="-0.2402in" draw:caption-point-y="0.1772in">
              <dc:creator>AŠ</dc:creator>
              <dc:date>2010-12-29T00:00:00</dc:date>
              <text:p text:style-name="P3"><text:span text:style-name="T3">Iki 200%</text:span></text:p>
            </office:annotation>
            <text:p>E store mod</text:p>
          </table:table-cell>
          <table:table-cell office:value-type="float" office:value="0">
            <text:p>0</text:p>
          </table:table-cell>
          <table:table-cell table:formula="of:=[.D206]" office:value-type="float" office:value="20">
            <text:p>20</text:p>
          </table:table-cell>
          <table:table-cell table:number-columns-repeated="6"/>
          <table:table-cell table:formula="of:=[.K229]" office:value-type="float" office:value="10">
            <text:p>10</text:p>
          </table:table-cell>
          <table:table-cell table:formula="of:=[.L206]"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30]" office:value-type="string" office:string-value="T SCond. Tech.">
            <text:p>T SCond. Tech.</text:p>
          </table:table-cell>
          <table:table-cell table:style-name="ce21" office:value-type="string">
            <text:p>war points</text:p>
          </table:table-cell>
          <table:table-cell table:style-name="ce31" table:number-matrix-columns-spanned="11" table:number-matrix-rows-spanned="1" table:formula="of:=TECH_WAR_POINTS([.C225:.M227];[Variables.$B$11:.$B$13];[Variables.$B$22])"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2">
          <table:table-cell/>
          <table:table-cell table:style-name="ce21"/>
          <table:table-cell table:number-columns-repeated="10"/>
          <table:table-cell table:style-name="ce30"/>
          <table:table-cell table:number-columns-repeated="1011"/>
        </table:table-row>
        <table:table-row table:style-name="ro1">
          <table:table-cell office:value-type="string">
            <text:p>T Collector t2</text:p>
          </table:table-cell>
          <table:table-cell table:style-name="ce21" office:value-type="string">
            <office:annotation draw:style-name="gr5" draw:text-style-name="P3" svg:width="1.9488in" svg:height="0.2346in" svg:x="2.6311in" svg:y="36.7488in" draw:caption-point-x="-0.2402in" draw:caption-point-y="0.1772in">
              <dc:creator>AŠ</dc:creator>
              <dc:date>2010-12-30T00:00:00</dc:date>
              <text:p text:style-name="P3"><text:span text:style-name="T3">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0" table:formula="of:=[.M20]*10" office:value-type="float" office:value="10">
            <text:p>10.0000</text:p>
          </table:table-cell>
          <table:table-cell table:number-columns-repeated="1011"/>
        </table:table-row>
        <table:table-row table:style-name="ro1">
          <table:table-cell table:formula="of:=[.A233]" office:value-type="string" office:string-value="T Collector t2">
            <text:p>T Collector t2</text:p>
          </table:table-cell>
          <table:table-cell table:style-name="ce21" office:value-type="string">
            <office:annotation draw:style-name="gr5" draw:text-style-name="P3" svg:width="2.0358in" svg:height="0.2346in" svg:x="2.6311in" svg:y="36.9205in" draw:caption-point-x="-0.2402in" draw:caption-point-y="0.1772in">
              <dc:creator>AŠ</dc:creator>
              <dc:date>2010-12-30T00:00:00</dc:date>
              <text:p text:style-name="P3"><text:span text:style-name="T3">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3]" office:value-type="float" office:value="1">
            <text:p>1</text:p>
          </table:table-cell>
          <table:table-cell/>
          <table:table-cell table:style-name="ce30" table:formula="of:=[.M22]*10" office:value-type="float" office:value="1800">
            <text:p>1800.0000</text:p>
          </table:table-cell>
          <table:table-cell table:number-columns-repeated="1011"/>
        </table:table-row>
        <table:table-row table:style-name="ro1">
          <table:table-cell table:formula="of:=[.A234]" office:value-type="string" office:string-value="T Collector t2">
            <text:p>T Collector t2</text:p>
          </table:table-cell>
          <table:table-cell table:style-name="ce21" office:value-type="string">
            <office:annotation draw:style-name="gr5" draw:text-style-name="P3" svg:width="1.9835in" svg:height="0.2346in" svg:x="2.6311in" svg:y="37.0921in" draw:caption-point-x="-0.2402in" draw:caption-point-y="0.1772in">
              <dc:creator>AŠ</dc:creator>
              <dc:date>2010-12-30T00:00:00</dc:date>
              <text:p text:style-name="P3"><text:span text:style-name="T3">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4]" office:value-type="float" office:value="1">
            <text:p>1</text:p>
          </table:table-cell>
          <table:table-cell/>
          <table:table-cell table:style-name="ce30" table:formula="of:=[.M23]*10" office:value-type="float" office:value="2200">
            <text:p>2200.0000</text:p>
          </table:table-cell>
          <table:table-cell table:number-columns-repeated="1011"/>
        </table:table-row>
        <table:table-row table:style-name="ro1">
          <table:table-cell table:formula="of:=[.A235]" office:value-type="string" office:string-value="T Collector t2">
            <text:p>T Collector t2</text:p>
          </table:table-cell>
          <table:table-cell table:style-name="ce22" office:value-type="string">
            <office:annotation draw:style-name="gr5" draw:text-style-name="P3" svg:width="1.8531in" svg:height="0.2346in" svg:x="2.6311in" svg:y="37.2638in" draw:caption-point-x="-0.2402in" draw:caption-point-y="0.1772in">
              <dc:creator>AŠ</dc:creator>
              <dc:date>2010-12-30T00:00:00</dc:date>
              <text:p text:style-name="P3"><text:span text:style-name="T3">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5]" office:value-type="float" office:value="1">
            <text:p>1</text:p>
          </table:table-cell>
          <table:table-cell/>
          <table:table-cell table:style-name="ce30" table:formula="of:=[.M24]*10" office:value-type="float" office:value="10">
            <text:p>10.0000</text:p>
          </table:table-cell>
          <table:table-cell table:number-columns-repeated="1011"/>
        </table:table-row>
        <table:table-row table:style-name="ro1">
          <table:table-cell table:formula="of:=[.A236]"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3:.M23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37]" office:value-type="string" office:string-value="T Collector t2">
            <text:p>T Collector t2</text:p>
          </table:table-cell>
          <table:table-cell table:style-name="ce22" office:value-type="string">
            <text:p>war points</text:p>
          </table:table-cell>
          <table:table-cell table:style-name="ce31" table:number-matrix-columns-spanned="11" table:number-matrix-rows-spanned="1" table:formula="of:=TECH_WAR_POINTS([.C234:.M236];[Variables.$B$11:.$B$13];[Variables.$B$22])"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ollector t3</text:p>
          </table:table-cell>
          <table:table-cell table:style-name="ce21" office:value-type="string">
            <office:annotation draw:style-name="gr5" draw:text-style-name="P3" svg:width="1.8965in" svg:height="0.2346in" svg:x="2.6311in" svg:y="37.8614in" draw:caption-point-x="-0.2402in" draw:caption-point-y="0.1772in">
              <dc:creator>AŠ</dc:creator>
              <dc:date>2010-12-30T00:00:00</dc:date>
              <text:p text:style-name="P3"><text:span text:style-name="T3">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0" table:formula="of:=[.M26]*10" office:value-type="float" office:value="11">
            <text:p>11.0000</text:p>
          </table:table-cell>
          <table:table-cell table:number-columns-repeated="1011"/>
        </table:table-row>
        <table:table-row table:style-name="ro1">
          <table:table-cell table:formula="of:=[.A240]" office:value-type="string" office:string-value="T Collector t3">
            <text:p>T Collector t3</text:p>
          </table:table-cell>
          <table:table-cell table:style-name="ce21" office:value-type="string">
            <office:annotation draw:style-name="gr4" draw:text-style-name="P3" svg:width="1.1413in" svg:height="0.3902in" svg:x="2.6311in" svg:y="38.0331in" draw:caption-point-x="-0.2402in" draw:caption-point-y="0.1772in">
              <dc:creator>AŠ</dc:creator>
              <dc:date>2010-12-30T00:00:00</dc:date>
              <text:p text:style-name="P3"><text:span text:style-name="T3">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0" table:formula="of:=[.M28]*10" office:value-type="float" office:value="1080">
            <text:p>1080.0000</text:p>
          </table:table-cell>
          <table:table-cell table:number-columns-repeated="1011"/>
        </table:table-row>
        <table:table-row table:style-name="ro1">
          <table:table-cell table:formula="of:=[.A241]" office:value-type="string" office:string-value="T Collector t3">
            <text:p>T Collector t3</text:p>
          </table:table-cell>
          <table:table-cell table:style-name="ce21" office:value-type="string">
            <office:annotation draw:style-name="gr4" draw:text-style-name="P3" svg:width="1.1413in" svg:height="0.3902in" svg:x="2.6311in" svg:y="38.2047in" draw:caption-point-x="-0.2402in" draw:caption-point-y="0.1772in">
              <dc:creator>AŠ</dc:creator>
              <dc:date>2010-12-30T00:00:00</dc:date>
              <text:p text:style-name="P3"><text:span text:style-name="T3">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0" table:formula="of:=[.M29]*10" office:value-type="float" office:value="2160">
            <text:p>2160.0000</text:p>
          </table:table-cell>
          <table:table-cell table:number-columns-repeated="1011"/>
        </table:table-row>
        <table:table-row table:style-name="ro1">
          <table:table-cell table:formula="of:=[.A242]" office:value-type="string" office:string-value="T Collector t3">
            <text:p>T Collector t3</text:p>
          </table:table-cell>
          <table:table-cell table:style-name="ce22" office:value-type="string">
            <office:annotation draw:style-name="gr4" draw:text-style-name="P3" svg:width="1.1413in" svg:height="0.3902in" svg:x="2.6311in" svg:y="38.376in" draw:caption-point-x="-0.2402in" draw:caption-point-y="0.1772in">
              <dc:creator>AŠ</dc:creator>
              <dc:date>2010-12-30T00:00:00</dc:date>
              <text:p text:style-name="P3"><text:span text:style-name="T3">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0" table:formula="of:=[.M30]*10" office:value-type="float" office:value="30">
            <text:p>30.0000</text:p>
          </table:table-cell>
          <table:table-cell table:number-columns-repeated="1011"/>
        </table:table-row>
        <table:table-row table:style-name="ro1">
          <table:table-cell table:formula="of:=[.A243]" office:value-type="string" office:string-value="T Collector t3">
            <text:p>T Collector t3</text:p>
          </table:table-cell>
          <table:table-cell table:style-name="ce22" office:value-type="string">
            <text:p>scientists min</text:p>
          </table:table-cell>
          <table:table-cell table:style-name="ce31" table:number-matrix-columns-spanned="11" table:number-matrix-rows-spanned="1" table:formula="of:=RESEARCHTIME([.C240:.M24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0" office:value-type="float" office:value="0.0366666666666667">
            <text:p>0.0367</text:p>
          </table:table-cell>
          <table:table-cell table:number-columns-repeated="1011"/>
        </table:table-row>
        <table:table-row table:style-name="ro1">
          <table:table-cell table:formula="of:=[.A244]" office:value-type="string" office:string-value="T Collector t3">
            <text:p>T Collector t3</text:p>
          </table:table-cell>
          <table:table-cell table:style-name="ce22" office:value-type="string">
            <text:p>war points</text:p>
          </table:table-cell>
          <table:table-cell table:style-name="ce31" table:number-matrix-columns-spanned="11" table:number-matrix-rows-spanned="1" table:formula="of:=TECH_WAR_POINTS([.C241:.M243];[Variables.$B$11:.$B$13];[Variables.$B$22])"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Energy Storage</text:p>
          </table:table-cell>
          <table:table-cell table:style-name="ce21" office:value-type="string">
            <office:annotation draw:style-name="gr5" draw:text-style-name="P3" svg:width="1.8965in" svg:height="0.2346in" svg:x="2.6311in" svg:y="38.9657in" draw:caption-point-x="-0.2402in" draw:caption-point-y="0.1772in">
              <dc:creator>AŠ</dc:creator>
              <dc:date>2011-10-21T00:00:00</dc:date>
              <text:p text:style-name="P3"><text:span text:style-name="T3">Energy Storage time x 40</text:span></text:p>
            </office:annotation>
            <text:p>time</text:p>
          </table:table-cell>
          <table:table-cell table:style-name="ce31"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0" table:formula="of:=[.M50]*40" office:value-type="float" office:value="40">
            <text:p>40.0000</text:p>
          </table:table-cell>
          <table:table-cell table:number-columns-repeated="1011"/>
        </table:table-row>
        <table:table-row table:style-name="ro1">
          <table:table-cell table:formula="of:=[.A247]" office:value-type="string" office:string-value="T Energy Storage">
            <text:p>T Energy Storage</text:p>
          </table:table-cell>
          <table:table-cell table:style-name="ce21" office:value-type="string">
            <office:annotation draw:style-name="gr5" draw:text-style-name="P3" svg:width="1.5579in" svg:height="0.2346in" svg:x="2.6311in" svg:y="39.137in" draw:caption-point-x="-0.2402in" draw:caption-point-y="0.1772in">
              <dc:creator>AŠ</dc:creator>
              <dc:date>2011-10-21T00:00:00</dc:date>
              <text:p text:style-name="P3"><text:span text:style-name="T3">Energy storage x 2.5</text:span></text:p>
            </office:annotation>
            <text:p>metal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7]" office:value-type="float" office:value="10">
            <text:p>10</text:p>
          </table:table-cell>
          <table:table-cell/>
          <table:table-cell table:style-name="ce30" table:formula="of:=[.M51]*3" office:value-type="float" office:value="6">
            <text:p>6.0000</text:p>
          </table:table-cell>
          <table:table-cell table:number-columns-repeated="1011"/>
        </table:table-row>
        <table:table-row table:style-name="ro1">
          <table:table-cell table:formula="of:=[.A248]" office:value-type="string" office:string-value="T Energy Storage">
            <text:p>T Energy Storage</text:p>
          </table:table-cell>
          <table:table-cell table:style-name="ce21" office:value-type="string">
            <office:annotation draw:style-name="gr4" draw:text-style-name="P3" svg:width="1.1413in" svg:height="0.3902in" svg:x="2.6311in" svg:y="39.3087in" draw:caption-point-x="-0.2402in" draw:caption-point-y="0.1772in">
              <dc:creator>AŠ</dc:creator>
              <dc:date>2011-10-21T00:00:00</dc:date>
              <text:p text:style-name="P3"><text:span text:style-name="T3">Energy storage x 15</text:span></text:p>
            </office:annotation>
            <text:p>energy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8]" office:value-type="float" office:value="10">
            <text:p>10</text:p>
          </table:table-cell>
          <table:table-cell/>
          <table:table-cell table:style-name="ce30" table:formula="of:=[.M51]*15" office:value-type="float" office:value="30">
            <text:p>30.0000</text:p>
          </table:table-cell>
          <table:table-cell table:number-columns-repeated="1011"/>
        </table:table-row>
        <table:table-row table:style-name="ro1">
          <table:table-cell table:formula="of:=[.A249]" office:value-type="string" office:string-value="T Energy Storage">
            <text:p>T Energy Storage</text:p>
          </table:table-cell>
          <table:table-cell table:style-name="ce22" office:value-type="string">
            <office:annotation draw:style-name="gr4" draw:text-style-name="P3" svg:width="1.1413in" svg:height="0.3902in" svg:x="2.6311in" svg:y="39.4803in" draw:caption-point-x="-0.2402in" draw:caption-point-y="0.1772in">
              <dc:creator>AŠ</dc:creator>
              <dc:date>2011-10-21T00:00:00</dc:date>
              <text:p text:style-name="P3"><text:span text:style-name="T3">Energy storage x 0.75</text:span></text:p>
            </office:annotation>
            <text:p>zetium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0">
            <text:p>10</text:p>
          </table:table-cell>
          <table:table-cell/>
          <table:table-cell table:style-name="ce30" table:formula="of:=[.M51]*0.75" office:value-type="float" office:value="1.5">
            <text:p>1.5000</text:p>
          </table:table-cell>
          <table:table-cell table:number-columns-repeated="1011"/>
        </table:table-row>
        <table:table-row table:style-name="ro1">
          <table:table-cell table:formula="of:=[.A250]" office:value-type="string" office:string-value="T Energy Storage">
            <text:p>T Energy Storage</text:p>
          </table:table-cell>
          <table:table-cell table:style-name="ce22" office:value-type="string">
            <text:p>scientists min</text:p>
          </table:table-cell>
          <table:table-cell table:style-name="ce31" table:number-matrix-columns-spanned="11" table:number-matrix-rows-spanned="1" table:formula="of:=RESEARCHTIME([.C247:.M247])"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0" office:value-type="float" office:value="0.133333333333333">
            <text:p>0.1333</text:p>
          </table:table-cell>
          <table:table-cell table:number-columns-repeated="1011"/>
        </table:table-row>
        <table:table-row table:style-name="ro1">
          <table:table-cell table:formula="of:=[.A251]" office:value-type="string" office:string-value="T Energy Storage">
            <text:p>T Energy Storage</text:p>
          </table:table-cell>
          <table:table-cell office:value-type="string">
            <text:p>E store mod</text:p>
          </table:table-cell>
          <table:table-cell table:style-name="ce31"/>
          <table:table-cell table:formula="of:=[.D221]" office:value-type="float" office:value="180">
            <text:p>180</text:p>
          </table:table-cell>
          <table:table-cell table:number-columns-repeated="6"/>
          <table:table-cell table:formula="of:=[.K251]" office:value-type="float" office:value="10">
            <text:p>10</text:p>
          </table:table-cell>
          <table:table-cell/>
          <table:table-cell table:style-name="ce30" office:value-type="float" office:value="1">
            <text:p>1.0000</text:p>
          </table:table-cell>
          <table:table-cell table:number-columns-repeated="1011"/>
        </table:table-row>
        <table:table-row table:style-name="ro1">
          <table:table-cell table:formula="of:=[.A252]" office:value-type="string" office:string-value="T Energy Storage">
            <text:p>T Energy Storage</text:p>
          </table:table-cell>
          <table:table-cell table:style-name="ce22" office:value-type="string">
            <text:p>war points</text:p>
          </table:table-cell>
          <table:table-cell table:style-name="ce31" table:number-matrix-columns-spanned="11" table:number-matrix-rows-spanned="1" table:formula="of:=TECH_WAR_POINTS([.C248:.M250];[Variables.$B$11:.$B$13];[Variables.$B$22])"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Zetium Extraction</text:p>
          </table:table-cell>
          <table:table-cell table:style-name="ce21" office:value-type="string">
            <office:annotation draw:style-name="gr4" draw:text-style-name="P3" svg:width="1.1413in" svg:height="0.3902in" svg:x="2.6311in" svg:y="40.2496in" draw:caption-point-x="-0.2402in" draw:caption-point-y="0.1772in">
              <dc:creator>AŠ</dc:creator>
              <dc:date>2010-12-30T00:00:00</dc:date>
              <text:p text:style-name="P3"><text:span text:style-name="T3">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0" table:formula="of:=[.M32]*10" office:value-type="float" office:value="10">
            <text:p>10.0000</text:p>
          </table:table-cell>
          <table:table-cell table:number-columns-repeated="1011"/>
        </table:table-row>
        <table:table-row table:style-name="ro1">
          <table:table-cell table:formula="of:=[.A255]" office:value-type="string" office:string-value="T Zetium Extraction">
            <text:p>T Zetium Extraction</text:p>
          </table:table-cell>
          <table:table-cell table:style-name="ce21" office:value-type="string">
            <office:annotation draw:style-name="gr4" draw:text-style-name="P3" svg:width="1.1413in" svg:height="0.3902in" svg:x="2.6311in" svg:y="40.4213in" draw:caption-point-x="-0.2402in" draw:caption-point-y="0.1772in">
              <dc:creator>AŠ</dc:creator>
              <dc:date>2010-12-30T00:00:00</dc:date>
              <text:p text:style-name="P3"><text:span text:style-name="T3">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table:formula="of:=[.M35]*10" office:value-type="float" office:value="2250">
            <text:p>2250.0000</text:p>
          </table:table-cell>
          <table:table-cell table:number-columns-repeated="1011"/>
        </table:table-row>
        <table:table-row table:style-name="ro1">
          <table:table-cell table:formula="of:=[.A256]" office:value-type="string" office:string-value="T Zetium Extraction">
            <text:p>T Zetium Extraction</text:p>
          </table:table-cell>
          <table:table-cell table:style-name="ce21" office:value-type="string">
            <office:annotation draw:style-name="gr4" draw:text-style-name="P3" svg:width="1.1413in" svg:height="0.3902in" svg:x="2.6311in" svg:y="40.5929in" draw:caption-point-x="-0.2402in" draw:caption-point-y="0.1772in">
              <dc:creator>AŠ</dc:creator>
              <dc:date>2010-12-30T00:00:00</dc:date>
              <text:p text:style-name="P3"><text:span text:style-name="T3">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table:formula="of:=[.M36]*10" office:value-type="float" office:value="12600">
            <text:p>1260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0" office:value-type="float" office:value="0">
            <text:p>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5:.M255])"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59]" office:value-type="string" office:string-value="T Zetium Extraction">
            <text:p>T Zetium Extraction</text:p>
          </table:table-cell>
          <table:table-cell table:style-name="ce22" office:value-type="string">
            <text:p>war points</text:p>
          </table:table-cell>
          <table:table-cell table:style-name="ce31" table:number-matrix-columns-spanned="11" table:number-matrix-rows-spanned="1" table:formula="of:=TECH_WAR_POINTS([.C256:.M258];[Variables.$B$11:.$B$13];[Variables.$B$22])"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Powd. Zet.</text:p>
          </table:table-cell>
          <table:table-cell table:style-name="ce21" office:value-type="string">
            <office:annotation draw:style-name="gr9" draw:text-style-name="P3" svg:width="2.785in" svg:height="0.8567in" svg:x="2.6311in" svg:y="41.3622in" draw:caption-point-x="-0.2402in" draw:caption-point-y="0.1772in">
              <dc:creator>AŠ</dc:creator>
              <dc:date>2011-01-03T00:00:00</dc:date>
              <text:p text:style-name="P3"><text:span text:style-name="T3">Laipsninė priklausomybė tarp:</text:span></text:p>
              <text:p text:style-name="P3"><text:span text:style-name="T3">1lvl: ZEX T1 lvl5 upgrade time</text:span></text:p>
              <text:p text:style-name="P3"><text:span text:style-name="T3">10lvl: ZEX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32:.M32]; 1; 4; [.C38:.M38]; 1; [.K200])" office:value-type="float" office:value="9017">
            <text:p>9017</text:p>
          </table:table-cell>
          <table:table-cell table:style-name="ce31"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224]" office:value-type="float" office:value="3">
            <text:p>3.0000</text:p>
          </table:table-cell>
          <table:table-cell table:number-columns-repeated="1011"/>
        </table:table-row>
        <table:table-row table:style-name="ro1">
          <table:table-cell table:formula="of:=[.A262]" office:value-type="string" office:string-value="T Powd. Zet.">
            <text:p>T Powd. Zet.</text:p>
          </table:table-cell>
          <table:table-cell table:style-name="ce21" office:value-type="string">
            <office:annotation draw:style-name="gr10" draw:text-style-name="P3" svg:width="2.5417in" svg:height="0.5457in" svg:x="2.6311in" svg:y="41.5339in" draw:caption-point-x="-0.2402in" draw:caption-point-y="0.1772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25]" office:value-type="float" office:value="1451.03156337113">
            <text:p>1451.03</text:p>
          </table:table-cell>
          <table:table-cell table:formula="of:=[.D225]" office:value-type="float" office:value="0">
            <text:p>0</text:p>
          </table:table-cell>
          <table:table-cell table:formula="of:=[.E225]" office:value-type="float" office:value="0">
            <text:p>0</text:p>
          </table:table-cell>
          <table:table-cell table:formula="of:=[.F225]" office:value-type="float" office:value="4.84134049898511">
            <text:p>4.84</text:p>
          </table:table-cell>
          <table:table-cell table:formula="of:=[.G225]" office:value-type="float" office:value="0">
            <text:p>0</text:p>
          </table:table-cell>
          <table:table-cell table:formula="of:=[.H225]" office:value-type="float" office:value="1">
            <text:p>1</text:p>
          </table:table-cell>
          <table:table-cell table:formula="of:=[.I225]" office:value-type="float" office:value="0">
            <text:p>0</text:p>
          </table:table-cell>
          <table:table-cell table:formula="of:=[.J225]" office:value-type="float" office:value="0">
            <text:p>0</text:p>
          </table:table-cell>
          <table:table-cell table:formula="of:=[.K225]" office:value-type="float" office:value="10">
            <text:p>10</text:p>
          </table:table-cell>
          <table:table-cell table:formula="of:=[.L225]" office:value-type="float" office:value="0">
            <text:p>0</text:p>
          </table:table-cell>
          <table:table-cell table:style-name="ce30" office:value-type="float" office:value="1.2">
            <text:p>1.2000</text:p>
          </table:table-cell>
          <table:table-cell table:number-columns-repeated="1011"/>
        </table:table-row>
        <table:table-row table:style-name="ro1">
          <table:table-cell table:formula="of:=[.A263]" office:value-type="string" office:string-value="T Powd. Zet.">
            <text:p>T Powd. Zet.</text:p>
          </table:table-cell>
          <table:table-cell table:style-name="ce21" office:value-type="string">
            <office:annotation draw:style-name="gr10" draw:text-style-name="P3" svg:width="2.3941in" svg:height="0.5457in" svg:x="2.6311in" svg:y="41.7055in" draw:caption-point-x="-0.2402in" draw:caption-point-y="0.1772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formula="of:=[.C226]" office:value-type="float" office:value="3212.12625348452">
            <text:p>3212.13</text:p>
          </table:table-cell>
          <table:table-cell table:formula="of:=[.D226]" office:value-type="float" office:value="0">
            <text:p>0</text:p>
          </table:table-cell>
          <table:table-cell table:formula="of:=[.E226]" office:value-type="float" office:value="0">
            <text:p>0</text:p>
          </table:table-cell>
          <table:table-cell table:formula="of:=[.F226]" office:value-type="float" office:value="5.55265646706173">
            <text:p>5.55</text:p>
          </table:table-cell>
          <table:table-cell table:formula="of:=[.G226]" office:value-type="float" office:value="0">
            <text:p>0</text:p>
          </table:table-cell>
          <table:table-cell table:formula="of:=[.H226]" office:value-type="float" office:value="1">
            <text:p>1</text:p>
          </table:table-cell>
          <table:table-cell table:formula="of:=[.I226]" office:value-type="float" office:value="0">
            <text:p>0</text:p>
          </table:table-cell>
          <table:table-cell table:formula="of:=[.J226]" office:value-type="float" office:value="0">
            <text:p>0</text:p>
          </table:table-cell>
          <table:table-cell table:formula="of:=[.K226]" office:value-type="float" office:value="10">
            <text:p>10</text:p>
          </table:table-cell>
          <table:table-cell table:formula="of:=[.L226]" office:value-type="float" office:value="0">
            <text:p>0</text:p>
          </table:table-cell>
          <table:table-cell table:style-name="ce30" office:value-type="float" office:value="1.2">
            <text:p>1.2000</text:p>
          </table:table-cell>
          <table:table-cell table:number-columns-repeated="1011"/>
        </table:table-row>
        <table:table-row table:style-name="ro1">
          <table:table-cell table:formula="of:=[.A264]" office:value-type="string" office:string-value="T Powd. Zet.">
            <text:p>T Powd. Zet.</text:p>
          </table:table-cell>
          <table:table-cell table:style-name="ce22" office:value-type="string">
            <office:annotation draw:style-name="gr9" draw:text-style-name="P3" svg:width="2.4114in" svg:height="0.8567in" svg:x="2.6311in" svg:y="41.8768in" draw:caption-point-x="-0.2402in" draw:caption-point-y="0.1772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text:p text:style-name="P3"><text:span text:style-name="T3"/></text:p>
              <text:p text:style-name="P3"><text:span text:style-name="T3">Viskas x 0,5</text:span></text:p>
            </office:annotation>
            <text:p>zetium cost</text:p>
          </table:table-cell>
          <table:table-cell table:formula="of:=[.C227]" office:value-type="float" office:value="393.886312674226">
            <text:p>393.89</text:p>
          </table:table-cell>
          <table:table-cell table:formula="of:=[.D227]" office:value-type="float" office:value="0">
            <text:p>0</text:p>
          </table:table-cell>
          <table:table-cell table:formula="of:=[.E227]" office:value-type="float" office:value="0">
            <text:p>0</text:p>
          </table:table-cell>
          <table:table-cell table:formula="of:=[.F227]" office:value-type="float" office:value="4.41468531126333">
            <text:p>4.41</text:p>
          </table:table-cell>
          <table:table-cell table:formula="of:=[.G227]" office:value-type="float" office:value="0">
            <text:p>0</text:p>
          </table:table-cell>
          <table:table-cell table:formula="of:=[.H227]" office:value-type="float" office:value="1">
            <text:p>1</text:p>
          </table:table-cell>
          <table:table-cell table:formula="of:=[.I227]" office:value-type="float" office:value="0">
            <text:p>0</text:p>
          </table:table-cell>
          <table:table-cell table:formula="of:=[.J227]" office:value-type="float" office:value="0">
            <text:p>0</text:p>
          </table:table-cell>
          <table:table-cell table:formula="of:=[.K227]" office:value-type="float" office:value="10">
            <text:p>10</text:p>
          </table:table-cell>
          <table:table-cell table:formula="of:=[.L227]"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65]"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2:.M262])"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266]" office:value-type="string" office:string-value="T Powd. Zet.">
            <text:p>T Powd. Zet.</text:p>
          </table:table-cell>
          <table:table-cell table:style-name="ce21" office:value-type="string">
            <office:annotation draw:style-name="gr4" draw:text-style-name="P3" svg:width="1.1413in" svg:height="0.2346in" svg:x="2.6311in" svg:y="42.2201in" draw:caption-point-x="-0.2402in" draw:caption-point-y="0.1772in">
              <dc:creator>AŠ</dc:creator>
              <dc:date>2010-12-29T00:00:00</dc:date>
              <text:p text:style-name="P3"><text:span text:style-name="T3">Iki 100%</text:span></text:p>
            </office:annotation>
            <text:p>Z gen mod</text:p>
          </table:table-cell>
          <table:table-cell table:formula="of:=[.C229]" office:value-type="float" office:value="0">
            <text:p>0</text:p>
          </table:table-cell>
          <table:table-cell table:formula="of:=[.D229]" office:value-type="float" office:value="10">
            <text:p>10</text:p>
          </table:table-cell>
          <table:table-cell table:formula="of:=[.E229]" office:value-type="float" office:value="0">
            <text:p>0</text:p>
          </table:table-cell>
          <table:table-cell table:formula="of:=[.F229]" office:value-type="float" office:value="0">
            <text:p>0</text:p>
          </table:table-cell>
          <table:table-cell table:formula="of:=[.G229]" office:value-type="float" office:value="0">
            <text:p>0</text:p>
          </table:table-cell>
          <table:table-cell table:formula="of:=[.H229]" office:value-type="float" office:value="0">
            <text:p>0</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67]" office:value-type="string" office:string-value="T Powd. Zet.">
            <text:p>T Powd. Zet.</text:p>
          </table:table-cell>
          <table:table-cell table:style-name="ce21" office:value-type="string">
            <office:annotation draw:style-name="gr4" draw:text-style-name="P3" svg:width="1.1413in" svg:height="0.2346in" svg:x="2.6311in" svg:y="42.3917in" draw:caption-point-x="-0.2402in" draw:caption-point-y="0.1772in">
              <dc:creator>AŠ</dc:creator>
              <dc:date>2010-12-29T00:00:00</dc:date>
              <text:p text:style-name="P3"><text:span text:style-name="T3">Iki 200%</text:span></text:p>
            </office:annotation>
            <text:p>Z store mod</text:p>
          </table:table-cell>
          <table:table-cell table:formula="of:=[.C230]" office:value-type="float" office:value="0">
            <text:p>0</text:p>
          </table:table-cell>
          <table:table-cell table:formula="of:=[.D230]" office:value-type="float" office:value="20">
            <text:p>20</text:p>
          </table:table-cell>
          <table:table-cell table:formula="of:=[.E230]" office:value-type="float" office:value="0">
            <text:p>0</text:p>
          </table:table-cell>
          <table:table-cell table:formula="of:=[.F230]" office:value-type="float" office:value="0">
            <text:p>0</text:p>
          </table:table-cell>
          <table:table-cell table:formula="of:=[.G230]" office:value-type="float" office:value="0">
            <text:p>0</text:p>
          </table:table-cell>
          <table:table-cell table:formula="of:=[.H230]" office:value-type="float" office:value="0">
            <text:p>0</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68]" office:value-type="string" office:string-value="T Powd. Zet.">
            <text:p>T Powd. Zet.</text:p>
          </table:table-cell>
          <table:table-cell table:style-name="ce21" office:value-type="string">
            <text:p>war points</text:p>
          </table:table-cell>
          <table:table-cell table:style-name="ce31" table:number-matrix-columns-spanned="11" table:number-matrix-rows-spanned="1" table:formula="of:=TECH_WAR_POINTS([.C263:.M265];[Variables.$B$11:.$B$13];[Variables.$B$22])"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Zex t2</text:p>
          </table:table-cell>
          <table:table-cell table:style-name="ce21" office:value-type="string">
            <office:annotation draw:style-name="gr5" draw:text-style-name="P3" svg:width="2.2008in" svg:height="0.2346in" svg:x="2.6311in" svg:y="42.8177in" draw:caption-point-x="-0.2402in" draw:caption-point-y="0.1772in">
              <dc:creator>AŠ</dc:creator>
              <dc:date>2010-12-30T00:00:00</dc:date>
              <text:p text:style-name="P3"><text:span text:style-name="T3">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0" table:formula="of:=[.M38]*10" office:value-type="float" office:value="10">
            <text:p>10.0000</text:p>
          </table:table-cell>
          <table:table-cell table:number-columns-repeated="1011"/>
        </table:table-row>
        <table:table-row table:style-name="ro1">
          <table:table-cell table:formula="of:=[.A271]" office:value-type="string" office:string-value="T Zex t2">
            <text:p>T Zex t2</text:p>
          </table:table-cell>
          <table:table-cell table:style-name="ce21" office:value-type="string">
            <office:annotation draw:style-name="gr5" draw:text-style-name="P3" svg:width="2.2008in" svg:height="0.2346in" svg:x="2.6311in" svg:y="42.9894in" draw:caption-point-x="-0.2402in" draw:caption-point-y="0.1772in">
              <dc:creator>AŠ</dc:creator>
              <dc:date>2010-12-30T00:00:00</dc:date>
              <text:p text:style-name="P3"><text:span text:style-name="T3">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1]" office:value-type="float" office:value="1">
            <text:p>1</text:p>
          </table:table-cell>
          <table:table-cell/>
          <table:table-cell table:style-name="ce30" table:formula="of:=[.M41]*10" office:value-type="float" office:value="360">
            <text:p>360.0000</text:p>
          </table:table-cell>
          <table:table-cell table:number-columns-repeated="1011"/>
        </table:table-row>
        <table:table-row table:style-name="ro1">
          <table:table-cell table:formula="of:=[.A272]" office:value-type="string" office:string-value="T Zex t2">
            <text:p>T Zex t2</text:p>
          </table:table-cell>
          <table:table-cell table:style-name="ce21" office:value-type="string">
            <office:annotation draw:style-name="gr5" draw:text-style-name="P3" svg:width="2.0445in" svg:height="0.2346in" svg:x="2.6311in" svg:y="43.161in" draw:caption-point-x="-0.2402in" draw:caption-point-y="0.1772in">
              <dc:creator>AŠ</dc:creator>
              <dc:date>2010-12-30T00:00:00</dc:date>
              <text:p text:style-name="P3"><text:span text:style-name="T3">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2]" office:value-type="float" office:value="1">
            <text:p>1</text:p>
          </table:table-cell>
          <table:table-cell/>
          <table:table-cell table:style-name="ce30" table:formula="of:=[.M42]*10" office:value-type="float" office:value="30">
            <text:p>30.0000</text:p>
          </table:table-cell>
          <table:table-cell table:number-columns-repeated="1011"/>
        </table:table-row>
        <table:table-row table:style-name="ro1">
          <table:table-cell table:formula="of:=[.A273]" office:value-type="string" office:string-value="T Zex t2">
            <text:p>T Zex t2</text:p>
          </table:table-cell>
          <table:table-cell table:style-name="ce22" office:value-type="string">
            <office:annotation draw:style-name="gr5" draw:text-style-name="P3" svg:width="1.8878in" svg:height="0.2346in" svg:x="2.6311in" svg:y="43.3327in" draw:caption-point-x="-0.2402in" draw:caption-point-y="0.1772in">
              <dc:creator>AŠ</dc:creator>
              <dc:date>2010-12-30T00:00:00</dc:date>
              <text:p text:style-name="P3"><text:span text:style-name="T3">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3]" office:value-type="float" office:value="1">
            <text:p>1</text:p>
          </table:table-cell>
          <table:table-cell/>
          <table:table-cell table:style-name="ce30" table:formula="of:=[.M43]*10" office:value-type="float" office:value="40">
            <text:p>40.0000</text:p>
          </table:table-cell>
          <table:table-cell table:number-columns-repeated="1011"/>
        </table:table-row>
        <table:table-row table:style-name="ro1">
          <table:table-cell table:formula="of:=[.A274]" office:value-type="string" office:string-value="T Zex t2">
            <text:p>T Zex t2</text:p>
          </table:table-cell>
          <table:table-cell table:style-name="ce22" office:value-type="string">
            <text:p>scientists min</text:p>
          </table:table-cell>
          <table:table-cell table:style-name="ce31" table:number-matrix-columns-spanned="11" table:number-matrix-rows-spanned="1" table:formula="of:=RESEARCHTIME([.C271:.M27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75]" office:value-type="string" office:string-value="T Zex t2">
            <text:p>T Zex t2</text:p>
          </table:table-cell>
          <table:table-cell table:style-name="ce22" office:value-type="string">
            <text:p>war points</text:p>
          </table:table-cell>
          <table:table-cell table:style-name="ce31" table:number-matrix-columns-spanned="11" table:number-matrix-rows-spanned="1" table:formula="of:=TECH_WAR_POINTS([.C272:.M274];[Variables.$B$11:.$B$13];[Variables.$B$22])"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Zetium Storage</text:p>
          </table:table-cell>
          <table:table-cell table:style-name="ce21" office:value-type="string">
            <office:annotation draw:style-name="gr5" draw:text-style-name="P3" svg:width="2.2008in" svg:height="0.2346in" svg:x="2.6311in" svg:y="43.922in" draw:caption-point-x="-0.2402in" draw:caption-point-y="0.1772in">
              <dc:creator>AŠ</dc:creator>
              <dc:date>2011-10-21T00:00:00</dc:date>
              <text:p text:style-name="P3"><text:span text:style-name="T3">Zetium storage time x 20</text:span></text:p>
            </office:annotation>
            <text:p>time</text:p>
          </table:table-cell>
          <table:table-cell table:style-name="ce31"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0" table:formula="of:=[.M55]*20" office:value-type="float" office:value="20">
            <text:p>20.0000</text:p>
          </table:table-cell>
          <table:table-cell table:number-columns-repeated="1011"/>
        </table:table-row>
        <table:table-row table:style-name="ro1">
          <table:table-cell table:formula="of:=[.A278]" office:value-type="string" office:string-value="T Zetium Storage">
            <text:p>T Zetium Storage</text:p>
          </table:table-cell>
          <table:table-cell table:style-name="ce21" office:value-type="string">
            <text:p>metal cost</text:p>
          </table:table-cell>
          <table:table-cell table:style-name="ce31"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8]" office:value-type="float" office:value="10">
            <text:p>10</text:p>
          </table:table-cell>
          <table:table-cell/>
          <table:table-cell table:style-name="ce30" table:formula="of:=[.$M$56] * 25" office:value-type="float" office:value="50">
            <text:p>50.0000</text:p>
          </table:table-cell>
          <table:table-cell table:number-columns-repeated="1011"/>
        </table:table-row>
        <table:table-row table:style-name="ro1">
          <table:table-cell table:formula="of:=[.A279]" office:value-type="string" office:string-value="T Zetium Storage">
            <text:p>T Zetium Storage</text:p>
          </table:table-cell>
          <table:table-cell table:style-name="ce21" office:value-type="string">
            <text:p>energy cost</text:p>
          </table:table-cell>
          <table:table-cell table:style-name="ce31"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9]" office:value-type="float" office:value="10">
            <text:p>10</text:p>
          </table:table-cell>
          <table:table-cell/>
          <table:table-cell table:style-name="ce30" table:formula="of:=[.$M$56]*100" office:value-type="float" office:value="200">
            <text:p>200.0000</text:p>
          </table:table-cell>
          <table:table-cell table:number-columns-repeated="1011"/>
        </table:table-row>
        <table:table-row table:style-name="ro1">
          <table:table-cell table:formula="of:=[.A280]" office:value-type="string" office:string-value="T Zetium Storage">
            <text:p>T Zetium Storage</text:p>
          </table:table-cell>
          <table:table-cell table:style-name="ce22" office:value-type="string">
            <text:p>zetium cost</text:p>
          </table:table-cell>
          <table:table-cell table:style-name="ce31"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0]" office:value-type="float" office:value="10">
            <text:p>10</text:p>
          </table:table-cell>
          <table:table-cell/>
          <table:table-cell table:style-name="ce30" table:formula="of:=[.$M$56]*11" office:value-type="float" office:value="22">
            <text:p>22.0000</text:p>
          </table:table-cell>
          <table:table-cell table:number-columns-repeated="1011"/>
        </table:table-row>
        <table:table-row table:style-name="ro1">
          <table:table-cell table:formula="of:=[.A281]" office:value-type="string" office:string-value="T Zetium Storage">
            <text:p>T Zetium Storage</text:p>
          </table:table-cell>
          <table:table-cell table:style-name="ce22" office:value-type="string">
            <text:p>scientists min</text:p>
          </table:table-cell>
          <table:table-cell table:style-name="ce31" table:number-matrix-columns-spanned="11" table:number-matrix-rows-spanned="1" table:formula="of:=RESEARCHTIME([.C278:.M278])"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0" office:value-type="float" office:value="0.0666666666666667">
            <text:p>0.0667</text:p>
          </table:table-cell>
          <table:table-cell table:number-columns-repeated="1011"/>
        </table:table-row>
        <table:table-row table:style-name="ro1">
          <table:table-cell table:formula="of:=[.A282]" office:value-type="string" office:string-value="T Zetium Storage">
            <text:p>T Zetium Storage</text:p>
          </table:table-cell>
          <table:table-cell table:style-name="ce22" office:value-type="string">
            <text:p>Z store mod</text:p>
          </table:table-cell>
          <table:table-cell table:style-name="ce31"/>
          <table:table-cell table:formula="of:=[.D221]" office:value-type="float" office:value="180">
            <text:p>180</text:p>
          </table:table-cell>
          <table:table-cell table:number-columns-repeated="6"/>
          <table:table-cell table:formula="of:=[.K282]" office:value-type="float" office:value="10">
            <text:p>10</text:p>
          </table:table-cell>
          <table:table-cell/>
          <table:table-cell table:style-name="ce30" office:value-type="float" office:value="1">
            <text:p>1.0000</text:p>
          </table:table-cell>
          <table:table-cell table:number-columns-repeated="1011"/>
        </table:table-row>
        <table:table-row table:style-name="ro1">
          <table:table-cell table:formula="of:=[.A283]" office:value-type="string" office:string-value="T Zetium Storage">
            <text:p>T Zetium Storage</text:p>
          </table:table-cell>
          <table:table-cell table:style-name="ce22" office:value-type="string">
            <text:p>war points</text:p>
          </table:table-cell>
          <table:table-cell table:style-name="ce31" table:number-matrix-columns-spanned="11" table:number-matrix-rows-spanned="1" table:formula="of:=TECH_WAR_POINTS([.C279:.M281];[Variables.$B$11:.$B$13];[Variables.$B$22])"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T Trooper</text:p>
          </table:table-cell>
          <table:table-cell table:style-name="ce21" office:value-type="string">
            <office:annotation draw:style-name="gr6" draw:text-style-name="P3" svg:width="2.3484in" svg:height="0.3902in" svg:x="2.6311in" svg:y="45.2059in" draw:caption-point-x="-0.2402in" draw:caption-point-y="0.1772in">
              <dc:creator>AŠ</dc:creator>
              <dc:date>2010-12-30T00:00:00</dc:date>
              <text:p text:style-name="P3"><text:span text:style-name="T3">Visi fieldai pagal UnitTechCoefs() funkciją.</text:span></text:p>
            </office:annotation>
            <text:p>time</text:p>
          </table:table-cell>
          <table:table-cell table:number-matrix-columns-spanned="11" table:number-matrix-rows-spanned="6" table:formula="of:=UNITTECHCOEFS([Units.J55];[Units.R55];[Units.S55];[Units.T55];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31" table:number-matrix-columns-spanned="11" table:number-matrix-rows-spanned="1" table:formula="of:=RESEARCHTIME([.C286:.M286])"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292]" office:value-type="string" office:string-value="T Trooper">
            <text:p>T Trooper</text:p>
          </table:table-cell>
          <table:table-cell office:value-type="string">
            <text:p>war points</text:p>
          </table:table-cell>
          <table:table-cell table:style-name="ce31" table:number-matrix-columns-spanned="11" table:number-matrix-rows-spanned="1" table:formula="of:=TECH_WAR_POINTS([.C287:.M289];[Variables.$B$11:.$B$13]; [Variables.$B$22])"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eeker</text:p>
          </table:table-cell>
          <table:table-cell table:style-name="ce21" office:value-type="string">
            <office:annotation draw:style-name="gr6" draw:text-style-name="P3" svg:width="2.3484in" svg:height="0.3902in" svg:x="2.6311in" svg:y="46.6618in" draw:caption-point-x="-0.2402in" draw:caption-point-y="0.1772in">
              <dc:creator>AŠ</dc:creator>
              <dc:date>2010-12-30T00:00:00</dc:date>
              <text:p text:style-name="P3"><text:span text:style-name="T3">Visi fieldai pagal UnitTechCoefs() funkciją.</text:span></text:p>
            </office:annotation>
            <text:p>time</text:p>
          </table:table-cell>
          <table:table-cell table:style-name="ce31" table:number-matrix-columns-spanned="11" table:number-matrix-rows-spanned="6" table:formula="of:=UNITTECHCOEFS([Units.J57];[Units.R57];[Units.S57];[Units.T57];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5]"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6]"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7]"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8]"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9]"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0]" office:value-type="string" office:string-value="T Seeker">
            <text:p>T Seeker</text:p>
          </table:table-cell>
          <table:table-cell office:value-type="string">
            <text:p>scientists min</text:p>
          </table:table-cell>
          <table:table-cell table:number-matrix-columns-spanned="11" table:number-matrix-rows-spanned="1" table:formula="of:=RESEARCHTIME([.C295:.M295])"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01]" office:value-type="string" office:string-value="T Seeker">
            <text:p>T Seeker</text:p>
          </table:table-cell>
          <table:table-cell office:value-type="string">
            <text:p>war points</text:p>
          </table:table-cell>
          <table:table-cell table:style-name="ce31" table:number-matrix-columns-spanned="11" table:number-matrix-rows-spanned="1" table:formula="of:=TECH_WAR_POINTS([.C296:.M298];[Variables.$B$11:.$B$13];[Variables.$B$22])"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Shocker</text:p>
          </table:table-cell>
          <table:table-cell table:style-name="ce21" office:value-type="string">
            <text:p>time</text:p>
          </table:table-cell>
          <table:table-cell table:number-matrix-columns-spanned="11" table:number-matrix-rows-spanned="6" table:formula="of:=UNITTECHCOEFS([Units.J56];[Units.R56];[Units.S56];[Units.T56];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4]"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5]"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6]"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7]"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8]"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9]" office:value-type="string" office:string-value="T Shocker">
            <text:p>T Shocker</text:p>
          </table:table-cell>
          <table:table-cell office:value-type="string">
            <text:p>scientists min</text:p>
          </table:table-cell>
          <table:table-cell table:number-matrix-columns-spanned="11" table:number-matrix-rows-spanned="1" table:formula="of:=RESEARCHTIME([.C304:.M304])"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10]" office:value-type="string" office:string-value="T Shocker">
            <text:p>T Shocker</text:p>
          </table:table-cell>
          <table:table-cell office:value-type="string">
            <text:p>war points</text:p>
          </table:table-cell>
          <table:table-cell table:style-name="ce31" table:number-matrix-columns-spanned="11" table:number-matrix-rows-spanned="1" table:formula="of:=TECH_WAR_POINTS([.C305:.M307];[Variables.$B$11:.$B$13];[Variables.$B$22])"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5:.J57]); AVERAGE([Units.R55:.R57]); AVERAGE([Units.S55:.S57]); AVERAGE([Units.T55:.T57]);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3]"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4]"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5]"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6]"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7]"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3:.M313])"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18]" office:value-type="string" office:string-value="T Metabolic Chargers">
            <text:p>T Metabolic Chargers</text:p>
          </table:table-cell>
          <table:table-cell table:style-name="ce21" office:value-type="string">
            <text:p>war points</text:p>
          </table:table-cell>
          <table:table-cell table:style-name="ce31" table:number-matrix-columns-spanned="11" table:number-matrix-rows-spanned="1" table:formula="of:=TECH_WAR_POINTS([.C314:.M316];[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HV Charges</text:p>
          </table:table-cell>
          <table:table-cell table:style-name="ce21" office:value-type="string">
            <text:p>time</text:p>
          </table:table-cell>
          <table:table-cell table:number-matrix-columns-spanned="10" table:number-matrix-rows-spanned="6" table:formula="of:=[.C313:.L318]"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3]" office:value-type="float" office:value="1">
            <text:p>1.0000</text:p>
          </table:table-cell>
          <table:table-cell table:number-columns-repeated="1011"/>
        </table:table-row>
        <table:table-row table:style-name="ro1">
          <table:table-cell table:formula="of:=[.A321]"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4]" office:value-type="float" office:value="1">
            <text:p>1.0000</text:p>
          </table:table-cell>
          <table:table-cell table:number-columns-repeated="1011"/>
        </table:table-row>
        <table:table-row table:style-name="ro1">
          <table:table-cell table:formula="of:=[.A322]"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5]" office:value-type="float" office:value="1">
            <text:p>1.0000</text:p>
          </table:table-cell>
          <table:table-cell table:number-columns-repeated="1011"/>
        </table:table-row>
        <table:table-row table:style-name="ro1">
          <table:table-cell table:formula="of:=[.A323]"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6]" office:value-type="float" office:value="1">
            <text:p>1.0000</text:p>
          </table:table-cell>
          <table:table-cell table:number-columns-repeated="1011"/>
        </table:table-row>
        <table:table-row table:style-name="ro1">
          <table:table-cell table:formula="of:=[.A324]" office:value-type="string" office:string-value="T HV Charges">
            <text:p>T HV Charges</text:p>
          </table:table-cell>
          <table:table-cell table:style-name="ce22" office:value-type="string">
            <office:annotation draw:style-name="gr4" draw:text-style-name="P3" svg:width="1.1413in" svg:height="0.2346in" svg:x="2.6311in" svg:y="51.5516in" draw:caption-point-x="-0.2402in" draw:caption-point-y="0.1772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7]*2" office:value-type="float" office:value="2">
            <text:p>2.0000</text:p>
          </table:table-cell>
          <table:table-cell table:number-columns-repeated="1011"/>
        </table:table-row>
        <table:table-row table:style-name="ro1">
          <table:table-cell table:formula="of:=[.A325]"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8]" office:value-type="float" office:value="0.00333333333333333">
            <text:p>0.0033</text:p>
          </table:table-cell>
          <table:table-cell table:number-columns-repeated="1011"/>
        </table:table-row>
        <table:table-row table:style-name="ro1">
          <table:table-cell table:formula="of:=[.A326]" office:value-type="string" office:string-value="T HV Charges">
            <text:p>T HV Charges</text:p>
          </table:table-cell>
          <table:table-cell table:style-name="ce21" office:value-type="string">
            <text:p>war points</text:p>
          </table:table-cell>
          <table:table-cell table:style-name="ce31" table:number-matrix-columns-spanned="11" table:number-matrix-rows-spanned="1" table:formula="of:=TECH_WAR_POINTS([.C322:.M324];[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rane</text:p>
          </table:table-cell>
          <table:table-cell table:style-name="ce21" office:value-type="string">
            <office:annotation draw:style-name="gr4" draw:text-style-name="P3" svg:width="1.1413in" svg:height="0.2346in" svg:x="2.6311in" svg:y="52.1496in" draw:caption-point-x="-0.2402in" draw:caption-point-y="0.1772in">
              <dc:creator>AŠ</dc:creator>
              <dc:date>2011-01-25T00:00:00</dc:date>
              <text:p text:style-name="P3"><text:span text:style-name="T3">MDH X 60%</text:span></text:p>
            </office:annotation>
            <text:p>time</text:p>
          </table:table-cell>
          <table:table-cell table:number-matrix-columns-spanned="10" table:number-matrix-rows-spanned="4" table:formula="of:=[.C538:.L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6">
            <text:p>0.6000</text:p>
          </table:table-cell>
          <table:table-cell table:number-columns-repeated="1011"/>
        </table:table-row>
        <table:table-row table:style-name="ro1">
          <table:table-cell table:formula="of:=[.A329]"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29]" office:value-type="float" office:value="0.6">
            <text:p>0.6000</text:p>
          </table:table-cell>
          <table:table-cell table:number-columns-repeated="1011"/>
        </table:table-row>
        <table:table-row table:style-name="ro1">
          <table:table-cell table:formula="of:=[.A330]"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0]" office:value-type="float" office:value="0.6">
            <text:p>0.6000</text:p>
          </table:table-cell>
          <table:table-cell table:number-columns-repeated="1011"/>
        </table:table-row>
        <table:table-row table:style-name="ro1">
          <table:table-cell table:formula="of:=[.A331]"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1]" office:value-type="float" office:value="0.6">
            <text:p>0.6000</text:p>
          </table:table-cell>
          <table:table-cell table:number-columns-repeated="1011"/>
        </table:table-row>
        <table:table-row table:style-name="ro1">
          <table:table-cell table:formula="of:=[.A332]" office:value-type="string" office:string-value="T Crane">
            <text:p>T Crane</text:p>
          </table:table-cell>
          <table:table-cell table:style-name="ce22" office:value-type="string">
            <text:p>scientists min</text:p>
          </table:table-cell>
          <table:table-cell table:number-matrix-columns-spanned="10" table:number-matrix-rows-spanned="1" table:formula="of:=[.C544:.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2]*[.M544]" office:value-type="float" office:value="0.002">
            <text:p>0.0020</text:p>
          </table:table-cell>
          <table:table-cell table:number-columns-repeated="1011"/>
        </table:table-row>
        <table:table-row table:style-name="ro1">
          <table:table-cell table:formula="of:=[.A333]" office:value-type="string" office:string-value="T Crane">
            <text:p>T Crane</text:p>
          </table:table-cell>
          <table:table-cell table:style-name="ce22" office:value-type="string">
            <text:p>war points</text:p>
          </table:table-cell>
          <table:table-cell table:style-name="ce31" table:number-matrix-columns-spanned="11" table:number-matrix-rows-spanned="1" table:formula="of:=TECH_WAR_POINTS([.C330:.M332];[Variables.$B$11:.$B$13];[Variables.$B$22])"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Radar</text:p>
          </table:table-cell>
          <table:table-cell table:style-name="ce21" office:value-type="string">
            <office:annotation draw:style-name="gr4" draw:text-style-name="P3" svg:width="1.1413in" svg:height="0.3902in" svg:x="2.6311in" svg:y="53.2618in" draw:caption-point-x="-0.2402in" draw:caption-point-y="0.1772in">
              <dc:creator>AŠ</dc:creator>
              <dc:date>2011-01-02T00:00:00</dc:date>
              <text:p text:style-name="P3"><text:span text:style-name="T3">Visi attributai kaip pastato x 3.</text:span></text:p>
            </office:annotation>
            <text:p>time</text:p>
          </table:table-cell>
          <table:table-cell table:formula="of:=[.C100]"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0" table:formula="of:=[.M100]*3" office:value-type="float" office:value="3">
            <text:p>3.0000</text:p>
          </table:table-cell>
          <table:table-cell table:number-columns-repeated="1011"/>
        </table:table-row>
        <table:table-row table:style-name="ro1">
          <table:table-cell table:formula="of:=[.A336]" office:value-type="string" office:string-value="T Radar">
            <text:p>T Radar</text:p>
          </table:table-cell>
          <table:table-cell table:style-name="ce21" office:value-type="string">
            <text:p>metal cost</text:p>
          </table:table-cell>
          <table:table-cell table:number-matrix-columns-spanned="1" table:number-matrix-rows-spanned="3" table:formula="of:=[.C103:.C105]"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0" table:number-matrix-columns-spanned="1" table:number-matrix-rows-spanned="3" table:formula="of:=[.M103:.M105]*3" office:value-type="float" office:value="3">
            <text:p>3.0000</text:p>
          </table:table-cell>
          <table:table-cell table:number-columns-repeated="1011"/>
        </table:table-row>
        <table:table-row table:style-name="ro1">
          <table:table-cell table:formula="of:=[.A337]"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338]"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339]" office:value-type="string" office:string-value="T Radar">
            <text:p>T Radar</text:p>
          </table:table-cell>
          <table:table-cell table:style-name="ce22" office:value-type="string">
            <text:p>scientists min</text:p>
          </table:table-cell>
          <table:table-cell table:style-name="ce31" table:number-matrix-columns-spanned="11" table:number-matrix-rows-spanned="1" table:formula="of:=RESEARCHTIME([.C336:.M336])"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340]" office:value-type="string" office:string-value="T Radar">
            <text:p>T Radar</text:p>
          </table:table-cell>
          <table:table-cell table:style-name="ce22" office:value-type="string">
            <text:p>war points</text:p>
          </table:table-cell>
          <table:table-cell table:style-name="ce31" table:number-matrix-columns-spanned="11" table:number-matrix-rows-spanned="1" table:formula="of:=TECH_WAR_POINTS([.C337:.M339];[Variables.$B$11:.$B$13];[Variables.$B$22])"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Vulcan</text:p>
          </table:table-cell>
          <table:table-cell table:style-name="ce21" office:value-type="string">
            <office:annotation draw:style-name="gr4" draw:text-style-name="P3" svg:width="1.1413in" svg:height="0.3902in" svg:x="2.6311in" svg:y="54.3744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1]; [Units.R91]; [Units.S91]; [Units.T91];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3]"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4]"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5]"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6]"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7]"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8]" office:value-type="string" office:string-value="T Vulcan">
            <text:p>T Vulcan</text:p>
          </table:table-cell>
          <table:table-cell table:style-name="ce22" office:value-type="string">
            <text:p>scientists min</text:p>
          </table:table-cell>
          <table:table-cell table:style-name="ce31" table:number-matrix-columns-spanned="11" table:number-matrix-rows-spanned="1" table:formula="of:=RESEARCHTIME([.C343:.M343])"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49]" office:value-type="string" office:string-value="T Vulcan">
            <text:p>T Vulcan</text:p>
          </table:table-cell>
          <table:table-cell table:style-name="ce22" office:value-type="string">
            <text:p>war points</text:p>
          </table:table-cell>
          <table:table-cell table:style-name="ce31" table:number-matrix-columns-spanned="11" table:number-matrix-rows-spanned="1" table:formula="of:=TECH_WAR_POINTS([.C344:.M346];[Variables.$B$11:.$B$13];[Variables.$B$22])"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Vulcan</text:p>
          </table:table-cell>
          <table:table-cell table:style-name="ce21" office:value-type="string">
            <office:annotation draw:style-name="gr4" draw:text-style-name="P3" svg:width="1.1413in" svg:height="0.3902in" svg:x="2.6311in" svg:y="55.8217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formula="of:=[Units.J94]*60" office:value-type="float" office:value="13392">
            <text:p>13392</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2]" office:value-type="string" office:string-value="T Mobile Vulcan">
            <text:p>T Mobile Vulcan</text:p>
          </table:table-cell>
          <table:table-cell table:style-name="ce21" office:value-type="string">
            <text:p>metal cost</text:p>
          </table:table-cell>
          <table:table-cell table:style-name="ce31" table:formula="of:=[Units.R94]" office:value-type="float" office:value="7579.26">
            <text:p>7579.26</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3]" office:value-type="string" office:string-value="T Mobile Vulcan">
            <text:p>T Mobile Vulcan</text:p>
          </table:table-cell>
          <table:table-cell table:style-name="ce21" office:value-type="string">
            <text:p>energy cost</text:p>
          </table:table-cell>
          <table:table-cell table:style-name="ce31" table:formula="of:=[Units.S94]" office:value-type="float" office:value="15741.54">
            <text:p>15741.54</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4]" office:value-type="string" office:string-value="T Mobile Vulcan">
            <text:p>T Mobile Vulcan</text:p>
          </table:table-cell>
          <table:table-cell table:style-name="ce22" office:value-type="string">
            <text:p>zetium cost</text:p>
          </table:table-cell>
          <table:table-cell table:style-name="ce31" table:formula="of:=[Units.T94]" office:value-type="float" office:value="2332.08">
            <text:p>2332.08</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5]" office:value-type="string" office:string-value="T Mobile Vulcan">
            <text:p>T Mobile Vulcan</text:p>
          </table:table-cell>
          <table:table-cell table:style-name="ce22" office:value-type="string">
            <text:p>scientists min</text:p>
          </table:table-cell>
          <table:table-cell table:style-name="ce31" table:number-matrix-columns-spanned="11" table:number-matrix-rows-spanned="1" table:formula="of:=RESEARCHTIME([.C352:.M35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56]" office:value-type="string" office:string-value="T Mobile Vulcan">
            <text:p>T Mobile Vulcan</text:p>
          </table:table-cell>
          <table:table-cell table:style-name="ce22" office:value-type="string">
            <text:p>war points</text:p>
          </table:table-cell>
          <table:table-cell table:style-name="ce31" table:number-matrix-columns-spanned="11" table:number-matrix-rows-spanned="1" table:formula="of:=TECH_WAR_POINTS([.C353:.M355];[Variables.$B$11:.$B$13];[Variables.$B$22])"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creamer</text:p>
          </table:table-cell>
          <table:table-cell table:style-name="ce21" office:value-type="string">
            <office:annotation draw:style-name="gr4" draw:text-style-name="P3" svg:width="1.1413in" svg:height="0.3902in" svg:x="2.6311in" svg:y="56.9343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2]; [Units.R92]; [Units.S92]; [Units.T92];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59]"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0]"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1]"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2]"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3]"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4]" office:value-type="string" office:string-value="T Screamer">
            <text:p>T Screamer</text:p>
          </table:table-cell>
          <table:table-cell table:style-name="ce22" office:value-type="string">
            <text:p>scientists min</text:p>
          </table:table-cell>
          <table:table-cell table:style-name="ce31" table:number-matrix-columns-spanned="11" table:number-matrix-rows-spanned="1" table:formula="of:=RESEARCHTIME([.C359:.M359])"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65]" office:value-type="string" office:string-value="T Screamer">
            <text:p>T Screamer</text:p>
          </table:table-cell>
          <table:table-cell table:style-name="ce22" office:value-type="string">
            <text:p>war points</text:p>
          </table:table-cell>
          <table:table-cell table:style-name="ce31" table:number-matrix-columns-spanned="11" table:number-matrix-rows-spanned="1" table:formula="of:=TECH_WAR_POINTS([.C360:.M362];[Variables.$B$11:.$B$13];[Variables.$B$22])"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Screamer</text:p>
          </table:table-cell>
          <table:table-cell table:style-name="ce21" office:value-type="string">
            <office:annotation draw:style-name="gr4" draw:text-style-name="P3" svg:width="1.1413in" svg:height="0.3902in" svg:x="2.6311in" svg:y="58.3819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formula="of:=[Units.J95]*60" office:value-type="float" office:value="26424">
            <text:p>26424</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68]" office:value-type="string" office:string-value="T Mobile Screamer">
            <text:p>T Mobile Screamer</text:p>
          </table:table-cell>
          <table:table-cell table:style-name="ce21" office:value-type="string">
            <text:p>metal cost</text:p>
          </table:table-cell>
          <table:table-cell table:style-name="ce31" table:formula="of:=[Units.R95]" office:value-type="float" office:value="17355">
            <text:p>17355</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69]" office:value-type="string" office:string-value="T Mobile Screamer">
            <text:p>T Mobile Screamer</text:p>
          </table:table-cell>
          <table:table-cell table:style-name="ce21" office:value-type="string">
            <text:p>energy cost</text:p>
          </table:table-cell>
          <table:table-cell table:style-name="ce31" table:formula="of:=[Units.S95]" office:value-type="float" office:value="36045">
            <text:p>36045</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70]" office:value-type="string" office:string-value="T Mobile Screamer">
            <text:p>T Mobile Screamer</text:p>
          </table:table-cell>
          <table:table-cell table:style-name="ce22" office:value-type="string">
            <text:p>zetium cost</text:p>
          </table:table-cell>
          <table:table-cell table:style-name="ce31" table:formula="of:=[Units.T95]" office:value-type="float" office:value="5340">
            <text:p>5340</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71]" office:value-type="string" office:string-value="T Mobile Screamer">
            <text:p>T Mobile Screamer</text:p>
          </table:table-cell>
          <table:table-cell table:style-name="ce22" office:value-type="string">
            <text:p>scientists min</text:p>
          </table:table-cell>
          <table:table-cell table:style-name="ce31" table:number-matrix-columns-spanned="11" table:number-matrix-rows-spanned="1" table:formula="of:=RESEARCHTIME([.C368:.M368])"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72]" office:value-type="string" office:string-value="T Mobile Screamer">
            <text:p>T Mobile Screamer</text:p>
          </table:table-cell>
          <table:table-cell table:style-name="ce22" office:value-type="string">
            <text:p>war points</text:p>
          </table:table-cell>
          <table:table-cell table:style-name="ce31" table:number-matrix-columns-spanned="11" table:number-matrix-rows-spanned="1" table:formula="of:=TECH_WAR_POINTS([.C369:.M371];[Variables.$B$11:.$B$13];[Variables.$B$22])"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Thunder</text:p>
          </table:table-cell>
          <table:table-cell table:style-name="ce21" office:value-type="string">
            <office:annotation draw:style-name="gr4" draw:text-style-name="P3" svg:width="1.1413in" svg:height="0.3902in" svg:x="2.6311in" svg:y="59.4941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3]; [Units.R93]; [Units.S93]; [Units.T93];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5]"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6]"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7]"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8]"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9]"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80]" office:value-type="string" office:string-value="T Thunder">
            <text:p>T Thunder</text:p>
          </table:table-cell>
          <table:table-cell table:style-name="ce22" office:value-type="string">
            <text:p>scientists min</text:p>
          </table:table-cell>
          <table:table-cell table:style-name="ce31" table:number-matrix-columns-spanned="11" table:number-matrix-rows-spanned="1" table:formula="of:=RESEARCHTIME([.C375:.M375])"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81]" office:value-type="string" office:string-value="T Thunder">
            <text:p>T Thunder</text:p>
          </table:table-cell>
          <table:table-cell table:style-name="ce22" office:value-type="string">
            <text:p>war points</text:p>
          </table:table-cell>
          <table:table-cell table:style-name="ce31" table:number-matrix-columns-spanned="11" table:number-matrix-rows-spanned="1" table:formula="of:=TECH_WAR_POINTS([.C376:.M378];[Variables.$B$11:.$B$13];[Variables.$B$22])"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0">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Thunder</text:p>
          </table:table-cell>
          <table:table-cell table:style-name="ce21" office:value-type="string">
            <office:annotation draw:style-name="gr4" draw:text-style-name="P3" svg:width="1.1413in" svg:height="0.3902in" svg:x="2.6311in" svg:y="60.9492in" draw:caption-point-x="-0.2402in" draw:caption-point-y="0.1772in">
              <dc:creator>AŠ</dc:creator>
              <dc:date>2011-01-02T00:00:00</dc:date>
              <text:p text:style-name="P3"><text:span text:style-name="T3">Visi attributai kaip pastato x 3.</text:span></text:p>
            </office:annotation>
            <text:p>time</text:p>
          </table:table-cell>
          <table:table-cell table:style-name="ce31" table:formula="of:=[Units.J96]*60" office:value-type="float" office:value="34560">
            <text:p>34560</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4]" office:value-type="string" office:string-value="T Mobile Thunder">
            <text:p>T Mobile Thunder</text:p>
          </table:table-cell>
          <table:table-cell table:style-name="ce21" office:value-type="string">
            <text:p>metal cost</text:p>
          </table:table-cell>
          <table:table-cell table:style-name="ce31" table:formula="of:=[Units.R96]" office:value-type="float" office:value="16848">
            <text:p>16848</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5]" office:value-type="string" office:string-value="T Mobile Thunder">
            <text:p>T Mobile Thunder</text:p>
          </table:table-cell>
          <table:table-cell table:style-name="ce21" office:value-type="string">
            <text:p>energy cost</text:p>
          </table:table-cell>
          <table:table-cell table:style-name="ce31" table:formula="of:=[Units.S96]" office:value-type="float" office:value="34992">
            <text:p>34992</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6]" office:value-type="string" office:string-value="T Mobile Thunder">
            <text:p>T Mobile Thunder</text:p>
          </table:table-cell>
          <table:table-cell table:style-name="ce22" office:value-type="string">
            <text:p>zetium cost</text:p>
          </table:table-cell>
          <table:table-cell table:style-name="ce31" table:formula="of:=[Units.T96]" office:value-type="float" office:value="5184">
            <text:p>5184</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7]" office:value-type="string" office:string-value="T Mobile Thunder">
            <text:p>T Mobile Thunder</text:p>
          </table:table-cell>
          <table:table-cell table:style-name="ce22" office:value-type="string">
            <text:p>scientists min</text:p>
          </table:table-cell>
          <table:table-cell table:style-name="ce31" table:number-matrix-columns-spanned="11" table:number-matrix-rows-spanned="1" table:formula="of:=RESEARCHTIME([.C384:.M384])"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88]" office:value-type="string" office:string-value="T Mobile Thunder">
            <text:p>T Mobile Thunder</text:p>
          </table:table-cell>
          <table:table-cell table:style-name="ce22" office:value-type="string">
            <text:p>war points</text:p>
          </table:table-cell>
          <table:table-cell table:style-name="ce31" table:number-matrix-columns-spanned="11" table:number-matrix-rows-spanned="1" table:formula="of:=TECH_WAR_POINTS([.C385:.M387];[Variables.$B$11:.$B$13];[Variables.$B$22])"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Turret Armor</text:p>
          </table:table-cell>
          <table:table-cell table:style-name="ce21" office:value-type="string">
            <text:p>time</text:p>
          </table:table-cell>
          <table:table-cell table:style-name="ce31" table:number-matrix-columns-spanned="11" table:number-matrix-rows-spanned="5" table:formula="of:=UNITTECHGROUPCOEFS(AVERAGE([Units.J91:.J93]); AVERAGE([Units.R91:.R93]); AVERAGE([Units.S91:.S93]); AVERAGE([Units.T91:.T93]);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1]" office:value-type="string" office:string-value="T Turret Armor">
            <text:p>T Turret Armor</text:p>
          </table:table-cell>
          <table:table-cell table:style-name="ce21" office:value-type="string">
            <text:p>metal cost</text:p>
          </table:table-cell>
          <table:table-cell table:style-name="ce31"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2]" office:value-type="string" office:string-value="T Turret Armor">
            <text:p>T Turret Armor</text:p>
          </table:table-cell>
          <table:table-cell table:style-name="ce21" office:value-type="string">
            <text:p>energy cost</text:p>
          </table:table-cell>
          <table:table-cell table:style-name="ce31"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3]" office:value-type="string" office:string-value="T Turret Armor">
            <text:p>T Turret Armor</text:p>
          </table:table-cell>
          <table:table-cell table:style-name="ce22" office:value-type="string">
            <text:p>zetium cost</text:p>
          </table:table-cell>
          <table:table-cell table:style-name="ce31"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4]" office:value-type="string" office:string-value="T Turret Armor">
            <text:p>T Turret Armor</text:p>
          </table:table-cell>
          <table:table-cell table:style-name="ce22" office:value-type="string">
            <text:p>armor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5]" office:value-type="string" office:string-value="T Turret Armor">
            <text:p>T Turret Armor</text:p>
          </table:table-cell>
          <table:table-cell table:style-name="ce22" office:value-type="string">
            <text:p>scientists min</text:p>
          </table:table-cell>
          <table:table-cell table:style-name="ce31" table:number-matrix-columns-spanned="11" table:number-matrix-rows-spanned="1" table:formula="of:=RESEARCHTIME([.C391:.M391])"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96]" office:value-type="string" office:string-value="T Turret Armor">
            <text:p>T Turret Armor</text:p>
          </table:table-cell>
          <table:table-cell table:style-name="ce22" office:value-type="string">
            <text:p>war points</text:p>
          </table:table-cell>
          <table:table-cell table:style-name="ce31" table:number-matrix-columns-spanned="11" table:number-matrix-rows-spanned="1" table:formula="of:=TECH_WAR_POINTS([.C392:.M394];[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Turret Damage</text:p>
          </table:table-cell>
          <table:table-cell table:style-name="ce21" office:value-type="string">
            <text:p>time</text:p>
          </table:table-cell>
          <table:table-cell table:style-name="ce31" table:number-matrix-columns-spanned="10" table:number-matrix-rows-spanned="6" table:formula="of:=[.C391:.L396]"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1]" office:value-type="float" office:value="1">
            <text:p>1.0000</text:p>
          </table:table-cell>
          <table:table-cell table:number-columns-repeated="1011"/>
        </table:table-row>
        <table:table-row table:style-name="ro1">
          <table:table-cell table:formula="of:=[.A399]" office:value-type="string" office:string-value="T Turret Damage">
            <text:p>T Turret Damage</text:p>
          </table:table-cell>
          <table:table-cell table:style-name="ce21" office:value-type="string">
            <text:p>metal cost</text:p>
          </table:table-cell>
          <table:table-cell table:style-name="ce31"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2]" office:value-type="float" office:value="1">
            <text:p>1.0000</text:p>
          </table:table-cell>
          <table:table-cell table:number-columns-repeated="1011"/>
        </table:table-row>
        <table:table-row table:style-name="ro1">
          <table:table-cell table:formula="of:=[.A400]" office:value-type="string" office:string-value="T Turret Damage">
            <text:p>T Turret Damage</text:p>
          </table:table-cell>
          <table:table-cell table:style-name="ce21" office:value-type="string">
            <text:p>energy cost</text:p>
          </table:table-cell>
          <table:table-cell table:style-name="ce31"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3]" office:value-type="float" office:value="1">
            <text:p>1.0000</text:p>
          </table:table-cell>
          <table:table-cell table:number-columns-repeated="1011"/>
        </table:table-row>
        <table:table-row table:style-name="ro1">
          <table:table-cell table:formula="of:=[.A401]" office:value-type="string" office:string-value="T Turret Damage">
            <text:p>T Turret Damage</text:p>
          </table:table-cell>
          <table:table-cell table:style-name="ce22" office:value-type="string">
            <text:p>zetium cost</text:p>
          </table:table-cell>
          <table:table-cell table:style-name="ce31"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4]" office:value-type="float" office:value="1">
            <text:p>1.0000</text:p>
          </table:table-cell>
          <table:table-cell table:number-columns-repeated="1011"/>
        </table:table-row>
        <table:table-row table:style-name="ro1">
          <table:table-cell table:formula="of:=[.A402]" office:value-type="string" office:string-value="T Turret Damage">
            <text:p>T Turret Damage</text:p>
          </table:table-cell>
          <table:table-cell table:style-name="ce22" office:value-type="string">
            <office:annotation draw:style-name="gr4" draw:text-style-name="P3" svg:width="1.1413in" svg:height="0.2346in" svg:x="2.6311in" svg:y="64.0232in" draw:caption-point-x="-0.2402in" draw:caption-point-y="0.1858in">
              <dc:creator>AŠ</dc:creator>
              <dc:date>2011-03-08T00:00:00</dc:date>
              <text:p text:style-name="P3"><text:span text:style-name="T3">2x armor mod</text:span></text:p>
            </office:annotation>
            <text:p>damage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5]*2" office:value-type="float" office:value="2">
            <text:p>2.0000</text:p>
          </table:table-cell>
          <table:table-cell table:number-columns-repeated="1011"/>
        </table:table-row>
        <table:table-row table:style-name="ro1">
          <table:table-cell table:formula="of:=[.A403]" office:value-type="string" office:string-value="T Turret Damage">
            <text:p>T Turret Damage</text:p>
          </table:table-cell>
          <table:table-cell table:style-name="ce22" office:value-type="string">
            <text:p>scientists min</text:p>
          </table:table-cell>
          <table:table-cell table:style-name="ce31"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6]" office:value-type="float" office:value="0.00333333333333333">
            <text:p>0.0033</text:p>
          </table:table-cell>
          <table:table-cell table:number-columns-repeated="1011"/>
        </table:table-row>
        <table:table-row table:style-name="ro1">
          <table:table-cell table:formula="of:=[.A404]" office:value-type="string" office:string-value="T Turret Damage">
            <text:p>T Turret Damage</text:p>
          </table:table-cell>
          <table:table-cell table:style-name="ce22" office:value-type="string">
            <text:p>war points</text:p>
          </table:table-cell>
          <table:table-cell table:style-name="ce31" table:number-matrix-columns-spanned="11" table:number-matrix-rows-spanned="1" table:formula="of:=TECH_WAR_POINTS([.C400:.M402];[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pace Factory</text:p>
          </table:table-cell>
          <table:table-cell table:style-name="ce21" office:value-type="string">
            <office:annotation draw:style-name="gr6" draw:text-style-name="P3" svg:width="2.4787in" svg:height="0.3902in" svg:x="2.6311in" svg:y="64.6287in" draw:caption-point-x="-0.2402in" draw:caption-point-y="0.1783in">
              <dc:creator>AŠ</dc:creator>
              <dc:date>2011-01-02T00:00:00</dc:date>
              <text:p text:style-name="P3"><text:span text:style-name="T3">Visi attributai kaip pastato x 0,4.</text:span></text:p>
              <text:p text:style-name="P3"><text:span text:style-name="T3"/></text:p>
            </office:annotation>
            <text:p>time</text:p>
          </table:table-cell>
          <table:table-cell table:number-matrix-columns-spanned="8" table:number-matrix-rows-spanned="1" table:formula="of:=[.C119:.J11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office:value-type="float" office:value="0.4">
            <text:p>0.4000</text:p>
          </table:table-cell>
          <table:table-cell table:number-columns-repeated="1011"/>
        </table:table-row>
        <table:table-row table:style-name="ro1">
          <table:table-cell table:formula="of:=[.A407]"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1:.J123]"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7]" office:value-type="float" office:value="1">
            <text:p>1</text:p>
          </table:table-cell>
          <table:table-cell/>
          <table:table-cell table:style-name="ce30" table:formula="of:=[.M407]" office:value-type="float" office:value="0.4">
            <text:p>0.4000</text:p>
          </table:table-cell>
          <table:table-cell table:number-columns-repeated="1011"/>
        </table:table-row>
        <table:table-row table:style-name="ro1">
          <table:table-cell table:formula="of:=[.A408]"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8]" office:value-type="float" office:value="1">
            <text:p>1</text:p>
          </table:table-cell>
          <table:table-cell/>
          <table:table-cell table:style-name="ce30" table:formula="of:=[.M408]" office:value-type="float" office:value="0.4">
            <text:p>0.4000</text:p>
          </table:table-cell>
          <table:table-cell table:number-columns-repeated="1011"/>
        </table:table-row>
        <table:table-row table:style-name="ro1">
          <table:table-cell table:formula="of:=[.A409]"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9]" office:value-type="float" office:value="1">
            <text:p>1</text:p>
          </table:table-cell>
          <table:table-cell/>
          <table:table-cell table:style-name="ce30" table:formula="of:=[.M409]" office:value-type="float" office:value="0.4">
            <text:p>0.4000</text:p>
          </table:table-cell>
          <table:table-cell table:number-columns-repeated="1011"/>
        </table:table-row>
        <table:table-row table:style-name="ro1">
          <table:table-cell table:formula="of:=[.A410]" office:value-type="string" office:string-value="T Space Factory">
            <text:p>T Space Factory</text:p>
          </table:table-cell>
          <table:table-cell table:style-name="ce22" office:value-type="string">
            <text:p>scientists min</text:p>
          </table:table-cell>
          <table:table-cell table:style-name="ce31" table:number-matrix-columns-spanned="11" table:number-matrix-rows-spanned="1" table:formula="of:=RESEARCHTIME([.C407:.M40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133333333333333">
            <text:p>0.0013</text:p>
          </table:table-cell>
          <table:table-cell table:number-columns-repeated="1011"/>
        </table:table-row>
        <table:table-row table:style-name="ro1">
          <table:table-cell table:formula="of:=[.A411]" office:value-type="string" office:string-value="T Space Factory">
            <text:p>T Space Factory</text:p>
          </table:table-cell>
          <table:table-cell table:style-name="ce22" office:value-type="string">
            <text:p>war points</text:p>
          </table:table-cell>
          <table:table-cell table:style-name="ce31" table:number-matrix-columns-spanned="11" table:number-matrix-rows-spanned="1" table:formula="of:=TECH_WAR_POINTS([.C408:.M410];[Variables.$B$11:.$B$13];[Variables.$B$22])"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1"/>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1" office:value-type="string">
            <office:annotation draw:style-name="gr4" draw:text-style-name="P3" svg:width="1.1413in" svg:height="0.5457in" svg:x="2.6311in" svg:y="65.9209in" draw:caption-point-x="-0.2402in" draw:caption-point-y="0.1783in">
              <dc:creator>AŠ</dc:creator>
              <dc:date>2011-06-16T00:00:00</dc:date>
              <text:p text:style-name="P3"><text:span text:style-name="T3">Kainos pagal išgavimo greičius.</text:span></text:p>
            </office:annotation>
            <text:p>metal cost</text:p>
          </table:table-cell>
          <table:table-cell table:style-name="ce31" table:formula="of:=SUPERFORMULA([.K3];[.C3:.M3])*SDAYS([.O415])" office:value-type="float" office:value="24319.2788894754">
            <text:p>24319.28</text:p>
          </table:table-cell>
          <table:table-cell table:formula="of:=[.C41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0" table:number-matrix-columns-spanned="1" table:number-matrix-rows-spanned="3" table:formula="of:=1" office:value-type="float" office:value="1">
            <text:p>1.0000</text:p>
          </table:table-cell>
          <table:table-cell/>
          <table:table-cell office:value-type="float" office:value="10">
            <office:annotation draw:style-name="gr4" draw:text-style-name="P3" svg:width="1.1413in" svg:height="0.8567in" svg:x="11.7949in" svg:y="65.9209in" draw:caption-point-x="-0.2402in" draw:caption-point-y="0.1783in">
              <dc:creator>AŠ</dc:creator>
              <dc:date>2011-06-16T00:00:00</dc:date>
              <text:p text:style-name="P3"><text:span text:style-name="T3">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21" office:value-type="string">
            <text:p>energy cost</text:p>
          </table:table-cell>
          <table:table-cell table:style-name="ce31" table:formula="of:=SUPERFORMULA([.K16];[.C16:.M16])*SDAYS([.O415])" office:value-type="float" office:value="54077.1155579016">
            <text:p>54077.12</text:p>
          </table:table-cell>
          <table:table-cell table:formula="of:=[.C41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zetium cost</text:p>
          </table:table-cell>
          <table:table-cell table:style-name="ce31" table:formula="of:=SUPERFORMULA([.K33];[.C33:.M33])*SDAYS([.O415])" office:value-type="float" office:value="6591.85577789508">
            <text:p>6591.86</text:p>
          </table:table-cell>
          <table:table-cell table:formula="of:=[.C41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scientists min</text:p>
          </table:table-cell>
          <table:table-cell table:style-name="ce31" table:number-matrix-columns-spanned="11" table:number-matrix-rows-spanned="1" table:formula="of:=RESEARCHTIME([.C414:.M41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22" office:value-type="string">
            <text:p>war points</text:p>
          </table:table-cell>
          <table:table-cell table:style-name="ce31" table:number-matrix-columns-spanned="11" table:number-matrix-rows-spanned="1" table:formula="of:=TECH_WAR_POINTS([.C415:.M417];[Variables.B11:.B13];[Variables.B22])"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max players</text:p>
          </table:table-cell>
          <table:table-cell table:style-name="ce31"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Crow</text:p>
          </table:table-cell>
          <table:table-cell table:style-name="ce21" office:value-type="string">
            <text:p>time</text:p>
          </table:table-cell>
          <table:table-cell table:style-name="ce31" table:number-matrix-columns-spanned="11" table:number-matrix-rows-spanned="6" table:formula="of:=UNITTECHCOEFS([Units.J65];[Units.R65];[Units.S65];[Units.T65];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2]" office:value-type="string" office:string-value="T Crow">
            <text:p>T Crow</text:p>
          </table:table-cell>
          <table:table-cell table:style-name="ce21" office:value-type="string">
            <text:p>metal cost</text:p>
          </table:table-cell>
          <table:table-cell table:style-name="ce31"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3]" office:value-type="string" office:string-value="T Crow">
            <text:p>T Crow</text:p>
          </table:table-cell>
          <table:table-cell table:style-name="ce21" office:value-type="string">
            <text:p>energy cost</text:p>
          </table:table-cell>
          <table:table-cell table:style-name="ce31"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4]" office:value-type="string" office:string-value="T Crow">
            <text:p>T Crow</text:p>
          </table:table-cell>
          <table:table-cell table:style-name="ce22" office:value-type="string">
            <text:p>zetium cost</text:p>
          </table:table-cell>
          <table:table-cell table:style-name="ce31"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5]" office:value-type="string" office:string-value="T Crow">
            <text:p>T Crow</text:p>
          </table:table-cell>
          <table:table-cell table:style-name="ce22" office:value-type="string">
            <text:p>armor mod</text:p>
          </table:table-cell>
          <table:table-cell table:style-name="ce31"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6]" office:value-type="string" office:string-value="T Crow">
            <text:p>T Crow</text:p>
          </table:table-cell>
          <table:table-cell table:style-name="ce22" office:value-type="string">
            <text:p>damage mod</text:p>
          </table:table-cell>
          <table:table-cell table:style-name="ce31"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7]" office:value-type="string" office:string-value="T Crow">
            <text:p>T Crow</text:p>
          </table:table-cell>
          <table:table-cell table:style-name="ce22" office:value-type="string">
            <text:p>scientists min</text:p>
          </table:table-cell>
          <table:table-cell table:style-name="ce31" table:number-matrix-columns-spanned="11" table:number-matrix-rows-spanned="1" table:formula="of:=RESEARCHTIME([.C422:.M42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28]" office:value-type="string" office:string-value="T Crow">
            <text:p>T Crow</text:p>
          </table:table-cell>
          <table:table-cell table:style-name="ce22" office:value-type="string">
            <text:p>war points</text:p>
          </table:table-cell>
          <table:table-cell table:style-name="ce31" table:number-matrix-columns-spanned="11" table:number-matrix-rows-spanned="1" table:formula="of:=TECH_WAR_POINTS([.C423:.M425];[Variables.$B$11:.$B$13];[Variables.$B$22])"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yrix</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1]"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2]"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3]"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4]"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5]"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4]" office:value-type="string" office:string-value="T Cyrix">
            <text:p>T Cyrix</text:p>
          </table:table-cell>
          <table:table-cell table:style-name="ce22" office:value-type="string">
            <text:p>scientists min</text:p>
          </table:table-cell>
          <table:table-cell table:style-name="ce31" table:number-matrix-columns-spanned="11" table:number-matrix-rows-spanned="1" table:formula="of:=RESEARCHTIME([.C431:.M43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37]" office:value-type="string" office:string-value="T Cyrix">
            <text:p>T Cyrix</text:p>
          </table:table-cell>
          <table:table-cell table:style-name="ce22" office:value-type="string">
            <text:p>war points</text:p>
          </table:table-cell>
          <table:table-cell table:style-name="ce31" table:number-matrix-columns-spanned="11" table:number-matrix-rows-spanned="1" table:formula="of:=TECH_WAR_POINTS([.C432:.M434];[Variables.$B$11:.$B$13];[Variables.$B$22])"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Rhyno</text:p>
          </table:table-cell>
          <table:table-cell table:style-name="ce21" office:value-type="string">
            <text:p>time</text:p>
          </table:table-cell>
          <table:table-cell table:number-matrix-columns-spanned="11" table:number-matrix-rows-spanned="6" table:formula="of:=UNITTECHCOEFS([Units.J67];[Units.R67];[Units.S67];[Units.T67];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0]"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1]"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2]"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3]"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4]"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3]" office:value-type="string" office:string-value="T Rhyno">
            <text:p>T Rhyno</text:p>
          </table:table-cell>
          <table:table-cell table:style-name="ce22" office:value-type="string">
            <text:p>scientists min</text:p>
          </table:table-cell>
          <table:table-cell table:style-name="ce31" table:number-matrix-columns-spanned="11" table:number-matrix-rows-spanned="1" table:formula="of:=RESEARCHTIME([.C440:.M44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46]" office:value-type="string" office:string-value="T Rhyno">
            <text:p>T Rhyno</text:p>
          </table:table-cell>
          <table:table-cell table:style-name="ce22" office:value-type="string">
            <text:p>war points</text:p>
          </table:table-cell>
          <table:table-cell table:style-name="ce31" table:number-matrix-columns-spanned="11" table:number-matrix-rows-spanned="1" table:formula="of:=TECH_WAR_POINTS([.C441:.M443];[Variables.$B$11:.$B$13];[Variables.$B$22])"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Heavy Flight</text:p>
          </table:table-cell>
          <table:table-cell table:style-name="ce22" office:value-type="string">
            <text:p>time</text:p>
          </table:table-cell>
          <table:table-cell table:style-name="ce31" table:number-matrix-columns-spanned="9" table:number-matrix-rows-spanned="1" table:formula="of:=LINEAR_DEP_RAW([.O449] * 60 * [.$P$449]; [.O449] * 60 * [.$Q$44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1">
            <text:p>1.0000</text:p>
          </table:table-cell>
          <table:table-cell/>
          <table:table-cell table:formula="of:=SUM([Units.$J$63]; [Units.$J$67])" office:value-type="float" office:value="1592.5">
            <office:annotation draw:style-name="gr4" draw:text-style-name="P3" svg:width="1.1413in" svg:height="0.7012in" svg:x="11.7949in" svg:y="71.4087in" draw:caption-point-x="-0.2402in" draw:caption-point-y="0.1783in">
              <dc:creator>AŠ</dc:creator>
              <dc:date>2011-04-27T00:00:00</dc:date>
              <text:p text:style-name="P3"><text:span text:style-name="T3">Sum of build time of mule and rhyno, in minutes.</text:span></text:p>
            </office:annotation>
            <text:p>1592.5</text:p>
          </table:table-cell>
          <table:table-cell office:value-type="float" office:value="0.3333333">
            <office:annotation draw:style-name="gr4" draw:text-style-name="P3" svg:width="1.1413in" svg:height="0.5457in" svg:x="12.6839in" svg:y="71.4087in" draw:caption-point-x="-0.2402in" draw:caption-point-y="0.1783in">
              <dc:creator>AŠ</dc:creator>
              <dc:date>2011-04-27T00:00:00</dc:date>
              <text:p text:style-name="P3"><text:span text:style-name="T3">Proportional range from coef</text:span></text:p>
              <text:p text:style-name="P3"><text:span text:style-name="T3"/></text:p>
            </office:annotation>
            <text:p>0.33</text:p>
          </table:table-cell>
          <table:table-cell office:value-type="float" office:value="4">
            <office:annotation draw:style-name="gr4" draw:text-style-name="P3" svg:width="1.1413in" svg:height="0.3902in" svg:x="13.5728in" svg:y="71.4087in" draw:caption-point-x="-0.2402in" draw:caption-point-y="0.1783in">
              <dc:creator>AŠ</dc:creator>
              <dc:date>2011-04-27T00:00:00</dc:date>
              <text:p text:style-name="P3"><text:span text:style-name="T3">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22" office:value-type="string">
            <text:p>metal cost</text:p>
          </table:table-cell>
          <table:table-cell table:style-name="ce31" table:number-matrix-columns-spanned="9" table:number-matrix-rows-spanned="1" table:formula="of:=LINEAR_DEP_RAW([.O450] * [.$P$449]; [.O450] * [.$Q$449]; [.$K$44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2">
            <text:p>2.0000</text:p>
          </table:table-cell>
          <table:table-cell/>
          <table:table-cell table:formula="of:=SUM([Units.$R$63];[Units.$R$67])" office:value-type="float" office:value="27048">
            <office:annotation draw:style-name="gr4" draw:text-style-name="P3" svg:width="1.1413in" svg:height="0.3902in" svg:x="11.7949in" svg:y="71.5728in" draw:caption-point-x="-0.2402in" draw:caption-point-y="0.1858in">
              <dc:creator>AŠ</dc:creator>
              <dc:date>2011-04-27T00:00:00</dc:date>
              <text:p text:style-name="P3"><text:span text:style-name="T3">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22" office:value-type="string">
            <text:p>energy cost</text:p>
          </table:table-cell>
          <table:table-cell table:style-name="ce31" table:number-matrix-columns-spanned="9" table:number-matrix-rows-spanned="1" table:formula="of:=LINEAR_DEP_RAW([.O451] * [.$P$449]; [.O451] * [.$Q$449]; [.$K$44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2">
            <text:p>2.0000</text:p>
          </table:table-cell>
          <table:table-cell/>
          <table:table-cell table:formula="of:=SUM([Units.$S$63];[Units.$S$67])" office:value-type="float" office:value="40122">
            <office:annotation draw:style-name="gr4" draw:text-style-name="P3" svg:width="1.1413in" svg:height="0.3902in" svg:x="11.7949in" svg:y="71.7445in" draw:caption-point-x="-0.2402in" draw:caption-point-y="0.1858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22" office:value-type="string">
            <text:p>zetium cost</text:p>
          </table:table-cell>
          <table:table-cell table:style-name="ce31" table:number-matrix-columns-spanned="9" table:number-matrix-rows-spanned="1" table:formula="of:=LINEAR_DEP_RAW([.O452] * [.$P$449]; [.O452] * [.$Q$449]; [.$K$44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3">
            <office:annotation draw:style-name="gr4" draw:text-style-name="P3" svg:width="1.1413in" svg:height="0.8567in" svg:x="10.0374in" svg:y="71.9161in" draw:caption-point-x="-0.2402in" draw:caption-point-y="0.1858in">
              <dc:creator>AŠ</dc:creator>
              <dc:date>2011-10-21T00:00:00</dc:date>
              <text:p text:style-name="P3"><text:span text:style-name="T3">To increase zetium consumption on technologies.</text:span></text:p>
              <text:p text:style-name="P3"><text:span text:style-name="T3"/></text:p>
            </office:annotation>
            <text:p>3.0000</text:p>
          </table:table-cell>
          <table:table-cell/>
          <table:table-cell table:formula="of:=SUM([Units.$T$63];[Units.$T$67])" office:value-type="float" office:value="4689.6">
            <office:annotation draw:style-name="gr4" draw:text-style-name="P3" svg:width="1.1413in" svg:height="0.3902in" svg:x="11.7949in" svg:y="71.9161in" draw:caption-point-x="-0.2402in" draw:caption-point-y="0.1858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22" office:value-type="string">
            <office:annotation draw:style-name="gr13" draw:text-style-name="P3" svg:width="2.2354in" svg:height="0.9142in" svg:x="2.6311in" svg:y="72.0874in" draw:caption-point-x="-0.2402in" draw:caption-point-y="0.1858in">
              <dc:creator>AŠ</dc:creator>
              <dc:date>2011-04-27T00:00:00</dc:date>
              <text:p text:style-name="P3"><text:span text:style-name="T3">Percentage of flight time decreased for each level.</text:span></text:p>
              <text:p text:style-name="P3"><text:span text:style-name="T3"/></text:p>
              <text:p text:style-name="P3"><text:span text:style-name="T3">Max 35% so we wouldn't get faster than cyrixes.</text:span></text:p>
            </office:annotation>
            <text:p>time decrease</text:p>
          </table:table-cell>
          <table:table-cell table:style-name="ce31"/>
          <table:table-cell office:value-type="float" office:value="6">
            <text:p>6</text:p>
          </table:table-cell>
          <table:table-cell office:value-type="float" office:value="0">
            <text:p>0</text:p>
          </table:table-cell>
          <table:table-cell table:number-columns-repeated="5"/>
          <table:table-cell table:formula="of:=[.K449]" office:value-type="float" office:value="7">
            <text:p>7</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Heavy Flight</text:p>
          </table:table-cell>
          <table:table-cell table:style-name="ce22" office:value-type="string">
            <text:p>scientists min</text:p>
          </table:table-cell>
          <table:table-cell table:style-name="ce31" table:number-matrix-columns-spanned="11" table:number-matrix-rows-spanned="1" table:formula="of:=RESEARCHTIME([.C449:.M44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54]" office:value-type="string" office:string-value="T Heavy Flight">
            <text:p>T Heavy Flight</text:p>
          </table:table-cell>
          <table:table-cell table:style-name="ce22" office:value-type="string">
            <text:p>war points</text:p>
          </table:table-cell>
          <table:table-cell table:style-name="ce31" table:number-matrix-columns-spanned="11" table:number-matrix-rows-spanned="1" table:formula="of:=TECH_WAR_POINTS([.C450:.M452];[Variables.$B$11:.$B$13];[Variables.$B$22])"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 Storage</text:p>
          </table:table-cell>
          <table:table-cell table:style-name="ce22" office:value-type="string">
            <text:p>time</text:p>
          </table:table-cell>
          <table:table-cell table:style-name="ce31" table:number-matrix-columns-spanned="9" table:number-matrix-rows-spanned="1" table:formula="of:=LINEAR_DEP_RAW([.$O457] * 60 * [.$P$457]; [.O457] * 60 * [.$Q$45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office:value-type="float" office:value="1">
            <text:p>1.0000</text:p>
          </table:table-cell>
          <table:table-cell/>
          <table:table-cell table:formula="of:=SUM([Units.$J$63]; [Units.$J$67])" office:value-type="float" office:value="1592.5">
            <office:annotation draw:style-name="gr4" draw:text-style-name="P3" svg:width="1.1413in" svg:height="0.7012in" svg:x="11.7949in" svg:y="72.6846in" draw:caption-point-x="-0.2402in" draw:caption-point-y="0.1783in">
              <dc:creator>AŠ</dc:creator>
              <dc:date>2011-04-27T00:00:00</dc:date>
              <text:p text:style-name="P3"><text:span text:style-name="T3">Sum of build time of mule and rhyno, in minutes.</text:span></text:p>
            </office:annotation>
            <text:p>1592.5</text:p>
          </table:table-cell>
          <table:table-cell office:value-type="float" office:value="0.3">
            <office:annotation draw:style-name="gr4" draw:text-style-name="P3" svg:width="1.1413in" svg:height="0.5457in" svg:x="12.6839in" svg:y="72.6846in" draw:caption-point-x="-0.2402in" draw:caption-point-y="0.1783in">
              <dc:creator>AŠ</dc:creator>
              <dc:date>2011-04-27T00:00:00</dc:date>
              <text:p text:style-name="P3"><text:span text:style-name="T3">Proportional range from coef</text:span></text:p>
              <text:p text:style-name="P3"><text:span text:style-name="T3"/></text:p>
            </office:annotation>
            <text:p>0.3</text:p>
          </table:table-cell>
          <table:table-cell office:value-type="float" office:value="8">
            <office:annotation draw:style-name="gr4" draw:text-style-name="P3" svg:width="1.1413in" svg:height="0.3902in" svg:x="13.5728in" svg:y="72.6846in" draw:caption-point-x="-0.2402in" draw:caption-point-y="0.1783in">
              <dc:creator>AŠ</dc:creator>
              <dc:date>2011-04-27T00:00:00</dc:date>
              <text:p text:style-name="P3"><text:span text:style-name="T3">Proportional range end coef</text:span></text:p>
            </office:annotation>
            <text:p>8</text:p>
          </table:table-cell>
          <table:table-cell table:number-columns-repeated="1007"/>
        </table:table-row>
        <table:table-row table:style-name="ro1">
          <table:table-cell table:formula="of:=[.A457]" office:value-type="string" office:string-value="T Ship Storage">
            <text:p>T Ship Storage</text:p>
          </table:table-cell>
          <table:table-cell table:style-name="ce22" office:value-type="string">
            <text:p>metal cost</text:p>
          </table:table-cell>
          <table:table-cell table:style-name="ce31" table:number-matrix-columns-spanned="9" table:number-matrix-rows-spanned="1" table:formula="of:=LINEAR_DEP_RAW([.$O458] * [.$P$457]; [.O458] * [.$Q$457]; [.$K$45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0]*1.25" office:value-type="float" office:value="2.5">
            <text:p>2.5000</text:p>
          </table:table-cell>
          <table:table-cell/>
          <table:table-cell table:formula="of:=SUM([Units.$R$63];[Units.$R$67])" office:value-type="float" office:value="27048">
            <office:annotation draw:style-name="gr4" draw:text-style-name="P3" svg:width="1.1413in" svg:height="0.3902in" svg:x="11.7949in" svg:y="72.8484in" draw:caption-point-x="-0.2402in" draw:caption-point-y="0.1858in">
              <dc:creator>AŠ</dc:creator>
              <dc:date>2011-04-27T00:00:00</dc:date>
              <text:p text:style-name="P3"><text:span text:style-name="T3">Mule + Rhyno metal cost.</text:span></text:p>
            </office:annotation>
            <text:p>27048</text:p>
          </table:table-cell>
          <table:table-cell table:number-columns-repeated="1009"/>
        </table:table-row>
        <table:table-row table:style-name="ro1">
          <table:table-cell table:formula="of:=[.A458]" office:value-type="string" office:string-value="T Ship Storage">
            <text:p>T Ship Storage</text:p>
          </table:table-cell>
          <table:table-cell table:style-name="ce22" office:value-type="string">
            <text:p>energy cost</text:p>
          </table:table-cell>
          <table:table-cell table:style-name="ce31" table:number-matrix-columns-spanned="9" table:number-matrix-rows-spanned="1" table:formula="of:=LINEAR_DEP_RAW([.$O459] * [.$P$457]; [.O459] * [.$Q$457]; [.$K$45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1]*1.25" office:value-type="float" office:value="2.5">
            <text:p>2.5000</text:p>
          </table:table-cell>
          <table:table-cell/>
          <table:table-cell table:formula="of:=SUM([Units.$S$63];[Units.$S$67])" office:value-type="float" office:value="40122">
            <office:annotation draw:style-name="gr4" draw:text-style-name="P3" svg:width="1.1413in" svg:height="0.3902in" svg:x="11.7949in" svg:y="73.0201in" draw:caption-point-x="-0.2402in" draw:caption-point-y="0.1858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table-cell table:formula="of:=[.A459]" office:value-type="string" office:string-value="T Ship Storage">
            <text:p>T Ship Storage</text:p>
          </table:table-cell>
          <table:table-cell table:style-name="ce22" office:value-type="string">
            <text:p>zetium cost</text:p>
          </table:table-cell>
          <table:table-cell table:style-name="ce31" table:number-matrix-columns-spanned="9" table:number-matrix-rows-spanned="1" table:formula="of:=LINEAR_DEP_RAW([.$O460] * [.$P$457]; [.O460] * [.$Q$457]; [.$K$45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2]*1.25" office:value-type="float" office:value="3.75">
            <office:annotation draw:style-name="gr4" draw:text-style-name="P3" svg:width="1.1413in" svg:height="0.7012in" svg:x="10.0374in" svg:y="73.1917in" draw:caption-point-x="-0.2402in" draw:caption-point-y="0.1858in">
              <dc:creator>AŠ</dc:creator>
              <dc:date>2011-10-21T00:00:00</dc:date>
              <text:p text:style-name="P3"><text:span text:style-name="T3">To increase zetium consumption on technologies.</text:span></text:p>
            </office:annotation>
            <text:p>3.7500</text:p>
          </table:table-cell>
          <table:table-cell/>
          <table:table-cell table:formula="of:=SUM([Units.$T$63];[Units.$T$67])" office:value-type="float" office:value="4689.6">
            <office:annotation draw:style-name="gr4" draw:text-style-name="P3" svg:width="1.1413in" svg:height="0.3902in" svg:x="11.7949in" svg:y="73.1917in" draw:caption-point-x="-0.2402in" draw:caption-point-y="0.1858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table-cell table:formula="of:=[.A460]" office:value-type="string" office:string-value="T Ship Storage">
            <text:p>T Ship Storage</text:p>
          </table:table-cell>
          <table:table-cell table:style-name="ce22" office:value-type="string">
            <text:p>storage mod</text:p>
          </table:table-cell>
          <table:table-cell table:style-name="ce31"/>
          <table:table-cell office:value-type="float" office:value="35">
            <text:p>35</text:p>
          </table:table-cell>
          <table:table-cell table:number-columns-repeated="8"/>
          <table:table-cell table:style-name="ce30" office:value-type="float" office:value="1">
            <text:p>1.0000</text:p>
          </table:table-cell>
          <table:table-cell table:number-columns-repeated="1011"/>
        </table:table-row>
        <table:table-row table:style-name="ro1">
          <table:table-cell table:formula="of:=[.A461]" office:value-type="string" office:string-value="T Ship Storage">
            <text:p>T Ship Storage</text:p>
          </table:table-cell>
          <table:table-cell table:style-name="ce22" office:value-type="string">
            <text:p>scientists min</text:p>
          </table:table-cell>
          <table:table-cell table:style-name="ce31" table:number-matrix-columns-spanned="11" table:number-matrix-rows-spanned="1" table:formula="of:=RESEARCHTIME([.C457:.M45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62]" office:value-type="string" office:string-value="T Ship Storage">
            <text:p>T Ship Storage</text:p>
          </table:table-cell>
          <table:table-cell table:style-name="ce22" office:value-type="string">
            <text:p>war points</text:p>
          </table:table-cell>
          <table:table-cell table:style-name="ce31" table:number-matrix-columns-spanned="11" table:number-matrix-rows-spanned="1" table:formula="of:=TECH_WAR_POINTS([.C458:.M460];[Variables.$B$11:.$B$13];[Variables.$B$22])"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Dart</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5]"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6]"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7]"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8]"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9]"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8]" office:value-type="string" office:string-value="T Dart">
            <text:p>T Dart</text:p>
          </table:table-cell>
          <table:table-cell table:style-name="ce22" office:value-type="string">
            <text:p>scientists min</text:p>
          </table:table-cell>
          <table:table-cell table:style-name="ce31" table:number-matrix-columns-spanned="11" table:number-matrix-rows-spanned="1" table:formula="of:=RESEARCHTIME([.C465:.M46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71]" office:value-type="string" office:string-value="T Dart">
            <text:p>T Dart</text:p>
          </table:table-cell>
          <table:table-cell table:style-name="ce22" office:value-type="string">
            <text:p>war points</text:p>
          </table:table-cell>
          <table:table-cell table:style-name="ce31" table:number-matrix-columns-spanned="11" table:number-matrix-rows-spanned="1" table:formula="of:=TECH_WAR_POINTS([.C466:.M468];[Variables.$B$11:.$B$13];[Variables.$B$22])"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Avenger</text:p>
          </table:table-cell>
          <table:table-cell table:style-name="ce21" office:value-type="string">
            <text:p>time</text:p>
          </table:table-cell>
          <table:table-cell table:number-matrix-columns-spanned="11" table:number-matrix-rows-spanned="6" table:formula="of:=UNITTECHCOEFS([Units.J72];[Units.R72];[Units.S72];[Units.T72];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4]"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5]"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6]"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7]"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8]"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7]" office:value-type="string" office:string-value="T Avenger">
            <text:p>T Avenger</text:p>
          </table:table-cell>
          <table:table-cell table:style-name="ce22" office:value-type="string">
            <text:p>scientists min</text:p>
          </table:table-cell>
          <table:table-cell table:style-name="ce31" table:number-matrix-columns-spanned="11" table:number-matrix-rows-spanned="1" table:formula="of:=RESEARCHTIME([.C474:.M47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80]" office:value-type="string" office:string-value="T Avenger">
            <text:p>T Avenger</text:p>
          </table:table-cell>
          <table:table-cell table:style-name="ce22" office:value-type="string">
            <text:p>war points</text:p>
          </table:table-cell>
          <table:table-cell table:style-name="ce31" table:number-matrix-columns-spanned="11" table:number-matrix-rows-spanned="1" table:formula="of:=TECH_WAR_POINTS([.C475:.M477];[Variables.$B$11:.$B$13];[Variables.$B$22])"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Jumper</text:p>
          </table:table-cell>
          <table:table-cell table:style-name="ce21" office:value-type="string">
            <office:annotation draw:style-name="gr4" draw:text-style-name="P3" svg:width="1.1413in" svg:height="0.2346in" svg:x="2.6311in" svg:y="76.8724in" draw:caption-point-x="-0.2402in" draw:caption-point-y="0.1858in">
              <dc:creator>AŠ</dc:creator>
              <dc:date>2011-04-04T00:00:00</dc:date>
              <text:p text:style-name="P3"><text:span text:style-name="T3">1,5x Crow time</text:span></text:p>
            </office:annotation>
            <text:p>time</text:p>
          </table:table-cell>
          <table:table-cell table:style-name="ce31" table:formula="of:=[.C42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3]" office:value-type="string" office:string-value="T Jumper">
            <text:p>T Jumper</text:p>
          </table:table-cell>
          <table:table-cell table:style-name="ce21" office:value-type="string">
            <office:annotation draw:style-name="gr4" draw:text-style-name="P3" svg:width="1.1413in" svg:height="0.7012in" svg:x="2.6311in" svg:y="77.0441in" draw:caption-point-x="-0.2402in" draw:caption-point-y="0.1858in">
              <dc:creator>AŠ</dc:creator>
              <dc:date>2011-04-04T00:00:00</dc:date>
              <text:p text:style-name="P3"><text:span text:style-name="T3">15x jumper</text:span></text:p>
              <text:p text:style-name="P3"><text:span text:style-name="T3"/></text:p>
              <text:p text:style-name="P3"><text:span text:style-name="T3">Same for all other properties.</text:span></text:p>
            </office:annotation>
            <text:p>metal cost</text:p>
          </table:table-cell>
          <table:table-cell table:style-name="ce31" table:formula="of:=15*[Units.R64]" office:value-type="float" office:value="11531.25">
            <text:p>11531.25</text:p>
          </table:table-cell>
          <table:table-cell table:number-columns-repeated="7"/>
          <table:table-cell table:formula="of:=[.K483]"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4]" office:value-type="string" office:string-value="T Jumper">
            <text:p>T Jumper</text:p>
          </table:table-cell>
          <table:table-cell table:style-name="ce21" office:value-type="string">
            <text:p>energy cost</text:p>
          </table:table-cell>
          <table:table-cell table:style-name="ce31" table:formula="of:=15*[Units.S64]" office:value-type="float" office:value="16143.75">
            <text:p>16143.75</text:p>
          </table:table-cell>
          <table:table-cell table:number-columns-repeated="7"/>
          <table:table-cell table:formula="of:=[.K484]"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5]" office:value-type="string" office:string-value="T Jumper">
            <text:p>T Jumper</text:p>
          </table:table-cell>
          <table:table-cell table:style-name="ce22" office:value-type="string">
            <text:p>zetium cost</text:p>
          </table:table-cell>
          <table:table-cell table:style-name="ce31" table:formula="of:=15*[Units.T64]" office:value-type="float" office:value="2017.96875">
            <text:p>2017.97</text:p>
          </table:table-cell>
          <table:table-cell table:number-columns-repeated="7"/>
          <table:table-cell table:formula="of:=[.K485]"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6]" office:value-type="string" office:string-value="T Jumper">
            <text:p>T Jumper</text:p>
          </table:table-cell>
          <table:table-cell table:style-name="ce22" office:value-type="string">
            <office:annotation draw:style-name="gr4" draw:text-style-name="P3" svg:width="1.1413in" svg:height="0.3902in" svg:x="2.6311in" svg:y="77.5587in" draw:caption-point-x="-0.2402in" draw:caption-point-y="0.1858in">
              <dc:creator>AŠ</dc:creator>
              <dc:date>2011-04-04T00:00:00</dc:date>
              <text:p text:style-name="P3"><text:span text:style-name="T3">1,5x Crow scientists</text:span></text:p>
            </office:annotation>
            <text:p>scientists min</text:p>
          </table:table-cell>
          <table:table-cell table:style-name="ce31" table:formula="of:=[.C428]*[.M428]*1.5" office:value-type="float" office:value="118.125">
            <text:p>118.13</text:p>
          </table:table-cell>
          <table:table-cell table:number-columns-repeated="7"/>
          <table:table-cell table:formula="of:=[.K486]"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487]" office:value-type="string" office:string-value="T Jumper">
            <text:p>T Jumper</text:p>
          </table:table-cell>
          <table:table-cell table:style-name="ce22" office:value-type="string">
            <text:p>war points</text:p>
          </table:table-cell>
          <table:table-cell table:style-name="ce31" table:number-matrix-columns-spanned="11" table:number-matrix-rows-spanned="1" table:formula="of:=TECH_WAR_POINTS([.C484:.M486];[Variables.$B$11:.$B$13];[Variables.$B$22])"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s Armor</text:p>
          </table:table-cell>
          <table:table-cell table:style-name="ce21" office:value-type="string">
            <text:p>time</text:p>
          </table:table-cell>
          <table:table-cell table:style-name="ce31" table:number-matrix-columns-spanned="11" table:number-matrix-rows-spanned="5" table:formula="of:=UNITTECHGROUPCOEFS(AVERAGE([Units.J65:.J66];[Units.J71:.J72]); AVERAGE([Units.R65:.R66];[Units.R71:.R72]); AVERAGE([Units.S65:.S66];[Units.S71:.S72]); AVERAGE([Units.T65:.T66];[Units.T71:.T72]);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0]" office:value-type="string" office:string-value="T Ships Armor">
            <text:p>T Ships Armor</text:p>
          </table:table-cell>
          <table:table-cell table:style-name="ce21" office:value-type="string">
            <text:p>metal cost</text:p>
          </table:table-cell>
          <table:table-cell table:style-name="ce31"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1]" office:value-type="string" office:string-value="T Ships Armor">
            <text:p>T Ships Armor</text:p>
          </table:table-cell>
          <table:table-cell table:style-name="ce21" office:value-type="string">
            <text:p>energy cost</text:p>
          </table:table-cell>
          <table:table-cell table:style-name="ce31"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hips Armor</text:p>
          </table:table-cell>
          <table:table-cell table:style-name="ce22" office:value-type="string">
            <text:p>zetium cost</text:p>
          </table:table-cell>
          <table:table-cell table:style-name="ce31"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3]" office:value-type="string" office:string-value="T Ships Armor">
            <text:p>T Ships Armor</text:p>
          </table:table-cell>
          <table:table-cell table:style-name="ce22" office:value-type="string">
            <text:p>armor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4]" office:value-type="string" office:string-value="T Ships Armor">
            <text:p>T Ships Armor</text:p>
          </table:table-cell>
          <table:table-cell table:style-name="ce22" office:value-type="string">
            <text:p>scientists min</text:p>
          </table:table-cell>
          <table:table-cell table:style-name="ce31" table:number-matrix-columns-spanned="11" table:number-matrix-rows-spanned="1" table:formula="of:=RESEARCHTIME([.C490:.M49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95]" office:value-type="string" office:string-value="T Ships Armor">
            <text:p>T Ships Armor</text:p>
          </table:table-cell>
          <table:table-cell table:style-name="ce22" office:value-type="string">
            <text:p>war points</text:p>
          </table:table-cell>
          <table:table-cell table:style-name="ce31" table:number-matrix-columns-spanned="11" table:number-matrix-rows-spanned="1" table:formula="of:=TECH_WAR_POINTS([.C491:.M493];[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s Damage</text:p>
          </table:table-cell>
          <table:table-cell table:style-name="ce21" office:value-type="string">
            <text:p>time</text:p>
          </table:table-cell>
          <table:table-cell table:style-name="ce31" table:number-matrix-columns-spanned="10" table:number-matrix-rows-spanned="6" table:formula="of:=[.C490:.L49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0]" office:value-type="float" office:value="1">
            <text:p>1.0000</text:p>
          </table:table-cell>
          <table:table-cell table:number-columns-repeated="1011"/>
        </table:table-row>
        <table:table-row table:style-name="ro1">
          <table:table-cell table:formula="of:=[.A498]" office:value-type="string" office:string-value="T Ships Damage">
            <text:p>T Ships Damage</text:p>
          </table:table-cell>
          <table:table-cell table:style-name="ce21" office:value-type="string">
            <text:p>metal cost</text:p>
          </table:table-cell>
          <table:table-cell table:style-name="ce31"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1]" office:value-type="float" office:value="1">
            <text:p>1.0000</text:p>
          </table:table-cell>
          <table:table-cell table:number-columns-repeated="1011"/>
        </table:table-row>
        <table:table-row table:style-name="ro1">
          <table:table-cell table:formula="of:=[.A499]" office:value-type="string" office:string-value="T Ships Damage">
            <text:p>T Ships Damage</text:p>
          </table:table-cell>
          <table:table-cell table:style-name="ce21" office:value-type="string">
            <text:p>energy cost</text:p>
          </table:table-cell>
          <table:table-cell table:style-name="ce31"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2]" office:value-type="float" office:value="1">
            <text:p>1.0000</text:p>
          </table:table-cell>
          <table:table-cell table:number-columns-repeated="1011"/>
        </table:table-row>
        <table:table-row table:style-name="ro1">
          <table:table-cell table:formula="of:=[.A500]" office:value-type="string" office:string-value="T Ships Damage">
            <text:p>T Ships Damage</text:p>
          </table:table-cell>
          <table:table-cell table:style-name="ce22" office:value-type="string">
            <text:p>zetium cost</text:p>
          </table:table-cell>
          <table:table-cell table:style-name="ce31"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3]" office:value-type="float" office:value="1">
            <text:p>1.0000</text:p>
          </table:table-cell>
          <table:table-cell table:number-columns-repeated="1011"/>
        </table:table-row>
        <table:table-row table:style-name="ro1">
          <table:table-cell table:formula="of:=[.A501]" office:value-type="string" office:string-value="T Ships Damage">
            <text:p>T Ships Damage</text:p>
          </table:table-cell>
          <table:table-cell table:style-name="ce22" office:value-type="string">
            <office:annotation draw:style-name="gr4" draw:text-style-name="P3" svg:width="1.1413in" svg:height="0.2346in" svg:x="2.6311in" svg:y="79.9803in" draw:caption-point-x="-0.2402in" draw:caption-point-y="0.1858in">
              <dc:creator>AŠ</dc:creator>
              <dc:date>2011-03-08T00:00:00</dc:date>
              <text:p text:style-name="P3"><text:span text:style-name="T3">2x armor mod</text:span></text:p>
            </office:annotation>
            <text:p>damage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4]*2" office:value-type="float" office:value="2">
            <text:p>2.0000</text:p>
          </table:table-cell>
          <table:table-cell table:number-columns-repeated="1011"/>
        </table:table-row>
        <table:table-row table:style-name="ro1">
          <table:table-cell table:formula="of:=[.A502]" office:value-type="string" office:string-value="T Ships Damage">
            <text:p>T Ships Damage</text:p>
          </table:table-cell>
          <table:table-cell table:style-name="ce22" office:value-type="string">
            <text:p>scientists min</text:p>
          </table:table-cell>
          <table:table-cell table:style-name="ce3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5]" office:value-type="float" office:value="0.00333333333333333">
            <text:p>0.0033</text:p>
          </table:table-cell>
          <table:table-cell table:number-columns-repeated="1011"/>
        </table:table-row>
        <table:table-row table:style-name="ro1">
          <table:table-cell table:formula="of:=[.A503]" office:value-type="string" office:string-value="T Ships Damage">
            <text:p>T Ships Damage</text:p>
          </table:table-cell>
          <table:table-cell table:style-name="ce22" office:value-type="string">
            <text:p>war points</text:p>
          </table:table-cell>
          <table:table-cell table:style-name="ce31" table:number-matrix-columns-spanned="11" table:number-matrix-rows-spanned="1" table:formula="of:=TECH_WAR_POINTS([.C499:.M501];[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Ground Factory</text:p>
          </table:table-cell>
          <table:table-cell table:style-name="ce21" office:value-type="string">
            <office:annotation draw:style-name="gr4" draw:text-style-name="P3" svg:width="1.1413in" svg:height="0.3902in" svg:x="2.6311in" svg:y="80.578in" draw:caption-point-x="-0.2402in" draw:caption-point-y="0.1858in">
              <dc:creator>AŠ</dc:creator>
              <dc:date>2011-01-02T00:00:00</dc:date>
              <text:p text:style-name="P3"><text:span text:style-name="T3">0,8 ground factory atributų.</text:span></text:p>
            </office:annotation>
            <text:p>time</text:p>
          </table:table-cell>
          <table:table-cell table:number-matrix-columns-spanned="8" table:number-matrix-rows-spanned="1" table:formula="of:=[.C113:.J11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office:value-type="float" office:value="0.8">
            <text:p>0.8000</text:p>
          </table:table-cell>
          <table:table-cell table:number-columns-repeated="1011"/>
        </table:table-row>
        <table:table-row table:style-name="ro1">
          <table:table-cell table:formula="of:=[.A506]"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5:.J117]"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6]" office:value-type="float" office:value="1">
            <text:p>1</text:p>
          </table:table-cell>
          <table:table-cell/>
          <table:table-cell table:style-name="ce30" table:formula="of:=[.M506]" office:value-type="float" office:value="0.8">
            <text:p>0.8000</text:p>
          </table:table-cell>
          <table:table-cell table:number-columns-repeated="1011"/>
        </table:table-row>
        <table:table-row table:style-name="ro1">
          <table:table-cell table:formula="of:=[.A507]"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7]" office:value-type="float" office:value="1">
            <text:p>1</text:p>
          </table:table-cell>
          <table:table-cell/>
          <table:table-cell table:style-name="ce30" table:formula="of:=[.M507]" office:value-type="float" office:value="0.8">
            <text:p>0.8000</text:p>
          </table:table-cell>
          <table:table-cell table:number-columns-repeated="1011"/>
        </table:table-row>
        <table:table-row table:style-name="ro1">
          <table:table-cell table:formula="of:=[.A508]"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8]" office:value-type="float" office:value="1">
            <text:p>1</text:p>
          </table:table-cell>
          <table:table-cell/>
          <table:table-cell table:style-name="ce30" table:formula="of:=[.M508]" office:value-type="float" office:value="0.8">
            <text:p>0.8000</text:p>
          </table:table-cell>
          <table:table-cell table:number-columns-repeated="1011"/>
        </table:table-row>
        <table:table-row table:style-name="ro1">
          <table:table-cell table:formula="of:=[.A509]" office:value-type="string" office:string-value="T Ground Factory">
            <text:p>T Ground Factory</text:p>
          </table:table-cell>
          <table:table-cell table:style-name="ce22" office:value-type="string">
            <text:p>scientists min</text:p>
          </table:table-cell>
          <table:table-cell table:style-name="ce31" table:number-matrix-columns-spanned="11" table:number-matrix-rows-spanned="1" table:formula="of:=RESEARCHTIME([.C506:.M50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266666666666667">
            <text:p>0.0027</text:p>
          </table:table-cell>
          <table:table-cell table:number-columns-repeated="1011"/>
        </table:table-row>
        <table:table-row table:style-name="ro1">
          <table:table-cell table:formula="of:=[.A510]" office:value-type="string" office:string-value="T Ground Factory">
            <text:p>T Ground Factory</text:p>
          </table:table-cell>
          <table:table-cell table:style-name="ce22" office:value-type="string">
            <text:p>war points</text:p>
          </table:table-cell>
          <table:table-cell table:style-name="ce31" table:number-matrix-columns-spanned="11" table:number-matrix-rows-spanned="1" table:formula="of:=TECH_WAR_POINTS([.C507:.M509];[Variables.$B$11:.$B$13];[Variables.$B$22])"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9:.J60]); AVERAGE([Units.R59:.R60]); AVERAGE([Units.S59:.S60]); AVERAGE([Units.T59:.T60]);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3]"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4]"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5]"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6]"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7]"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3:.M51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18]" office:value-type="string" office:string-value="T Tanks Armor">
            <text:p>T Tanks Armor</text:p>
          </table:table-cell>
          <table:table-cell table:style-name="ce22" office:value-type="string">
            <text:p>war points</text:p>
          </table:table-cell>
          <table:table-cell table:style-name="ce31" table:number-matrix-columns-spanned="11" table:number-matrix-rows-spanned="1" table:formula="of:=TECH_WAR_POINTS([.C514:.M516];[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2"/>
          <table:table-cell table:number-columns-repeated="10"/>
          <table:table-cell table:style-name="ce30"/>
          <table:table-cell table:number-columns-repeated="1011"/>
        </table:table-row>
        <table:table-row table:style-name="ro1">
          <table:table-cell office:value-type="string">
            <text:p>T Tanks Damage</text:p>
          </table:table-cell>
          <table:table-cell table:style-name="ce21" office:value-type="string">
            <text:p>time</text:p>
          </table:table-cell>
          <table:table-cell table:number-matrix-columns-spanned="10" table:number-matrix-rows-spanned="6" table:formula="of:=[.C513:.L51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3]" office:value-type="float" office:value="1">
            <text:p>1.0000</text:p>
          </table:table-cell>
          <table:table-cell table:number-columns-repeated="1011"/>
        </table:table-row>
        <table:table-row table:style-name="ro1">
          <table:table-cell table:formula="of:=[.A521]"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4]" office:value-type="float" office:value="1">
            <text:p>1.0000</text:p>
          </table:table-cell>
          <table:table-cell table:number-columns-repeated="1011"/>
        </table:table-row>
        <table:table-row table:style-name="ro1">
          <table:table-cell table:formula="of:=[.A522]"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5]" office:value-type="float" office:value="1">
            <text:p>1.0000</text:p>
          </table:table-cell>
          <table:table-cell table:number-columns-repeated="1011"/>
        </table:table-row>
        <table:table-row table:style-name="ro1">
          <table:table-cell table:formula="of:=[.A523]"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6]" office:value-type="float" office:value="1">
            <text:p>1.0000</text:p>
          </table:table-cell>
          <table:table-cell table:number-columns-repeated="1011"/>
        </table:table-row>
        <table:table-row table:style-name="ro1">
          <table:table-cell table:formula="of:=[.A524]" office:value-type="string" office:string-value="T Tanks Damage">
            <text:p>T Tanks Damage</text:p>
          </table:table-cell>
          <table:table-cell table:style-name="ce22" office:value-type="string">
            <office:annotation draw:style-name="gr4" draw:text-style-name="P3" svg:width="1.1413in" svg:height="0.2346in" svg:x="2.6311in" svg:y="83.6697in" draw:caption-point-x="-0.2402in" draw:caption-point-y="0.1937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7]*2" office:value-type="float" office:value="2">
            <text:p>2.0000</text:p>
          </table:table-cell>
          <table:table-cell table:number-columns-repeated="1011"/>
        </table:table-row>
        <table:table-row table:style-name="ro1">
          <table:table-cell table:formula="of:=[.A525]"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8]" office:value-type="float" office:value="0.00333333333333333">
            <text:p>0.0033</text:p>
          </table:table-cell>
          <table:table-cell table:number-columns-repeated="1011"/>
        </table:table-row>
        <table:table-row table:style-name="ro1">
          <table:table-cell table:formula="of:=[.A526]" office:value-type="string" office:string-value="T Tanks Damage">
            <text:p>T Tanks Damage</text:p>
          </table:table-cell>
          <table:table-cell table:style-name="ce22" office:value-type="string">
            <text:p>war points</text:p>
          </table:table-cell>
          <table:table-cell table:style-name="ce31" table:number-matrix-columns-spanned="11" table:number-matrix-rows-spanned="1" table:formula="of:=TECH_WAR_POINTS([.C522:.M524];[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number-columns-repeated="10"/>
          <table:table-cell table:style-name="ce30"/>
          <table:table-cell table:number-columns-repeated="1011"/>
        </table:table-row>
        <table:table-row table:style-name="ro1">
          <table:table-cell office:value-type="string">
            <text:p>T Scorpion</text:p>
          </table:table-cell>
          <table:table-cell table:style-name="ce21" office:value-type="string">
            <text:p>time</text:p>
          </table:table-cell>
          <table:table-cell table:number-matrix-columns-spanned="11" table:number-matrix-rows-spanned="6" table:formula="of:=UNITTECHCOEFS([Units.J59];[Units.R59];[Units.S59];[Units.T59];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scientists min</text:p>
          </table:table-cell>
          <table:table-cell table:style-name="ce31" table:number-matrix-columns-spanned="11" table:number-matrix-rows-spanned="1" table:formula="of:=RESEARCHTIME([.C529:.M52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35]" office:value-type="string" office:string-value="T Scorpion">
            <text:p>T Scorpion</text:p>
          </table:table-cell>
          <table:table-cell table:style-name="ce22" office:value-type="string">
            <text:p>war points</text:p>
          </table:table-cell>
          <table:table-cell table:style-name="ce31" table:number-matrix-columns-spanned="11" table:number-matrix-rows-spanned="1" table:formula="of:=TECH_WAR_POINTS([.C530:.M532];[Variables.$B$11:.$B$13];[Variables.$B$22])"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MDH</text:p>
          </table:table-cell>
          <table:table-cell table:style-name="ce21" office:value-type="string">
            <text:p>time</text:p>
          </table:table-cell>
          <table:table-cell table:number-matrix-columns-spanned="11" table:number-matrix-rows-spanned="6" table:formula="of:=UNITTECHCOEFS([Units.J62]/[.O538];[Units.R62]/[.O538];[Units.S62]/[.O538];[Units.T62]/[.O53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table-cell office:value-type="float" office:value="3.5">
            <office:annotation draw:style-name="gr4" draw:text-style-name="P3" svg:width="1.1413in" svg:height="0.3902in" svg:x="11.7949in" svg:y="85.3201in" draw:caption-point-x="-0.2402in" draw:caption-point-y="0.6047in">
              <dc:creator>AŠ</dc:creator>
              <dc:date>2011-06-27T00:00:00</dc:date>
              <text:p text:style-name="P3"><text:span text:style-name="T3">Divider for MDH tech coefs</text:span></text:p>
            </office:annotation>
            <text:p>3.5</text:p>
          </table:table-cell>
          <table:table-cell table:number-columns-repeated="1009"/>
        </table:table-row>
        <table:table-row table:style-name="ro1">
          <table:table-cell table:formula="of:=[.A538]"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39]"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0]"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1]"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
            <text:p>0.0000</text:p>
          </table:table-cell>
          <table:table-cell table:number-columns-repeated="1011"/>
        </table:table-row>
        <table:table-row table:style-name="ro1">
          <table:table-cell table:formula="of:=[.A542]"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
            <text:p>0.0000</text:p>
          </table:table-cell>
          <table:table-cell table:number-columns-repeated="1011"/>
        </table:table-row>
        <table:table-row table:style-name="ro1">
          <table:table-cell table:formula="of:=[.A541]" office:value-type="string" office:string-value="T MDH">
            <text:p>T MDH</text:p>
          </table:table-cell>
          <table:table-cell table:style-name="ce22" office:value-type="string">
            <text:p>scientists min</text:p>
          </table:table-cell>
          <table:table-cell table:style-name="ce31" table:number-matrix-columns-spanned="11" table:number-matrix-rows-spanned="1" table:formula="of:=RESEARCHTIME([.C538:.M53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44]" office:value-type="string" office:string-value="T MDH">
            <text:p>T MDH</text:p>
          </table:table-cell>
          <table:table-cell table:style-name="ce22" office:value-type="string">
            <text:p>war points</text:p>
          </table:table-cell>
          <table:table-cell table:style-name="ce31" table:number-matrix-columns-spanned="11" table:number-matrix-rows-spanned="1" table:formula="of:=TECH_WAR_POINTS([.C539:.M541];[Variables.$B$11:.$B$13];[Variables.$B$22])"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1"/>
          <table:table-cell table:number-columns-repeated="10"/>
          <table:table-cell table:style-name="ce30"/>
          <table:table-cell table:number-columns-repeated="1011"/>
        </table:table-row>
        <table:table-row table:style-name="ro1">
          <table:table-cell office:value-type="string">
            <text:p>T Azure</text:p>
          </table:table-cell>
          <table:table-cell table:style-name="ce21" office:value-type="string">
            <text:p>time</text:p>
          </table:table-cell>
          <table:table-cell table:number-matrix-columns-spanned="11" table:number-matrix-rows-spanned="6" table:formula="of:=UNITTECHCOEFS([Units.J60];[Units.R60];[Units.S60];[Units.T60];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7]"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8]"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9]"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0]"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1]"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0]" office:value-type="string" office:string-value="T Azure">
            <text:p>T Azure</text:p>
          </table:table-cell>
          <table:table-cell table:style-name="ce22" office:value-type="string">
            <text:p>scientists min</text:p>
          </table:table-cell>
          <table:table-cell table:style-name="ce31" table:number-matrix-columns-spanned="11" table:number-matrix-rows-spanned="1" table:formula="of:=RESEARCHTIME([.C547:.M54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53]" office:value-type="string" office:string-value="T Azure">
            <text:p>T Azure</text:p>
          </table:table-cell>
          <table:table-cell table:style-name="ce22" office:value-type="string">
            <text:p>war points</text:p>
          </table:table-cell>
          <table:table-cell table:style-name="ce31" table:number-matrix-columns-spanned="11" table:number-matrix-rows-spanned="1" table:formula="of:=TECH_WAR_POINTS([.C548:.M550];[Variables.$B$11:.$B$13];[Variables.$B$22])"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1" table:number-matrix-columns-spanned="11" table:number-matrix-rows-spanned="6" table:formula="of:=UNITTECHCOEFS([Units.J61];[Units.R61];[Units.S61];[Units.T61];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1" office:value-type="string">
            <text:p>metal cost</text:p>
          </table:table-cell>
          <table:table-cell table:style-name="ce31"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1" office:value-type="string">
            <text:p>energy cost</text:p>
          </table:table-cell>
          <table:table-cell table:style-name="ce31"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zetium cost</text:p>
          </table:table-cell>
          <table:table-cell table:style-name="ce31"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armor mod</text:p>
          </table:table-cell>
          <table:table-cell table:style-name="ce31"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damage mod</text:p>
          </table:table-cell>
          <table:table-cell table:style-name="ce31"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scientists min</text:p>
          </table:table-cell>
          <table:table-cell table:style-name="ce31" table:number-matrix-columns-spanned="11" table:number-matrix-rows-spanned="1" table:formula="of:=RESEARCHTIME([.C556:.M55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3">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57:.M559];[Variables.B11:.B13];[Variables.B22])"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table:table-cell table:style-name="ce21"/>
          <table:table-cell table:number-columns-repeated="1022"/>
        </table:table-row>
        <table:table-row table:style-name="ro1" table:number-rows-repeated="3">
          <table:table-cell/>
          <table:table-cell table:style-name="ce21"/>
          <table:table-cell table:number-columns-repeated="8"/>
          <table:table-cell table:style-name="ce21"/>
          <table:table-cell/>
          <table:table-cell table:style-name="ce30"/>
          <table:table-cell table:number-columns-repeated="1011"/>
        </table:table-row>
        <table:table-row table:style-name="ro2">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3"/>
          <table:table-cell table:style-name="ce40" office:value-type="string" table:number-columns-spanned="4" table:number-rows-spanned="1">
            <text:p>Atributas</text:p>
          </table:table-cell>
          <table:covered-table-cell table:number-columns-repeated="2" table:style-name="ce33"/>
          <table:covered-table-cell table:style-name="ce49"/>
          <table:table-cell table:style-name="ce47"/>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B Mothership</text:p>
          </table:table-cell>
          <table:covered-table-cell table:number-columns-repeated="3" table:style-name="ce34"/>
          <table:table-cell table:style-name="ce41" table:content-validation-name="val2" office:value-type="string" table:number-columns-spanned="4" table:number-rows-spanned="1">
            <text:p>energy rate</text:p>
          </table:table-cell>
          <table:covered-table-cell table:style-name="ce34"/>
          <table:covered-table-cell table:style-name="ce45"/>
          <table:covered-table-cell table:style-name="ce50"/>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T Building Repair</text:p>
          </table:table-cell>
          <table:covered-table-cell table:number-columns-repeated="3" table:style-name="ce23"/>
          <table:table-cell table:style-name="ce42" table:content-validation-name="val2" office:value-type="string" table:number-columns-spanned="4" table:number-rows-spanned="1">
            <text:p>energy rate</text:p>
          </table:table-cell>
          <table:covered-table-cell table:style-name="ce23"/>
          <table:covered-table-cell table:style-name="ce46"/>
          <table:covered-table-cell table:style-name="ce51"/>
          <table:table-cell table:style-name="ce47">
            <draw:control table:end-cell-address="Main.L575" table:end-x="0.7685in" table:end-y="0.1776in" draw:z-index="1" draw:text-style-name="P5" svg:width="1.7713in" svg:height="0.2433in" svg:x="0.3394in" svg:y="0.1173in" draw:control="control1"/>
          </table:table-cell>
          <table:table-cell table:style-name="ce47" table:number-columns-repeated="2"/>
          <table:table-cell table:number-columns-repeated="1012"/>
        </table:table-row>
        <table:table-row table:style-name="ro3">
          <table:table-cell table:style-name="Default"/>
          <table:table-cell table:number-columns-repeated="6"/>
          <table:table-cell table:style-name="ce47" table:number-columns-repeated="5"/>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2"/>
          <table:table-cell table:style-name="ce52">
            <draw:control table:end-cell-address="Main.L578" table:end-x="0.8551in" table:end-y="0.0181in" draw:z-index="2" draw:text-style-name="P5" svg:width="1.8488in" svg:height="0.2748in" svg:x="0.3484in" svg:y="0.1681in" draw:control="control2"/>
          </table:table-cell>
          <table:table-cell table:style-name="ce53"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69]; [.B573];[.F573])" office:value-type="float" office:value="0.0308730947154401">
            <text:p>0.03</text:p>
          </table:table-cell>
          <table:table-cell table:style-name="ce28" office:value-type="float" office:value="0">
            <text:p>0</text:p>
          </table:table-cell>
          <table:table-cell table:style-name="ce28" office:value-type="float" office:value="0">
            <text:p>0</text:p>
          </table:table-cell>
          <table:table-cell table:style-name="ce28"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52" office:value-type="float" office:value="1">
            <text:p>1</text:p>
          </table:table-cell>
          <table:table-cell table:style-name="ce53" office:value-type="float" office:value="1">
            <text:p>1</text:p>
          </table:table-cell>
          <table:table-cell table:style-name="ce28" office:value-type="float" office:value="1">
            <text:p>1</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77]" office:value-type="float" office:value="0.0308730947154401">
            <text:p>0.03</text:p>
          </table:table-cell>
          <table:table-cell table:style-name="ce35" table:formula="of:=SFLINEAR([.$A578]; [.$C$577]; [.$D$577])" office:value-type="float" office:value="0">
            <text:p>0.000</text:p>
          </table:table-cell>
          <table:table-cell/>
          <table:table-cell table:formula="of:=SFPOWER([.$A578]; [.$E$577]; [.$F$577]; [.$G$577])" office:value-type="float" office:value="0">
            <text:p>0</text:p>
          </table:table-cell>
          <table:table-cell table:number-columns-repeated="2"/>
          <table:table-cell table:formula="of:=SFEXP([.$A578]; [.$H$577]; [.$I$577])" office:value-type="float" office:value="0">
            <text:p>0</text:p>
          </table:table-cell>
          <table:table-cell table:number-columns-repeated="2"/>
          <table:table-cell table:style-name="ce55" table:formula="of:=SFJOIN([.B578];[.C578];[.E578];[.H578];[.$L$577]) * IF([.$K$577] = &quot;level&quot;; [.A578]; 1)" office:value-type="float" office:value="0.0308730947154401">
            <text:p>0.0309</text:p>
          </table:table-cell>
          <table:table-cell table:style-name="ce55" table:formula="of:=IF([.$K$577]=1; [.$K578]*60; [.$K578]/60)" office:value-type="float" office:value="1.85238568292641">
            <text:p>1.8524</text:p>
          </table:table-cell>
          <table:table-cell table:style-name="ce60" table:formula="of:=IF([.$K$577]=1; [.$K578]*60*60; [.$K578]/60/60)" office:value-type="float" office:value="111.143140975584">
            <text:p>111.1431</text:p>
          </table:table-cell>
          <table:table-cell table:style-name="ce60" table:formula="of:=IF([.$K$577]=1; [.$K578]*60*60*24; [.$K578]/60/60/24)" office:value-type="float" office:value="2667.43538341402">
            <text:p>2667.4354</text:p>
          </table:table-cell>
          <table:table-cell table:number-columns-repeated="1010"/>
        </table:table-row>
        <table:table-row table:style-name="ro1">
          <table:table-cell table:style-name="ce18" office:value-type="string">
            <text:p>2</text:p>
          </table:table-cell>
          <table:table-cell table:formula="of:=[.$B$577]" office:value-type="float" office:value="0.0308730947154401">
            <text:p>0.03</text:p>
          </table:table-cell>
          <table:table-cell table:style-name="ce35" table:formula="of:=SFLINEAR([.$A579]; [.$C$577]; [.$D$577])" office:value-type="float" office:value="0">
            <text:p>0.000</text:p>
          </table:table-cell>
          <table:table-cell/>
          <table:table-cell table:formula="of:=SFPOWER([.$A579]; [.$E$577]; [.$F$577]; [.$G$577])" office:value-type="float" office:value="0">
            <text:p>0</text:p>
          </table:table-cell>
          <table:table-cell table:number-columns-repeated="2"/>
          <table:table-cell table:formula="of:=SFEXP([.$A579]; [.$H$577]; [.$I$577])" office:value-type="float" office:value="0">
            <text:p>0</text:p>
          </table:table-cell>
          <table:table-cell table:number-columns-repeated="2"/>
          <table:table-cell table:style-name="ce55" table:formula="of:=SFJOIN([.B579];[.C579];[.E579];[.H579];[.$L$577]) * IF([.$K$577] = &quot;level&quot;; [.A579]; 1)" office:value-type="float" office:value="0.0308730947154401">
            <text:p>0.0309</text:p>
          </table:table-cell>
          <table:table-cell table:style-name="ce55" table:formula="of:=IF([.$K$577]=1; [.$K579]*60; [.$K579]/60)" office:value-type="float" office:value="1.85238568292641">
            <text:p>1.8524</text:p>
          </table:table-cell>
          <table:table-cell table:style-name="ce60" table:formula="of:=IF([.$K$577]=1; [.$K579]*60*60; [.$K579]/60/60)" office:value-type="float" office:value="111.143140975584">
            <text:p>111.1431</text:p>
          </table:table-cell>
          <table:table-cell table:style-name="ce60" table:formula="of:=IF([.$K$577]=1; [.$K579]*60*60*24; [.$K579]/60/60/24)" office:value-type="float" office:value="2667.43538341402">
            <text:p>2667.4354</text:p>
          </table:table-cell>
          <table:table-cell table:formula="of:=[.K579]/[.K578]" office:value-type="float" office:value="1">
            <text:p>1</text:p>
          </table:table-cell>
          <table:table-cell table:number-columns-repeated="1009"/>
        </table:table-row>
        <table:table-row table:style-name="ro1">
          <table:table-cell table:style-name="ce18" office:value-type="string">
            <text:p>3</text:p>
          </table:table-cell>
          <table:table-cell table:formula="of:=[.$B$577]" office:value-type="float" office:value="0.0308730947154401">
            <text:p>0.03</text:p>
          </table:table-cell>
          <table:table-cell table:style-name="ce35" table:formula="of:=SFLINEAR([.$A580]; [.$C$577]; [.$D$577])" office:value-type="float" office:value="0">
            <text:p>0.000</text:p>
          </table:table-cell>
          <table:table-cell/>
          <table:table-cell table:formula="of:=SFPOWER([.$A580]; [.$E$577]; [.$F$577]; [.$G$577])" office:value-type="float" office:value="0">
            <text:p>0</text:p>
          </table:table-cell>
          <table:table-cell table:number-columns-repeated="2"/>
          <table:table-cell table:formula="of:=SFEXP([.$A580]; [.$H$577]; [.$I$577])" office:value-type="float" office:value="0">
            <text:p>0</text:p>
          </table:table-cell>
          <table:table-cell table:number-columns-repeated="2"/>
          <table:table-cell table:style-name="ce55" table:formula="of:=SFJOIN([.B580];[.C580];[.E580];[.H580];[.$L$577]) * IF([.$K$577] = &quot;level&quot;; [.A580]; 1)" office:value-type="float" office:value="0.0308730947154401">
            <text:p>0.0309</text:p>
          </table:table-cell>
          <table:table-cell table:style-name="ce55" table:formula="of:=IF([.$K$577]=1; [.$K580]*60; [.$K580]/60)" office:value-type="float" office:value="1.85238568292641">
            <text:p>1.8524</text:p>
          </table:table-cell>
          <table:table-cell table:style-name="ce60" table:formula="of:=IF([.$K$577]=1; [.$K580]*60*60; [.$K580]/60/60)" office:value-type="float" office:value="111.143140975584">
            <text:p>111.1431</text:p>
          </table:table-cell>
          <table:table-cell table:style-name="ce60" table:formula="of:=IF([.$K$577]=1; [.$K580]*60*60*24; [.$K580]/60/60/24)" office:value-type="float" office:value="2667.43538341402">
            <text:p>2667.4354</text:p>
          </table:table-cell>
          <table:table-cell table:formula="of:=[.K580]/[.K579]" office:value-type="float" office:value="1">
            <text:p>1</text:p>
          </table:table-cell>
          <table:table-cell table:number-columns-repeated="1009"/>
        </table:table-row>
        <table:table-row table:style-name="ro1">
          <table:table-cell table:style-name="ce18" office:value-type="string">
            <text:p>4</text:p>
          </table:table-cell>
          <table:table-cell table:formula="of:=[.$B$577]" office:value-type="float" office:value="0.0308730947154401">
            <text:p>0.03</text:p>
          </table:table-cell>
          <table:table-cell table:style-name="ce35" table:formula="of:=SFLINEAR([.$A581]; [.$C$577]; [.$D$577])" office:value-type="float" office:value="0">
            <text:p>0.000</text:p>
          </table:table-cell>
          <table:table-cell/>
          <table:table-cell table:formula="of:=SFPOWER([.$A581]; [.$E$577]; [.$F$577]; [.$G$577])" office:value-type="float" office:value="0">
            <text:p>0</text:p>
          </table:table-cell>
          <table:table-cell table:number-columns-repeated="2"/>
          <table:table-cell table:formula="of:=SFEXP([.$A581]; [.$H$577]; [.$I$577])" office:value-type="float" office:value="0">
            <text:p>0</text:p>
          </table:table-cell>
          <table:table-cell table:number-columns-repeated="2"/>
          <table:table-cell table:style-name="ce55" table:formula="of:=SFJOIN([.B581];[.C581];[.E581];[.H581];[.$L$577]) * IF([.$K$577] = &quot;level&quot;; [.A581]; 1)" office:value-type="float" office:value="0.0308730947154401">
            <text:p>0.0309</text:p>
          </table:table-cell>
          <table:table-cell table:style-name="ce55" table:formula="of:=IF([.$K$577]=1; [.$K581]*60; [.$K581]/60)" office:value-type="float" office:value="1.85238568292641">
            <text:p>1.8524</text:p>
          </table:table-cell>
          <table:table-cell table:style-name="ce60" table:formula="of:=IF([.$K$577]=1; [.$K581]*60*60; [.$K581]/60/60)" office:value-type="float" office:value="111.143140975584">
            <text:p>111.1431</text:p>
          </table:table-cell>
          <table:table-cell table:style-name="ce60" table:formula="of:=IF([.$K$577]=1; [.$K581]*60*60*24; [.$K581]/60/60/24)" office:value-type="float" office:value="2667.43538341402">
            <text:p>2667.4354</text:p>
          </table:table-cell>
          <table:table-cell table:formula="of:=[.K581]/[.K580]" office:value-type="float" office:value="1">
            <text:p>1</text:p>
          </table:table-cell>
          <table:table-cell table:number-columns-repeated="1009"/>
        </table:table-row>
        <table:table-row table:style-name="ro1">
          <table:table-cell table:style-name="ce18" office:value-type="string">
            <text:p>5</text:p>
          </table:table-cell>
          <table:table-cell table:formula="of:=[.$B$577]" office:value-type="float" office:value="0.0308730947154401">
            <text:p>0.03</text:p>
          </table:table-cell>
          <table:table-cell table:style-name="ce35" table:formula="of:=SFLINEAR([.$A582]; [.$C$577]; [.$D$577])" office:value-type="float" office:value="0">
            <text:p>0.000</text:p>
          </table:table-cell>
          <table:table-cell/>
          <table:table-cell table:formula="of:=SFPOWER([.$A582]; [.$E$577]; [.$F$577]; [.$G$577])" office:value-type="float" office:value="0">
            <text:p>0</text:p>
          </table:table-cell>
          <table:table-cell table:number-columns-repeated="2"/>
          <table:table-cell table:formula="of:=SFEXP([.$A582]; [.$H$577]; [.$I$577])" office:value-type="float" office:value="0">
            <text:p>0</text:p>
          </table:table-cell>
          <table:table-cell table:number-columns-repeated="2"/>
          <table:table-cell table:style-name="ce55" table:formula="of:=SFJOIN([.B582];[.C582];[.E582];[.H582];[.$L$577]) * IF([.$K$577] = &quot;level&quot;; [.A582]; 1)" office:value-type="float" office:value="0.0308730947154401">
            <text:p>0.0309</text:p>
          </table:table-cell>
          <table:table-cell table:style-name="ce55" table:formula="of:=IF([.$K$577]=1; [.$K582]*60; [.$K582]/60)" office:value-type="float" office:value="1.85238568292641">
            <text:p>1.8524</text:p>
          </table:table-cell>
          <table:table-cell table:style-name="ce60" table:formula="of:=IF([.$K$577]=1; [.$K582]*60*60; [.$K582]/60/60)" office:value-type="float" office:value="111.143140975584">
            <text:p>111.1431</text:p>
          </table:table-cell>
          <table:table-cell table:style-name="ce60" table:formula="of:=IF([.$K$577]=1; [.$K582]*60*60*24; [.$K582]/60/60/24)" office:value-type="float" office:value="2667.43538341402">
            <text:p>2667.4354</text:p>
          </table:table-cell>
          <table:table-cell table:formula="of:=[.K582]/[.K581]" office:value-type="float" office:value="1">
            <text:p>1</text:p>
          </table:table-cell>
          <table:table-cell table:number-columns-repeated="1009"/>
        </table:table-row>
        <table:table-row table:style-name="ro1">
          <table:table-cell table:style-name="ce18" office:value-type="string">
            <text:p>6</text:p>
          </table:table-cell>
          <table:table-cell table:formula="of:=[.$B$577]" office:value-type="float" office:value="0.0308730947154401">
            <text:p>0.03</text:p>
          </table:table-cell>
          <table:table-cell table:style-name="ce35" table:formula="of:=SFLINEAR([.$A583]; [.$C$577]; [.$D$577])" office:value-type="float" office:value="0">
            <text:p>0.000</text:p>
          </table:table-cell>
          <table:table-cell/>
          <table:table-cell table:formula="of:=SFPOWER([.$A583]; [.$E$577]; [.$F$577]; [.$G$577])" office:value-type="float" office:value="0">
            <text:p>0</text:p>
          </table:table-cell>
          <table:table-cell table:number-columns-repeated="2"/>
          <table:table-cell table:formula="of:=SFEXP([.$A583]; [.$H$577]; [.$I$577])" office:value-type="float" office:value="0">
            <text:p>0</text:p>
          </table:table-cell>
          <table:table-cell table:number-columns-repeated="2"/>
          <table:table-cell table:style-name="ce55" table:formula="of:=SFJOIN([.B583];[.C583];[.E583];[.H583];[.$L$577]) * IF([.$K$577] = &quot;level&quot;; [.A583]; 1)" office:value-type="float" office:value="0.0308730947154401">
            <text:p>0.0309</text:p>
          </table:table-cell>
          <table:table-cell table:style-name="ce55" table:formula="of:=IF([.$K$577]=1; [.$K583]*60; [.$K583]/60)" office:value-type="float" office:value="1.85238568292641">
            <text:p>1.8524</text:p>
          </table:table-cell>
          <table:table-cell table:style-name="ce60" table:formula="of:=IF([.$K$577]=1; [.$K583]*60*60; [.$K583]/60/60)" office:value-type="float" office:value="111.143140975584">
            <text:p>111.1431</text:p>
          </table:table-cell>
          <table:table-cell table:style-name="ce60" table:formula="of:=IF([.$K$577]=1; [.$K583]*60*60*24; [.$K583]/60/60/24)" office:value-type="float" office:value="2667.43538341402">
            <text:p>2667.4354</text:p>
          </table:table-cell>
          <table:table-cell table:formula="of:=[.K583]/[.K582]" office:value-type="float" office:value="1">
            <text:p>1</text:p>
          </table:table-cell>
          <table:table-cell table:number-columns-repeated="1009"/>
        </table:table-row>
        <table:table-row table:style-name="ro1">
          <table:table-cell table:style-name="ce18" office:value-type="string">
            <text:p>7</text:p>
          </table:table-cell>
          <table:table-cell table:formula="of:=[.$B$577]" office:value-type="float" office:value="0.0308730947154401">
            <text:p>0.03</text:p>
          </table:table-cell>
          <table:table-cell table:style-name="ce35" table:formula="of:=SFLINEAR([.$A584]; [.$C$577]; [.$D$577])" office:value-type="float" office:value="0">
            <text:p>0.000</text:p>
          </table:table-cell>
          <table:table-cell/>
          <table:table-cell table:formula="of:=SFPOWER([.$A584]; [.$E$577]; [.$F$577]; [.$G$577])" office:value-type="float" office:value="0">
            <text:p>0</text:p>
          </table:table-cell>
          <table:table-cell table:number-columns-repeated="2"/>
          <table:table-cell table:formula="of:=SFEXP([.$A584]; [.$H$577]; [.$I$577])" office:value-type="float" office:value="0">
            <text:p>0</text:p>
          </table:table-cell>
          <table:table-cell table:number-columns-repeated="2"/>
          <table:table-cell table:style-name="ce55" table:formula="of:=SFJOIN([.B584];[.C584];[.E584];[.H584];[.$L$577]) * IF([.$K$577] = &quot;level&quot;; [.A584]; 1)" office:value-type="float" office:value="0.0308730947154401">
            <text:p>0.0309</text:p>
          </table:table-cell>
          <table:table-cell table:style-name="ce55" table:formula="of:=IF([.$K$577]=1; [.$K584]*60; [.$K584]/60)" office:value-type="float" office:value="1.85238568292641">
            <text:p>1.8524</text:p>
          </table:table-cell>
          <table:table-cell table:style-name="ce60" table:formula="of:=IF([.$K$577]=1; [.$K584]*60*60; [.$K584]/60/60)" office:value-type="float" office:value="111.143140975584">
            <text:p>111.1431</text:p>
          </table:table-cell>
          <table:table-cell table:style-name="ce60" table:formula="of:=IF([.$K$577]=1; [.$K584]*60*60*24; [.$K584]/60/60/24)" office:value-type="float" office:value="2667.43538341402">
            <text:p>2667.4354</text:p>
          </table:table-cell>
          <table:table-cell table:formula="of:=[.K584]/[.K583]" office:value-type="float" office:value="1">
            <text:p>1</text:p>
          </table:table-cell>
          <table:table-cell table:number-columns-repeated="1009"/>
        </table:table-row>
        <table:table-row table:style-name="ro1">
          <table:table-cell table:style-name="ce18" office:value-type="string">
            <text:p>8</text:p>
          </table:table-cell>
          <table:table-cell table:formula="of:=[.$B$577]" office:value-type="float" office:value="0.0308730947154401">
            <text:p>0.03</text:p>
          </table:table-cell>
          <table:table-cell table:style-name="ce35" table:formula="of:=SFLINEAR([.$A585]; [.$C$577]; [.$D$577])" office:value-type="float" office:value="0">
            <text:p>0.000</text:p>
          </table:table-cell>
          <table:table-cell/>
          <table:table-cell table:formula="of:=SFPOWER([.$A585]; [.$E$577]; [.$F$577]; [.$G$577])" office:value-type="float" office:value="0">
            <text:p>0</text:p>
          </table:table-cell>
          <table:table-cell table:number-columns-repeated="2"/>
          <table:table-cell table:formula="of:=SFEXP([.$A585]; [.$H$577]; [.$I$577])" office:value-type="float" office:value="0">
            <text:p>0</text:p>
          </table:table-cell>
          <table:table-cell table:number-columns-repeated="2"/>
          <table:table-cell table:style-name="ce55" table:formula="of:=SFJOIN([.B585];[.C585];[.E585];[.H585];[.$L$577]) * IF([.$K$577] = &quot;level&quot;; [.A585]; 1)" office:value-type="float" office:value="0.0308730947154401">
            <text:p>0.0309</text:p>
          </table:table-cell>
          <table:table-cell table:style-name="ce55" table:formula="of:=IF([.$K$577]=1; [.$K585]*60; [.$K585]/60)" office:value-type="float" office:value="1.85238568292641">
            <text:p>1.8524</text:p>
          </table:table-cell>
          <table:table-cell table:style-name="ce60" table:formula="of:=IF([.$K$577]=1; [.$K585]*60*60; [.$K585]/60/60)" office:value-type="float" office:value="111.143140975584">
            <text:p>111.1431</text:p>
          </table:table-cell>
          <table:table-cell table:style-name="ce60" table:formula="of:=IF([.$K$577]=1; [.$K585]*60*60*24; [.$K585]/60/60/24)" office:value-type="float" office:value="2667.43538341402">
            <text:p>2667.4354</text:p>
          </table:table-cell>
          <table:table-cell table:formula="of:=[.K585]/[.K584]" office:value-type="float" office:value="1">
            <text:p>1</text:p>
          </table:table-cell>
          <table:table-cell table:number-columns-repeated="1009"/>
        </table:table-row>
        <table:table-row table:style-name="ro1">
          <table:table-cell table:style-name="ce18" office:value-type="string">
            <text:p>9</text:p>
          </table:table-cell>
          <table:table-cell table:formula="of:=[.$B$577]" office:value-type="float" office:value="0.0308730947154401">
            <text:p>0.03</text:p>
          </table:table-cell>
          <table:table-cell table:style-name="ce35" table:formula="of:=SFLINEAR([.$A586]; [.$C$577]; [.$D$577])" office:value-type="float" office:value="0">
            <text:p>0.000</text:p>
          </table:table-cell>
          <table:table-cell/>
          <table:table-cell table:formula="of:=SFPOWER([.$A586]; [.$E$577]; [.$F$577]; [.$G$577])" office:value-type="float" office:value="0">
            <text:p>0</text:p>
          </table:table-cell>
          <table:table-cell table:number-columns-repeated="2"/>
          <table:table-cell table:formula="of:=SFEXP([.$A586]; [.$H$577]; [.$I$577])" office:value-type="float" office:value="0">
            <text:p>0</text:p>
          </table:table-cell>
          <table:table-cell table:number-columns-repeated="2"/>
          <table:table-cell table:style-name="ce55" table:formula="of:=SFJOIN([.B586];[.C586];[.E586];[.H586];[.$L$577]) * IF([.$K$577] = &quot;level&quot;; [.A586]; 1)" office:value-type="float" office:value="0.0308730947154401">
            <text:p>0.0309</text:p>
          </table:table-cell>
          <table:table-cell table:style-name="ce55" table:formula="of:=IF([.$K$577]=1; [.$K586]*60; [.$K586]/60)" office:value-type="float" office:value="1.85238568292641">
            <text:p>1.8524</text:p>
          </table:table-cell>
          <table:table-cell table:style-name="ce60" table:formula="of:=IF([.$K$577]=1; [.$K586]*60*60; [.$K586]/60/60)" office:value-type="float" office:value="111.143140975584">
            <text:p>111.1431</text:p>
          </table:table-cell>
          <table:table-cell table:style-name="ce60" table:formula="of:=IF([.$K$577]=1; [.$K586]*60*60*24; [.$K586]/60/60/24)" office:value-type="float" office:value="2667.43538341402">
            <text:p>2667.4354</text:p>
          </table:table-cell>
          <table:table-cell table:formula="of:=[.K586]/[.K585]" office:value-type="float" office:value="1">
            <text:p>1</text:p>
          </table:table-cell>
          <table:table-cell table:number-columns-repeated="1009"/>
        </table:table-row>
        <table:table-row table:style-name="ro1">
          <table:table-cell table:style-name="ce18" office:value-type="string">
            <text:p>10</text:p>
          </table:table-cell>
          <table:table-cell table:formula="of:=[.$B$577]" office:value-type="float" office:value="0.0308730947154401">
            <text:p>0.03</text:p>
          </table:table-cell>
          <table:table-cell table:style-name="ce35" table:formula="of:=SFLINEAR([.$A587]; [.$C$577]; [.$D$577])" office:value-type="float" office:value="0">
            <text:p>0.000</text:p>
          </table:table-cell>
          <table:table-cell/>
          <table:table-cell table:formula="of:=SFPOWER([.$A587]; [.$E$577]; [.$F$577]; [.$G$577])" office:value-type="float" office:value="0">
            <text:p>0</text:p>
          </table:table-cell>
          <table:table-cell table:number-columns-repeated="2"/>
          <table:table-cell table:formula="of:=SFEXP([.$A587]; [.$H$577]; [.$I$577])" office:value-type="float" office:value="0">
            <text:p>0</text:p>
          </table:table-cell>
          <table:table-cell table:number-columns-repeated="2"/>
          <table:table-cell table:style-name="ce55" table:formula="of:=SFJOIN([.B587];[.C587];[.E587];[.H587];[.$L$577]) * IF([.$K$577] = &quot;level&quot;; [.A587]; 1)" office:value-type="float" office:value="0.0308730947154401">
            <text:p>0.0309</text:p>
          </table:table-cell>
          <table:table-cell table:style-name="ce55" table:formula="of:=IF([.$K$577]=1; [.$K587]*60; [.$K587]/60)" office:value-type="float" office:value="1.85238568292641">
            <text:p>1.8524</text:p>
          </table:table-cell>
          <table:table-cell table:style-name="ce60" table:formula="of:=IF([.$K$577]=1; [.$K587]*60*60; [.$K587]/60/60)" office:value-type="float" office:value="111.143140975584">
            <text:p>111.1431</text:p>
          </table:table-cell>
          <table:table-cell table:style-name="ce60" table:formula="of:=IF([.$K$577]=1; [.$K587]*60*60*24; [.$K587]/60/60/24)" office:value-type="float" office:value="2667.43538341402">
            <text:p>2667.4354</text:p>
          </table:table-cell>
          <table:table-cell table:formula="of:=[.K587]/[.K586]"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2"/>
          <table:table-cell table:style-name="ce52"/>
          <table:table-cell table:style-name="ce53"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
          <table:table-cell table:style-name="ce17" office:value-type="string">
            <text:p>Coeficients</text:p>
          </table:table-cell>
          <table:table-cell table:style-name="ce28" table:number-matrix-columns-spanned="11" table:number-matrix-rows-spanned="1" table:formula="of:=FILTER_COEFS([.$A$2:.$M$569]; [.B574];[.F574])">
            <text:p/>
          </table:table-cell>
          <table:table-cell table:style-name="ce28">
            <text:p/>
          </table:table-cell>
          <table:table-cell table:style-name="ce28">
            <text:p/>
          </table:table-cell>
          <table:table-cell table:style-name="ce28">
            <text:p/>
          </table:table-cell>
          <table:table-cell table:style-name="ce28">
            <text:p/>
          </table:table-cell>
          <table:table-cell table:style-name="ce44">
            <text:p/>
          </table:table-cell>
          <table:table-cell table:style-name="ce28">
            <text:p/>
          </table:table-cell>
          <table:table-cell table:style-name="ce44">
            <text:p/>
          </table:table-cell>
          <table:table-cell table:style-name="ce52">
            <text:p/>
          </table:table-cell>
          <table:table-cell table:style-name="ce53">
            <text:p/>
          </table:table-cell>
          <table:table-cell table:style-name="ce28">
            <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0]">
            <text:p/>
          </table:table-cell>
          <table:table-cell table:style-name="ce35" table:formula="of:=SFLINEAR([.$A591]; [.$C$590]; [.$D$590])" office:value-type="float" office:value="0">
            <text:p>0.000</text:p>
          </table:table-cell>
          <table:table-cell/>
          <table:table-cell table:formula="of:=SFPOWER([.$A591]; [.$E$590]; [.$F$590]; [.$G$590])" office:value-type="float" office:value="0">
            <text:p>0</text:p>
          </table:table-cell>
          <table:table-cell table:number-columns-repeated="2"/>
          <table:table-cell table:formula="of:=SFEXP([.$A591]; [.$H$590]; [.$I$590])" office:value-type="float" office:value="0">
            <text:p>0</text:p>
          </table:table-cell>
          <table:table-cell table:number-columns-repeated="2"/>
          <table:table-cell table:style-name="ce55" table:formula="of:=SFJOIN([.B591];[.C591];[.E591];[.H591];[.$L$590]) * IF([.$K$590] = &quot;level&quot;; [.A591]; 1)" office:value-type="float" office:value="0">
            <text:p>0.0000</text:p>
          </table:table-cell>
          <table:table-cell table:style-name="ce55" table:formula="of:=IF([.$K$590]=1; [.$K591]*60; [.$K591]/60)" office:value-type="float" office:value="0">
            <text:p>0.0000</text:p>
          </table:table-cell>
          <table:table-cell table:style-name="ce60" table:formula="of:=IF([.$K$590]=1; [.$K591]*60*60; [.$K591]/60/60)" office:value-type="float" office:value="0">
            <text:p>0.0000</text:p>
          </table:table-cell>
          <table:table-cell table:style-name="ce60" table:formula="of:=IF([.$K$590]=1; [.$K591]*60*60*24; [.$K591]/60/60/24)" office:value-type="float" office:value="0">
            <text:p>0.0000</text:p>
          </table:table-cell>
          <table:table-cell table:number-columns-repeated="1010"/>
        </table:table-row>
        <table:table-row table:style-name="ro1">
          <table:table-cell table:style-name="ce18" office:value-type="string">
            <text:p>2</text:p>
          </table:table-cell>
          <table:table-cell table:formula="of:=[.$B$590]">
            <text:p/>
          </table:table-cell>
          <table:table-cell table:style-name="ce35" table:formula="of:=SFLINEAR([.$A592]; [.$C$590]; [.$D$590])" office:value-type="float" office:value="0">
            <text:p>0.000</text:p>
          </table:table-cell>
          <table:table-cell/>
          <table:table-cell table:formula="of:=SFPOWER([.$A592]; [.$E$590]; [.$F$590]; [.$G$590])" office:value-type="float" office:value="0">
            <text:p>0</text:p>
          </table:table-cell>
          <table:table-cell table:number-columns-repeated="2"/>
          <table:table-cell table:formula="of:=SFEXP([.$A592]; [.$H$590]; [.$I$590])" office:value-type="float" office:value="0">
            <text:p>0</text:p>
          </table:table-cell>
          <table:table-cell table:number-columns-repeated="2"/>
          <table:table-cell table:style-name="ce55" table:formula="of:=SFJOIN([.B592];[.C592];[.E592];[.H592];[.$L$590]) * IF([.$K$590] = &quot;level&quot;; [.A592]; 1)" office:value-type="float" office:value="0">
            <text:p>0.0000</text:p>
          </table:table-cell>
          <table:table-cell table:style-name="ce55" table:formula="of:=IF([.$K$590]=1; [.$K592]*60; [.$K592]/60)" office:value-type="float" office:value="0">
            <text:p>0.0000</text:p>
          </table:table-cell>
          <table:table-cell table:style-name="ce60" table:formula="of:=IF([.$K$590]=1; [.$K592]*60*60; [.$K592]/60/60)" office:value-type="float" office:value="0">
            <text:p>0.0000</text:p>
          </table:table-cell>
          <table:table-cell table:style-name="ce60" table:formula="of:=IF([.$K$590]=1; [.$K592]*60*60*24; [.$K592]/60/60/24)" office:value-type="float" office:value="0">
            <text:p>0.0000</text:p>
          </table:table-cell>
          <table:table-cell table:formula="of:=[.K592]/[.K591]" office:value-type="float" office:value="0">
            <text:p>#DIV/0!</text:p>
          </table:table-cell>
          <table:table-cell table:number-columns-repeated="1009"/>
        </table:table-row>
        <table:table-row table:style-name="ro1">
          <table:table-cell table:style-name="ce18" office:value-type="string">
            <text:p>3</text:p>
          </table:table-cell>
          <table:table-cell table:formula="of:=[.$B$590]">
            <text:p/>
          </table:table-cell>
          <table:table-cell table:style-name="ce35" table:formula="of:=SFLINEAR([.$A593]; [.$C$590]; [.$D$590])" office:value-type="float" office:value="0">
            <text:p>0.000</text:p>
          </table:table-cell>
          <table:table-cell/>
          <table:table-cell table:formula="of:=SFPOWER([.$A593]; [.$E$590]; [.$F$590]; [.$G$590])" office:value-type="float" office:value="0">
            <text:p>0</text:p>
          </table:table-cell>
          <table:table-cell table:number-columns-repeated="2"/>
          <table:table-cell table:formula="of:=SFEXP([.$A593]; [.$H$590]; [.$I$590])" office:value-type="float" office:value="0">
            <text:p>0</text:p>
          </table:table-cell>
          <table:table-cell table:number-columns-repeated="2"/>
          <table:table-cell table:style-name="ce55" table:formula="of:=SFJOIN([.B593];[.C593];[.E593];[.H593];[.$L$590]) * IF([.$K$590] = &quot;level&quot;; [.A593]; 1)" office:value-type="float" office:value="0">
            <text:p>0.0000</text:p>
          </table:table-cell>
          <table:table-cell table:style-name="ce55" table:formula="of:=IF([.$K$590]=1; [.$K593]*60; [.$K593]/60)" office:value-type="float" office:value="0">
            <text:p>0.0000</text:p>
          </table:table-cell>
          <table:table-cell table:style-name="ce60" table:formula="of:=IF([.$K$590]=1; [.$K593]*60*60; [.$K593]/60/60)" office:value-type="float" office:value="0">
            <text:p>0.0000</text:p>
          </table:table-cell>
          <table:table-cell table:style-name="ce60" table:formula="of:=IF([.$K$590]=1; [.$K593]*60*60*24; [.$K593]/60/60/24)" office:value-type="float" office:value="0">
            <text:p>0.0000</text:p>
          </table:table-cell>
          <table:table-cell table:formula="of:=[.K593]/[.K592]" office:value-type="float" office:value="0">
            <text:p>#DIV/0!</text:p>
          </table:table-cell>
          <table:table-cell table:number-columns-repeated="1009"/>
        </table:table-row>
        <table:table-row table:style-name="ro1">
          <table:table-cell table:style-name="ce18" office:value-type="string">
            <text:p>4</text:p>
          </table:table-cell>
          <table:table-cell table:formula="of:=[.$B$590]">
            <text:p/>
          </table:table-cell>
          <table:table-cell table:style-name="ce35" table:formula="of:=SFLINEAR([.$A594]; [.$C$590]; [.$D$590])" office:value-type="float" office:value="0">
            <text:p>0.000</text:p>
          </table:table-cell>
          <table:table-cell/>
          <table:table-cell table:formula="of:=SFPOWER([.$A594]; [.$E$590]; [.$F$590]; [.$G$590])" office:value-type="float" office:value="0">
            <text:p>0</text:p>
          </table:table-cell>
          <table:table-cell table:number-columns-repeated="2"/>
          <table:table-cell table:formula="of:=SFEXP([.$A594]; [.$H$590]; [.$I$590])" office:value-type="float" office:value="0">
            <text:p>0</text:p>
          </table:table-cell>
          <table:table-cell table:number-columns-repeated="2"/>
          <table:table-cell table:style-name="ce55" table:formula="of:=SFJOIN([.B594];[.C594];[.E594];[.H594];[.$L$590]) * IF([.$K$590] = &quot;level&quot;; [.A594]; 1)" office:value-type="float" office:value="0">
            <text:p>0.0000</text:p>
          </table:table-cell>
          <table:table-cell table:style-name="ce55" table:formula="of:=IF([.$K$590]=1; [.$K594]*60; [.$K594]/60)" office:value-type="float" office:value="0">
            <text:p>0.0000</text:p>
          </table:table-cell>
          <table:table-cell table:style-name="ce60" table:formula="of:=IF([.$K$590]=1; [.$K594]*60*60; [.$K594]/60/60)" office:value-type="float" office:value="0">
            <text:p>0.0000</text:p>
          </table:table-cell>
          <table:table-cell table:style-name="ce60" table:formula="of:=IF([.$K$590]=1; [.$K594]*60*60*24; [.$K594]/60/60/24)" office:value-type="float" office:value="0">
            <text:p>0.0000</text:p>
          </table:table-cell>
          <table:table-cell table:formula="of:=[.K594]/[.K593]" office:value-type="float" office:value="0">
            <text:p>#DIV/0!</text:p>
          </table:table-cell>
          <table:table-cell table:number-columns-repeated="1009"/>
        </table:table-row>
        <table:table-row table:style-name="ro1">
          <table:table-cell table:style-name="ce18" office:value-type="string">
            <text:p>5</text:p>
          </table:table-cell>
          <table:table-cell table:formula="of:=[.$B$590]">
            <text:p/>
          </table:table-cell>
          <table:table-cell table:style-name="ce35" table:formula="of:=SFLINEAR([.$A595]; [.$C$590]; [.$D$590])" office:value-type="float" office:value="0">
            <text:p>0.000</text:p>
          </table:table-cell>
          <table:table-cell/>
          <table:table-cell table:formula="of:=SFPOWER([.$A595]; [.$E$590]; [.$F$590]; [.$G$590])" office:value-type="float" office:value="0">
            <text:p>0</text:p>
          </table:table-cell>
          <table:table-cell table:number-columns-repeated="2"/>
          <table:table-cell table:formula="of:=SFEXP([.$A595]; [.$H$590]; [.$I$590])" office:value-type="float" office:value="0">
            <text:p>0</text:p>
          </table:table-cell>
          <table:table-cell table:number-columns-repeated="2"/>
          <table:table-cell table:style-name="ce55" table:formula="of:=SFJOIN([.B595];[.C595];[.E595];[.H595];[.$L$590]) * IF([.$K$590] = &quot;level&quot;; [.A595]; 1)" office:value-type="float" office:value="0">
            <text:p>0.0000</text:p>
          </table:table-cell>
          <table:table-cell table:style-name="ce55" table:formula="of:=IF([.$K$590]=1; [.$K595]*60; [.$K595]/60)" office:value-type="float" office:value="0">
            <text:p>0.0000</text:p>
          </table:table-cell>
          <table:table-cell table:style-name="ce60" table:formula="of:=IF([.$K$590]=1; [.$K595]*60*60; [.$K595]/60/60)" office:value-type="float" office:value="0">
            <text:p>0.0000</text:p>
          </table:table-cell>
          <table:table-cell table:style-name="ce60" table:formula="of:=IF([.$K$590]=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8" office:value-type="string">
            <text:p>6</text:p>
          </table:table-cell>
          <table:table-cell table:formula="of:=[.$B$590]">
            <text:p/>
          </table:table-cell>
          <table:table-cell table:style-name="ce35" table:formula="of:=SFLINEAR([.$A596]; [.$C$590]; [.$D$590])" office:value-type="float" office:value="0">
            <text:p>0.000</text:p>
          </table:table-cell>
          <table:table-cell/>
          <table:table-cell table:formula="of:=SFPOWER([.$A596]; [.$E$590]; [.$F$590]; [.$G$590])" office:value-type="float" office:value="0">
            <text:p>0</text:p>
          </table:table-cell>
          <table:table-cell table:number-columns-repeated="2"/>
          <table:table-cell table:formula="of:=SFEXP([.$A596]; [.$H$590]; [.$I$590])" office:value-type="float" office:value="0">
            <text:p>0</text:p>
          </table:table-cell>
          <table:table-cell table:number-columns-repeated="2"/>
          <table:table-cell table:style-name="ce55" table:formula="of:=SFJOIN([.B596];[.C596];[.E596];[.H596];[.$L$590]) * IF([.$K$590] = &quot;level&quot;; [.A596]; 1)" office:value-type="float" office:value="0">
            <text:p>0.0000</text:p>
          </table:table-cell>
          <table:table-cell table:style-name="ce55" table:formula="of:=IF([.$K$590]=1; [.$K596]*60; [.$K596]/60)" office:value-type="float" office:value="0">
            <text:p>0.0000</text:p>
          </table:table-cell>
          <table:table-cell table:style-name="ce60" table:formula="of:=IF([.$K$590]=1; [.$K596]*60*60; [.$K596]/60/60)" office:value-type="float" office:value="0">
            <text:p>0.0000</text:p>
          </table:table-cell>
          <table:table-cell table:style-name="ce60" table:formula="of:=IF([.$K$590]=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8" office:value-type="string">
            <text:p>7</text:p>
          </table:table-cell>
          <table:table-cell table:formula="of:=[.$B$590]">
            <text:p/>
          </table:table-cell>
          <table:table-cell table:style-name="ce35" table:formula="of:=SFLINEAR([.$A597]; [.$C$590]; [.$D$590])" office:value-type="float" office:value="0">
            <text:p>0.000</text:p>
          </table:table-cell>
          <table:table-cell/>
          <table:table-cell table:formula="of:=SFPOWER([.$A597]; [.$E$590]; [.$F$590]; [.$G$590])" office:value-type="float" office:value="0">
            <text:p>0</text:p>
          </table:table-cell>
          <table:table-cell table:number-columns-repeated="2"/>
          <table:table-cell table:formula="of:=SFEXP([.$A597]; [.$H$590]; [.$I$590])" office:value-type="float" office:value="0">
            <text:p>0</text:p>
          </table:table-cell>
          <table:table-cell table:number-columns-repeated="2"/>
          <table:table-cell table:style-name="ce55" table:formula="of:=SFJOIN([.B597];[.C597];[.E597];[.H597];[.$L$590]) * IF([.$K$590] = &quot;level&quot;; [.A597]; 1)" office:value-type="float" office:value="0">
            <text:p>0.0000</text:p>
          </table:table-cell>
          <table:table-cell table:style-name="ce55" table:formula="of:=IF([.$K$590]=1; [.$K597]*60; [.$K597]/60)" office:value-type="float" office:value="0">
            <text:p>0.0000</text:p>
          </table:table-cell>
          <table:table-cell table:style-name="ce60" table:formula="of:=IF([.$K$590]=1; [.$K597]*60*60; [.$K597]/60/60)" office:value-type="float" office:value="0">
            <text:p>0.0000</text:p>
          </table:table-cell>
          <table:table-cell table:style-name="ce60" table:formula="of:=IF([.$K$590]=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8" office:value-type="string">
            <text:p>8</text:p>
          </table:table-cell>
          <table:table-cell table:formula="of:=[.$B$590]">
            <text:p/>
          </table:table-cell>
          <table:table-cell table:style-name="ce35" table:formula="of:=SFLINEAR([.$A598]; [.$C$590]; [.$D$590])" office:value-type="float" office:value="0">
            <text:p>0.000</text:p>
          </table:table-cell>
          <table:table-cell/>
          <table:table-cell table:formula="of:=SFPOWER([.$A598]; [.$E$590]; [.$F$590]; [.$G$590])" office:value-type="float" office:value="0">
            <text:p>0</text:p>
          </table:table-cell>
          <table:table-cell table:number-columns-repeated="2"/>
          <table:table-cell table:formula="of:=SFEXP([.$A598]; [.$H$590]; [.$I$590])" office:value-type="float" office:value="0">
            <text:p>0</text:p>
          </table:table-cell>
          <table:table-cell table:number-columns-repeated="2"/>
          <table:table-cell table:style-name="ce55" table:formula="of:=SFJOIN([.B598];[.C598];[.E598];[.H598];[.$L$590]) * IF([.$K$590] = &quot;level&quot;; [.A598]; 1)" office:value-type="float" office:value="0">
            <text:p>0.0000</text:p>
          </table:table-cell>
          <table:table-cell table:style-name="ce55" table:formula="of:=IF([.$K$590]=1; [.$K598]*60; [.$K598]/60)" office:value-type="float" office:value="0">
            <text:p>0.0000</text:p>
          </table:table-cell>
          <table:table-cell table:style-name="ce60" table:formula="of:=IF([.$K$590]=1; [.$K598]*60*60; [.$K598]/60/60)" office:value-type="float" office:value="0">
            <text:p>0.0000</text:p>
          </table:table-cell>
          <table:table-cell table:style-name="ce60" table:formula="of:=IF([.$K$590]=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8" office:value-type="string">
            <text:p>9</text:p>
          </table:table-cell>
          <table:table-cell table:formula="of:=[.$B$590]">
            <text:p/>
          </table:table-cell>
          <table:table-cell table:style-name="ce35" table:formula="of:=SFLINEAR([.$A599]; [.$C$590]; [.$D$590])" office:value-type="float" office:value="0">
            <text:p>0.000</text:p>
          </table:table-cell>
          <table:table-cell/>
          <table:table-cell table:formula="of:=SFPOWER([.$A599]; [.$E$590]; [.$F$590]; [.$G$590])" office:value-type="float" office:value="0">
            <text:p>0</text:p>
          </table:table-cell>
          <table:table-cell table:number-columns-repeated="2"/>
          <table:table-cell table:formula="of:=SFEXP([.$A599]; [.$H$590]; [.$I$590])" office:value-type="float" office:value="0">
            <text:p>0</text:p>
          </table:table-cell>
          <table:table-cell table:number-columns-repeated="2"/>
          <table:table-cell table:style-name="ce55" table:formula="of:=SFJOIN([.B599];[.C599];[.E599];[.H599];[.$L$590]) * IF([.$K$590] = &quot;level&quot;; [.A599]; 1)" office:value-type="float" office:value="0">
            <text:p>0.0000</text:p>
          </table:table-cell>
          <table:table-cell table:style-name="ce55" table:formula="of:=IF([.$K$590]=1; [.$K599]*60; [.$K599]/60)" office:value-type="float" office:value="0">
            <text:p>0.0000</text:p>
          </table:table-cell>
          <table:table-cell table:style-name="ce60" table:formula="of:=IF([.$K$590]=1; [.$K599]*60*60; [.$K599]/60/60)" office:value-type="float" office:value="0">
            <text:p>0.0000</text:p>
          </table:table-cell>
          <table:table-cell table:style-name="ce60" table:formula="of:=IF([.$K$590]=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8" office:value-type="string">
            <text:p>10</text:p>
          </table:table-cell>
          <table:table-cell table:formula="of:=[.$B$590]">
            <text:p/>
          </table:table-cell>
          <table:table-cell table:style-name="ce35" table:formula="of:=SFLINEAR([.$A600]; [.$C$590]; [.$D$590])" office:value-type="float" office:value="0">
            <text:p>0.000</text:p>
          </table:table-cell>
          <table:table-cell/>
          <table:table-cell table:formula="of:=SFPOWER([.$A600]; [.$E$590]; [.$F$590]; [.$G$590])" office:value-type="float" office:value="0">
            <text:p>0</text:p>
          </table:table-cell>
          <table:table-cell table:number-columns-repeated="2"/>
          <table:table-cell table:formula="of:=SFEXP([.$A600]; [.$H$590]; [.$I$590])" office:value-type="float" office:value="0">
            <text:p>0</text:p>
          </table:table-cell>
          <table:table-cell table:number-columns-repeated="2"/>
          <table:table-cell table:style-name="ce55" table:formula="of:=SFJOIN([.B600];[.C600];[.E600];[.H600];[.$L$590]) * IF([.$K$590] = &quot;level&quot;; [.A600]; 1)" office:value-type="float" office:value="0">
            <text:p>0.0000</text:p>
          </table:table-cell>
          <table:table-cell table:style-name="ce55" table:formula="of:=IF([.$K$590]=1; [.$K600]*60; [.$K600]/60)" office:value-type="float" office:value="0">
            <text:p>0.0000</text:p>
          </table:table-cell>
          <table:table-cell table:style-name="ce60" table:formula="of:=IF([.$K$590]=1; [.$K600]*60*60; [.$K600]/60/60)" office:value-type="float" office:value="0">
            <text:p>0.0000</text:p>
          </table:table-cell>
          <table:table-cell table:style-name="ce60" table:formula="of:=IF([.$K$590]=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7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25" table:default-cell-style-name="Default"/>
        <table:table-column table:style-name="co14" table:number-columns-repeated="2" table:default-cell-style-name="Default"/>
        <table:table-column table:style-name="co26" table:default-cell-style-name="Default"/>
        <table:table-column table:style-name="co28" table:default-cell-style-name="Default"/>
        <table:table-row table:style-name="ro1">
          <table:table-cell office:value-type="string">
            <text:p>Base Metal</text:p>
          </table:table-cell>
          <table:table-cell table:style-name="ce56" table:formula="of:=0.005*[.D1]" office:value-type="float" office:value="0.0025">
            <text:p>0.00250</text:p>
          </table:table-cell>
          <table:table-cell/>
          <table:table-cell office:value-type="float" office:value="0.5">
            <office:annotation draw:style-name="gr4" draw:text-style-name="P3" svg:width="1.1413in" svg:height="0.3902in" svg:x="4.8831in" svg:y="0in" draw:caption-point-x="-0.2402in" draw:caption-point-y="0.0039in">
              <dc:creator>AŠ</dc:creator>
              <dc:date>2011-06-16T00:00:00</dc:date>
              <text:p text:style-name="P3"><text:span text:style-name="T3">Base resource modifier</text:span></text:p>
            </office:annotation>
            <text:p>0.5</text:p>
          </table:table-cell>
          <table:table-cell/>
        </table:table-row>
        <table:table-row table:style-name="ro1">
          <table:table-cell office:value-type="string">
            <text:p>Base Energy</text:p>
          </table:table-cell>
          <table:table-cell table:style-name="ce56"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6"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25.6*0.8" office:value-type="float" office:value="20.48">
            <text:p>20.4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6"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3" svg:width="1.1413in" svg:height="0.7012in" svg:x="2.1146in" svg:y="3.4996in" draw:caption-point-x="-0.2402in" draw:caption-point-y="0.7937in">
              <dc:creator>AŠ</dc:creator>
              <dc:date>2011-09-20T00:00:00</dc:date>
              <text:p text:style-name="P3"><text:span text:style-name="T3">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2" draw:text-style-name="P3" svg:width="2.8378in" svg:height="0.435in" svg:x="3.0035in" svg:y="3.6638in" draw:caption-point-x="-0.2402in" draw:caption-point-y="0.8012in">
              <dc:creator>AŠ</dc:creator>
              <dc:date>2011-10-21T00:00:00</dc:date>
              <text:p text:style-name="P3"><text:span text:style-name="T3">Formula is:</text:span></text:p>
              <text:p text:style-name="P3"><text:span text:style-name="T3">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22" table:default-cell-style-name="Default"/>
        <table:table-column table:style-name="co54" table:default-cell-style-name="Default"/>
        <table:table-column table:style-name="co55"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5"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5"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5"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5"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3" svg:width="1.1413in" svg:height="0.2346in" svg:x="1.2012in" svg:y="0.948in" draw:caption-point-x="-0.2402in" draw:caption-point-y="0.6138in">
              <dc:creator>AŠ</dc:creator>
              <dc:date>2010-12-24T00:00:00</dc:date>
              <text:p text:style-name="P3"><text:span text:style-name="T3">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5"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8/2.5" office:value-type="float" office:value="0.0032">
            <text:p>0.0032</text:p>
          </table:table-cell>
          <table:table-cell table:style-name="ce30" table:formula="of:=[.N6]*[Variables.$B$19]"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5"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7/2.5" office:value-type="float" office:value="0.0028">
            <text:p>0.0028</text:p>
          </table:table-cell>
          <table:table-cell table:style-name="ce30" table:formula="of:=[.N7]*[Variables.$B$19]"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2/2.5" office:value-type="float" office:value="0.0008">
            <text:p>0.0008</text:p>
          </table:table-cell>
          <table:table-cell table:style-name="ce30" table:formula="of:=[.N8]*[Variables.$B$19]"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5" table:formula="of:=[.I8]" office:value-type="float" office:value="0.035">
            <text:p>0.035</text:p>
          </table:table-cell>
          <table:table-cell table:style-name="ce35" table:formula="of:=[.J8]" office:value-type="float" office:value="0.4">
            <text:p>0.400</text:p>
          </table:table-cell>
          <table:table-cell table:style-name="ce35" table:formula="of:=[.K8]" office:value-type="float" office:value="0.25">
            <text:p>0.250</text:p>
          </table:table-cell>
          <table:table-cell table:style-name="ce35" table:formula="of:=[.L8]" office:value-type="float" office:value="3.9">
            <text:p>3.900</text:p>
          </table:table-cell>
          <table:table-cell table:style-name="ce35" table:formula="of:=[.M8]" office:value-type="float" office:value="7">
            <text:p>7.000</text:p>
          </table:table-cell>
          <table:table-cell table:style-name="ce35" table:formula="of:=[.N8]" office:value-type="float" office:value="0.0008">
            <text:p>0.001</text:p>
          </table:table-cell>
          <table:table-cell table:style-name="ce35" table:formula="of:=[.O8]" office:value-type="float" office:value="0.0024">
            <text:p>0.002</text:p>
          </table:table-cell>
          <table:table-cell table:style-name="ce35" office:value-type="float" office:value="0.75">
            <text:p>0.750</text:p>
          </table:table-cell>
          <table:table-cell table:style-name="ce35"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0" table:formula="of:=0.011/2.5" office:value-type="float" office:value="0.0044">
            <text:p>0.0044</text:p>
          </table:table-cell>
          <table:table-cell table:style-name="ce30" table:formula="of:=[.N10]*[Variables.$B$19]"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Jumper</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0" table:formula="of:=0.011/2.5" office:value-type="float" office:value="0.0044">
            <text:p>0.0044</text:p>
          </table:table-cell>
          <table:table-cell table:style-name="ce30" table:formula="of:=[.N11]*[Variables.$B$19]" office:value-type="float" office:value="0.0132">
            <text:p>0.0132</text:p>
          </table:table-cell>
          <table:table-cell office:value-type="float" office:value="3">
            <text:p>3</text:p>
          </table:table-cell>
          <table:table-cell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5"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3" svg:width="1.1413in" svg:height="0.2346in" svg:x="1.2012in" svg:y="2.2161in" draw:caption-point-x="-0.2402in" draw:caption-point-y="0.6in">
              <dc:creator>AŠ</dc:creator>
              <dc:date>2011-10-03T00:00:00</dc:date>
              <text:p text:style-name="P3"><text:span text:style-name="T3">Mobile towers</text:span></text:p>
            </office:annotation>
            <text:p>MTow</text:p>
          </table:table-cell>
          <table:table-cell table:style-name="ce75" table:formula="of:=[.B12]*[.$S$13]" office:value-type="float" office:value="3.9" table:number-columns-spanned="2" table:number-rows-spanned="1">
            <text:p>3.9</text:p>
          </table:table-cell>
          <table:covered-table-cell/>
          <table:table-cell table:style-name="ce74" table:formula="of:=[.D12]*[.S13]" office:value-type="float" office:value="8.1" table:number-columns-spanned="2" table:number-rows-spanned="1">
            <text:p>8.1</text:p>
          </table:table-cell>
          <table:covered-table-cell/>
          <table:table-cell table:style-name="ce88" table:formula="of:=[.F12]*[.S13]" office:value-type="float" office:value="1.2" table:number-columns-spanned="3" table:number-rows-spanned="1">
            <text:p>1.2</text:p>
          </table:table-cell>
          <table:covered-table-cell table:style-name="ce88"/>
          <table:covered-table-cell table:style-name="ce21"/>
          <table:table-cell table:style-name="ce35" table:formula="of:=[.I12]*[.$T$13]" office:value-type="float" office:value="0.036">
            <text:p>0.036</text:p>
          </table:table-cell>
          <table:table-cell table:style-name="ce35" table:formula="of:=[.J12]*[.$T$13]" office:value-type="float" office:value="0.24">
            <text:p>0.240</text:p>
          </table:table-cell>
          <table:table-cell table:formula="of:=[.K12]" office:value-type="float" office:value="0.5">
            <text:p>0.5</text:p>
          </table:table-cell>
          <table:table-cell table:style-name="Default" table:formula="of:=[.L12]" office:value-type="float" office:value="2">
            <text:p>2</text:p>
          </table:table-cell>
          <table:table-cell table:formula="of:=[.M12]" office:value-type="float" office:value="7">
            <text:p>7</text:p>
          </table:table-cell>
          <table:table-cell table:number-columns-repeated="2"/>
          <table:table-cell office:value-type="float" office:value="0.36">
            <text:p>0.36</text:p>
          </table:table-cell>
          <table:table-cell table:style-name="ce30" office:value-type="float" office:value="0.2995">
            <text:p>0.2995</text:p>
          </table:table-cell>
          <table:table-cell/>
          <table:table-cell office:value-type="float" office:value="3">
            <office:annotation draw:style-name="gr4" draw:text-style-name="P3" svg:width="1.1413in" svg:height="0.3902in" svg:x="10.2815in" svg:y="2.2161in" draw:caption-point-x="-0.2402in" draw:caption-point-y="0.6in">
              <dc:creator>AŠ</dc:creator>
              <dc:date>2011-10-03T00:00:00</dc:date>
              <text:p text:style-name="P3"><text:span text:style-name="T3">Cost multiplier for mobile towers</text:span></text:p>
            </office:annotation>
            <text:p>3</text:p>
          </table:table-cell>
          <table:table-cell office:value-type="float" office:value="1.2">
            <office:annotation draw:style-name="gr4" draw:text-style-name="P3" svg:width="1.1413in" svg:height="0.5457in" svg:x="10.7728in" svg:y="2.2161in" draw:caption-point-x="-0.2402in" draw:caption-point-y="0.6in">
              <dc:creator>AŠ</dc:creator>
              <dc:date>2011-10-03T00:00:00</dc:date>
              <text:p text:style-name="P3"><text:span text:style-name="T3">Time multiplier for mobile towers</text:span></text:p>
              <text:p text:style-name="P3"><text:span text:style-name="T3"/></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5"/>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6"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3" svg:width="1.1413in" svg:height="0.8567in" svg:x="11.5583in" svg:y="9.3819in" draw:caption-point-x="-0.2402in" draw:caption-point-y="0.6094in">
              <dc:creator>AŠ</dc:creator>
              <dc:date>2011-01-02T00:00:00</dc:date>
              <text:p text:style-name="P3"><text:span text:style-name="T3">Pagal kainą – unitas užima tiek, kiek užima resursai skirti jį pagaminti.</text:span></text:p>
            </office:annotation>
            <text:p>Volume</text:p>
          </table:table-cell>
          <table:table-cell table:style-name="ce64" office:value-type="string">
            <office:annotation draw:style-name="gr4" draw:text-style-name="P3" svg:width="1.1413in" svg:height="0.5457in" svg:x="11.9283in" svg:y="9.3819in" draw:caption-point-x="-0.2402in" draw:caption-point-y="0.6094in">
              <dc:creator>AŠ</dc:creator>
              <dc:date>2011-01-02T00:00:00</dc:date>
              <text:p text:style-name="P3"><text:span text:style-name="T3">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5]*VLOOKUP([.$B55];[.$A$2:.$N30];9;0)+[.E55]*[.H55]*VLOOKUP([.$B55];[.$A$2:.$N30];10;0)" office:value-type="float" office:value="13.5">
            <text:p>13.5</text:p>
          </table:table-cell>
          <table:table-cell office:value-type="float" office:value="1">
            <text:p>1</text:p>
          </table:table-cell>
          <table:table-cell table:formula="of:=IF([.P55]=1; 0; ROUND(([.C55]*[Variables.$B$5])/([.P55]-1)))" office:value-type="float" office:value="341">
            <text:p>341</text:p>
          </table:table-cell>
          <table:table-cell table:content-validation-name="val10" office:value-type="string">
            <text:p>Light</text:p>
          </table:table-cell>
          <table:table-cell table:formula="of:=[Variables.$B$16]/([.P55]-1)" office:value-type="float" office:value="15">
            <text:p>15</text:p>
          </table:table-cell>
          <table:table-cell table:formula="of:=[Variables.$B$17]/([.P55]-1)" office:value-type="float" office:value="7">
            <text:p>7</text:p>
          </table:table-cell>
          <table:table-cell office:value-type="float" office:value="10">
            <text:p>10</text:p>
          </table:table-cell>
          <table:table-cell table:style-name="ce78" table:formula="of:=([.C55]*VLOOKUP([.$B55];[.$A$2:.$N30];11;0)+[.E55]*[.H55]*VLOOKUP([.$B55];[.$A$2:.$N30];12;0))*(1 + ([.D55]-[Variables.$B$6])*VLOOKUP([.$B55];[.$A$2:.$O30];13;0)/100)" office:value-type="float" office:value="113">
            <text:p>113</text:p>
          </table:table-cell>
          <table:table-cell table:style-name="ce78" table:formula="of:=VLOOKUP([.$B55];[.$A$2:.$H14];2;0)*[.$Q55]" office:value-type="float" office:value="339">
            <text:p>339</text:p>
          </table:table-cell>
          <table:table-cell table:style-name="ce78" table:formula="of:=VLOOKUP([.$B55];[.$A$2:.$H5];4;0)*[.$Q55]" office:value-type="float" office:value="678">
            <text:p>678</text:p>
          </table:table-cell>
          <table:table-cell table:style-name="ce78" table:formula="of:=VLOOKUP([.$B55];[.$A$2:.$H5];6;0)*[.$Q55]" office:value-type="float" office:value="0">
            <text:p>0</text:p>
          </table:table-cell>
          <table:table-cell table:formula="of:=ROUND(VLOOKUP([.$B55];[.$A$2:.$Q14]; 16; 0) * (CEILING((CEILING([.$R55]/[Variables.$B$11];1)+CEILING([.$S55]/[Variables.$B$12];1)+CEILING([.$T55]/[Variables.$B$13];1))/[Variables.$B$20]; 1)); 0)" office:value-type="float" office:value="1">
            <text:p>1</text:p>
          </table:table-cell>
          <table:table-cell table:formula="of:=ROUND(VLOOKUP([.$B55];[.$A$2:.$Q11]; 17; 0) * (CEILING([.$R55]/[Variables.$B$11];1)+CEILING([.$S55]/[Variables.$B$12];1)+CEILING([.$T55]/[Variables.$B$13];1)); 0)"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3" svg:width="3.0752in" svg:height="0.3902in" svg:x="2.6035in" svg:y="10.1563in" draw:caption-point-x="-0.2402in" draw:caption-point-y="0.6146in">
              <dc:creator>AŠ</dc:creator>
              <dc:date>2010-12-18T00:00:00</dc:date>
              <text:p text:style-name="P3"><text:span text:style-name="T3">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6]*VLOOKUP([.$B56];[.$A$2:.$N31];9;0)+[.E56]*[.H56]*VLOOKUP([.$B56];[.$A$2:.$N31];10;0)" office:value-type="float" office:value="50.6">
            <text:p>50.6</text:p>
          </table:table-cell>
          <table:table-cell office:value-type="float" office:value="1">
            <text:p>1</text:p>
          </table:table-cell>
          <table:table-cell table:formula="of:=IF([.P56]=1; 0; ROUND(([.C56]*[Variables.$B$5])/([.P56]-1)))" office:value-type="float" office:value="842">
            <text:p>842</text:p>
          </table:table-cell>
          <table:table-cell table:content-validation-name="val10" office:value-type="string">
            <text:p>Normal</text:p>
          </table:table-cell>
          <table:table-cell table:formula="of:=[Variables.$B$16]/([.P56]-1)" office:value-type="float" office:value="15">
            <text:p>15</text:p>
          </table:table-cell>
          <table:table-cell table:formula="of:=[Variables.$B$17]/([.P56]-1)" office:value-type="float" office:value="7">
            <text:p>7</text:p>
          </table:table-cell>
          <table:table-cell office:value-type="float" office:value="10">
            <text:p>10</text:p>
          </table:table-cell>
          <table:table-cell table:style-name="ce78" table:formula="of:=([.C56]*VLOOKUP([.$B56];[.$A$2:.$N31];11;0)+[.E56]*[.H56]*VLOOKUP([.$B56];[.$A$2:.$N31];12;0))*(1 + ([.D56]-[Variables.$B$6])*VLOOKUP([.$B56];[.$A$2:.$O31];13;0)/100)" office:value-type="float" office:value="333.938">
            <text:p>333.94</text:p>
          </table:table-cell>
          <table:table-cell table:style-name="ce78" table:formula="of:=VLOOKUP([.$B56];[.$A$2:.$H29];2;0)*[.$Q56]" office:value-type="float" office:value="801.4512">
            <text:p>801.45</text:p>
          </table:table-cell>
          <table:table-cell table:style-name="ce78" table:formula="of:=VLOOKUP([.$B56];[.$A$2:.$H29];4;0)*[.$Q56]" office:value-type="float" office:value="1602.9024">
            <text:p>1602.9</text:p>
          </table:table-cell>
          <table:table-cell table:style-name="ce78" table:formula="of:=VLOOKUP([.$B56];[.$A$2:.$H29];6;0)*[.$Q56]" office:value-type="float" office:value="35.06349">
            <text:p>35.06</text:p>
          </table:table-cell>
          <table:table-cell table:formula="of:=ROUND(VLOOKUP([.$B56];[.$A$2:.$Q15]; 16; 0) * (CEILING((CEILING([.$R56]/[Variables.$B$11];1)+CEILING([.$S56]/[Variables.$B$12];1)+CEILING([.$T56]/[Variables.$B$13];1))/[Variables.$B$20]; 1)); 0)" office:value-type="float" office:value="3">
            <text:p>3</text:p>
          </table:table-cell>
          <table:table-cell table:formula="of:=ROUND(VLOOKUP([.$B56];[.$A$2:.$Q12]; 17; 0) * (CEILING([.$R56]/[Variables.$B$11];1)+CEILING([.$S56]/[Variables.$B$12];1)+CEILING([.$T56]/[Variables.$B$13];1)); 0)"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3" svg:width="2.6854in" svg:height="0.8567in" svg:x="2.6035in" svg:y="10.328in" draw:caption-point-x="-0.2402in" draw:caption-point-y="0.6146in">
              <dc:creator>AŠ</dc:creator>
              <dc:date>2011-05-15T00:00:00</dc:date>
              <text:p text:style-name="P3"><text:span text:style-name="T3">Lėtesni nei Trooperiai, nes daro žymiai daugiau damage.</text:span></text:p>
              <text:p text:style-name="P3"><text:span text:style-name="T3"/></text:p>
              <text:p text:style-name="P3"><text:span text:style-name="T3">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7]*VLOOKUP([.$B57];[.$A$2:.$N32];9;0)+[.E57]*[.H57]*VLOOKUP([.$B57];[.$A$2:.$N32];10;0)" office:value-type="float" office:value="25.5">
            <text:p>25.5</text:p>
          </table:table-cell>
          <table:table-cell office:value-type="float" office:value="2">
            <text:p>2</text:p>
          </table:table-cell>
          <table:table-cell table:formula="of:=IF([.P57]=1; 0; ROUND(([.C57]*[Variables.$B$5])/([.P57]-1)))" office:value-type="float" office:value="205">
            <text:p>205</text:p>
          </table:table-cell>
          <table:table-cell table:content-validation-name="val10" office:value-type="string">
            <text:p>Light</text:p>
          </table:table-cell>
          <table:table-cell table:formula="of:=[Variables.$B$16]/([.P57]-1)" office:value-type="float" office:value="15">
            <text:p>15</text:p>
          </table:table-cell>
          <table:table-cell table:formula="of:=[Variables.$B$17]/([.P57]-1)" office:value-type="float" office:value="7">
            <text:p>7</text:p>
          </table:table-cell>
          <table:table-cell office:value-type="float" office:value="10">
            <text:p>10</text:p>
          </table:table-cell>
          <table:table-cell table:style-name="ce78" table:formula="of:=([.C57]*VLOOKUP([.$B57];[.$A$2:.$N32];11;0)+[.E57]*[.H57]*VLOOKUP([.$B57];[.$A$2:.$N32];12;0))*(1 + ([.D57]-[Variables.$B$6])*VLOOKUP([.$B57];[.$A$2:.$O32];13;0)/100)" office:value-type="float" office:value="165.54">
            <text:p>165.54</text:p>
          </table:table-cell>
          <table:table-cell table:style-name="ce78" table:formula="of:=VLOOKUP([.$B57];[.$A$2:.$H30];2;0)*[.$Q57]" office:value-type="float" office:value="496.62">
            <text:p>496.62</text:p>
          </table:table-cell>
          <table:table-cell table:style-name="ce78" table:formula="of:=VLOOKUP([.$B57];[.$A$2:.$H30];4;0)*[.$Q57]" office:value-type="float" office:value="993.24">
            <text:p>993.24</text:p>
          </table:table-cell>
          <table:table-cell table:style-name="ce78" table:formula="of:=VLOOKUP([.$B57];[.$A$2:.$H30];6;0)*[.$Q57]" office:value-type="float" office:value="0">
            <text:p>0</text:p>
          </table:table-cell>
          <table:table-cell table:formula="of:=ROUND(VLOOKUP([.$B57];[.$A$2:.$Q16]; 16; 0) * (CEILING((CEILING([.$R57]/[Variables.$B$11];1)+CEILING([.$S57]/[Variables.$B$12];1)+CEILING([.$T57]/[Variables.$B$13];1))/[Variables.$B$20]; 1)); 0)" office:value-type="float" office:value="2">
            <text:p>2</text:p>
          </table:table-cell>
          <table:table-cell table:formula="of:=VLOOKUP([.$B57];[.$A$2:.$Q16]; 17; 0) * (CEILING([.$R57]/[Variables.$B$11];1)+CEILING([.$S57]/[Variables.$B$12];1)+CEILING([.$T57]/[Variables.$B$13];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8]*VLOOKUP([.$B58];[.$A$2:.$N33];9;0)+[.E58]*[.H58]*VLOOKUP([.$B58];[.$A$2:.$N33];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6]/([.P58]-1)" office:value-type="float" office:value="-135">
            <text:p>-135</text:p>
          </table:table-cell>
          <table:table-cell table:formula="of:=[Variables.$B$17]/([.P58]-1)" office:value-type="float" office:value="-63">
            <text:p>-63</text:p>
          </table:table-cell>
          <table:table-cell/>
          <table:table-cell table:style-name="ce78" table:formula="of:=([.C58]*VLOOKUP([.$B58];[.$A$2:.$N33];11;0)+[.E58]*[.H58]*VLOOKUP([.$B58];[.$A$2:.$N33];12;0))*(1 + ([.D58]-[Variables.$B$6])*VLOOKUP([.$B58];[.$A$2:.$O33];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185">
            <text:p>185</text:p>
          </table:table-cell>
          <table:table-cell office:value-type="float" office:value="1">
            <text:p>1</text:p>
          </table:table-cell>
          <table:table-cell table:formula="of:=IF([.P59]=1; 0; ROUND(([.C59]*[Variables.$B$5])/([.P59]-1)))" office:value-type="float" office:value="5689">
            <text:p>5689</text:p>
          </table:table-cell>
          <table:table-cell table:content-validation-name="val10" office:value-type="string">
            <text:p>Heavy</text:p>
          </table:table-cell>
          <table:table-cell table:formula="of:=[Variables.$B$16]/([.P59]-1)" office:value-type="float" office:value="15">
            <text:p>15</text:p>
          </table:table-cell>
          <table:table-cell table:formula="of:=[Variables.$B$17]/([.P59]-1)" office:value-type="float" office:value="7">
            <text:p>7</text:p>
          </table:table-cell>
          <table:table-cell office:value-type="float" office:value="10">
            <text:p>10</text:p>
          </table:table-cell>
          <table:table-cell table:style-name="ce78" table:formula="of:=([.C59]*VLOOKUP([.$B59];[.$A$2:.$N34];11;0)+[.E59]*[.H59]*VLOOKUP([.$B59];[.$A$2:.$N34];12;0))*(1 + ([.D59]-[Variables.$B$6])*VLOOKUP([.$B59];[.$A$2:.$O34];13;0)/100)" office:value-type="float" office:value="831.3">
            <text:p>831.3</text:p>
          </table:table-cell>
          <table:table-cell table:style-name="ce78" table:formula="of:=VLOOKUP([.$B59];[.$A$2:.$H31];2;0)*[.$Q59]" office:value-type="float" office:value="2493.9">
            <text:p>2493.9</text:p>
          </table:table-cell>
          <table:table-cell table:style-name="ce78" table:formula="of:=VLOOKUP([.$B59];[.$A$2:.$H31];4;0)*[.$Q59]" office:value-type="float" office:value="3865.545">
            <text:p>3865.55</text:p>
          </table:table-cell>
          <table:table-cell table:style-name="ce78" table:formula="of:=VLOOKUP([.$B59];[.$A$2:.$H31];6;0)*[.$Q59]" office:value-type="float" office:value="249.39">
            <text:p>249.39</text:p>
          </table:table-cell>
          <table:table-cell table:formula="of:=ROUND(VLOOKUP([.$B59];[.$A$2:.$Q18]; 16; 0) * (CEILING((CEILING([.$R59]/[Variables.$B$11];1)+CEILING([.$S59]/[Variables.$B$12];1)+CEILING([.$T59]/[Variables.$B$13];1))/[Variables.$B$20]; 1)); 0)" office:value-type="float" office:value="8">
            <text:p>8</text:p>
          </table:table-cell>
          <table:table-cell table:formula="of:=ROUND(VLOOKUP([.$B59];[.$A$2:.$Q15]; 17; 0) * (CEILING([.$R59]/[Variables.$B$11];1)+CEILING([.$S59]/[Variables.$B$12];1)+CEILING([.$T59]/[Variables.$B$13];1)); 0)"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60]*VLOOKUP([.$B60];[.$A$2:.$N35];9;0)+[.E60]*[.H60]*VLOOKUP([.$B60];[.$A$2:.$N35];10;0)" office:value-type="float" office:value="101">
            <text:p>101</text:p>
          </table:table-cell>
          <table:table-cell office:value-type="float" office:value="1">
            <text:p>1</text:p>
          </table:table-cell>
          <table:table-cell table:formula="of:=IF([.P60]=1; 0; ROUND(([.C60]*[Variables.$B$5])/([.P60]-1)))" office:value-type="float" office:value="1320">
            <text:p>1320</text:p>
          </table:table-cell>
          <table:table-cell table:content-validation-name="val10" office:value-type="string">
            <text:p>Light</text:p>
          </table:table-cell>
          <table:table-cell table:formula="of:=[Variables.$B$16]/([.P60]-1)" office:value-type="float" office:value="15">
            <text:p>15</text:p>
          </table:table-cell>
          <table:table-cell table:formula="of:=[Variables.$B$17]/([.P60]-1)" office:value-type="float" office:value="7">
            <text:p>7</text:p>
          </table:table-cell>
          <table:table-cell office:value-type="float" office:value="10">
            <text:p>10</text:p>
          </table:table-cell>
          <table:table-cell table:style-name="ce78" table:formula="of:=([.C60]*VLOOKUP([.$B60];[.$A$2:.$N35];11;0)+[.E60]*[.H60]*VLOOKUP([.$B60];[.$A$2:.$N35];12;0))*(1 + ([.D60]-[Variables.$B$6])*VLOOKUP([.$B60];[.$A$2:.$O35];13;0)/100)" office:value-type="float" office:value="693.78">
            <text:p>693.78</text:p>
          </table:table-cell>
          <table:table-cell table:style-name="ce78" table:formula="of:=VLOOKUP([.$B60];[.$A$2:.$H32];2;0)*[.$Q60]" office:value-type="float" office:value="2081.34">
            <text:p>2081.34</text:p>
          </table:table-cell>
          <table:table-cell table:style-name="ce78" table:formula="of:=VLOOKUP([.$B60];[.$A$2:.$H32];4;0)*[.$Q60]" office:value-type="float" office:value="3226.077">
            <text:p>3226.08</text:p>
          </table:table-cell>
          <table:table-cell table:style-name="ce78" table:formula="of:=VLOOKUP([.$B60];[.$A$2:.$H32];6;0)*[.$Q60]" office:value-type="float" office:value="208.134">
            <text:p>208.13</text:p>
          </table:table-cell>
          <table:table-cell table:formula="of:=ROUND(VLOOKUP([.$B60];[.$A$2:.$Q19]; 16; 0) * (CEILING((CEILING([.$R60]/[Variables.$B$11];1)+CEILING([.$S60]/[Variables.$B$12];1)+CEILING([.$T60]/[Variables.$B$13];1))/[Variables.$B$20]; 1)); 0)" office:value-type="float" office:value="7">
            <text:p>7</text:p>
          </table:table-cell>
          <table:table-cell table:formula="of:=ROUND(VLOOKUP([.$B60];[.$A$2:.$Q16]; 17; 0) * (CEILING([.$R60]/[Variables.$B$11];1)+CEILING([.$S60]/[Variables.$B$12];1)+CEILING([.$T60]/[Variables.$B$13];1)); 0)"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5]" office:value-type="float" office:value="9">
            <office:annotation draw:style-name="gr4" draw:text-style-name="P3" svg:width="1.1413in" svg:height="0.2346in" svg:x="2.6035in" svg:y="11.0276in" draw:caption-point-x="-0.2402in" draw:caption-point-y="0.6012in">
              <dc:creator>AŠ</dc:creator>
              <dc:date>2011-06-16T00:00:00</dc:date>
              <text:p text:style-name="P3"><text:span text:style-name="T3">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1]*VLOOKUP([.$B61];[.$A$2:.$N36];9;0)+[.E61]*[.H61]*VLOOKUP([.$B61];[.$A$2:.$N36];10;0)" office:value-type="float" office:value="135">
            <text:p>135</text:p>
          </table:table-cell>
          <table:table-cell office:value-type="float" office:value="1">
            <text:p>1</text:p>
          </table:table-cell>
          <table:table-cell table:formula="of:=IF([.P61]=1; 0; ROUND(([.C61]*[Variables.$B$5])/([.P61]-1)))" office:value-type="float" office:value="3413">
            <text:p>3413</text:p>
          </table:table-cell>
          <table:table-cell table:content-validation-name="val10" office:value-type="string">
            <text:p>Heavy</text:p>
          </table:table-cell>
          <table:table-cell table:formula="of:=[Variables.$B$16]/([.P61]-1)" office:value-type="float" office:value="15">
            <text:p>15</text:p>
          </table:table-cell>
          <table:table-cell table:formula="of:=[Variables.$B$17]/([.P61]-1)" office:value-type="float" office:value="7">
            <text:p>7</text:p>
          </table:table-cell>
          <table:table-cell office:value-type="float" office:value="10">
            <text:p>10</text:p>
          </table:table-cell>
          <table:table-cell table:style-name="ce78" table:formula="of:=([.C61]*VLOOKUP([.$B61];[.$A$2:.$N36];11;0)+[.E61]*[.H61]*VLOOKUP([.$B61];[.$A$2:.$N36];12;0))*(1 + ([.D61]-[Variables.$B$6])*VLOOKUP([.$B61];[.$A$2:.$O36];13;0)/100)" office:value-type="float" office:value="1367.1">
            <text:p>1367.1</text:p>
          </table:table-cell>
          <table:table-cell table:style-name="ce78" table:formula="of:=VLOOKUP([.$B61];[.$A$2:.$H33];2;0)*[.$Q61]" office:value-type="float" office:value="4101.3">
            <text:p>4101.3</text:p>
          </table:table-cell>
          <table:table-cell table:style-name="ce78" table:formula="of:=VLOOKUP([.$B61];[.$A$2:.$H33];4;0)*[.$Q61]" office:value-type="float" office:value="6151.95">
            <text:p>6151.95</text:p>
          </table:table-cell>
          <table:table-cell table:style-name="ce78" table:formula="of:=VLOOKUP([.$B61];[.$A$2:.$H33];6;0)*[.$Q61]" office:value-type="float" office:value="683.55">
            <text:p>683.55</text:p>
          </table:table-cell>
          <table:table-cell table:formula="of:=ROUND(VLOOKUP([.$B61];[.$A$2:.$Q20]; 16; 0) * (CEILING((CEILING([.$R61]/[Variables.$B$11];1)+CEILING([.$S61]/[Variables.$B$12];1)+CEILING([.$T61]/[Variables.$B$13];1))/[Variables.$B$20]; 1)); 0)" office:value-type="float" office:value="14">
            <text:p>14</text:p>
          </table:table-cell>
          <table:table-cell table:formula="of:=ROUND(VLOOKUP([.$B61];[.$A$2:.$Q17]; 17; 0) * (CEILING([.$R61]/[Variables.$B$11];1)+CEILING([.$S61]/[Variables.$B$12];1)+CEILING([.$T61]/[Variables.$B$13];1)); 0)"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2]*VLOOKUP([.$B62];[.$A$2:.$N36];9;0)+[.E62]*[.H62]*VLOOKUP([.$B62];[.$A$2:.$N36];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2]*VLOOKUP([.$B62];[.$A$2:.$N36];11;0)+[.E62]*[.H62]*VLOOKUP([.$B62];[.$A$2:.$N36];12;0))*(1 + ([.D62]-[Variables.$B$6])*VLOOKUP([.$B62];[.$A$2:.$O36];13;0)/100)" office:value-type="float" office:value="700">
            <text:p>700</text:p>
          </table:table-cell>
          <table:table-cell table:style-name="ce78" table:formula="of:=VLOOKUP([.$B62];[.$A$2:.$H33];2;0)*[.$Q62]" office:value-type="float" office:value="4900">
            <text:p>4900</text:p>
          </table:table-cell>
          <table:table-cell table:style-name="ce78" table:formula="of:=VLOOKUP([.$B62];[.$A$2:.$H33];4;0)*[.$Q62]" office:value-type="float" office:value="7000">
            <text:p>7000</text:p>
          </table:table-cell>
          <table:table-cell table:style-name="ce78" table:formula="of:=VLOOKUP([.$B62];[.$A$2:.$H33];6;0)*[.$Q62]" office:value-type="float" office:value="420">
            <text:p>420</text:p>
          </table:table-cell>
          <table:table-cell table:formula="of:=ROUND(VLOOKUP([.$B62];[.$A$2:.$Q21]; 16; 0) * (CEILING((CEILING([.$R62]/[Variables.$B$11];1)+CEILING([.$S62]/[Variables.$B$12];1)+CEILING([.$T62]/[Variables.$B$13];1))/[Variables.$B$20]; 1)); 0)" office:value-type="float" office:value="14">
            <text:p>14</text:p>
          </table:table-cell>
          <table:table-cell table:formula="of:=ROUND(VLOOKUP([.$B62];[.$A$2:.$Q18]; 17; 0) * (CEILING([.$R62]/[Variables.$B$11];1)+CEILING([.$S62]/[Variables.$B$12];1)+CEILING([.$T62]/[Variables.$B$13];1)); 0)"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7];9;0)+[.E63]*[.H63]*VLOOKUP([.$B63];[.$A$2:.$N37];10;0)" office:value-type="float" office:value="300">
            <text:p>300</text:p>
          </table:table-cell>
          <table:table-cell office:value-type="float" office:value="2">
            <text:p>2</text:p>
          </table:table-cell>
          <table:table-cell table:formula="of:=IF([.P63]=1; 0; ROUND(([.C63]*[Variables.$B$5])/([.P63]-1)))" office:value-type="float" office:value="6827">
            <text:p>6827</text:p>
          </table:table-cell>
          <table:table-cell table:content-validation-name="val10" office:value-type="string">
            <text:p>Fortified</text:p>
          </table:table-cell>
          <table:table-cell table:formula="of:=[Variables.$B$16]/([.P63]-1)" office:value-type="float" office:value="15">
            <text:p>15</text:p>
          </table:table-cell>
          <table:table-cell table:formula="of:=[Variables.$B$17]/([.P63]-1)" office:value-type="float" office:value="7">
            <text:p>7</text:p>
          </table:table-cell>
          <table:table-cell office:value-type="float" office:value="10">
            <text:p>10</text:p>
          </table:table-cell>
          <table:table-cell table:style-name="ce78" table:formula="of:=([.C63]*VLOOKUP([.$B63];[.$A$2:.$N37];11;0)+[.E63]*[.H63]*VLOOKUP([.$B63];[.$A$2:.$N37];12;0))*(1 + ([.D63]-[Variables.$B$6])*VLOOKUP([.$B63];[.$A$2:.$O37];13;0)/100)" office:value-type="float" office:value="900">
            <text:p>900</text:p>
          </table:table-cell>
          <table:table-cell table:style-name="ce78" table:formula="of:=VLOOKUP([.$B63];[.$A$2:.$H34];2;0)*[.$Q63]" office:value-type="float" office:value="6300">
            <text:p>6300</text:p>
          </table:table-cell>
          <table:table-cell table:style-name="ce78" table:formula="of:=VLOOKUP([.$B63];[.$A$2:.$H34];4;0)*[.$Q63]" office:value-type="float" office:value="9000">
            <text:p>9000</text:p>
          </table:table-cell>
          <table:table-cell table:style-name="ce78" table:formula="of:=VLOOKUP([.$B63];[.$A$2:.$H34];6;0)*[.$Q63]" office:value-type="float" office:value="540">
            <text:p>540</text:p>
          </table:table-cell>
          <table:table-cell table:formula="of:=ROUND(VLOOKUP([.$B63];[.$A$2:.$Q22]; 16; 0) * (CEILING((CEILING([.$R63]/[Variables.$B$11];1)+CEILING([.$S63]/[Variables.$B$12];1)+CEILING([.$T63]/[Variables.$B$13];1))/[Variables.$B$20]; 1)); 0)" office:value-type="float" office:value="18">
            <text:p>18</text:p>
          </table:table-cell>
          <table:table-cell/>
          <table:table-cell table:style-name="ce31" table:formula="of:=ROUND((CEILING([.R63]/[Variables.$B$11];1)+CEILING([.S63]/[Variables.$B$12];1)+CEILING([.T63]/[Variables.$B$13];1))*[Variables.$B$14])" office:value-type="float" office:value="1246">
            <text:p>1246</text:p>
          </table:table-cell>
          <table:table-cell table:formula="of:=[.C63]*TBLFIND([.$A$1:.$N$30];[.B63]; [.$N$1])" office:value-type="float" office:value="13.2">
            <text:p>13.2</text:p>
          </table:table-cell>
          <table:table-cell table:style-name="ce31" table:formula="of:=[.C63]*TBLFIND([.$A$1:.$O$30];[.B63];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Jumper</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5]/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5]/[.$Z$64]" office:value-type="float" office:value="307.5">
            <text:p>307.5</text:p>
          </table:table-cell>
          <table:table-cell table:style-name="ce78" table:formula="of:=[.R65]/[.$Z$64]" office:value-type="float" office:value="768.75">
            <text:p>768.75</text:p>
          </table:table-cell>
          <table:table-cell table:style-name="ce78" table:formula="of:=[.S65]/[.$Z$64]" office:value-type="float" office:value="1076.25">
            <text:p>1076.25</text:p>
          </table:table-cell>
          <table:table-cell table:style-name="ce78" table:formula="of:=[.T65]/[.$Z$64]*2.5" office:value-type="float" office:value="134.53125">
            <text:p>134.53</text:p>
          </table:table-cell>
          <table:table-cell table:formula="of:=ROUND(VLOOKUP([.$B64];[.$A$2:.$Q23]; 16; 0) * (CEILING((CEILING([.$R64]/[Variables.$B$11];1)+CEILING([.$S64]/[Variables.$B$12];1)+CEILING([.$T64]/[Variables.$B$13];1))/[Variables.$B$20]; 1)); 0)" office:value-type="float" office:value="9">
            <text:p>9</text:p>
          </table:table-cell>
          <table:table-cell/>
          <table:table-cell table:style-name="ce31"/>
          <table:table-cell table:formula="of:=[.X65]/[.$Z$64]" office:value-type="float" office:value="1.44">
            <text:p>1.44</text:p>
          </table:table-cell>
          <table:table-cell table:style-name="Default" table:formula="of:=[.Y65]/[.$Z$64]" office:value-type="float" office:value="4.32">
            <text:p>4.32</text:p>
          </table:table-cell>
          <table:table-cell office:value-type="float" office:value="5">
            <office:annotation draw:style-name="gr4" draw:text-style-name="P3" svg:width="1.1413in" svg:height="0.2346in" svg:x="13.7472in" svg:y="11.5453in" draw:caption-point-x="-0.2402in" draw:caption-point-y="0.5984in">
              <dc:creator>AŠ</dc:creator>
              <dc:date>2011-11-08T00:00:00</dc:date>
              <text:p text:style-name="P3"><text:span text:style-name="T3">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31.25">
            <text:p>131.25</text:p>
          </table:table-cell>
          <table:table-cell office:value-type="float" office:value="1">
            <text:p>1</text:p>
          </table:table-cell>
          <table:table-cell table:formula="of:=IF([.P65]=1; 0; ROUND(([.C65]*[Variables.$B$5])/([.P65]-1)))" office:value-type="float" office:value="5120">
            <text:p>5120</text:p>
          </table:table-cell>
          <table:table-cell table:content-validation-name="val10" office:value-type="string">
            <text:p>Light</text:p>
          </table:table-cell>
          <table:table-cell table:formula="of:=[Variables.$B$16]/([.P65]-1)" office:value-type="float" office:value="15">
            <text:p>15</text:p>
          </table:table-cell>
          <table:table-cell table:formula="of:=[Variables.$B$17]/([.P65]-1)" office:value-type="float" office:value="7">
            <text:p>7</text:p>
          </table:table-cell>
          <table:table-cell office:value-type="float" office:value="10">
            <text:p>10</text:p>
          </table:table-cell>
          <table:table-cell table:style-name="ce78" table:formula="of:=([.C65]*VLOOKUP([.$B65];[.$A$2:.$N38];11;0)+[.E65]*[.H65]*VLOOKUP([.$B65];[.$A$2:.$N38];12;0))*(1 + ([.D65]-[Variables.$B$6])*VLOOKUP([.$B65];[.$A$2:.$O38];13;0)/100)" office:value-type="float" office:value="1537.5">
            <text:p>1537.5</text:p>
          </table:table-cell>
          <table:table-cell table:style-name="ce78" table:formula="of:=VLOOKUP([.$B65];[.$A$2:.$H53];2;0)*[.$Q65]" office:value-type="float" office:value="3843.75">
            <text:p>3843.75</text:p>
          </table:table-cell>
          <table:table-cell table:style-name="ce78" table:formula="of:=VLOOKUP([.$B65];[.$A$2:.$H53];4;0)*[.$Q65]" office:value-type="float" office:value="5381.25">
            <text:p>5381.25</text:p>
          </table:table-cell>
          <table:table-cell table:style-name="ce78" table:formula="of:=VLOOKUP([.$B65];[.$A$2:.$H53];6;0)*[.$Q65]" office:value-type="float" office:value="269.0625">
            <text:p>269.06</text:p>
          </table:table-cell>
          <table:table-cell table:formula="of:=ROUND(VLOOKUP([.$B65];[.$A$2:.$Q24]; 16; 0) * (CEILING((CEILING([.$R65]/[Variables.$B$11];1)+CEILING([.$S65]/[Variables.$B$12];1)+CEILING([.$T65]/[Variables.$B$13];1))/[Variables.$B$20]; 1)); 0)" office:value-type="float" office:value="11">
            <text:p>11</text:p>
          </table:table-cell>
          <table:table-cell/>
          <table:table-cell table:style-name="ce31"/>
          <table:table-cell table:formula="of:=[.C65]*TBLFIND([.$A$1:.$N$30];[.B65]; [.$N$1])" office:value-type="float" office:value="7.2">
            <text:p>7.2</text:p>
          </table:table-cell>
          <table:table-cell table:style-name="ce31" table:formula="of:=[.C65]*TBLFIND([.$A$1:.$O$30];[.B65];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6]*VLOOKUP([.$B66];[.$A$2:.$N39];9;0)+[.E66]*[.H66]*VLOOKUP([.$B66];[.$A$2:.$N39];10;0)" office:value-type="float" office:value="221.5">
            <text:p>221.5</text:p>
          </table:table-cell>
          <table:table-cell office:value-type="float" office:value="1">
            <text:p>1</text:p>
          </table:table-cell>
          <table:table-cell table:formula="of:=IF([.P66]=1; 0; ROUND(([.C66]*[Variables.$B$5])/([.P66]-1)))" office:value-type="float" office:value="8146">
            <text:p>8146</text:p>
          </table:table-cell>
          <table:table-cell table:content-validation-name="val10" office:value-type="string">
            <text:p>Normal</text:p>
          </table:table-cell>
          <table:table-cell table:formula="of:=[Variables.$B$16]/([.P66]-1)" office:value-type="float" office:value="15">
            <text:p>15</text:p>
          </table:table-cell>
          <table:table-cell table:formula="of:=[Variables.$B$17]/([.P66]-1)" office:value-type="float" office:value="7">
            <text:p>7</text:p>
          </table:table-cell>
          <table:table-cell office:value-type="float" office:value="10">
            <text:p>10</text:p>
          </table:table-cell>
          <table:table-cell table:style-name="ce78" table:formula="of:=([.C66]*VLOOKUP([.$B66];[.$A$2:.$N39];11;0)+[.E66]*[.H66]*VLOOKUP([.$B66];[.$A$2:.$N39];12;0))*(1 + ([.D66]-[Variables.$B$6])*VLOOKUP([.$B66];[.$A$2:.$O39];13;0)/100)" office:value-type="float" office:value="2245.46">
            <text:p>2245.46</text:p>
          </table:table-cell>
          <table:table-cell table:style-name="ce78" table:formula="of:=VLOOKUP([.$B66];[.$A$2:.$H54];2;0)*[.$Q66]" office:value-type="float" office:value="5838.196">
            <text:p>5838.2</text:p>
          </table:table-cell>
          <table:table-cell table:style-name="ce78" table:formula="of:=VLOOKUP([.$B66];[.$A$2:.$H54];4;0)*[.$Q66]" office:value-type="float" office:value="8083.656">
            <text:p>8083.66</text:p>
          </table:table-cell>
          <table:table-cell table:style-name="ce78" table:formula="of:=VLOOKUP([.$B66];[.$A$2:.$H54];6;0)*[.$Q66]" office:value-type="float" office:value="505.2285">
            <text:p>505.23</text:p>
          </table:table-cell>
          <table:table-cell table:formula="of:=ROUND(VLOOKUP([.$B66];[.$A$2:.$Q25]; 16; 0) * (CEILING((CEILING([.$R66]/[Variables.$B$11];1)+CEILING([.$S66]/[Variables.$B$12];1)+CEILING([.$T66]/[Variables.$B$13];1))/[Variables.$B$20]; 1)); 0)" office:value-type="float" office:value="17">
            <text:p>17</text:p>
          </table:table-cell>
          <table:table-cell/>
          <table:table-cell table:style-name="ce31"/>
          <table:table-cell table:formula="of:=[.C66]*TBLFIND([.$A$1:.$N$30];[.B66]; [.$N$1])" office:value-type="float" office:value="10.024">
            <text:p>10.02</text:p>
          </table:table-cell>
          <table:table-cell table:style-name="ce31" table:formula="of:=[.C66]*TBLFIND([.$A$1:.$O$30];[.B66];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3" svg:width="1.8717in" svg:height="0.2346in" svg:x="2.6035in" svg:y="12.0441in" draw:caption-point-x="-0.2402in" draw:caption-point-y="0.6142in">
              <dc:creator>AŠ</dc:creator>
              <dc:date>2010-12-22T00:00:00</dc:date>
              <text:p text:style-name="P3"><text:span text:style-name="T3">Lėčiausiai, bet galingiausias.</text:span></text:p>
            </office:annotation>
            <text:p>5</text:p>
          </table:table-cell>
          <table:table-cell table:formula="of:=AVERAGE([.E68:.E70])" office:value-type="float" office:value="450">
            <text:p>450</text:p>
          </table:table-cell>
          <table:table-cell table:number-columns-repeated="2"/>
          <table:table-cell table:formula="of:=SUM([.H68:.H70])" office:value-type="float" office:value="3">
            <text:p>3</text:p>
          </table:table-cell>
          <table:table-cell table:content-validation-name="val9"/>
          <table:table-cell table:formula="of:=[.C67]*VLOOKUP([.$B67];[.$A$2:.$N40];9;0)+[.E67]*[.H67]*VLOOKUP([.$B67];[.$A$2:.$N40];10;0)" office:value-type="float" office:value="1292.5">
            <text:p>1292.5</text:p>
          </table:table-cell>
          <table:table-cell office:value-type="float" office:value="1">
            <text:p>1</text:p>
          </table:table-cell>
          <table:table-cell table:formula="of:=IF([.P67]=1; 0; ROUND(([.C67]*[Variables.$B$5])/([.P67]-1)))" office:value-type="float" office:value="48924">
            <text:p>48924</text:p>
          </table:table-cell>
          <table:table-cell table:content-validation-name="val10" office:value-type="string">
            <text:p>Heavy</text:p>
          </table:table-cell>
          <table:table-cell table:formula="of:=[Variables.$B$16]/([.P67]-1)" office:value-type="float" office:value="15">
            <text:p>15</text:p>
          </table:table-cell>
          <table:table-cell table:formula="of:=[Variables.$B$17]/([.P67]-1)" office:value-type="float" office:value="7">
            <text:p>7</text:p>
          </table:table-cell>
          <table:table-cell office:value-type="float" office:value="10">
            <text:p>10</text:p>
          </table:table-cell>
          <table:table-cell table:style-name="ce78" table:formula="of:=([.C67]*VLOOKUP([.$B67];[.$A$2:.$N40];11;0)+[.E67]*[.H67]*VLOOKUP([.$B67];[.$A$2:.$N40];12;0))*(1 + ([.D67]-[Variables.$B$6])*VLOOKUP([.$B67];[.$A$2:.$O40];13;0)/100)" office:value-type="float" office:value="6916">
            <text:p>6916</text:p>
          </table:table-cell>
          <table:table-cell table:style-name="ce78" table:formula="of:=VLOOKUP([.$B67];[.$A$2:.$H55];2;0)*[.$Q67]" office:value-type="float" office:value="20748">
            <text:p>20748</text:p>
          </table:table-cell>
          <table:table-cell table:style-name="ce78" table:formula="of:=VLOOKUP([.$B67];[.$A$2:.$H55];4;0)*[.$Q67]" office:value-type="float" office:value="31122">
            <text:p>31122</text:p>
          </table:table-cell>
          <table:table-cell table:style-name="ce78" table:formula="of:=VLOOKUP([.$B67];[.$A$2:.$H55];6;0)*[.$Q67]" office:value-type="float" office:value="4149.6">
            <text:p>4149.6</text:p>
          </table:table-cell>
          <table:table-cell table:formula="of:=ROUND(VLOOKUP([.$B67];[.$A$2:.$Q26]; 16; 0) * (CEILING((CEILING([.$R67]/[Variables.$B$11];1)+CEILING([.$S67]/[Variables.$B$12];1)+CEILING([.$T67]/[Variables.$B$13];1))/[Variables.$B$20]; 1)); 0)" office:value-type="float" office:value="51">
            <text:p>51</text:p>
          </table:table-cell>
          <table:table-cell/>
          <table:table-cell table:style-name="ce31" table:formula="of:=ROUND([.W63]*0.33)" office:value-type="float" office:value="411">
            <text:p>411</text:p>
          </table:table-cell>
          <table:table-cell table:formula="of:=[.C67]*TBLFIND([.$A$1:.$N$30];[.B67]; [.$N$1])" office:value-type="float" office:value="17.2">
            <text:p>17.2</text:p>
          </table:table-cell>
          <table:table-cell table:style-name="ce31" table:formula="of:=[.C67]*TBLFIND([.$A$1:.$O$30];[.B67];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7]" office:value-type="string" office:string-value="ST4">
            <text:p>ST4</text:p>
          </table:table-cell>
          <table:table-cell table:style-name="ce80" table:formula="of:=[.C$67]" office:value-type="float" office:value="21500">
            <text:p>21500</text:p>
          </table:table-cell>
          <table:table-cell table:style-name="ce83" table:formula="of:=[.D$67]"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8]*VLOOKUP([.$B68];[.$A$2:.$N41];9;0)+[.E68]*[.H68]*VLOOKUP([.$B68];[.$A$2:.$N41];10;0)" office:value-type="float" office:value="1000.5">
            <text:p>1000.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6])*VLOOKUP([.$B68];[.$A$2:.$O41];13;0)/100)" office:value-type="float" office:value="5065.45">
            <text:p>5065.45</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text:p>Rhyno Gun2</text:p>
          </table:table-cell>
          <table:table-cell table:content-validation-name="val5" table:formula="of:=[.B$67]" office:value-type="string" office:string-value="ST4">
            <text:p>ST4</text:p>
          </table:table-cell>
          <table:table-cell table:style-name="ce80" table:formula="of:=[.C$67]" office:value-type="float" office:value="21500">
            <text:p>21500</text:p>
          </table:table-cell>
          <table:table-cell table:style-name="ce83" table:formula="of:=[.D$67]"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9]*VLOOKUP([.$B69];[.$A$2:.$N42];9;0)+[.E69]*[.H69]*VLOOKUP([.$B69];[.$A$2:.$N42];10;0)" office:value-type="float" office:value="992.5">
            <text:p>992.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6])*VLOOKUP([.$B69];[.$A$2:.$O42];13;0)/100)" office:value-type="float" office:value="5014.75">
            <text:p>5014.75</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text:p>Rhyno Gun3</text:p>
          </table:table-cell>
          <table:table-cell table:content-validation-name="val5" table:formula="of:=[.B$67]" office:value-type="string" office:string-value="ST4">
            <text:p>ST4</text:p>
          </table:table-cell>
          <table:table-cell table:style-name="ce80" table:formula="of:=[.C$67]" office:value-type="float" office:value="21500">
            <text:p>21500</text:p>
          </table:table-cell>
          <table:table-cell table:style-name="ce83" table:formula="of:=[.D$67]"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70]*VLOOKUP([.$B70];[.$A$2:.$N43];9;0)+[.E70]*[.H70]*VLOOKUP([.$B70];[.$A$2:.$N43];10;0)" office:value-type="float" office:value="804.5">
            <text:p>804.5</text:p>
          </table:table-cell>
          <table:table-cell table:number-columns-repeated="2"/>
          <table:table-cell table:content-validation-name="val10" office:value-type="string">
            <text:p>Heavy</text:p>
          </table:table-cell>
          <table:table-cell table:formula="of:=[.N69]" office:value-type="float" office:value="15">
            <text:p>15</text:p>
          </table:table-cell>
          <table:table-cell table:formula="of:=[.O69]" office:value-type="float" office:value="7">
            <text:p>7</text:p>
          </table:table-cell>
          <table:table-cell/>
          <table:table-cell table:style-name="ce78" table:formula="of:=([.C70]*VLOOKUP([.$B70];[.$A$2:.$N43];11;0)+[.E70]*[.H70]*VLOOKUP([.$B70];[.$A$2:.$N43];12;0))*(1 + ([.D70]-[Variables.$B$6])*VLOOKUP([.$B70];[.$A$2:.$O43];13;0)/100)" office:value-type="float" office:value="3823.3">
            <text:p>3823.3</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office:annotation draw:style-name="gr5" draw:text-style-name="P3" svg:width="1.8772in" svg:height="0.2346in" svg:x="1.2012in" svg:y="12.7303in" draw:caption-point-x="-0.2402in" draw:caption-point-y="0.6142in">
              <dc:creator>AŠ</dc:creator>
              <dc:date>2010-12-22T00:00:00</dc:date>
              <text:p text:style-name="P3"><text:span text:style-name="T3">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3" svg:width="2.535in" svg:height="0.3902in" svg:x="2.6035in" svg:y="12.7303in" draw:caption-point-x="-0.2402in" draw:caption-point-y="0.6142in">
              <dc:creator>AŠ</dc:creator>
              <dc:date>2010-12-22T00:00:00</dc:date>
              <text:p text:style-name="P3"><text:span text:style-name="T3">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1]*VLOOKUP([.$B71];[.$A$2:.$N44];9;0)+[.E71]*[.H71]*VLOOKUP([.$B71];[.$A$2:.$N44];10;0)" office:value-type="float" office:value="237.5">
            <text:p>237.5</text:p>
          </table:table-cell>
          <table:table-cell office:value-type="float" office:value="1">
            <text:p>1</text:p>
          </table:table-cell>
          <table:table-cell table:formula="of:=IF([.P71]=1; 0; ROUND(([.C71]*[Variables.$B$5])/([.P71]-1)))" office:value-type="float" office:value="5234">
            <text:p>5234</text:p>
          </table:table-cell>
          <table:table-cell table:content-validation-name="val10" office:value-type="string">
            <text:p>Light</text:p>
          </table:table-cell>
          <table:table-cell table:formula="of:=[Variables.$B$16]/([.P71]-1)" office:value-type="float" office:value="15">
            <text:p>15</text:p>
          </table:table-cell>
          <table:table-cell table:formula="of:=[Variables.$B$17]/([.P71]-1)" office:value-type="float" office:value="7">
            <text:p>7</text:p>
          </table:table-cell>
          <table:table-cell office:value-type="float" office:value="10">
            <text:p>10</text:p>
          </table:table-cell>
          <table:table-cell table:style-name="ce78" table:formula="of:=([.C71]*VLOOKUP([.$B71];[.$A$2:.$N44];11;0)+[.E71]*[.H71]*VLOOKUP([.$B71];[.$A$2:.$N44];12;0))*(1 + ([.D71]-[Variables.$B$6])*VLOOKUP([.$B71];[.$A$2:.$O44];13;0)/100)" office:value-type="float" office:value="3731.2">
            <text:p>3731.2</text:p>
          </table:table-cell>
          <table:table-cell table:style-name="ce78" table:formula="of:=VLOOKUP([.$B71];[.$A$2:.$H56];2;0)*[.$Q71]" office:value-type="float" office:value="9701.12">
            <text:p>9701.12</text:p>
          </table:table-cell>
          <table:table-cell table:style-name="ce78" table:formula="of:=VLOOKUP([.$B71];[.$A$2:.$H56];4;0)*[.$Q71]" office:value-type="float" office:value="13432.32">
            <text:p>13432.32</text:p>
          </table:table-cell>
          <table:table-cell table:style-name="ce78" table:formula="of:=VLOOKUP([.$B71];[.$A$2:.$H56];6;0)*[.$Q71]" office:value-type="float" office:value="839.52">
            <text:p>839.52</text:p>
          </table:table-cell>
          <table:table-cell table:formula="of:=ROUND(VLOOKUP([.$B71];[.$A$2:.$Q30]; 16; 0) * (CEILING((CEILING([.$R71]/[Variables.$B$11];1)+CEILING([.$S71]/[Variables.$B$12];1)+CEILING([.$T71]/[Variables.$B$13];1))/[Variables.$B$20]; 1)); 0)" office:value-type="float" office:value="28">
            <text:p>28</text:p>
          </table:table-cell>
          <table:table-cell table:number-columns-repeated="2"/>
          <table:table-cell table:formula="of:=[.C71]*TBLFIND([.$A$1:.$N$30];[.B71]; [.$N$1])" office:value-type="float" office:value="6.44">
            <text:p>6.44</text:p>
          </table:table-cell>
          <table:table-cell table:style-name="ce31" table:formula="of:=[.C71]*TBLFIND([.$A$1:.$O$30];[.B71]; [.$O$1])" office:value-type="float" office:value="19.32">
            <text:p>19.32</text:p>
          </table:table-cell>
          <table:table-cell table:number-columns-repeated="999"/>
        </table:table-row>
        <table:table-row table:style-name="ro1">
          <table:table-cell table:style-name="ce67" office:value-type="string">
            <office:annotation draw:style-name="gr5" draw:text-style-name="P3" svg:width="2.235in" svg:height="0.2346in" svg:x="1.2012in" svg:y="12.902in" draw:caption-point-x="-0.2402in" draw:caption-point-y="0.6142in">
              <dc:creator>AŠ</dc:creator>
              <dc:date>2010-12-22T00:00:00</dc:date>
              <text:p text:style-name="P3"><text:span text:style-name="T3">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3" svg:width="1.1413in" svg:height="0.5457in" svg:x="2.6035in" svg:y="12.902in" draw:caption-point-x="-0.2402in" draw:caption-point-y="0.6142in">
              <dc:creator>AŠ</dc:creator>
              <dc:date>2010-12-22T00:00:00</dc:date>
              <text:p text:style-name="P3"><text:span text:style-name="T3">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2]*VLOOKUP([.$B72];[.$A$2:.$N45];9;0)+[.E72]*[.H72]*VLOOKUP([.$B72];[.$A$2:.$N45];10;0)" office:value-type="float" office:value="299">
            <text:p>299</text:p>
          </table:table-cell>
          <table:table-cell office:value-type="float" office:value="1">
            <text:p>1</text:p>
          </table:table-cell>
          <table:table-cell table:formula="of:=IF([.P72]=1; 0; ROUND(([.C72]*[Variables.$B$5])/([.P72]-1)))" office:value-type="float" office:value="4551">
            <text:p>4551</text:p>
          </table:table-cell>
          <table:table-cell table:content-validation-name="val10" office:value-type="string">
            <text:p>Light</text:p>
          </table:table-cell>
          <table:table-cell table:formula="of:=[Variables.$B$16]/([.P72]-1)" office:value-type="float" office:value="15">
            <text:p>15</text:p>
          </table:table-cell>
          <table:table-cell table:formula="of:=[Variables.$B$17]/([.P72]-1)" office:value-type="float" office:value="7">
            <text:p>7</text:p>
          </table:table-cell>
          <table:table-cell office:value-type="float" office:value="10">
            <text:p>10</text:p>
          </table:table-cell>
          <table:table-cell table:style-name="ce78" table:formula="of:=([.C72]*VLOOKUP([.$B72];[.$A$2:.$N45];11;0)+[.E72]*[.H72]*VLOOKUP([.$B72];[.$A$2:.$N45];12;0))*(1 + ([.D72]-[Variables.$B$6])*VLOOKUP([.$B72];[.$A$2:.$O45];13;0)/100)" office:value-type="float" office:value="3213.82">
            <text:p>3213.82</text:p>
          </table:table-cell>
          <table:table-cell table:style-name="ce78" table:formula="of:=VLOOKUP([.$B72];[.$A$2:.$H57];2;0)*[.$Q72]" office:value-type="float" office:value="8355.932">
            <text:p>8355.93</text:p>
          </table:table-cell>
          <table:table-cell table:style-name="ce78" table:formula="of:=VLOOKUP([.$B72];[.$A$2:.$H57];4;0)*[.$Q72]" office:value-type="float" office:value="11569.752">
            <text:p>11569.75</text:p>
          </table:table-cell>
          <table:table-cell table:style-name="ce78" table:formula="of:=VLOOKUP([.$B72];[.$A$2:.$H57];6;0)*[.$Q72]" office:value-type="float" office:value="723.1095">
            <text:p>723.11</text:p>
          </table:table-cell>
          <table:table-cell table:formula="of:=ROUND(VLOOKUP([.$B72];[.$A$2:.$Q31]; 16; 0) * (CEILING((CEILING([.$R72]/[Variables.$B$11];1)+CEILING([.$S72]/[Variables.$B$12];1)+CEILING([.$T72]/[Variables.$B$13];1))/[Variables.$B$20]; 1)); 0)" office:value-type="float" office:value="24">
            <text:p>24</text:p>
          </table:table-cell>
          <table:table-cell table:number-columns-repeated="2"/>
          <table:table-cell table:formula="of:=[.C72]*TBLFIND([.$A$1:.$N$30];[.B72]; [.$N$1])" office:value-type="float" office:value="5.6">
            <text:p>5.6</text:p>
          </table:table-cell>
          <table:table-cell table:style-name="ce31" table:formula="of:=[.C72]*TBLFIND([.$A$1:.$O$30];[.B72];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3" svg:width="1.4945in" svg:height="0.2346in" svg:x="2.6035in" svg:y="13.0736in" draw:caption-point-x="-0.2402in" draw:caption-point-y="0.6142in">
              <dc:creator>AŠ</dc:creator>
              <dc:date>2010-12-22T00:00:00</dc:date>
              <text:p text:style-name="P3"><text:span text:style-name="T3">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3]*VLOOKUP([.$B73];[.$A$2:.$N46];9;0)+[.E73]*[.H73]*VLOOKUP([.$B73];[.$A$2:.$N46];10;0))/[Variables.$B$24]" office:value-type="float" office:value="2.6875">
            <text:p>2.69</text:p>
          </table:table-cell>
          <table:table-cell office:value-type="float" office:value="1">
            <text:p>1</text:p>
          </table:table-cell>
          <table:table-cell table:formula="of:=IF([.P73]=1; 0; ROUND(([.C73]*[Variables.$B$5])/([.P73]-1)))" office:value-type="float" office:value="284">
            <text:p>284</text:p>
          </table:table-cell>
          <table:table-cell table:content-validation-name="val10" office:value-type="string">
            <text:p>Normal</text:p>
          </table:table-cell>
          <table:table-cell table:formula="of:=[Variables.$B$16]/([.P73]-1)" office:value-type="float" office:value="15">
            <text:p>15</text:p>
          </table:table-cell>
          <table:table-cell table:formula="of:=[Variables.$B$17]/([.P73]-1)" office:value-type="float" office:value="7">
            <text:p>7</text:p>
          </table:table-cell>
          <table:table-cell office:value-type="float" office:value="10">
            <text:p>10</text:p>
          </table:table-cell>
          <table:table-cell table:style-name="ce78" table:formula="of:=([.C73]*VLOOKUP([.$B73];[.$A$2:.$N46];11;0)+[.E73]*[.H73]*VLOOKUP([.$B73];[.$A$2:.$N46];12;0))*(1 + ([.D73]-[Variables.$B$6])*VLOOKUP([.$B73];[.$A$2:.$O46];13;0)/100)" office:value-type="float" office:value="91">
            <text:p>91</text:p>
          </table:table-cell>
          <table:table-cell table:style-name="ce78" table:formula="of:=VLOOKUP([.$B73];[.$A$2:.$H59];2;0)*[.$Q73]" office:value-type="float" office:value="273">
            <text:p>273</text:p>
          </table:table-cell>
          <table:table-cell table:style-name="ce78" table:formula="of:=VLOOKUP([.$B73];[.$A$2:.$H59];4;0)*[.$Q73]" office:value-type="float" office:value="546">
            <text:p>546</text:p>
          </table:table-cell>
          <table:table-cell table:style-name="ce78" table:formula="of:=VLOOKUP([.$B73];[.$A$2:.$H59];6;0)*[.$Q73]" office:value-type="float" office:value="0">
            <text:p>0</text:p>
          </table:table-cell>
          <table:table-cell table:formula="of:=ROUND(VLOOKUP([.$B73];[.$A$2:.$Q32]; 16; 0) * (CEILING((CEILING([.$R73]/[Variables.$B$11];1)+CEILING([.$S73]/[Variables.$B$12];1)+CEILING([.$T73]/[Variables.$B$13];1))/[Variables.$B$20]; 1)); 0)" office:value-type="float" office:value="1">
            <text:p>1</text:p>
          </table:table-cell>
          <table:table-cell table:formula="of:=ROUND(VLOOKUP([.$B73];[.$A$2:.$Q29]; 17; 0) * (CEILING([.$R73]/[Variables.$B$11];1)+CEILING([.$S73]/[Variables.$B$12];1)+CEILING([.$T73]/[Variables.$B$13];1)); 0)" office:value-type="float" office:value="24">
            <text:p>24</text:p>
          </table:table-cell>
          <table:table-cell table:number-columns-repeated="2"/>
          <table:table-cell table:style-name="ce31"/>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4]*VLOOKUP([.$B74];[.$A$2:.$N47];9;0)+[.E74]*[.H74]*VLOOKUP([.$B74];[.$A$2:.$N47];10;0))/[Variables.$B$24]" office:value-type="float" office:value="10.125">
            <text:p>10.13</text:p>
          </table:table-cell>
          <table:table-cell office:value-type="float" office:value="2">
            <text:p>2</text:p>
          </table:table-cell>
          <table:table-cell table:formula="of:=IF([.P74]=1; 0; ROUND(([.C74]*[Variables.$B$5])/([.P74]-1)))" office:value-type="float" office:value="205">
            <text:p>205</text:p>
          </table:table-cell>
          <table:table-cell table:content-validation-name="val10" office:value-type="string">
            <text:p>Light</text:p>
          </table:table-cell>
          <table:table-cell table:formula="of:=[Variables.$B$16]/([.P74]-1)" office:value-type="float" office:value="15">
            <text:p>15</text:p>
          </table:table-cell>
          <table:table-cell table:formula="of:=[Variables.$B$17]/([.P74]-1)" office:value-type="float" office:value="7">
            <text:p>7</text:p>
          </table:table-cell>
          <table:table-cell office:value-type="float" office:value="10">
            <text:p>10</text:p>
          </table:table-cell>
          <table:table-cell table:style-name="ce78" table:formula="of:=([.C74]*VLOOKUP([.$B74];[.$A$2:.$N47];11;0)+[.E74]*[.H74]*VLOOKUP([.$B74];[.$A$2:.$N47];12;0))*(1 + ([.D74]-[Variables.$B$6])*VLOOKUP([.$B74];[.$A$2:.$O47];13;0)/100)" office:value-type="float" office:value="234.78">
            <text:p>234.78</text:p>
          </table:table-cell>
          <table:table-cell table:style-name="ce78" table:formula="of:=VLOOKUP([.$B74];[.$A$2:.$H60];2;0)*[.$Q74]" office:value-type="float" office:value="563.472">
            <text:p>563.47</text:p>
          </table:table-cell>
          <table:table-cell table:style-name="ce78" table:formula="of:=VLOOKUP([.$B74];[.$A$2:.$H60];4;0)*[.$Q74]" office:value-type="float" office:value="1126.944">
            <text:p>1126.94</text:p>
          </table:table-cell>
          <table:table-cell table:style-name="ce78" table:formula="of:=VLOOKUP([.$B74];[.$A$2:.$H60];6;0)*[.$Q74]" office:value-type="float" office:value="24.6519">
            <text:p>24.65</text:p>
          </table:table-cell>
          <table:table-cell table:formula="of:=ROUND(VLOOKUP([.$B74];[.$A$2:.$Q33]; 16; 0) * (CEILING((CEILING([.$R74]/[Variables.$B$11];1)+CEILING([.$S74]/[Variables.$B$12];1)+CEILING([.$T74]/[Variables.$B$13];1))/[Variables.$B$20]; 1)); 0)" office:value-type="float" office:value="2">
            <text:p>2</text:p>
          </table:table-cell>
          <table:table-cell table:formula="of:=ROUND(VLOOKUP([.$B74];[.$A$2:.$Q30]; 17; 0) * (CEILING([.$R74]/[Variables.$B$11];1)+CEILING([.$S74]/[Variables.$B$12];1)+CEILING([.$T74]/[Variables.$B$13];1)); 0)" office:value-type="float" office:value="51">
            <text:p>51</text:p>
          </table:table-cell>
          <table:table-cell table:number-columns-repeated="2"/>
          <table:table-cell table:style-name="ce31"/>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6:.E77])" office:value-type="float" office:value="40.5">
            <text:p>40.5</text:p>
          </table:table-cell>
          <table:table-cell table:style-name="ce83"/>
          <table:table-cell table:style-name="ce65"/>
          <table:table-cell table:formula="of:=SUM([.H76:.H77])" office:value-type="float" office:value="10">
            <text:p>10</text:p>
          </table:table-cell>
          <table:table-cell/>
          <table:table-cell table:formula="of:=([.C75]*VLOOKUP([.$B75];[.$A$2:.$N48];9;0)+[.E76]*[.H76]*VLOOKUP([.$B75];[.$A$2:.$N48];10;0))/[Variables.$B$24]" office:value-type="float" office:value="13">
            <text:p>13</text:p>
          </table:table-cell>
          <table:table-cell office:value-type="float" office:value="1">
            <text:p>1</text:p>
          </table:table-cell>
          <table:table-cell table:formula="of:=IF([.P75]=1; 0; ROUND(([.C75]*[Variables.$B$5])/([.P75]-1)))" office:value-type="float" office:value="1138">
            <text:p>1138</text:p>
          </table:table-cell>
          <table:table-cell table:content-validation-name="val10" office:value-type="string">
            <text:p>Normal</text:p>
          </table:table-cell>
          <table:table-cell table:formula="of:=[Variables.$B$16]/([.P75]-1)" office:value-type="float" office:value="15">
            <text:p>15</text:p>
          </table:table-cell>
          <table:table-cell table:formula="of:=[Variables.$B$17]/([.P75]-1)" office:value-type="float" office:value="7">
            <text:p>7</text:p>
          </table:table-cell>
          <table:table-cell office:value-type="float" office:value="10">
            <text:p>10</text:p>
          </table:table-cell>
          <table:table-cell table:style-name="ce78" table:formula="of:=([.C75]*VLOOKUP([.$B75];[.$A$2:.$N48];11;0)+[.E76]*[.H76]*VLOOKUP([.$B75];[.$A$2:.$N48];12;0))*(1 + ([.D75]-[Variables.$B$6])*VLOOKUP([.$B75];[.$A$2:.$O48];13;0)/100)" office:value-type="float" office:value="391.53">
            <text:p>391.53</text:p>
          </table:table-cell>
          <table:table-cell table:style-name="ce78" table:formula="of:=VLOOKUP([.$B75];[.$A$2:.$H62];2;0)*[.$Q75]" office:value-type="float" office:value="1174.59">
            <text:p>1174.59</text:p>
          </table:table-cell>
          <table:table-cell table:style-name="ce78" table:formula="of:=VLOOKUP([.$B75];[.$A$2:.$H62];4;0)*[.$Q75]" office:value-type="float" office:value="1820.6145">
            <text:p>1820.61</text:p>
          </table:table-cell>
          <table:table-cell table:style-name="ce78" table:formula="of:=VLOOKUP([.$B75];[.$A$2:.$H62];6;0)*[.$Q75]" office:value-type="float" office:value="117.459">
            <text:p>117.46</text:p>
          </table:table-cell>
          <table:table-cell table:formula="of:=ROUND(VLOOKUP([.$B75];[.$A$2:.$Q34]; 16; 0) * (CEILING((CEILING([.$R75]/[Variables.$B$11];1)+CEILING([.$S75]/[Variables.$B$12];1)+CEILING([.$T75]/[Variables.$B$13];1))/[Variables.$B$20]; 1)); 0)" office:value-type="float" office:value="4">
            <text:p>4</text:p>
          </table:table-cell>
          <table:table-cell table:formula="of:=ROUND(VLOOKUP([.$B75];[.$A$2:.$Q31]; 17; 0) * (CEILING([.$R75]/[Variables.$B$11];1)+CEILING([.$S75]/[Variables.$B$12];1)+CEILING([.$T75]/[Variables.$B$13];1)); 0)" office:value-type="float" office:value="102">
            <text:p>102</text:p>
          </table:table-cell>
          <table:table-cell table:number-columns-repeated="2"/>
          <table:table-cell table:style-name="ce31"/>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formula="of:=[.N75]"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4]/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formula="of:=[.N76]"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9:.E80])" office:value-type="float" office:value="120">
            <text:p>120</text:p>
          </table:table-cell>
          <table:table-cell table:style-name="ce83"/>
          <table:table-cell table:style-name="ce65" office:value-type="string">
            <text:p>ground</text:p>
          </table:table-cell>
          <table:table-cell table:formula="of:=SUM([.H79:.H80])" office:value-type="float" office:value="2">
            <text:p>2</text:p>
          </table:table-cell>
          <table:table-cell table:content-validation-name="val9"/>
          <table:table-cell table:formula="of:=([.C78]*VLOOKUP([.$B78];[.$A$2:.$N49];9;0)+[.E78]*[.H78]*VLOOKUP([.$B78];[.$A$2:.$N49];10;0))/[Variables.$B$24]" office:value-type="float" office:value="24.75">
            <text:p>24.75</text:p>
          </table:table-cell>
          <table:table-cell office:value-type="float" office:value="1">
            <text:p>1</text:p>
          </table:table-cell>
          <table:table-cell table:formula="of:=IF([.P78]=1; 0; ROUND(([.C78]*[Variables.$B$5])/([.P78]-1)))" office:value-type="float" office:value="2048">
            <text:p>2048</text:p>
          </table:table-cell>
          <table:table-cell table:content-validation-name="val10" office:value-type="string">
            <text:p>Heavy</text:p>
          </table:table-cell>
          <table:table-cell table:formula="of:=[Variables.$B$16]/([.P78]-1)" office:value-type="float" office:value="15">
            <text:p>15</text:p>
          </table:table-cell>
          <table:table-cell table:formula="of:=[Variables.$B$17]/([.P78]-1)" office:value-type="float" office:value="7">
            <text:p>7</text:p>
          </table:table-cell>
          <table:table-cell office:value-type="float" office:value="10">
            <text:p>10</text:p>
          </table:table-cell>
          <table:table-cell table:style-name="ce78" table:formula="of:=([.C78]*VLOOKUP([.$B78];[.$A$2:.$N49];11;0)+[.E78]*[.H78]*VLOOKUP([.$B78];[.$A$2:.$N49];12;0))*(1 + ([.D78]-[Variables.$B$6])*VLOOKUP([.$B78];[.$A$2:.$O49];13;0)/100)" office:value-type="float" office:value="786.84">
            <text:p>786.84</text:p>
          </table:table-cell>
          <table:table-cell table:style-name="ce78" table:formula="of:=VLOOKUP([.$B78];[.$A$2:.$H65];2;0)*[.$Q78]" office:value-type="float" office:value="2360.52">
            <text:p>2360.52</text:p>
          </table:table-cell>
          <table:table-cell table:style-name="ce78" table:formula="of:=VLOOKUP([.$B78];[.$A$2:.$H65];4;0)*[.$Q78]" office:value-type="float" office:value="3540.78">
            <text:p>3540.78</text:p>
          </table:table-cell>
          <table:table-cell table:style-name="ce78" table:formula="of:=VLOOKUP([.$B78];[.$A$2:.$H65];6;0)*[.$Q78]" office:value-type="float" office:value="393.42">
            <text:p>393.42</text:p>
          </table:table-cell>
          <table:table-cell table:formula="of:=ROUND(VLOOKUP([.$B78];[.$A$2:.$Q37]; 16; 0) * (CEILING((CEILING([.$R78]/[Variables.$B$11];1)+CEILING([.$S78]/[Variables.$B$12];1)+CEILING([.$T78]/[Variables.$B$13];1))/[Variables.$B$20]; 1)); 0)" office:value-type="float" office:value="8">
            <text:p>8</text:p>
          </table:table-cell>
          <table:table-cell table:formula="of:=ROUND(VLOOKUP([.$B78];[.$A$2:.$Q34]; 17; 0) * (CEILING([.$R78]/[Variables.$B$11];1)+CEILING([.$S78]/[Variables.$B$12];1)+CEILING([.$T78]/[Variables.$B$13];1)); 0)" office:value-type="float" office:value="219">
            <text:p>219</text:p>
          </table:table-cell>
          <table:table-cell table:number-columns-repeated="2"/>
          <table:table-cell table:style-name="ce31"/>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80]" office:value-type="float" office:value="900">
            <text:p>900</text:p>
          </table:table-cell>
          <table:table-cell table:formula="of:=[.D80]"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80]" office:value-type="string" office:string-value="Heavy">
            <text:p>Heavy</text:p>
          </table:table-cell>
          <table:table-cell table:formula="of:=[.N78]"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8]" office:value-type="float" office:value="900">
            <text:p>900</text:p>
          </table:table-cell>
          <table:table-cell table:formula="of:=[.D78]"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8]" office:value-type="string" office:string-value="Heavy">
            <text:p>Heavy</text:p>
          </table:table-cell>
          <table:table-cell table:formula="of:=[.N79]"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5" draw:text-style-name="P3" svg:width="1.3268in" svg:height="0.2346in" svg:x="1.2012in" svg:y="14.4469in" draw:caption-point-x="-0.2402in" draw:caption-point-y="0.6138in">
              <dc:creator>AŠ</dc:creator>
              <dc:date>2010-12-24T00:00:00</dc:date>
              <text:p text:style-name="P3"><text:span text:style-name="T3">NPC Battlecruiser</text:span></text:p>
            </office:annotation>
            <text:p>Demosis</text:p>
          </table:table-cell>
          <table:table-cell table:content-validation-name="val5" office:value-type="string">
            <text:p>ST3</text:p>
          </table:table-cell>
          <table:table-cell table:style-name="ce80" table:formula="of:=[.C67]*1.25" office:value-type="float" office:value="26875">
            <text:p>26875</text:p>
          </table:table-cell>
          <table:table-cell office:value-type="float" office:value="7">
            <text:p>7</text:p>
          </table:table-cell>
          <table:table-cell table:style-name="ce83" table:formula="of:=AVERAGE([.E82:.E83])" office:value-type="float" office:value="262.5">
            <text:p>262.5</text:p>
          </table:table-cell>
          <table:table-cell table:style-name="ce83"/>
          <table:table-cell table:style-name="ce83" office:value-type="string">
            <text:p>space</text:p>
          </table:table-cell>
          <table:table-cell table:formula="of:=SUM([.H82:.H83])" office:value-type="float" office:value="4">
            <text:p>4</text:p>
          </table:table-cell>
          <table:table-cell table:content-validation-name="val9"/>
          <table:table-cell table:formula="of:=([.C81]*VLOOKUP([.$B81];[.$A$2:.$N50];9;0)+[.E81]*[.H81]*VLOOKUP([.$B81];[.$A$2:.$N50];10;0))/[Variables.$B$24]" office:value-type="float" office:value="340.15625">
            <text:p>340.16</text:p>
          </table:table-cell>
          <table:table-cell office:value-type="float" office:value="1">
            <text:p>1</text:p>
          </table:table-cell>
          <table:table-cell table:formula="of:=IF([.P81]=1; 0; ROUND(([.C81]*[Variables.$B$5])/([.P81]-1)))" office:value-type="float" office:value="61156">
            <text:p>61156</text:p>
          </table:table-cell>
          <table:table-cell table:content-validation-name="val10" office:value-type="string">
            <text:p>Heavy</text:p>
          </table:table-cell>
          <table:table-cell table:formula="of:=[Variables.$B$16]/([.P81]-1)" office:value-type="float" office:value="15">
            <text:p>15</text:p>
          </table:table-cell>
          <table:table-cell table:formula="of:=[Variables.$B$17]/([.P81]-1)" office:value-type="float" office:value="7">
            <text:p>7</text:p>
          </table:table-cell>
          <table:table-cell office:value-type="float" office:value="10">
            <text:p>10</text:p>
          </table:table-cell>
          <table:table-cell table:style-name="ce78" table:formula="of:=([.C81]*VLOOKUP([.$B81];[.$A$2:.$N50];11;0)+[.E81]*[.H81]*VLOOKUP([.$B81];[.$A$2:.$N50];12;0))*(1 + ([.D82]-[Variables.$B$6])*VLOOKUP([.$B81];[.$A$2:.$O50];13;0)/100)" office:value-type="float" office:value="3244.125">
            <text:p>3244.13</text:p>
          </table:table-cell>
          <table:table-cell table:style-name="ce78" table:formula="of:=VLOOKUP([.$B81];[.$A$2:.$H66];2;0)*[.$Q81]" office:value-type="float" office:value="9732.375">
            <text:p>9732.38</text:p>
          </table:table-cell>
          <table:table-cell table:style-name="ce78" table:formula="of:=VLOOKUP([.$B81];[.$A$2:.$H66];4;0)*[.$Q81]" office:value-type="float" office:value="14598.5625">
            <text:p>14598.56</text:p>
          </table:table-cell>
          <table:table-cell table:style-name="ce78" table:formula="of:=VLOOKUP([.$B81];[.$A$2:.$H66];6;0)*[.$Q81]" office:value-type="float" office:value="1946.475">
            <text:p>1946.48</text:p>
          </table:table-cell>
          <table:table-cell table:formula="of:=ROUND(VLOOKUP([.$B81];[.$A$2:.$Q40]; 16; 0) * (CEILING((CEILING([.$R81]/[Variables.$B$11];1)+CEILING([.$S81]/[Variables.$B$12];1)+CEILING([.$T81]/[Variables.$B$13];1))/[Variables.$B$20]; 1)); 0)" office:value-type="float" office:value="32">
            <text:p>32</text:p>
          </table:table-cell>
          <table:table-cell table:number-columns-repeated="2"/>
          <table:table-cell table:formula="of:=[.C81]*TBLFIND([.$A$1:.$N$30];[.B81]; [.$N$1])" office:value-type="float" office:value="21.5">
            <text:p>21.5</text:p>
          </table:table-cell>
          <table:table-cell table:style-name="ce31" table:formula="of:=[.C81]*TBLFIND([.$A$1:.$O$30];[.B81];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6" table:formula="of:=[.E68]*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formula="of:=[.N81]"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4.7984in" draw:caption-point-x="-0.2402in" draw:caption-point-y="0.6051in">
              <dc:creator>AŠ</dc:creator>
              <dc:date>2011-03-07T00:00:00</dc:date>
              <text:p text:style-name="P3"><text:span text:style-name="T3">Bokštelių griovėjas.</text:span></text:p>
            </office:annotation>
            <text:p>Demosis Gun2</text:p>
          </table:table-cell>
          <table:table-cell table:content-validation-name="val5" office:value-type="string">
            <text:p>ST3</text:p>
          </table:table-cell>
          <table:table-cell table:style-name="ce80" table:formula="of:=[.C82]" office:value-type="float" office:value="26875">
            <text:p>26875</text:p>
          </table:table-cell>
          <table:table-cell/>
          <table:table-cell table:style-name="ce83" table:formula="of:=[.E70]*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formula="of:=[.N82]"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2346in" svg:x="1.2012in" svg:y="14.9614in" draw:caption-point-x="-0.2402in" draw:caption-point-y="0.6138in">
              <dc:creator>AŠ</dc:creator>
              <dc:date>2010-12-24T00:00:00</dc:date>
              <text:p text:style-name="P3"><text:span text:style-name="T3">NPC Scoutas</text:span></text:p>
            </office:annotation>
            <text:p>Dirac</text:p>
          </table:table-cell>
          <table:table-cell table:content-validation-name="val5" office:value-type="string">
            <text:p>ST1</text:p>
          </table:table-cell>
          <table:table-cell table:style-name="ce80" table:formula="of:=[.C65]*1.25" office:value-type="float" office:value="2812.5">
            <text:p>2812.5</text:p>
          </table:table-cell>
          <table:table-cell table:formula="of:=[.D65]+1" office:value-type="float" office:value="11">
            <text:p>11</text:p>
          </table:table-cell>
          <table:table-cell table:style-name="ce83" table:formula="of:=[.E65]*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4]*VLOOKUP([.$B84];[.$A$2:.$N51];9;0)+[.E84]*[.H84]*VLOOKUP([.$B84];[.$A$2:.$N51];10;0))/[Variables.$B$24]" office:value-type="float" office:value="31.640625">
            <text:p>31.64</text:p>
          </table:table-cell>
          <table:table-cell office:value-type="float" office:value="1">
            <text:p>1</text:p>
          </table:table-cell>
          <table:table-cell table:formula="of:=IF([.P84]=1; 0; ROUND(([.C84]*[Variables.$B$5])/([.P84]-1)))" office:value-type="float" office:value="6400">
            <text:p>6400</text:p>
          </table:table-cell>
          <table:table-cell table:content-validation-name="val10" office:value-type="string">
            <text:p>Light</text:p>
          </table:table-cell>
          <table:table-cell table:formula="of:=[Variables.$B$16]/([.P84]-1)" office:value-type="float" office:value="15">
            <text:p>15</text:p>
          </table:table-cell>
          <table:table-cell table:formula="of:=[Variables.$B$17]/([.P84]-1)" office:value-type="float" office:value="7">
            <text:p>7</text:p>
          </table:table-cell>
          <table:table-cell office:value-type="float" office:value="10">
            <text:p>10</text:p>
          </table:table-cell>
          <table:table-cell table:style-name="ce78" table:formula="of:=([.C84]*VLOOKUP([.$B84];[.$A$2:.$N51];11;0)+[.E84]*[.H84]*VLOOKUP([.$B84];[.$A$2:.$N51];12;0))*(1 + ([.D84]-[Variables.$B$6])*VLOOKUP([.$B84];[.$A$2:.$O51];13;0)/100)" office:value-type="float" office:value="1534.78125">
            <text:p>1534.78</text:p>
          </table:table-cell>
          <table:table-cell table:style-name="ce78" table:formula="of:=VLOOKUP([.$B84];[.$A$2:.$H67];2;0)*[.$Q84]" office:value-type="float" office:value="3836.953125">
            <text:p>3836.95</text:p>
          </table:table-cell>
          <table:table-cell table:style-name="ce78" table:formula="of:=VLOOKUP([.$B84];[.$A$2:.$H67];4;0)*[.$Q84]" office:value-type="float" office:value="5371.734375">
            <text:p>5371.73</text:p>
          </table:table-cell>
          <table:table-cell table:style-name="ce78" table:formula="of:=VLOOKUP([.$B84];[.$A$2:.$H67];6;0)*[.$Q84]" office:value-type="float" office:value="268.58671875">
            <text:p>268.59</text:p>
          </table:table-cell>
          <table:table-cell table:formula="of:=ROUND(VLOOKUP([.$B84];[.$A$2:.$Q43]; 16; 0) * (CEILING((CEILING([.$R84]/[Variables.$B$11];1)+CEILING([.$S84]/[Variables.$B$12];1)+CEILING([.$T84]/[Variables.$B$13];1))/[Variables.$B$20]; 1)); 0)" office:value-type="float" office:value="11">
            <text:p>11</text:p>
          </table:table-cell>
          <table:table-cell table:number-columns-repeated="2"/>
          <table:table-cell table:formula="of:=[.C84]*TBLFIND([.$A$1:.$N$30];[.B84]; [.$N$1])" office:value-type="float" office:value="9">
            <text:p>9</text:p>
          </table:table-cell>
          <table:table-cell table:style-name="ce31" table:formula="of:=[.C84]*TBLFIND([.$A$1:.$O$30];[.B84]; [.$O$1])" office:value-type="float" office:value="27">
            <text:p>27</text:p>
          </table:table-cell>
          <table:table-cell table:number-columns-repeated="999"/>
        </table:table-row>
        <table:table-row table:style-name="ro1">
          <table:table-cell office:value-type="string">
            <office:annotation draw:style-name="gr5" draw:text-style-name="P3" svg:width="1.4138in" svg:height="0.2346in" svg:x="1.2012in" svg:y="15.1331in" draw:caption-point-x="-0.2402in" draw:caption-point-y="0.6138in">
              <dc:creator>AŠ</dc:creator>
              <dc:date>2010-12-24T00:00:00</dc:date>
              <text:p text:style-name="P3"><text:span text:style-name="T3">NPC Middle Class</text:span></text:p>
            </office:annotation>
            <text:p>Thor</text:p>
          </table:table-cell>
          <table:table-cell table:content-validation-name="val5" office:value-type="string">
            <text:p>ST2</text:p>
          </table:table-cell>
          <table:table-cell table:style-name="ce78" table:formula="of:=[.C66]*1.25" office:value-type="float" office:value="4475">
            <text:p>4475</text:p>
          </table:table-cell>
          <table:table-cell table:formula="of:=[.D66]+1" office:value-type="float" office:value="9">
            <text:p>9</text:p>
          </table:table-cell>
          <table:table-cell table:formula="of:=AVERAGE([.E86:.E87])" office:value-type="float" office:value="172">
            <text:p>172</text:p>
          </table:table-cell>
          <table:table-cell table:number-columns-repeated="2"/>
          <table:table-cell table:formula="of:=SUM([.H86:.H87])" office:value-type="float" office:value="7">
            <text:p>7</text:p>
          </table:table-cell>
          <table:table-cell/>
          <table:table-cell table:formula="of:=([.C85]*VLOOKUP([.$B85];[.$A$2:.$N52];9;0)+[.E86]*[.H86]*VLOOKUP([.$B85];[.$A$2:.$N52];10;0))/[Variables.$B$24]" office:value-type="float" office:value="51.06875">
            <text:p>51.07</text:p>
          </table:table-cell>
          <table:table-cell office:value-type="float" office:value="1">
            <text:p>1</text:p>
          </table:table-cell>
          <table:table-cell table:formula="of:=IF([.P85]=1; 0; ROUND(([.C85]*[Variables.$B$5])/([.P85]-1)))" office:value-type="float" office:value="10183">
            <text:p>10183</text:p>
          </table:table-cell>
          <table:table-cell table:content-validation-name="val10" office:value-type="string">
            <text:p>Normal</text:p>
          </table:table-cell>
          <table:table-cell table:formula="of:=[Variables.$B$16]/([.P85]-1)" office:value-type="float" office:value="15">
            <text:p>15</text:p>
          </table:table-cell>
          <table:table-cell table:formula="of:=[Variables.$B$17]/([.P85]-1)" office:value-type="float" office:value="7">
            <text:p>7</text:p>
          </table:table-cell>
          <table:table-cell office:value-type="float" office:value="10">
            <text:p>10</text:p>
          </table:table-cell>
          <table:table-cell table:style-name="ce78" table:formula="of:=([.C85]*VLOOKUP([.$B85];[.$A$2:.$N52];11;0)+[.E86]*[.H86]*VLOOKUP([.$B85];[.$A$2:.$N52];12;0))*(1 + ([.D85]-[Variables.$B$6])*VLOOKUP([.$B85];[.$A$2:.$O52];13;0)/100)" office:value-type="float" office:value="2157.5535">
            <text:p>2157.55</text:p>
          </table:table-cell>
          <table:table-cell table:style-name="ce78" table:formula="of:=VLOOKUP([.$B85];[.$A$2:.$H71];2;0)*[.$Q85]" office:value-type="float" office:value="5609.6391">
            <text:p>5609.64</text:p>
          </table:table-cell>
          <table:table-cell table:style-name="ce78" table:formula="of:=VLOOKUP([.$B85];[.$A$2:.$H71];4;0)*[.$Q85]" office:value-type="float" office:value="7767.1926">
            <text:p>7767.19</text:p>
          </table:table-cell>
          <table:table-cell table:style-name="ce78" table:formula="of:=VLOOKUP([.$B85];[.$A$2:.$H71];6;0)*[.$Q85]" office:value-type="float" office:value="485.4495375">
            <text:p>485.45</text:p>
          </table:table-cell>
          <table:table-cell table:formula="of:=ROUND(VLOOKUP([.$B85];[.$A$2:.$Q44]; 16; 0) * (CEILING((CEILING([.$R85]/[Variables.$B$11];1)+CEILING([.$S85]/[Variables.$B$12];1)+CEILING([.$T85]/[Variables.$B$13];1))/[Variables.$B$20]; 1)); 0)" office:value-type="float" office:value="16">
            <text:p>16</text:p>
          </table:table-cell>
          <table:table-cell table:number-columns-repeated="2"/>
          <table:table-cell table:formula="of:=[.C85]*TBLFIND([.$A$1:.$N$30];[.B85]; [.$N$1])" office:value-type="float" office:value="12.53">
            <text:p>12.53</text:p>
          </table:table-cell>
          <table:table-cell table:style-name="ce31" table:formula="of:=[.C85]*TBLFIND([.$A$1:.$O$30];[.B85];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6]*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formula="of:=[.N85]"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5.4846in" draw:caption-point-x="-0.2402in" draw:caption-point-y="0.6051in">
              <dc:creator>AŠ</dc:creator>
              <dc:date>2011-03-07T00:00:00</dc:date>
              <text:p text:style-name="P3"><text:span text:style-name="T3">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60]*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formula="of:=[.N86]"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7]*[.C67]*4" office:value-type="float" office:value="4215686.2745098">
            <text:p>4215686.27</text:p>
          </table:table-cell>
          <table:table-cell office:value-type="float" office:value="4">
            <office:annotation draw:style-name="gr4" draw:text-style-name="P3" svg:width="1.1413in" svg:height="0.2346in" svg:x="2.6035in" svg:y="15.6626in" draw:caption-point-x="-0.2402in" draw:caption-point-y="0.5988in">
              <dc:creator>AŠ</dc:creator>
              <dc:date>2011-11-08T00:00:00</dc:date>
              <text:p text:style-name="P3"><text:span text:style-name="T3">Lėčiau nei rhyno</text:span></text:p>
            </office:annotation>
            <text:p>4</text:p>
          </table:table-cell>
          <table:table-cell table:style-name="ce65" table:formula="of:=AVERAGE([.E89:.E90])" office:value-type="float" office:value="3626.25">
            <text:p>3626.25</text:p>
          </table:table-cell>
          <table:table-cell table:style-name="ce65"/>
          <table:table-cell table:style-name="ce83"/>
          <table:table-cell table:formula="of:=SUM([.H89:.H90])" office:value-type="float" office:value="33">
            <text:p>33</text:p>
          </table:table-cell>
          <table:table-cell table:content-validation-name="val9"/>
          <table:table-cell/>
          <table:table-cell office:value-type="float" office:value="1">
            <text:p>1</text:p>
          </table:table-cell>
          <table:table-cell table:formula="of:=[.C88]*0.025" office:value-type="float" office:value="105392.156862745">
            <text:p>105392.16</text:p>
          </table:table-cell>
          <table:table-cell table:content-validation-name="val10" office:value-type="string">
            <text:p>Fortified</text:p>
          </table:table-cell>
          <table:table-cell/>
          <table:table-cell table:formula="of:=[Variables.$B$17]/([.P88]-1)" office:value-type="float" office:value="7">
            <text:p>7</text:p>
          </table:table-cell>
          <table:table-cell office:value-type="float" office:value="10">
            <text:p>10</text:p>
          </table:table-cell>
          <table:table-cell table:style-name="ce78" table:formula="of:=([.C88]*VLOOKUP([.$B88];[.$A$2:.$N55];11;0)+[.E89]*[.H89]*VLOOKUP([.$B88];[.$A$2:.$N55];12;0))*(1 + ([.D88]-[Variables.$B$6])*VLOOKUP([.$B88];[.$A$2:.$O55];13;0)/100)" office:value-type="float" office:value="641811.509803922">
            <text:p>641811.51</text:p>
          </table:table-cell>
          <table:table-cell table:style-name="ce78" table:formula="of:=VLOOKUP([.$B88];[.$A$2:.$H74];2;0)*[.$Q88]" office:value-type="float" office:value="1925434.52941177">
            <text:p>1925434.53</text:p>
          </table:table-cell>
          <table:table-cell table:style-name="ce78" table:formula="of:=VLOOKUP([.$B88];[.$A$2:.$H74];4;0)*[.$Q88]" office:value-type="float" office:value="2888151.79411765">
            <text:p>2888151.79</text:p>
          </table:table-cell>
          <table:table-cell table:style-name="ce78" table:formula="of:=VLOOKUP([.$B88];[.$A$2:.$H74];6;0)*[.$Q88]" office:value-type="float" office:value="385086.905882353">
            <text:p>385086.91</text:p>
          </table:table-cell>
          <table:table-cell table:formula="of:=ROUND(VLOOKUP([.$B88];[.$A$2:.$Q47]; 16; 0) * (CEILING((CEILING([.$R88]/[Variables.$B$11];1)+CEILING([.$S88]/[Variables.$B$12];1)+CEILING([.$T88]/[Variables.$B$13];1))/[Variables.$B$20]; 1)); 0)" office:value-type="float" office:value="6308">
            <text:p>6308</text:p>
          </table:table-cell>
          <table:table-cell table:number-columns-repeated="3"/>
          <table:table-cell table:style-name="ce31"/>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9]" office:value-type="float" office:value="4">
            <text:p>4</text:p>
          </table:table-cell>
          <table:table-cell table:style-name="ce65" table:formula="of:=[.C66]/[.H90]*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6.1638in" draw:caption-point-x="-0.2402in" draw:caption-point-y="0.6126in">
              <dc:creator>AŠ</dc:creator>
              <dc:date>2010-12-25T00:00:00</dc:date>
              <text:p text:style-name="P3"><text:span text:style-name="T3">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1]*VLOOKUP([.$B91];[.$A$2:.$N52];9;0)+[.E91]*[.H91]*VLOOKUP([.$B91];[.$A$2:.$N52];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6]/([.P91]-1)" office:value-type="float" office:value="45">
            <text:p>45</text:p>
          </table:table-cell>
          <table:table-cell table:formula="of:=[Variables.$B$17]/([.P91]-1)" office:value-type="float" office:value="21">
            <text:p>21</text:p>
          </table:table-cell>
          <table:table-cell office:value-type="float" office:value="4">
            <text:p>4</text:p>
          </table:table-cell>
          <table:table-cell table:style-name="ce78" table:formula="of:=([.C91]*VLOOKUP([.$B91];[.$A$2:.$N53];11;0)+[.E91]*[.H91]*VLOOKUP([.$B91];[.$A$2:.$N53];12;0))*(1 + ([.D91]-[Variables.$B$6])*VLOOKUP([.$B91];[.$A$2:.$O53];13;0)/100)" office:value-type="float" office:value="1943.4">
            <text:p>1943.4</text:p>
          </table:table-cell>
          <table:table-cell table:style-name="ce78" table:formula="of:=VLOOKUP([.$B91];[.$A$2:.$H72];2;0)*[.$Q91]" office:value-type="float" office:value="2526.42">
            <text:p>2526.42</text:p>
          </table:table-cell>
          <table:table-cell table:style-name="ce78" table:formula="of:=VLOOKUP([.$B91];[.$A$2:.$H72];4;0)*[.$Q91]" office:value-type="float" office:value="5247.18">
            <text:p>5247.18</text:p>
          </table:table-cell>
          <table:table-cell table:style-name="ce78" table:formula="of:=VLOOKUP([.$B91];[.$A$2:.$H72];6;0)*[.$Q91]" office:value-type="float" office:value="777.36">
            <text:p>777.36</text:p>
          </table:table-cell>
          <table:table-cell table:number-columns-repeated="2"/>
          <table:table-cell table:number-columns-repeated="2"/>
          <table:table-cell table:style-name="ce31"/>
          <table:table-cell table:number-columns-repeated="999"/>
        </table:table-row>
        <table:table-row table:style-name="ro1">
          <table:table-cell office:value-type="string">
            <office:annotation draw:style-name="gr4" draw:text-style-name="P3" svg:width="1.1413in" svg:height="0.3902in" svg:x="1.2012in" svg:y="16.3354in" draw:caption-point-x="-0.2402in" draw:caption-point-y="0.6126in">
              <dc:creator>AŠ</dc:creator>
              <dc:date>2010-12-25T00:00:00</dc:date>
              <text:p text:style-name="P3"><text:span text:style-name="T3">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9]/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2]*VLOOKUP([.$B92];[.$A$2:.$N53];9;0)+[.E92]*[.H92]*VLOOKUP([.$B92];[.$A$2:.$N53];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6]/([.P92]-1)" office:value-type="float" office:value="45">
            <text:p>45</text:p>
          </table:table-cell>
          <table:table-cell table:formula="of:=[Variables.$B$17]/([.P92]-1)" office:value-type="float" office:value="21">
            <text:p>21</text:p>
          </table:table-cell>
          <table:table-cell table:formula="of:=[.P91]" office:value-type="float" office:value="4">
            <text:p>4</text:p>
          </table:table-cell>
          <table:table-cell table:style-name="ce78" table:formula="of:=([.C92]*VLOOKUP([.$B92];[.$A$2:.$N54];11;0)+[.E92]*[.H92]*VLOOKUP([.$B92];[.$A$2:.$N54];12;0))*(1 + ([.D92]-[Variables.$B$6])*VLOOKUP([.$B92];[.$A$2:.$O54];13;0)/100)" office:value-type="float" office:value="4450">
            <text:p>4450</text:p>
          </table:table-cell>
          <table:table-cell table:style-name="ce78" table:formula="of:=VLOOKUP([.$B92];[.$A$2:.$H73];2;0)*[.$Q92]" office:value-type="float" office:value="5785">
            <text:p>5785</text:p>
          </table:table-cell>
          <table:table-cell table:style-name="ce78" table:formula="of:=VLOOKUP([.$B92];[.$A$2:.$H73];4;0)*[.$Q92]" office:value-type="float" office:value="12015">
            <text:p>12015</text:p>
          </table:table-cell>
          <table:table-cell table:style-name="ce78" table:formula="of:=VLOOKUP([.$B92];[.$A$2:.$H73];6;0)*[.$Q92]" office:value-type="float" office:value="1780">
            <text:p>1780</text:p>
          </table:table-cell>
          <table:table-cell table:number-columns-repeated="2"/>
          <table:table-cell table:number-columns-repeated="2"/>
          <table:table-cell table:style-name="ce31"/>
          <table:table-cell table:number-columns-repeated="999"/>
        </table:table-row>
        <table:table-row table:style-name="ro1">
          <table:table-cell office:value-type="string">
            <office:annotation draw:style-name="gr4" draw:text-style-name="P3" svg:width="1.1413in" svg:height="0.5457in" svg:x="1.2012in" svg:y="16.5067in" draw:caption-point-x="-0.2402in" draw:caption-point-y="0.6126in">
              <dc:creator>AŠ</dc:creator>
              <dc:date>2010-12-25T00:00:00</dc:date>
              <text:p text:style-name="P3"><text:span text:style-name="T3">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3]*VLOOKUP([.$B93];[.$A$2:.$N54];9;0)+[.E93]*[.H93]*VLOOKUP([.$B93];[.$A$2:.$N54];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6]/([.P93]-1)" office:value-type="float" office:value="45">
            <text:p>45</text:p>
          </table:table-cell>
          <table:table-cell table:formula="of:=[Variables.$B$17]/([.P93]-1)" office:value-type="float" office:value="21">
            <text:p>21</text:p>
          </table:table-cell>
          <table:table-cell table:formula="of:=[.P92]" office:value-type="float" office:value="4">
            <text:p>4</text:p>
          </table:table-cell>
          <table:table-cell table:style-name="ce78" table:formula="of:=([.C93]*VLOOKUP([.$B93];[.$A$2:.$N55];11;0)+[.E93]*[.H93]*VLOOKUP([.$B93];[.$A$2:.$N55];12;0))*(1 + ([.D93]-[Variables.$B$6])*VLOOKUP([.$B93];[.$A$2:.$O55];13;0)/100)" office:value-type="float" office:value="4320">
            <text:p>4320</text:p>
          </table:table-cell>
          <table:table-cell table:style-name="ce78" table:formula="of:=VLOOKUP([.$B93];[.$A$2:.$H74];2;0)*[.$Q93]" office:value-type="float" office:value="5616">
            <text:p>5616</text:p>
          </table:table-cell>
          <table:table-cell table:style-name="ce78" table:formula="of:=VLOOKUP([.$B93];[.$A$2:.$H74];4;0)*[.$Q93]" office:value-type="float" office:value="11664">
            <text:p>11664</text:p>
          </table:table-cell>
          <table:table-cell table:style-name="ce78" table:formula="of:=VLOOKUP([.$B93];[.$A$2:.$H74];6;0)*[.$Q93]" office:value-type="float" office:value="1728">
            <text:p>1728</text:p>
          </table:table-cell>
          <table:table-cell table:number-columns-repeated="2"/>
          <table:table-cell table:number-columns-repeated="2"/>
          <table:table-cell table:style-name="ce31"/>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1]" office:value-type="float" office:value="3000">
            <text:p>3000</text:p>
          </table:table-cell>
          <table:table-cell table:formula="of:=[.D91]" office:value-type="float" office:value="7">
            <text:p>7</text:p>
          </table:table-cell>
          <table:table-cell table:formula="of:=[.E91]" office:value-type="float" office:value="80">
            <text:p>80</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6">
            <text:p>6</text:p>
          </table:table-cell>
          <table:table-cell table:formula="of:=[.I91]" office:value-type="string" office:string-value="Piercing">
            <text:p>Piercing</text:p>
          </table:table-cell>
          <table:table-cell table:formula="of:=[.C94]*VLOOKUP([.$B94];[.$A$2:.$N55];9;0)+[.E94]*[.H94]*VLOOKUP([.$B94];[.$A$2:.$N55];10;0)" office:value-type="float" office:value="223.2">
            <text:p>223.2</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6])*VLOOKUP([.$B94];[.$A$2:.$O56];13;0)/100)" office:value-type="float" office:value="1943.4">
            <text:p>1943.4</text:p>
          </table:table-cell>
          <table:table-cell table:style-name="ce78" table:formula="of:=VLOOKUP([.$B94];[.$A$2:.$H75];2;0)*[.$Q94]" office:value-type="float" office:value="7579.26">
            <text:p>7579.26</text:p>
          </table:table-cell>
          <table:table-cell table:style-name="ce78" table:formula="of:=VLOOKUP([.$B94];[.$A$2:.$H75];4;0)*[.$Q94]" office:value-type="float" office:value="15741.54">
            <text:p>15741.54</text:p>
          </table:table-cell>
          <table:table-cell table:style-name="ce78" table:formula="of:=VLOOKUP([.$B94];[.$A$2:.$H75];6;0)*[.$Q94]" office:value-type="float" office:value="2332.08">
            <text:p>2332.08</text:p>
          </table:table-cell>
          <table:table-cell table:formula="of:=ROUND(VLOOKUP([.$B94];[.$A$2:.$Q53]; 16; 0) * (CEILING((CEILING([.$R94]/[Variables.$B$11];1)+CEILING([.$S94]/[Variables.$B$12];1)+CEILING([.$T94]/[Variables.$B$13];1))/[Variables.$B$20]; 1)); 0)" office:value-type="float" office:value="11">
            <text:p>11</text:p>
          </table:table-cell>
          <table:table-cell table:formula="of:=ROUND(VLOOKUP([.$B94];[.$A$2:.$Q50]; 17; 0) * (CEILING([.$R94]/[Variables.$B$11];1)+CEILING([.$S94]/[Variables.$B$12];1)+CEILING([.$T94]/[Variables.$B$13];1)); 0)" office:value-type="float" office:value="262">
            <text:p>262</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2]" office:value-type="float" office:value="3900">
            <text:p>3900</text:p>
          </table:table-cell>
          <table:table-cell table:formula="of:=[.D92]" office:value-type="float" office:value="10">
            <text:p>10</text:p>
          </table:table-cell>
          <table:table-cell table:formula="of:=[.E92]" office:value-type="float" office:value="625">
            <text:p>625</text:p>
          </table:table-cell>
          <table:table-cell table:formula="of:=[.F92]" office:value-type="float" office:value="1">
            <text:p>1</text:p>
          </table:table-cell>
          <table:table-cell table:formula="of:=[.G92]" office:value-type="string" office:string-value="ground">
            <text:p>ground</text:p>
          </table:table-cell>
          <table:table-cell table:formula="of:=[.H92]" office:value-type="float" office:value="2">
            <text:p>2</text:p>
          </table:table-cell>
          <table:table-cell table:formula="of:=[.I92]" office:value-type="string" office:string-value="Explosive">
            <text:p>Explosive</text:p>
          </table:table-cell>
          <table:table-cell table:formula="of:=[.C95]*VLOOKUP([.$B95];[.$A$2:.$N56];9;0)+[.E95]*[.H95]*VLOOKUP([.$B95];[.$A$2:.$N56];10;0)" office:value-type="float" office:value="440.4">
            <text:p>440.4</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6])*VLOOKUP([.$B95];[.$A$2:.$O57];13;0)/100)" office:value-type="float" office:value="4450">
            <text:p>4450</text:p>
          </table:table-cell>
          <table:table-cell table:style-name="ce78" table:formula="of:=VLOOKUP([.$B95];[.$A$2:.$H76];2;0)*[.$Q95]" office:value-type="float" office:value="17355">
            <text:p>17355</text:p>
          </table:table-cell>
          <table:table-cell table:style-name="ce78" table:formula="of:=VLOOKUP([.$B95];[.$A$2:.$H76];4;0)*[.$Q95]" office:value-type="float" office:value="36045">
            <text:p>36045</text:p>
          </table:table-cell>
          <table:table-cell table:style-name="ce78" table:formula="of:=VLOOKUP([.$B95];[.$A$2:.$H76];6;0)*[.$Q95]" office:value-type="float" office:value="5340">
            <text:p>5340</text:p>
          </table:table-cell>
          <table:table-cell table:formula="of:=ROUND(VLOOKUP([.$B95];[.$A$2:.$Q54]; 16; 0) * (CEILING((CEILING([.$R95]/[Variables.$B$11];1)+CEILING([.$S95]/[Variables.$B$12];1)+CEILING([.$T95]/[Variables.$B$13];1))/[Variables.$B$20]; 1)); 0)" office:value-type="float" office:value="25">
            <text:p>25</text:p>
          </table:table-cell>
          <table:table-cell table:formula="of:=ROUND(VLOOKUP([.$B95];[.$A$2:.$Q51]; 17; 0) * (CEILING([.$R95]/[Variables.$B$11];1)+CEILING([.$S95]/[Variables.$B$12];1)+CEILING([.$T95]/[Variables.$B$13];1)); 0)" office:value-type="float" office:value="600">
            <text:p>600</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3]" office:value-type="float" office:value="6000">
            <text:p>6000</text:p>
          </table:table-cell>
          <table:table-cell table:formula="of:=[.D93]" office:value-type="float" office:value="6">
            <text:p>6</text:p>
          </table:table-cell>
          <table:table-cell table:formula="of:=[.E93]" office:value-type="float" office:value="1500">
            <text:p>1500</text:p>
          </table:table-cell>
          <table:table-cell table:formula="of:=[.F93]" office:value-type="float" office:value="1">
            <text:p>1</text:p>
          </table:table-cell>
          <table:table-cell table:formula="of:=[.G93]" office:value-type="string" office:string-value="space">
            <text:p>space</text:p>
          </table:table-cell>
          <table:table-cell table:formula="of:=[.H93]" office:value-type="float" office:value="1">
            <text:p>1</text:p>
          </table:table-cell>
          <table:table-cell table:formula="of:=[.I93]" office:value-type="string" office:string-value="Explosive">
            <text:p>Explosive</text:p>
          </table:table-cell>
          <table:table-cell table:formula="of:=[.C96]*VLOOKUP([.$B96];[.$A$2:.$N57];9;0)+[.E96]*[.H96]*VLOOKUP([.$B96];[.$A$2:.$N57];10;0)" office:value-type="float" office:value="576">
            <text:p>576</text:p>
          </table:table-cell>
          <table:table-cell table:formula="of:=[.K93]" office:value-type="float" office:value="1">
            <text:p>1</text:p>
          </table:table-cell>
          <table:table-cell table:style-name="Default" table:formula="of:=[.L93]"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6]*VLOOKUP([.$B96];[.$A$2:.$N58];11;0)+[.E96]*[.H96]*VLOOKUP([.$B96];[.$A$2:.$N58];12;0))*(1 + ([.D96]-[Variables.$B$6])*VLOOKUP([.$B96];[.$A$2:.$O58];13;0)/100)" office:value-type="float" office:value="4320">
            <text:p>4320</text:p>
          </table:table-cell>
          <table:table-cell table:style-name="ce78" table:formula="of:=VLOOKUP([.$B96];[.$A$2:.$H77];2;0)*[.$Q96]" office:value-type="float" office:value="16848">
            <text:p>16848</text:p>
          </table:table-cell>
          <table:table-cell table:style-name="ce78" table:formula="of:=VLOOKUP([.$B96];[.$A$2:.$H77];4;0)*[.$Q96]" office:value-type="float" office:value="34992">
            <text:p>34992</text:p>
          </table:table-cell>
          <table:table-cell table:style-name="ce78" table:formula="of:=VLOOKUP([.$B96];[.$A$2:.$H77];6;0)*[.$Q96]" office:value-type="float" office:value="5184">
            <text:p>5184</text:p>
          </table:table-cell>
          <table:table-cell table:formula="of:=ROUND(VLOOKUP([.$B96];[.$A$2:.$Q55]; 16; 0) * (CEILING((CEILING([.$R96]/[Variables.$B$11];1)+CEILING([.$S96]/[Variables.$B$12];1)+CEILING([.$T96]/[Variables.$B$13];1))/[Variables.$B$20]; 1)); 0)" office:value-type="float" office:value="24">
            <text:p>24</text:p>
          </table:table-cell>
          <table:table-cell table:formula="of:=ROUND(VLOOKUP([.$B96];[.$A$2:.$Q52]; 17; 0) * (CEILING([.$R96]/[Variables.$B$11];1)+CEILING([.$S96]/[Variables.$B$12];1)+CEILING([.$T96]/[Variables.$B$13];1)); 0)" office:value-type="float" office:value="583">
            <text:p>583</text:p>
          </table:table-cell>
          <table:table-cell table:formula="of:=[.W93]" office:value-type="float" office:value="0">
            <text:p>0</text:p>
          </table:table-cell>
          <table:table-cell table:formula="of:=[.X93]" office:value-type="float" office:value="0">
            <text:p>0</text:p>
          </table:table-cell>
          <table:table-cell table:style-name="Default" table:formula="of:=[.Y93]" office:value-type="float" office:value="0">
            <text:p>0</text:p>
          </table:table-cell>
          <table:table-cell table:number-columns-repeated="999"/>
        </table:table-row>
        <table:table-row table:style-name="ro1">
          <table:table-cell table:formula="of:=[.A94]" office:value-type="string" office:string-value="MobileVulcan">
            <text:p>MobileVulcan</text:p>
          </table:table-cell>
          <table:table-cell table:style-name="Default" office:value-type="string">
            <text:p>Towers</text:p>
          </table:table-cell>
          <table:table-cell table:style-name="ce78" table:formula="of:=[.C94]" office:value-type="float" office:value="3000">
            <text:p>3000</text:p>
          </table:table-cell>
          <table:table-cell table:formula="of:=[.D94]" office:value-type="float" office:value="7">
            <text:p>7</text:p>
          </table:table-cell>
          <table:table-cell table:formula="of:=[.E94]" office:value-type="float" office:value="80">
            <text:p>80</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6">
            <text:p>6</text:p>
          </table:table-cell>
          <table:table-cell table:formula="of:=[.I94]" office:value-type="string" office:string-value="Piercing">
            <text:p>Piercing</text:p>
          </table:table-cell>
          <table:table-cell table:formula="of:=[.J91]" office:value-type="float" office:value="186">
            <text:p>186</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6]/([.P97]-1)" office:value-type="float" office:value="45">
            <text:p>45</text:p>
          </table:table-cell>
          <table:table-cell table:formula="of:=[Variables.$B$17]/([.P97]-1)" office:value-type="float" office:value="21">
            <text:p>21</text:p>
          </table:table-cell>
          <table:table-cell table:formula="of:=[.P91]" office:value-type="float" office:value="4">
            <text:p>4</text:p>
          </table:table-cell>
          <table:table-cell table:style-name="ce78" table:formula="of:=[.Q94]" office:value-type="float" office:value="1943.4">
            <text:p>1943.4</text:p>
          </table:table-cell>
          <table:table-cell table:style-name="ce78" table:formula="of:=[.R91]" office:value-type="float" office:value="2526.42">
            <text:p>2526.42</text:p>
          </table:table-cell>
          <table:table-cell table:style-name="ce78" table:formula="of:=[.S91]" office:value-type="float" office:value="5247.18">
            <text:p>5247.18</text:p>
          </table:table-cell>
          <table:table-cell table:style-name="ce78" table:formula="of:=[.T91]" office:value-type="float" office:value="777.36">
            <text:p>777.36</text:p>
          </table:table-cell>
          <table:table-cell table:number-columns-repeated="4"/>
          <table:table-cell table:style-name="Default"/>
          <table:table-cell table:number-columns-repeated="999"/>
        </table:table-row>
        <table:table-row table:style-name="ro1">
          <table:table-cell table:formula="of:=[.A95]" office:value-type="string" office:string-value="MobileScreamer">
            <text:p>MobileScreamer</text:p>
          </table:table-cell>
          <table:table-cell table:style-name="Default" office:value-type="string">
            <text:p>Towers</text:p>
          </table:table-cell>
          <table:table-cell table:style-name="ce78" table:formula="of:=[.C95]" office:value-type="float" office:value="3900">
            <text:p>3900</text:p>
          </table:table-cell>
          <table:table-cell table:formula="of:=[.D95]" office:value-type="float" office:value="10">
            <text:p>10</text:p>
          </table:table-cell>
          <table:table-cell table:formula="of:=[.E95]" office:value-type="float" office:value="625">
            <text:p>625</text:p>
          </table:table-cell>
          <table:table-cell table:formula="of:=[.F95]" office:value-type="float" office:value="1">
            <text:p>1</text:p>
          </table:table-cell>
          <table:table-cell table:formula="of:=[.G95]" office:value-type="string" office:string-value="ground">
            <text:p>ground</text:p>
          </table:table-cell>
          <table:table-cell table:formula="of:=[.H95]" office:value-type="float" office:value="2">
            <text:p>2</text:p>
          </table:table-cell>
          <table:table-cell table:formula="of:=[.I95]" office:value-type="string" office:string-value="Explosive">
            <text:p>Explosive</text:p>
          </table:table-cell>
          <table:table-cell table:formula="of:=[.J92]" office:value-type="float" office:value="367">
            <text:p>367</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6]/([.P98]-1)" office:value-type="float" office:value="45">
            <text:p>45</text:p>
          </table:table-cell>
          <table:table-cell table:formula="of:=[Variables.$B$17]/([.P98]-1)" office:value-type="float" office:value="21">
            <text:p>21</text:p>
          </table:table-cell>
          <table:table-cell table:formula="of:=[.P92]" office:value-type="float" office:value="4">
            <text:p>4</text:p>
          </table:table-cell>
          <table:table-cell table:style-name="ce78" table:formula="of:=[.Q95]" office:value-type="float" office:value="4450">
            <text:p>4450</text:p>
          </table:table-cell>
          <table:table-cell table:style-name="ce78" table:formula="of:=[.R92]" office:value-type="float" office:value="5785">
            <text:p>5785</text:p>
          </table:table-cell>
          <table:table-cell table:style-name="ce78" table:formula="of:=[.S92]" office:value-type="float" office:value="12015">
            <text:p>12015</text:p>
          </table:table-cell>
          <table:table-cell table:style-name="ce78" table:formula="of:=[.T92]" office:value-type="float" office:value="1780">
            <text:p>1780</text:p>
          </table:table-cell>
          <table:table-cell table:number-columns-repeated="4"/>
          <table:table-cell table:style-name="Default"/>
          <table:table-cell table:number-columns-repeated="999"/>
        </table:table-row>
        <table:table-row table:style-name="ro1">
          <table:table-cell table:formula="of:=[.A96]" office:value-type="string" office:string-value="MobileThunder">
            <text:p>MobileThunder</text:p>
          </table:table-cell>
          <table:table-cell table:style-name="Default" office:value-type="string">
            <text:p>Towers</text:p>
          </table:table-cell>
          <table:table-cell table:style-name="ce78" table:formula="of:=[.C96]" office:value-type="float" office:value="6000">
            <text:p>6000</text:p>
          </table:table-cell>
          <table:table-cell table:formula="of:=[.D96]" office:value-type="float" office:value="6">
            <text:p>6</text:p>
          </table:table-cell>
          <table:table-cell table:formula="of:=[.E96]" office:value-type="float" office:value="1500">
            <text:p>1500</text:p>
          </table:table-cell>
          <table:table-cell table:formula="of:=[.F96]" office:value-type="float" office:value="1">
            <text:p>1</text:p>
          </table:table-cell>
          <table:table-cell table:formula="of:=[.G96]" office:value-type="string" office:string-value="space">
            <text:p>space</text:p>
          </table:table-cell>
          <table:table-cell table:formula="of:=[.H96]" office:value-type="float" office:value="1">
            <text:p>1</text:p>
          </table:table-cell>
          <table:table-cell table:formula="of:=[.I96]" office:value-type="string" office:string-value="Explosive">
            <text:p>Explosive</text:p>
          </table:table-cell>
          <table:table-cell table:formula="of:=[.J93]" office:value-type="float" office:value="480">
            <text:p>480</text:p>
          </table:table-cell>
          <table:table-cell table:formula="of:=[.K96]" office:value-type="float" office:value="1">
            <text:p>1</text:p>
          </table:table-cell>
          <table:table-cell table:style-name="Default" table:formula="of:=[.L96]" office:value-type="float" office:value="0">
            <text:p>0</text:p>
          </table:table-cell>
          <table:table-cell office:value-type="string">
            <text:p>Fortified</text:p>
          </table:table-cell>
          <table:table-cell table:formula="of:=[Variables.$B$16]/([.P99]-1)" office:value-type="float" office:value="45">
            <text:p>45</text:p>
          </table:table-cell>
          <table:table-cell table:formula="of:=[Variables.$B$17]/([.P99]-1)" office:value-type="float" office:value="21">
            <text:p>21</text:p>
          </table:table-cell>
          <table:table-cell table:formula="of:=[.P93]" office:value-type="float" office:value="4">
            <text:p>4</text:p>
          </table:table-cell>
          <table:table-cell table:style-name="ce78" table:formula="of:=[.Q96]" office:value-type="float" office:value="4320">
            <text:p>4320</text:p>
          </table:table-cell>
          <table:table-cell table:style-name="ce78" table:formula="of:=[.R93]" office:value-type="float" office:value="5616">
            <text:p>5616</text:p>
          </table:table-cell>
          <table:table-cell table:style-name="ce78" table:formula="of:=[.S93]" office:value-type="float" office:value="11664">
            <text:p>11664</text:p>
          </table:table-cell>
          <table:table-cell table:style-name="ce78" table:formula="of:=[.T93]"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100]*VLOOKUP([.$B100];[.$A$2:.$N53];9;0)+[.E100]*[.H100]*VLOOKUP([.$B100];[.$A$2:.$N53];10;0)" office:value-type="float" office:value="0">
            <text:p>0</text:p>
          </table:table-cell>
          <table:table-cell/>
          <table:table-cell table:formula="of:=IF([.P100]=1; 0; ROUND(([.C100]*[Variables.$B$5])/([.P100]-1)))" office:value-type="float" office:value="-0">
            <text:p>0</text:p>
          </table:table-cell>
          <table:table-cell table:content-validation-name="val10"/>
          <table:table-cell table:formula="of:=[Variables.$B$16]/([.P100]-1)" office:value-type="float" office:value="-135">
            <text:p>-135</text:p>
          </table:table-cell>
          <table:table-cell table:formula="of:=[Variables.$B$17]/([.P100]-1)" office:value-type="float" office:value="-63">
            <text:p>-63</text:p>
          </table:table-cell>
          <table:table-cell/>
          <table:table-cell table:style-name="ce78" table:formula="of:=([.C100]*VLOOKUP([.$B100];[.$A$2:.$N56];11;0)+[.E100]*[.H100]*VLOOKUP([.$B100];[.$A$2:.$N56];12;0))*(1 + ([.D100]-[Variables.$B$6])*VLOOKUP([.$B100];[.$A$2:.$O56];13;0)/100)" office:value-type="float" office:value="0">
            <text:p>0</text:p>
          </table:table-cell>
          <table:table-cell table:style-name="ce78" table:formula="of:=VLOOKUP([.$B100];[.$A$2:.$H75];2;0)*[.$Q100]" office:value-type="float" office:value="0">
            <text:p>0</text:p>
          </table:table-cell>
          <table:table-cell table:style-name="ce78" table:formula="of:=VLOOKUP([.$B100];[.$A$2:.$H75];4;0)*[.$Q100]" office:value-type="float" office:value="0">
            <text:p>0</text:p>
          </table:table-cell>
          <table:table-cell table:style-name="ce78" table:formula="of:=VLOOKUP([.$B100];[.$A$2:.$H75];6;0)*[.$Q100]" office:value-type="float" office:value="0">
            <text:p>0</text:p>
          </table:table-cell>
          <table:table-cell table:formula="of:=ROUND(VLOOKUP([.$B100];[.$A$2:.$Q59]; 16; 0) * (CEILING((CEILING([.$R100]/[Variables.$B$11];1)+CEILING([.$S100]/[Variables.$B$12];1)+CEILING([.$T100]/[Variables.$B$13];1))/[Variables.$B$20]; 1)); 0)" office:value-type="float" office:value="0">
            <text:p>0</text:p>
          </table:table-cell>
          <table:table-cell table:formula="of:=ROUND(VLOOKUP([.$B100];[.$A$2:.$Q56]; 17; 0) * (CEILING([.$R100]/[Variables.$B$11];1)+CEILING([.$S100]/[Variables.$B$12];1)+CEILING([.$T100]/[Variables.$B$13];1)); 0)" office:value-type="float" office:value="0">
            <text:p>0</text:p>
          </table:table-cell>
          <table:table-cell/>
          <table:table-cell table:formula="of:=[.C100]*TBLFIND([.$A$1:.$N$30];[.B100]; [.$N$1])" office:value-type="float" office:value="0">
            <text:p>0</text:p>
          </table:table-cell>
          <table:table-cell table:style-name="ce31" table:formula="of:=[.C100]*TBLFIND([.$A$1:.$O$30];[.B100];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1" table:formula="of:=DAMAGETOARMOR([.$A$33:.$C$51]; TBLFIND([.$A$54:.$T$101]; [.$A105]; [.$I$54]); TBLFIND([.$A$54:.$T$101]; [.$B105]; [.$M$54]); TBLFIND([.$A$54:.$T$101]; [.$A105]; [.$E$54]); TBLFIND([.$A$54:.$T$101]; [.$A105]; [.$H$54]))" office:value-type="float" office:value="140">
            <text:p>140</text:p>
          </table:table-cell>
          <table:table-cell table:style-name="ce31" table:formula="of:=TBLFIND([.$A$54:.$Y$102]; [.$B105]; [.$C$54])/[.$D105]" office:value-type="float" office:value="4.14285714285714">
            <text:p>4.14</text:p>
          </table:table-cell>
          <table:table-cell table:formula="of:=VTBLFIND([.$A105]; [.$A$54:.$T$102]; [.R$54])/VTBLFIND([.$B105]; [.$A$54:.$T$102]; [.R$54])" office:value-type="float" office:value="1.19821845541814">
            <text:p>1.2</text:p>
          </table:table-cell>
          <table:table-cell table:formula="of:=VTBLFIND([.$A105]; [.$A$54:.$T$102]; [.S$54])/VTBLFIND([.$B105]; [.$A$54:.$T$102]; [.S$54])" office:value-type="float" office:value="1.19821845541814">
            <text:p>1.2</text:p>
          </table:table-cell>
          <table:table-cell table:formula="of:=VTBLFIND([.$A105]; [.$A$54:.$T$102]; [.T$54])/VTBLFIND([.$B105]; [.$A$54:.$T$102]; [.T$54])" office:value-type="float" office:value="1.19821845541814">
            <text:p>1.2</text:p>
          </table:table-cell>
          <table:table-cell table:style-name="ce31" table:formula="of:=[.D105]/[.D106]" office:value-type="float" office:value="0.729166666666667">
            <text:p>0.73</text:p>
          </table:table-cell>
          <table:table-cell table:style-name="ce31" table:formula="of:=VTBLFIND([.$A105]; [.$A$54:.$T$102]; [.C$54])/VTBLFIND([.$B105]; [.$A$54:.$T$102]; [.C$54])" office:value-type="float" office:value="4.31034482758621">
            <text:p>4.31</text:p>
          </table:table-cell>
          <table:table-cell/>
          <table:table-cell table:style-name="Default"/>
          <table:table-cell table:style-name="ce31"/>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5]" office:value-type="string" office:string-value="Azure">
            <text:p>Azure</text:p>
          </table:table-cell>
          <table:table-cell table:style-name="ce77" table:formula="of:=[.A105]" office:value-type="string" office:string-value="Scorpion" table:number-columns-spanned="2" table:number-rows-spanned="1">
            <text:p>Scorpion</text:p>
          </table:table-cell>
          <table:covered-table-cell table:style-name="ce69"/>
          <table:table-cell table:style-name="ce84" table:formula="of:=DAMAGETOARMOR([.$A$33:.$C$51]; TBLFIND([.$A$54:.$T$101]; [.$A106]; [.$I$54]); TBLFIND([.$A$54:.$T$101]; [.$B106]; [.$M$54]); TBLFIND([.$A$54:.$T$101]; [.$A106]; [.$E$54]); TBLFIND([.$A$54:.$T$101]; [.$A106]; [.$H$54]))" office:value-type="float" office:value="192">
            <text:p>192</text:p>
          </table:table-cell>
          <table:table-cell table:style-name="ce84" table:formula="of:=TBLFIND([.$A$54:.$Y$102]; [.$B106]; [.$C$54])/[.$D106]" office:value-type="float" office:value="13.0208333333333">
            <text:p>13.02</text:p>
          </table:table-cell>
          <table:table-cell table:style-name="ce69" table:formula="of:=VTBLFIND([.$A106]; [.$A$54:.$T$102]; [.R$54])/VTBLFIND([.$B106]; [.$A$54:.$T$102]; [.R$54])" office:value-type="float" office:value="0.834572356549982">
            <text:p>0.83</text:p>
          </table:table-cell>
          <table:table-cell table:style-name="ce69" table:formula="of:=VTBLFIND([.$A106]; [.$A$54:.$T$102]; [.S$54])/VTBLFIND([.$B106]; [.$A$54:.$T$102]; [.S$54])" office:value-type="float" office:value="0.834572356549982">
            <text:p>0.83</text:p>
          </table:table-cell>
          <table:table-cell table:style-name="ce69" table:formula="of:=VTBLFIND([.$A106]; [.$A$54:.$T$102]; [.T$54])/VTBLFIND([.$B106]; [.$A$54:.$T$102]; [.T$54])" office:value-type="float" office:value="0.834572356549982">
            <text:p>0.83</text:p>
          </table:table-cell>
          <table:table-cell table:style-name="ce84" table:formula="of:=[.D106]/[.D105]" office:value-type="float" office:value="1.37142857142857">
            <text:p>1.37</text:p>
          </table:table-cell>
          <table:table-cell table:style-name="ce84" table:formula="of:=VTBLFIND([.$A106]; [.$A$54:.$T$102]; [.C$54])/VTBLFIND([.$B106]; [.$A$54:.$T$102]; [.C$54])"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4:.$W$101]; [.$A$109]; [.R$54])" office:value-type="float" office:value="3843.75">
            <text:p>3843.75</text:p>
          </table:table-cell>
          <table:table-cell table:style-name="ce74" table:formula="of:=TBLFIND([.$A$54:.$W$101]; [.$A$109]; [.S$54])" office:value-type="float" office:value="5381.25">
            <text:p>5381.25</text:p>
          </table:table-cell>
          <table:table-cell table:style-name="ce74" table:formula="of:=TBLFIND([.$A$54:.$W$101]; [.$A$109]; [.T$54])"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1"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1" table:formula="of:=SUPERFORMULA([.$A114];[Main.$C$3:.$M$3]) * SHOURS(1) / [.$B$109]" office:value-type="float" office:value="0.00257560975609756">
            <text:p>0</text:p>
          </table:table-cell>
          <table:table-cell table:style-name="ce81" table:formula="of:=SUPERFORMULA([.$A114];[Main.$C$16:.$M$16]) * SHOURS(1) / [.$C$109]" office:value-type="float" office:value="0.00401393728222997">
            <text:p>0</text:p>
          </table:table-cell>
          <table:table-cell table:formula="of:=SUPERFORMULA([.$A114];[Main.$C$33:.$M$33]) * SHOURS(1) / [.$D$109]" office:value-type="float" office:value="0.0100348432055749">
            <text:p>0.01</text:p>
          </table:table-cell>
          <table:table-cell/>
          <table:table-cell table:style-name="ce31" table:formula="of:=SUPERFORMULA([.$A114];[Main.$C$3:.$M$3]) * SDAYS(1) / [.$B$109]" office:value-type="float" office:value="0.0618146341463415">
            <text:p>0.06</text:p>
          </table:table-cell>
          <table:table-cell table:style-name="ce81" table:formula="of:=SUPERFORMULA([.$A114];[Main.$C$16:.$M$16]) * SDAYS(1) / [.$C$109]" office:value-type="float" office:value="0.0963344947735192">
            <text:p>0.1</text:p>
          </table:table-cell>
          <table:table-cell table:formula="of:=SUPERFORMULA([.$A114];[Main.$C$33:.$M$33]) * SDAYS(1) / [.$D$109]" office:value-type="float" office:value="0.240836236933798">
            <text:p>0.24</text:p>
          </table:table-cell>
          <table:table-cell/>
          <table:table-cell table:style-name="ce31" table:formula="of:=SUPERFORMULA([.$A114];[Main.$C$3:.$M$3]) * SWEEKS(1) / [.$B$109]" office:value-type="float" office:value="0.43270243902439">
            <text:p>0.43</text:p>
          </table:table-cell>
          <table:table-cell table:style-name="ce74" table:formula="of:=SUPERFORMULA([.$A114];[Main.$C$16:.$M$16]) * SWEEKS(1) / [.$C$109]" office:value-type="float" office:value="0.674341463414634">
            <text:p>0.67</text:p>
          </table:table-cell>
          <table:table-cell table:style-name="ce31" table:formula="of:=SUPERFORMULA([.$A114];[Main.$C$33:.$M$33]) * SWEEKS(1) / [.$D$109]" office:value-type="float" office:value="1.68585365853659">
            <text:p>1.69</text:p>
          </table:table-cell>
          <table:table-cell/>
          <table:table-cell table:style-name="ce31" table:formula="of:=SUPERFORMULA([.$A114];[Main.$C$3:.$M$3]) * SMONTHS(1) / [.$B$109]" office:value-type="float" office:value="1.85443902439024">
            <text:p>1.85</text:p>
          </table:table-cell>
          <table:table-cell table:style-name="ce74" table:formula="of:=SUPERFORMULA([.$A114];[Main.$C$16:.$M$16]) * SMONTHS(1) / [.$C$109]" office:value-type="float" office:value="2.89003484320558">
            <text:p>2.89</text:p>
          </table:table-cell>
          <table:table-cell table:style-name="ce74"/>
          <table:table-cell table:style-name="ce31" table:formula="of:=SUPERFORMULA([.$A114];[Main.$C$33:.$M$33]) * SMONTHS(1) / [.$D$109]"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1" table:formula="of:=SUPERFORMULA([.$A115];[Main.$C$3:.$M$3]) * SHOURS(1) / [.$B$109]" office:value-type="float" office:value="0.00518483049952919">
            <text:p>0.01</text:p>
          </table:table-cell>
          <table:table-cell table:style-name="ce81" table:formula="of:=SUPERFORMULA([.$A115];[Main.$C$16:.$M$16]) * SHOURS(1) / [.$C$109]" office:value-type="float" office:value="0.00812390595684298">
            <text:p>0.01</text:p>
          </table:table-cell>
          <table:table-cell table:formula="of:=SUPERFORMULA([.$A115];[Main.$C$33:.$M$33]) * SHOURS(1) / [.$D$109]" office:value-type="float" office:value="0.0201657178035329">
            <text:p>0.02</text:p>
          </table:table-cell>
          <table:table-cell/>
          <table:table-cell table:style-name="ce31" table:formula="of:=SUPERFORMULA([.$A115];[Main.$C$3:.$M$3]) * SDAYS(1) / [.$B$109]" office:value-type="float" office:value="0.124435931988701">
            <text:p>0.12</text:p>
          </table:table-cell>
          <table:table-cell table:style-name="ce81" table:formula="of:=SUPERFORMULA([.$A115];[Main.$C$16:.$M$16]) * SDAYS(1) / [.$C$109]" office:value-type="float" office:value="0.194973742964232">
            <text:p>0.19</text:p>
          </table:table-cell>
          <table:table-cell table:formula="of:=SUPERFORMULA([.$A115];[Main.$C$33:.$M$33]) * SDAYS(1) / [.$D$109]" office:value-type="float" office:value="0.483977227284789">
            <text:p>0.48</text:p>
          </table:table-cell>
          <table:table-cell/>
          <table:table-cell table:style-name="ce31" table:formula="of:=SUPERFORMULA([.$A115];[Main.$C$3:.$M$3]) * SWEEKS(1) / [.$B$109]" office:value-type="float" office:value="0.871051523920904">
            <text:p>0.87</text:p>
          </table:table-cell>
          <table:table-cell table:style-name="ce74" table:formula="of:=SUPERFORMULA([.$A115];[Main.$C$16:.$M$16]) * SWEEKS(1) / [.$C$109]" office:value-type="float" office:value="1.36481620074962">
            <text:p>1.36</text:p>
          </table:table-cell>
          <table:table-cell table:style-name="ce31" table:formula="of:=SUPERFORMULA([.$A115];[Main.$C$33:.$M$33]) * SWEEKS(1) / [.$D$109]" office:value-type="float" office:value="3.38784059099352">
            <text:p>3.39</text:p>
          </table:table-cell>
          <table:table-cell/>
          <table:table-cell table:style-name="ce31" table:formula="of:=SUPERFORMULA([.$A115];[Main.$C$3:.$M$3]) * SMONTHS(1) / [.$B$109]" office:value-type="float" office:value="3.73307795966102">
            <text:p>3.73</text:p>
          </table:table-cell>
          <table:table-cell table:style-name="ce74" table:formula="of:=SUPERFORMULA([.$A115];[Main.$C$16:.$M$16]) * SMONTHS(1) / [.$C$109]" office:value-type="float" office:value="5.84921228892695">
            <text:p>5.85</text:p>
          </table:table-cell>
          <table:table-cell table:style-name="ce74"/>
          <table:table-cell table:style-name="ce31" table:formula="of:=SUPERFORMULA([.$A115];[Main.$C$33:.$M$33]) * SMONTHS(1) / [.$D$109]"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1" table:formula="of:=SUPERFORMULA([.$A116];[Main.$C$3:.$M$3]) * SHOURS(1) / [.$B$109]" office:value-type="float" office:value="0.010441707727607">
            <text:p>0.01</text:p>
          </table:table-cell>
          <table:table-cell table:style-name="ce81" table:formula="of:=SUPERFORMULA([.$A116];[Main.$C$16:.$M$16]) * SHOURS(1) / [.$C$109]" office:value-type="float" office:value="0.0164536597095391">
            <text:p>0.02</text:p>
          </table:table-cell>
          <table:table-cell table:formula="of:=SUPERFORMULA([.$A116];[Main.$C$33:.$M$33]) * SHOURS(1) / [.$D$109]" office:value-type="float" office:value="0.0405372834029189">
            <text:p>0.04</text:p>
          </table:table-cell>
          <table:table-cell/>
          <table:table-cell table:style-name="ce31" table:formula="of:=SUPERFORMULA([.$A116];[Main.$C$3:.$M$3]) * SDAYS(1) / [.$B$109]" office:value-type="float" office:value="0.250600985462567">
            <text:p>0.25</text:p>
          </table:table-cell>
          <table:table-cell table:style-name="ce81" table:formula="of:=SUPERFORMULA([.$A116];[Main.$C$16:.$M$16]) * SDAYS(1) / [.$C$109]" office:value-type="float" office:value="0.394887833028938">
            <text:p>0.39</text:p>
          </table:table-cell>
          <table:table-cell table:formula="of:=SUPERFORMULA([.$A116];[Main.$C$33:.$M$33]) * SDAYS(1) / [.$D$109]" office:value-type="float" office:value="0.972894801670054">
            <text:p>0.97</text:p>
          </table:table-cell>
          <table:table-cell/>
          <table:table-cell table:style-name="ce31" table:formula="of:=SUPERFORMULA([.$A116];[Main.$C$3:.$M$3]) * SWEEKS(1) / [.$B$109]" office:value-type="float" office:value="1.75420689823797">
            <text:p>1.75</text:p>
          </table:table-cell>
          <table:table-cell table:style-name="ce74" table:formula="of:=SUPERFORMULA([.$A116];[Main.$C$16:.$M$16]) * SWEEKS(1) / [.$C$109]" office:value-type="float" office:value="2.76421483120257">
            <text:p>2.76</text:p>
          </table:table-cell>
          <table:table-cell table:style-name="ce31" table:formula="of:=SUPERFORMULA([.$A116];[Main.$C$33:.$M$33]) * SWEEKS(1) / [.$D$109]" office:value-type="float" office:value="6.81026361169038">
            <text:p>6.81</text:p>
          </table:table-cell>
          <table:table-cell/>
          <table:table-cell table:style-name="ce31" table:formula="of:=SUPERFORMULA([.$A116];[Main.$C$3:.$M$3]) * SMONTHS(1) / [.$B$109]" office:value-type="float" office:value="7.51802956387703">
            <text:p>7.52</text:p>
          </table:table-cell>
          <table:table-cell table:style-name="ce74" table:formula="of:=SUPERFORMULA([.$A116];[Main.$C$16:.$M$16]) * SMONTHS(1) / [.$C$109]" office:value-type="float" office:value="11.8466349908682">
            <text:p>11.85</text:p>
          </table:table-cell>
          <table:table-cell table:style-name="ce74"/>
          <table:table-cell table:style-name="ce31" table:formula="of:=SUPERFORMULA([.$A116];[Main.$C$33:.$M$33]) * SMONTHS(1) / [.$D$109]"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1" table:formula="of:=SUPERFORMULA([.$A117];[Main.$C$3:.$M$3]) * SHOURS(1) / [.$B$109]" office:value-type="float" office:value="0.0183813537502299">
            <text:p>0.02</text:p>
          </table:table-cell>
          <table:table-cell table:style-name="ce81" table:formula="of:=SUPERFORMULA([.$A117];[Main.$C$16:.$M$16]) * SHOURS(1) / [.$C$109]" office:value-type="float" office:value="0.0291035194257439">
            <text:p>0.03</text:p>
          </table:table-cell>
          <table:table-cell table:formula="of:=SUPERFORMULA([.$A117];[Main.$C$33:.$M$33]) * SHOURS(1) / [.$D$109]" office:value-type="float" office:value="0.0712498608891586">
            <text:p>0.07</text:p>
          </table:table-cell>
          <table:table-cell/>
          <table:table-cell table:style-name="ce31" table:formula="of:=SUPERFORMULA([.$A117];[Main.$C$3:.$M$3]) * SDAYS(1) / [.$B$109]" office:value-type="float" office:value="0.441152490005517">
            <text:p>0.44</text:p>
          </table:table-cell>
          <table:table-cell table:style-name="ce81" table:formula="of:=SUPERFORMULA([.$A117];[Main.$C$16:.$M$16]) * SDAYS(1) / [.$C$109]" office:value-type="float" office:value="0.698484466217854">
            <text:p>0.7</text:p>
          </table:table-cell>
          <table:table-cell table:formula="of:=SUPERFORMULA([.$A117];[Main.$C$33:.$M$33]) * SDAYS(1) / [.$D$109]" office:value-type="float" office:value="1.70999666133981">
            <text:p>1.71</text:p>
          </table:table-cell>
          <table:table-cell/>
          <table:table-cell table:style-name="ce31" table:formula="of:=SUPERFORMULA([.$A117];[Main.$C$3:.$M$3]) * SWEEKS(1) / [.$B$109]" office:value-type="float" office:value="3.08806743003862">
            <text:p>3.09</text:p>
          </table:table-cell>
          <table:table-cell table:style-name="ce74" table:formula="of:=SUPERFORMULA([.$A117];[Main.$C$16:.$M$16]) * SWEEKS(1) / [.$C$109]" office:value-type="float" office:value="4.88939126352498">
            <text:p>4.89</text:p>
          </table:table-cell>
          <table:table-cell table:style-name="ce31" table:formula="of:=SUPERFORMULA([.$A117];[Main.$C$33:.$M$33]) * SWEEKS(1) / [.$D$109]" office:value-type="float" office:value="11.9699766293786">
            <text:p>11.97</text:p>
          </table:table-cell>
          <table:table-cell/>
          <table:table-cell table:style-name="ce31" table:formula="of:=SUPERFORMULA([.$A117];[Main.$C$3:.$M$3]) * SMONTHS(1) / [.$B$109]" office:value-type="float" office:value="13.2345747001655">
            <text:p>13.23</text:p>
          </table:table-cell>
          <table:table-cell table:style-name="ce74" table:formula="of:=SUPERFORMULA([.$A117];[Main.$C$16:.$M$16]) * SMONTHS(1) / [.$C$109]" office:value-type="float" office:value="20.9545339865356">
            <text:p>20.95</text:p>
          </table:table-cell>
          <table:table-cell table:style-name="ce74"/>
          <table:table-cell table:style-name="ce31" table:formula="of:=SUPERFORMULA([.$A117];[Main.$C$33:.$M$33]) * SMONTHS(1) / [.$D$109]"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4];[Main.$C$9:.$M$9]) * SHOURS(1) / [.$B$109]" office:value-type="float" office:value="0.0189658536585366">
            <text:p>0.02</text:p>
          </table:table-cell>
          <table:table-cell table:style-name="ce74" table:formula="of:=SUPERFORMULA([.$A114];[Main.$C$21:.$M$21]) * SHOURS(1) / [.$C$109]" office:value-type="float" office:value="0.0372414433978765">
            <text:p>0.04</text:p>
          </table:table-cell>
          <table:table-cell table:formula="of:=SUPERFORMULA([.$A114];[Main.$C$39:.$M$39]) * SHOURS(1) / [.$D$109]" office:value-type="float" office:value="0.0695749128919861">
            <text:p>0.07</text:p>
          </table:table-cell>
          <table:table-cell/>
          <table:table-cell table:formula="of:=SUPERFORMULA([.$A114];[Main.$C$9:.$M$9]) * SDAYS(1) / [.$B$109]" office:value-type="float" office:value="0.455180487804878">
            <text:p>0.46</text:p>
          </table:table-cell>
          <table:table-cell table:style-name="ce74" table:formula="of:=SUPERFORMULA([.$A114];[Main.$C$21:.$M$21]) * SDAYS(1) / [.$C$109]" office:value-type="float" office:value="0.893794641549037">
            <text:p>0.89</text:p>
          </table:table-cell>
          <table:table-cell table:formula="of:=SUPERFORMULA([.$A114];[Main.$C$39:.$M$39]) * SDAYS(1) / [.$D$109]" office:value-type="float" office:value="1.66979790940767">
            <text:p>1.67</text:p>
          </table:table-cell>
          <table:table-cell/>
          <table:table-cell table:style-name="ce31" table:formula="of:=SUPERFORMULA([.$A119];[Main.$C$9:.$M$9]) * SWEEKS(1) / [.$B$109]" office:value-type="float" office:value="3.18626341463415">
            <text:p>3.19</text:p>
          </table:table-cell>
          <table:table-cell table:style-name="ce74" table:formula="of:=SUPERFORMULA([.$A119];[Main.$C$21:.$M$21]) * SWEEKS(1) / [.$C$109]" office:value-type="float" office:value="6.25656249084326">
            <text:p>6.26</text:p>
          </table:table-cell>
          <table:table-cell table:style-name="ce31" table:formula="of:=SUPERFORMULA([.$A119];[Main.$C$39:.$M$39]) * SWEEKS(1) / [.$D$109]" office:value-type="float" office:value="11.6885853658537">
            <text:p>11.69</text:p>
          </table:table-cell>
          <table:table-cell/>
          <table:table-cell table:style-name="ce31" table:formula="of:=SUPERFORMULA([.$A119];[Main.$C$9:.$M$9]) * SMONTHS(1) / [.$B$109]" office:value-type="float" office:value="13.6554146341463">
            <text:p>13.66</text:p>
          </table:table-cell>
          <table:table-cell table:style-name="ce74" table:formula="of:=SUPERFORMULA([.$A119];[Main.$C$21:.$M$21]) * SMONTHS(1) / [.$C$109]" office:value-type="float" office:value="26.8138392464711">
            <text:p>26.81</text:p>
          </table:table-cell>
          <table:table-cell table:style-name="ce74"/>
          <table:table-cell table:style-name="ce31" table:formula="of:=SUPERFORMULA([.$A119];[Main.$C$39:.$M$39]) * SMONTHS(1) / [.$D$109]"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5];[Main.$C$9:.$M$9]) * SHOURS(1) / [.$B$109]" office:value-type="float" office:value="0.0248527927314102">
            <text:p>0.02</text:p>
          </table:table-cell>
          <table:table-cell table:style-name="ce74" table:formula="of:=SUPERFORMULA([.$A115];[Main.$C$21:.$M$21]) * SHOURS(1) / [.$C$109]" office:value-type="float" office:value="0.0575841325669289">
            <text:p>0.06</text:p>
          </table:table-cell>
          <table:table-cell table:formula="of:=SUPERFORMULA([.$A115];[Main.$C$39:.$M$39]) * SHOURS(1) / [.$D$109]" office:value-type="float" office:value="0.108805537184229">
            <text:p>0.11</text:p>
          </table:table-cell>
          <table:table-cell/>
          <table:table-cell table:formula="of:=SUPERFORMULA([.$A115];[Main.$C$9:.$M$9]) * SDAYS(1) / [.$B$109]" office:value-type="float" office:value="0.596467025553844">
            <text:p>0.6</text:p>
          </table:table-cell>
          <table:table-cell table:style-name="ce74" table:formula="of:=SUPERFORMULA([.$A115];[Main.$C$21:.$M$21]) * SDAYS(1) / [.$C$109]" office:value-type="float" office:value="1.38201918160629">
            <text:p>1.38</text:p>
          </table:table-cell>
          <table:table-cell table:formula="of:=SUPERFORMULA([.$A115];[Main.$C$39:.$M$39]) * SDAYS(1) / [.$D$109]" office:value-type="float" office:value="2.6113328924215">
            <text:p>2.61</text:p>
          </table:table-cell>
          <table:table-cell/>
          <table:table-cell table:style-name="ce31" table:formula="of:=SUPERFORMULA([.$A120];[Main.$C$9:.$M$9]) * SWEEKS(1) / [.$B$109]" office:value-type="float" office:value="4.17526917887691">
            <text:p>4.18</text:p>
          </table:table-cell>
          <table:table-cell table:style-name="ce74" table:formula="of:=SUPERFORMULA([.$A120];[Main.$C$21:.$M$21]) * SWEEKS(1) / [.$C$109]" office:value-type="float" office:value="9.67413427124406">
            <text:p>9.67</text:p>
          </table:table-cell>
          <table:table-cell table:style-name="ce31" table:formula="of:=SUPERFORMULA([.$A120];[Main.$C$39:.$M$39]) * SWEEKS(1) / [.$D$109]" office:value-type="float" office:value="18.2793302469505">
            <text:p>18.28</text:p>
          </table:table-cell>
          <table:table-cell/>
          <table:table-cell table:style-name="ce31" table:formula="of:=SUPERFORMULA([.$A120];[Main.$C$9:.$M$9]) * SMONTHS(1) / [.$B$109]" office:value-type="float" office:value="17.8940107666153">
            <text:p>17.89</text:p>
          </table:table-cell>
          <table:table-cell table:style-name="ce74" table:formula="of:=SUPERFORMULA([.$A120];[Main.$C$21:.$M$21]) * SMONTHS(1) / [.$C$109]" office:value-type="float" office:value="41.4605754481888">
            <text:p>41.46</text:p>
          </table:table-cell>
          <table:table-cell table:style-name="ce74"/>
          <table:table-cell table:style-name="ce31" table:formula="of:=SUPERFORMULA([.$A120];[Main.$C$39:.$M$39]) * SMONTHS(1) / [.$D$109]"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6];[Main.$C$9:.$M$9]) * SHOURS(1) / [.$B$109]" office:value-type="float" office:value="0.0384">
            <text:p>0.04</text:p>
          </table:table-cell>
          <table:table-cell table:style-name="ce74" table:formula="of:=SUPERFORMULA([.$A116];[Main.$C$21:.$M$21]) * SHOURS(1) / [.$C$109]" office:value-type="float" office:value="0.139451207276749">
            <text:p>0.14</text:p>
          </table:table-cell>
          <table:table-cell table:formula="of:=SUPERFORMULA([.$A116];[Main.$C$39:.$M$39]) * SHOURS(1) / [.$D$109]" office:value-type="float" office:value="0.204232660278783">
            <text:p>0.2</text:p>
          </table:table-cell>
          <table:table-cell/>
          <table:table-cell table:formula="of:=SUPERFORMULA([.$A116];[Main.$C$9:.$M$9]) * SDAYS(1) / [.$B$109]" office:value-type="float" office:value="0.9216">
            <text:p>0.92</text:p>
          </table:table-cell>
          <table:table-cell table:style-name="ce74" table:formula="of:=SUPERFORMULA([.$A116];[Main.$C$21:.$M$21]) * SDAYS(1) / [.$C$109]" office:value-type="float" office:value="3.34682897464197">
            <text:p>3.35</text:p>
          </table:table-cell>
          <table:table-cell table:formula="of:=SUPERFORMULA([.$A116];[Main.$C$39:.$M$39]) * SDAYS(1) / [.$D$109]" office:value-type="float" office:value="4.90158384669079">
            <text:p>4.9</text:p>
          </table:table-cell>
          <table:table-cell/>
          <table:table-cell table:style-name="ce31" table:formula="of:=SUPERFORMULA([.$A121];[Main.$C$9:.$M$9]) * SWEEKS(1) / [.$B$109]" office:value-type="float" office:value="5.27034568626113">
            <text:p>5.27</text:p>
          </table:table-cell>
          <table:table-cell table:style-name="ce74" table:formula="of:=SUPERFORMULA([.$A121];[Main.$C$21:.$M$21]) * SWEEKS(1) / [.$C$109]" office:value-type="float" office:value="15.1719186155929">
            <text:p>15.17</text:p>
          </table:table-cell>
          <table:table-cell table:style-name="ce31" table:formula="of:=SUPERFORMULA([.$A121];[Main.$C$39:.$M$39]) * SWEEKS(1) / [.$D$109]" office:value-type="float" office:value="25.8911659463779">
            <text:p>25.89</text:p>
          </table:table-cell>
          <table:table-cell/>
          <table:table-cell table:style-name="ce31" table:formula="of:=SUPERFORMULA([.$A121];[Main.$C$9:.$M$9]) * SMONTHS(1) / [.$B$109]" office:value-type="float" office:value="22.587195798262">
            <text:p>22.59</text:p>
          </table:table-cell>
          <table:table-cell table:style-name="ce74" table:formula="of:=SUPERFORMULA([.$A121];[Main.$C$21:.$M$21]) * SMONTHS(1) / [.$C$109]" office:value-type="float" office:value="65.0225083525412">
            <text:p>65.02</text:p>
          </table:table-cell>
          <table:table-cell table:style-name="ce74"/>
          <table:table-cell table:style-name="ce31" table:formula="of:=SUPERFORMULA([.$A121];[Main.$C$39:.$M$39]) * SMONTHS(1) / [.$D$109]"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7];[Main.$C$9:.$M$9]) * SHOURS(1) / [.$B$109]" office:value-type="float" office:value="0.0619554253784805">
            <text:p>0.06</text:p>
          </table:table-cell>
          <table:table-cell table:style-name="ce74" table:formula="of:=SUPERFORMULA([.$A117];[Main.$C$21:.$M$21]) * SHOURS(1) / [.$C$109]" office:value-type="float" office:value="0.418860165263062">
            <text:p>0.42</text:p>
          </table:table-cell>
          <table:table-cell table:formula="of:=SUPERFORMULA([.$A117];[Main.$C$39:.$M$39]) * SHOURS(1) / [.$D$109]" office:value-type="float" office:value="0.37735300342045">
            <text:p>0.38</text:p>
          </table:table-cell>
          <table:table-cell/>
          <table:table-cell table:formula="of:=SUPERFORMULA([.$A117];[Main.$C$9:.$M$9]) * SDAYS(1) / [.$B$109]" office:value-type="float" office:value="1.48693020908353">
            <text:p>1.49</text:p>
          </table:table-cell>
          <table:table-cell table:style-name="ce74" table:formula="of:=SUPERFORMULA([.$A117];[Main.$C$21:.$M$21]) * SDAYS(1) / [.$C$109]" office:value-type="float" office:value="10.0526439663135">
            <text:p>10.05</text:p>
          </table:table-cell>
          <table:table-cell table:formula="of:=SUPERFORMULA([.$A117];[Main.$C$39:.$M$39]) * SDAYS(1) / [.$D$109]" office:value-type="float" office:value="9.05647208209081">
            <text:p>9.06</text:p>
          </table:table-cell>
          <table:table-cell/>
          <table:table-cell table:style-name="ce31" table:formula="of:=SUPERFORMULA([.$A122];[Main.$C$9:.$M$9]) * SWEEKS(1) / [.$B$109]" office:value-type="float" office:value="6.4512">
            <text:p>6.45</text:p>
          </table:table-cell>
          <table:table-cell table:style-name="ce74" table:formula="of:=SUPERFORMULA([.$A122];[Main.$C$21:.$M$21]) * SWEEKS(1) / [.$C$109]" office:value-type="float" office:value="23.4278028224938">
            <text:p>23.43</text:p>
          </table:table-cell>
          <table:table-cell table:style-name="ce31" table:formula="of:=SUPERFORMULA([.$A122];[Main.$C$39:.$M$39]) * SWEEKS(1) / [.$D$109]" office:value-type="float" office:value="34.3110869268355">
            <text:p>34.31</text:p>
          </table:table-cell>
          <table:table-cell/>
          <table:table-cell table:style-name="ce31" table:formula="of:=SUPERFORMULA([.$A122];[Main.$C$9:.$M$9]) * SMONTHS(1) / [.$B$109]" office:value-type="float" office:value="27.648">
            <text:p>27.65</text:p>
          </table:table-cell>
          <table:table-cell table:style-name="ce74" table:formula="of:=SUPERFORMULA([.$A122];[Main.$C$21:.$M$21]) * SMONTHS(1) / [.$C$109]" office:value-type="float" office:value="100.404869239259">
            <text:p>100.4</text:p>
          </table:table-cell>
          <table:table-cell table:style-name="ce74"/>
          <table:table-cell table:style-name="ce31" table:formula="of:=SUPERFORMULA([.$A122];[Main.$C$39:.$M$39]) * SMONTHS(1) / [.$D$109]"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508in" svg:x="0.8807in" svg:y="0in" draw:control="control3"/>
          </table:table-cell>
        </table:table-row>
      </table:table>
      <table:named-expressions>
        <table:named-range table:name="TitleFilter" table:base-cell-address="$Main.$B$269" table:cell-range-address="$Main.$B$572:.$E$574"/>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12/29/2011</text:date>, <text:time>13:06: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2-29T13:06:05</dc:date>
    <dc:creator>Artūras Šlajus</dc:creator>
    <meta:editing-duration>P4DT10H22M1S</meta:editing-duration>
    <meta:editing-cycles>444</meta:editing-cycles>
    <meta:generator>LibreOffice/3.3$Linux LibreOffice_project/330m19$Build-401</meta:generator>
    <meta:document-statistic meta:table-count="5" meta:cell-count="889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